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pt"/>
    </style:style>
    <style:style style:name="co4" style:family="table-column">
      <style:table-column-properties fo:break-before="auto" style:column-width="69.9pt"/>
    </style:style>
    <style:style style:name="co5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34.89pt" svg:y="48.16pt">
            <loext:p draw:notify-on-update-of-ranges="Sheet1.D5:Sheet1.D35 Sheet1.E4:Sheet1.E4 Sheet1.E5:Sheet1.E35 Sheet1.F4:Sheet1.F4 Sheet1.F5:Sheet1.F35 Sheet1.G4:Sheet1.G4 Sheet1.G5:Sheet1.G35 Sheet1.H4:Sheet1.H4 Sheet1.H5:Sheet1.H35 Sheet1.I4:Sheet1.I4 Sheet1.I5:Sheet1.I35 Sheet1.J4:Sheet1.J4 Sheet1.J5:Sheet1.J35 Sheet1.K4:Sheet1.K4 Sheet1.K5:Sheet1.K35 Sheet1.L4:Sheet1.L4 Sheet1.L5:Sheet1.L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607.65pt" svg:y="45.18pt">
            <loext:p draw:notify-on-update-of-ranges="Sheet1.N5:Sheet1.N35 Sheet1.O4:Sheet1.O4 Sheet1.O5:Sheet1.O35 Sheet1.P4:Sheet1.P4 Sheet1.P5:Sheet1.P35 Sheet1.Q4:Sheet1.Q4 Sheet1.Q5:Sheet1.Q35 Sheet1.R4:Sheet1.R4 Sheet1.R5:Sheet1.R35 Sheet1.S4:Sheet1.S4 Sheet1.S5:Sheet1.S35 Sheet1.T4:Sheet1.T4 Sheet1.T5:Sheet1.T35 Sheet1.U4:Sheet1.U4 Sheet1.U5:Sheet1.U35 Sheet1.V4:Sheet1.V4 Sheet1.V5:Sheet1.V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3097.45pt" svg:y="48.93pt">
            <loext:p draw:notify-on-update-of-ranges="Sheet1.X5:Sheet1.X35 Sheet1.Y4:Sheet1.Y4 Sheet1.Y5:Sheet1.Y35 Sheet1.Z4:Sheet1.Z4 Sheet1.Z5:Sheet1.Z35 Sheet1.AA4:Sheet1.AA4 Sheet1.AA5:Sheet1.AA35 Sheet1.AB4:Sheet1.AB4 Sheet1.AB5:Sheet1.AB35 Sheet1.AC4:Sheet1.AC4 Sheet1.AC5:Sheet1.AC35 Sheet1.AD4:Sheet1.AD4 Sheet1.AD5:Sheet1.AD35 Sheet1.AE4:Sheet1.AE4 Sheet1.AE5:Sheet1.AE35 Sheet1.AF4:Sheet1.AF4 Sheet1.AF5:Sheet1.AF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91pt" svg:height="255.26pt" svg:x="2136.25pt" svg:y="309.43pt">
            <loext:p draw:notify-on-update-of-ranges="Sheet1.D41:Sheet1.D41 Sheet1.D42:Sheet1.D72 Sheet1.E41:Sheet1.E41 Sheet1.E42:Sheet1.E72 Sheet1.F41:Sheet1.F41 Sheet1.F42:Sheet1.F72 Sheet1.G41:Sheet1.G41 Sheet1.G42:Sheet1.G72 Sheet1.H41:Sheet1.H41 Sheet1.H42:Sheet1.H72 Sheet1.I41:Sheet1.I41 Sheet1.I42:Sheet1.I72 Sheet1.J41:Sheet1.J41 Sheet1.J42:Sheet1.J72 Sheet1.K41:Sheet1.K41 Sheet1.K42:Sheet1.K72 Sheet1.L41:Sheet1.L41 Sheet1.L42:Sheet1.L7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91pt" svg:height="255.26pt" svg:x="2133.95pt" svg:y="571.49pt">
            <loext:p draw:notify-on-update-of-ranges="Sheet1.D78:Sheet1.D78 Sheet1.D79:Sheet1.D109 Sheet1.E78:Sheet1.E78 Sheet1.E79:Sheet1.E109 Sheet1.F78:Sheet1.F78 Sheet1.F79:Sheet1.F109 Sheet1.G78:Sheet1.G78 Sheet1.G79:Sheet1.G109 Sheet1.H78:Sheet1.H78 Sheet1.H79:Sheet1.H109 Sheet1.I78:Sheet1.I78 Sheet1.I79:Sheet1.I109 Sheet1.J78:Sheet1.J78 Sheet1.J79:Sheet1.J109 Sheet1.K78:Sheet1.K78 Sheet1.K79:Sheet1.K109 Sheet1.L78:Sheet1.L78 Sheet1.L79:Sheet1.L10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AEA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22938" calcext:value-type="float">
            <text:p>22938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2938" calcext:value-type="float">
            <text:p>22938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2938" calcext:value-type="float">
            <text:p>22938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22938" calcext:value-type="float">
            <text:p>22938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9830" calcext:value-type="float">
            <text:p>9830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435957799285029" calcext:value-type="float">
            <text:p>0.004359578</text:p>
          </table:table-cell>
          <table:table-cell table:style-name="ce1" table:formula="of:=100*([.F2]*[.F3])/[.F1]" office:value-type="float" office:value="0.279012991542419" calcext:value-type="float">
            <text:p>0.2790129915</text:p>
          </table:table-cell>
          <table:table-cell table:style-name="ce1" table:formula="of:=100*([.G2]*[.G3])/[.G1]" office:value-type="float" office:value="0.558025983084837" calcext:value-type="float">
            <text:p>0.5580259831</text:p>
          </table:table-cell>
          <table:table-cell table:style-name="ce1" table:formula="of:=100*([.H2]*[.H3])/[.H1]" office:value-type="float" office:value="1.11605196616967" calcext:value-type="float">
            <text:p>1.1160519662</text:p>
          </table:table-cell>
          <table:table-cell table:style-name="ce1" table:formula="of:=100*([.I2]*[.I3])/[.I1]" office:value-type="float" office:value="2.23210393233935" calcext:value-type="float">
            <text:p>2.2321039323</text:p>
          </table:table-cell>
          <table:table-cell table:style-name="ce1" table:formula="of:=100*([.J2]*[.J3])/[.J1]" office:value-type="float" office:value="4.4642078646787" calcext:value-type="float">
            <text:p>4.4642078647</text:p>
          </table:table-cell>
          <table:table-cell table:style-name="ce1" table:formula="of:=100*([.K2]*[.K3])/[.K1]" office:value-type="float" office:value="8.9284157293574" calcext:value-type="float">
            <text:p>8.9284157294</text:p>
          </table:table-cell>
          <table:table-cell table:style-name="ce1" table:formula="of:=100*([.L2]*[.L3])/[.L1]" office:value-type="float" office:value="17.8568314587148" calcext:value-type="float">
            <text:p>17.856831458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435957799285029" calcext:value-type="float">
            <text:p>0.004359578</text:p>
          </table:table-cell>
          <table:table-cell table:style-name="ce1" table:formula="of:=100*([.P2]*[.P3])/[.P1]" office:value-type="float" office:value="0.279012991542419" calcext:value-type="float">
            <text:p>0.2790129915</text:p>
          </table:table-cell>
          <table:table-cell table:style-name="ce1" table:formula="of:=100*([.Q2]*[.Q3])/[.Q1]" office:value-type="float" office:value="0.558025983084837" calcext:value-type="float">
            <text:p>0.5580259831</text:p>
          </table:table-cell>
          <table:table-cell table:style-name="ce1" table:formula="of:=100*([.R2]*[.R3])/[.R1]" office:value-type="float" office:value="1.11605196616967" calcext:value-type="float">
            <text:p>1.1160519662</text:p>
          </table:table-cell>
          <table:table-cell table:style-name="ce1" table:formula="of:=100*([.S2]*[.S3])/[.S1]" office:value-type="float" office:value="2.23210393233935" calcext:value-type="float">
            <text:p>2.2321039323</text:p>
          </table:table-cell>
          <table:table-cell table:style-name="ce1" table:formula="of:=100*([.T2]*[.T3])/[.T1]" office:value-type="float" office:value="4.4642078646787" calcext:value-type="float">
            <text:p>4.4642078647</text:p>
          </table:table-cell>
          <table:table-cell table:style-name="ce1" table:formula="of:=100*([.U2]*[.U3])/[.U1]" office:value-type="float" office:value="8.9284157293574" calcext:value-type="float">
            <text:p>8.9284157294</text:p>
          </table:table-cell>
          <table:table-cell table:style-name="ce1" table:formula="of:=100*([.V2]*[.V3])/[.V1]" office:value-type="float" office:value="17.8568314587148" calcext:value-type="float">
            <text:p>17.856831458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435957799285029" calcext:value-type="float">
            <text:p>0.004359578</text:p>
          </table:table-cell>
          <table:table-cell table:style-name="ce1" table:formula="of:=100*([.Z2]*[.Z3])/[.Z1]" office:value-type="float" office:value="0.279012991542419" calcext:value-type="float">
            <text:p>0.2790129915</text:p>
          </table:table-cell>
          <table:table-cell table:style-name="ce1" table:formula="of:=100*([.AA2]*[.AA3])/[.AA1]" office:value-type="float" office:value="0.558025983084837" calcext:value-type="float">
            <text:p>0.5580259831</text:p>
          </table:table-cell>
          <table:table-cell table:style-name="ce1" table:formula="of:=100*([.AB2]*[.AB3])/[.AB1]" office:value-type="float" office:value="1.11605196616967" calcext:value-type="float">
            <text:p>1.1160519662</text:p>
          </table:table-cell>
          <table:table-cell table:style-name="ce1" table:formula="of:=100*([.AC2]*[.AC3])/[.AC1]" office:value-type="float" office:value="2.23210393233935" calcext:value-type="float">
            <text:p>2.2321039323</text:p>
          </table:table-cell>
          <table:table-cell table:style-name="ce1" table:formula="of:=100*([.AD2]*[.AD3])/[.AD1]" office:value-type="float" office:value="4.4642078646787" calcext:value-type="float">
            <text:p>4.4642078647</text:p>
          </table:table-cell>
          <table:table-cell table:style-name="ce1" table:formula="of:=100*([.AE2]*[.AE3])/[.AE1]" office:value-type="float" office:value="8.9284157293574" calcext:value-type="float">
            <text:p>8.9284157294</text:p>
          </table:table-cell>
          <table:table-cell table:style-name="ce1" table:formula="of:=100*([.AF2]*[.AF3])/[.AF1]" office:value-type="float" office:value="17.8568314587148" calcext:value-type="float">
            <text:p>17.8568314587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32768" calcext:value-type="float">
            <text:p>327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3299" calcext:value-type="float">
            <text:p>0.693299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43444" calcext:value-type="float">
            <text:p>0.143444</text:p>
          </table:table-cell>
          <table:table-cell office:value-type="float" office:value="0.25558" calcext:value-type="float">
            <text:p>0.25558</text:p>
          </table:table-cell>
          <table:table-cell office:value-type="float" office:value="0.252977" calcext:value-type="float">
            <text:p>0.252977</text:p>
          </table:table-cell>
          <table:table-cell office:value-type="float" office:value="0.251138" calcext:value-type="float">
            <text:p>0.251138</text:p>
          </table:table-cell>
          <table:table-cell office:value-type="float" office:value="0.242229" calcext:value-type="float">
            <text:p>0.242229</text:p>
          </table:table-cell>
          <table:table-cell office:value-type="float" office:value="0.207182" calcext:value-type="float">
            <text:p>0.207182</text:p>
          </table:table-cell>
          <table:table-cell office:value-type="float" office:value="0.214531" calcext:value-type="float">
            <text:p>0.214531</text:p>
          </table:table-cell>
          <table:table-cell office:value-type="float" office:value="0.155732" calcext:value-type="float">
            <text:p>0.1557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2655" calcext:value-type="float">
            <text:p>0.952655</text:p>
          </table:table-cell>
          <table:table-cell table:number-columns-repeated="2" office:value-type="float" office:value="0.943195" calcext:value-type="float">
            <text:p>0.943195</text:p>
          </table:table-cell>
          <table:table-cell office:value-type="float" office:value="0.943282" calcext:value-type="float">
            <text:p>0.943282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4023" calcext:value-type="float">
            <text:p>0.944023</text:p>
          </table:table-cell>
          <table:table-cell office:value-type="float" office:value="0.943979" calcext:value-type="float">
            <text:p>0.943979</text:p>
          </table:table-cell>
          <table:table-cell office:value-type="float" office:value="0.949167" calcext:value-type="float">
            <text:p>0.949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0356" calcext:value-type="float">
            <text:p>0.950356</text:p>
          </table:table-cell>
          <table:table-cell table:number-columns-repeated="2" office:value-type="float" office:value="0.939573" calcext:value-type="float">
            <text:p>0.939573</text:p>
          </table:table-cell>
          <table:table-cell office:value-type="float" office:value="0.939674" calcext:value-type="float">
            <text:p>0.939674</text:p>
          </table:table-cell>
          <table:table-cell office:value-type="float" office:value="0.939776" calcext:value-type="float">
            <text:p>0.939776</text:p>
          </table:table-cell>
          <table:table-cell table:number-columns-repeated="2" office:value-type="float" office:value="0.940183" calcext:value-type="float">
            <text:p>0.940183</text:p>
          </table:table-cell>
          <table:table-cell office:value-type="float" office:value="0.946999" calcext:value-type="float">
            <text:p>0.94699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4111" calcext:value-type="float">
            <text:p>0.14111</text:p>
          </table:table-cell>
          <table:table-cell office:value-type="float" office:value="0.276693" calcext:value-type="float">
            <text:p>0.276693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266361" calcext:value-type="float">
            <text:p>0.266361</text:p>
          </table:table-cell>
          <table:table-cell office:value-type="float" office:value="0.265847" calcext:value-type="float">
            <text:p>0.265847</text:p>
          </table:table-cell>
          <table:table-cell office:value-type="float" office:value="0.267915" calcext:value-type="float">
            <text:p>0.267915</text:p>
          </table:table-cell>
          <table:table-cell office:value-type="float" office:value="0.27058" calcext:value-type="float">
            <text:p>0.27058</text:p>
          </table:table-cell>
          <table:table-cell office:value-type="float" office:value="0.265926" calcext:value-type="float">
            <text:p>0.2659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2263" calcext:value-type="float">
            <text:p>0.952263</text:p>
          </table:table-cell>
          <table:table-cell office:value-type="float" office:value="0.943195" calcext:value-type="float">
            <text:p>0.943195</text:p>
          </table:table-cell>
          <table:table-cell table:number-columns-repeated="3" office:value-type="float" office:value="0.943282" calcext:value-type="float">
            <text:p>0.943282</text:p>
          </table:table-cell>
          <table:table-cell table:number-columns-repeated="2" office:value-type="float" office:value="0.943195" calcext:value-type="float">
            <text:p>0.943195</text:p>
          </table:table-cell>
          <table:table-cell office:value-type="float" office:value="0.943238" calcext:value-type="float">
            <text:p>0.9432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0966" calcext:value-type="float">
            <text:p>0.950966</text:p>
          </table:table-cell>
          <table:table-cell office:value-type="float" office:value="0.939573" calcext:value-type="float">
            <text:p>0.939573</text:p>
          </table:table-cell>
          <table:table-cell table:number-columns-repeated="3" office:value-type="float" office:value="0.939674" calcext:value-type="float">
            <text:p>0.939674</text:p>
          </table:table-cell>
          <table:table-cell table:number-columns-repeated="2" office:value-type="float" office:value="0.939573" calcext:value-type="float">
            <text:p>0.939573</text:p>
          </table:table-cell>
          <table:table-cell office:value-type="float" office:value="0.939674" calcext:value-type="float">
            <text:p>0.93967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40871" calcext:value-type="float">
            <text:p>0.140871</text:p>
          </table:table-cell>
          <table:table-cell office:value-type="float" office:value="0.171356" calcext:value-type="float">
            <text:p>0.171356</text:p>
          </table:table-cell>
          <table:table-cell office:value-type="float" office:value="0.165076" calcext:value-type="float">
            <text:p>0.165076</text:p>
          </table:table-cell>
          <table:table-cell office:value-type="float" office:value="0.166651" calcext:value-type="float">
            <text:p>0.166651</text:p>
          </table:table-cell>
          <table:table-cell office:value-type="float" office:value="0.172906" calcext:value-type="float">
            <text:p>0.172906</text:p>
          </table:table-cell>
          <table:table-cell office:value-type="float" office:value="0.175011" calcext:value-type="float">
            <text:p>0.175011</text:p>
          </table:table-cell>
          <table:table-cell office:value-type="float" office:value="0.18021" calcext:value-type="float">
            <text:p>0.18021</text:p>
          </table:table-cell>
          <table:table-cell office:value-type="float" office:value="0.138951" calcext:value-type="float">
            <text:p>0.1389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2088" calcext:value-type="float">
            <text:p>0.952088</text:p>
          </table:table-cell>
          <table:table-cell office:value-type="float" office:value="0.94738" calcext:value-type="float">
            <text:p>0.94738</text:p>
          </table:table-cell>
          <table:table-cell office:value-type="float" office:value="0.948557" calcext:value-type="float">
            <text:p>0.948557</text:p>
          </table:table-cell>
          <table:table-cell office:value-type="float" office:value="0.948383" calcext:value-type="float">
            <text:p>0.948383</text:p>
          </table:table-cell>
          <table:table-cell office:value-type="float" office:value="0.94738" calcext:value-type="float">
            <text:p>0.94738</text:p>
          </table:table-cell>
          <table:table-cell office:value-type="float" office:value="0.947118" calcext:value-type="float">
            <text:p>0.947118</text:p>
          </table:table-cell>
          <table:table-cell office:value-type="float" office:value="0.946726" calcext:value-type="float">
            <text:p>0.946726</text:p>
          </table:table-cell>
          <table:table-cell office:value-type="float" office:value="0.952175" calcext:value-type="float">
            <text:p>0.952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0559" calcext:value-type="float">
            <text:p>0.950559</text:p>
          </table:table-cell>
          <table:table-cell office:value-type="float" office:value="0.944761" calcext:value-type="float">
            <text:p>0.944761</text:p>
          </table:table-cell>
          <table:table-cell office:value-type="float" office:value="0.945982" calcext:value-type="float">
            <text:p>0.945982</text:p>
          </table:table-cell>
          <table:table-cell office:value-type="float" office:value="0.945473" calcext:value-type="float">
            <text:p>0.945473</text:p>
          </table:table-cell>
          <table:table-cell office:value-type="float" office:value="0.944456" calcext:value-type="float">
            <text:p>0.944456</text:p>
          </table:table-cell>
          <table:table-cell office:value-type="float" office:value="0.944354" calcext:value-type="float">
            <text:p>0.944354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50966" calcext:value-type="float">
            <text:p>0.950966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0.171751" calcext:value-type="float">
            <text:p>0.171751</text:p>
          </table:table-cell>
          <table:table-cell office:value-type="float" office:value="0.171727" calcext:value-type="float">
            <text:p>0.171727</text:p>
          </table:table-cell>
          <table:table-cell office:value-type="float" office:value="0.175074" calcext:value-type="float">
            <text:p>0.175074</text:p>
          </table:table-cell>
          <table:table-cell office:value-type="float" office:value="0.174761" calcext:value-type="float">
            <text:p>0.174761</text:p>
          </table:table-cell>
          <table:table-cell office:value-type="float" office:value="0.175444" calcext:value-type="float">
            <text:p>0.175444</text:p>
          </table:table-cell>
          <table:table-cell office:value-type="float" office:value="0.175717" calcext:value-type="float">
            <text:p>0.175717</text:p>
          </table:table-cell>
          <table:table-cell office:value-type="float" office:value="0.136629" calcext:value-type="float">
            <text:p>0.1366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54486" calcext:value-type="float">
            <text:p>0.954486</text:p>
          </table:table-cell>
          <table:table-cell table:number-columns-repeated="3" office:value-type="float" office:value="0.947031" calcext:value-type="float">
            <text:p>0.947031</text:p>
          </table:table-cell>
          <table:table-cell office:value-type="float" office:value="0.946682" calcext:value-type="float">
            <text:p>0.946682</text:p>
          </table:table-cell>
          <table:table-cell office:value-type="float" office:value="0.946508" calcext:value-type="float">
            <text:p>0.946508</text:p>
          </table:table-cell>
          <table:table-cell office:value-type="float" office:value="0.946377" calcext:value-type="float">
            <text:p>0.946377</text:p>
          </table:table-cell>
          <table:table-cell office:value-type="float" office:value="0.953091" calcext:value-type="float">
            <text:p>0.9530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5117" calcext:value-type="float">
            <text:p>0.95117</text:p>
          </table:table-cell>
          <table:table-cell office:value-type="float" office:value="0.943642" calcext:value-type="float">
            <text:p>0.943642</text:p>
          </table:table-cell>
          <table:table-cell office:value-type="float" office:value="0.944354" calcext:value-type="float">
            <text:p>0.944354</text:p>
          </table:table-cell>
          <table:table-cell office:value-type="float" office:value="0.943642" calcext:value-type="float">
            <text:p>0.943642</text:p>
          </table:table-cell>
          <table:table-cell office:value-type="float" office:value="0.943438" calcext:value-type="float">
            <text:p>0.943438</text:p>
          </table:table-cell>
          <table:table-cell office:value-type="float" office:value="0.94293" calcext:value-type="float">
            <text:p>0.94293</text:p>
          </table:table-cell>
          <table:table-cell office:value-type="float" office:value="0.943032" calcext:value-type="float">
            <text:p>0.943032</text:p>
          </table:table-cell>
          <table:table-cell office:value-type="float" office:value="0.951272" calcext:value-type="float">
            <text:p>0.95127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36724" calcext:value-type="float">
            <text:p>0.136724</text:p>
          </table:table-cell>
          <table:table-cell office:value-type="float" office:value="0.214161" calcext:value-type="float">
            <text:p>0.214161</text:p>
          </table:table-cell>
          <table:table-cell office:value-type="float" office:value="0.214623" calcext:value-type="float">
            <text:p>0.214623</text:p>
          </table:table-cell>
          <table:table-cell office:value-type="float" office:value="0.208456" calcext:value-type="float">
            <text:p>0.208456</text:p>
          </table:table-cell>
          <table:table-cell office:value-type="float" office:value="0.210316" calcext:value-type="float">
            <text:p>0.210316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8318" calcext:value-type="float">
            <text:p>0.18318</text:p>
          </table:table-cell>
          <table:table-cell office:value-type="float" office:value="0.149801" calcext:value-type="float">
            <text:p>0.1498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53309" calcext:value-type="float">
            <text:p>0.953309</text:p>
          </table:table-cell>
          <table:table-cell table:number-columns-repeated="2" office:value-type="float" office:value="0.944241" calcext:value-type="float">
            <text:p>0.944241</text:p>
          </table:table-cell>
          <table:table-cell office:value-type="float" office:value="0.944459" calcext:value-type="float">
            <text:p>0.944459</text:p>
          </table:table-cell>
          <table:table-cell office:value-type="float" office:value="0.944241" calcext:value-type="float">
            <text:p>0.944241</text:p>
          </table:table-cell>
          <table:table-cell office:value-type="float" office:value="0.947205" calcext:value-type="float">
            <text:p>0.947205</text:p>
          </table:table-cell>
          <table:table-cell office:value-type="float" office:value="0.946159" calcext:value-type="float">
            <text:p>0.946159</text:p>
          </table:table-cell>
          <table:table-cell office:value-type="float" office:value="0.950475" calcext:value-type="float">
            <text:p>0.9504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51068" calcext:value-type="float">
            <text:p>0.951068</text:p>
          </table:table-cell>
          <table:table-cell table:number-columns-repeated="2" office:value-type="float" office:value="0.94059" calcext:value-type="float">
            <text:p>0.94059</text:p>
          </table:table-cell>
          <table:table-cell table:number-columns-repeated="2" office:value-type="float" office:value="0.940692" calcext:value-type="float">
            <text:p>0.940692</text:p>
          </table:table-cell>
          <table:table-cell office:value-type="float" office:value="0.944354" calcext:value-type="float">
            <text:p>0.944354</text:p>
          </table:table-cell>
          <table:table-cell office:value-type="float" office:value="0.942319" calcext:value-type="float">
            <text:p>0.942319</text:p>
          </table:table-cell>
          <table:table-cell office:value-type="float" office:value="0.948423" calcext:value-type="float">
            <text:p>0.94842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13661" calcext:value-type="float">
            <text:p>0.13661</text:p>
          </table:table-cell>
          <table:table-cell office:value-type="float" office:value="0.157028" calcext:value-type="float">
            <text:p>0.157028</text:p>
          </table:table-cell>
          <table:table-cell office:value-type="float" office:value="0.149852" calcext:value-type="float">
            <text:p>0.149852</text:p>
          </table:table-cell>
          <table:table-cell office:value-type="float" office:value="0.140065" calcext:value-type="float">
            <text:p>0.140065</text:p>
          </table:table-cell>
          <table:table-cell office:value-type="float" office:value="0.169988" calcext:value-type="float">
            <text:p>0.169988</text:p>
          </table:table-cell>
          <table:table-cell office:value-type="float" office:value="0.168995" calcext:value-type="float">
            <text:p>0.168995</text:p>
          </table:table-cell>
          <table:table-cell office:value-type="float" office:value="0.169146" calcext:value-type="float">
            <text:p>0.169146</text:p>
          </table:table-cell>
          <table:table-cell office:value-type="float" office:value="0.169611" calcext:value-type="float">
            <text:p>0.1696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3091" calcext:value-type="float">
            <text:p>0.953091</text:p>
          </table:table-cell>
          <table:table-cell office:value-type="float" office:value="0.949211" calcext:value-type="float">
            <text:p>0.949211</text:p>
          </table:table-cell>
          <table:table-cell office:value-type="float" office:value="0.949996" calcext:value-type="float">
            <text:p>0.949996</text:p>
          </table:table-cell>
          <table:table-cell office:value-type="float" office:value="0.95187" calcext:value-type="float">
            <text:p>0.95187</text:p>
          </table:table-cell>
          <table:table-cell table:number-columns-repeated="2" office:value-type="float" office:value="0.951434" calcext:value-type="float">
            <text:p>0.951434</text:p>
          </table:table-cell>
          <table:table-cell office:value-type="float" office:value="0.951478" calcext:value-type="float">
            <text:p>0.951478</text:p>
          </table:table-cell>
          <table:table-cell office:value-type="float" office:value="0.950824" calcext:value-type="float">
            <text:p>0.9508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47304" calcext:value-type="float">
            <text:p>0.947304</text:p>
          </table:table-cell>
          <table:table-cell office:value-type="float" office:value="0.948423" calcext:value-type="float">
            <text:p>0.948423</text:p>
          </table:table-cell>
          <table:table-cell table:number-columns-repeated="3" office:value-type="float" office:value="0.949034" calcext:value-type="float">
            <text:p>0.949034</text:p>
          </table:table-cell>
          <table:table-cell table:number-columns-repeated="2" office:value-type="float" office:value="0.948932" calcext:value-type="float">
            <text:p>0.948932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136446" calcext:value-type="float">
            <text:p>0.136446</text:p>
          </table:table-cell>
          <table:table-cell office:value-type="float" office:value="0.890986" calcext:value-type="float">
            <text:p>0.890986</text:p>
          </table:table-cell>
          <table:table-cell office:value-type="float" office:value="0.296738" calcext:value-type="float">
            <text:p>0.296738</text:p>
          </table:table-cell>
          <table:table-cell office:value-type="float" office:value="0.296459" calcext:value-type="float">
            <text:p>0.296459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180627" calcext:value-type="float">
            <text:p>0.180627</text:p>
          </table:table-cell>
          <table:table-cell office:value-type="float" office:value="0.180547" calcext:value-type="float">
            <text:p>0.180547</text:p>
          </table:table-cell>
          <table:table-cell office:value-type="float" office:value="0.157854" calcext:value-type="float">
            <text:p>0.1578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54617" calcext:value-type="float">
            <text:p>0.954617</text:p>
          </table:table-cell>
          <table:table-cell office:value-type="float" office:value="0.492502" calcext:value-type="float">
            <text:p>0.492502</text:p>
          </table:table-cell>
          <table:table-cell office:value-type="float" office:value="0.915424" calcext:value-type="float">
            <text:p>0.915424</text:p>
          </table:table-cell>
          <table:table-cell office:value-type="float" office:value="0.914421" calcext:value-type="float">
            <text:p>0.914421</text:p>
          </table:table-cell>
          <table:table-cell office:value-type="float" office:value="0.949255" calcext:value-type="float">
            <text:p>0.949255</text:p>
          </table:table-cell>
          <table:table-cell office:value-type="float" office:value="0.948993" calcext:value-type="float">
            <text:p>0.948993</text:p>
          </table:table-cell>
          <table:table-cell office:value-type="float" office:value="0.948644" calcext:value-type="float">
            <text:p>0.948644</text:p>
          </table:table-cell>
          <table:table-cell office:value-type="float" office:value="0.953614" calcext:value-type="float">
            <text:p>0.9536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487792" calcext:value-type="float">
            <text:p>0.487792</text:p>
          </table:table-cell>
          <table:table-cell office:value-type="float" office:value="0.91292" calcext:value-type="float">
            <text:p>0.91292</text:p>
          </table:table-cell>
          <table:table-cell office:value-type="float" office:value="0.912411" calcext:value-type="float">
            <text:p>0.912411</text:p>
          </table:table-cell>
          <table:table-cell office:value-type="float" office:value="0.947101" calcext:value-type="float">
            <text:p>0.947101</text:p>
          </table:table-cell>
          <table:table-cell office:value-type="float" office:value="0.946287" calcext:value-type="float">
            <text:p>0.946287</text:p>
          </table:table-cell>
          <table:table-cell office:value-type="float" office:value="0.946592" calcext:value-type="float">
            <text:p>0.946592</text:p>
          </table:table-cell>
          <table:table-cell office:value-type="float" office:value="0.949847" calcext:value-type="float">
            <text:p>0.94984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34267" calcext:value-type="float">
            <text:p>0.134267</text:p>
          </table:table-cell>
          <table:table-cell office:value-type="float" office:value="0.205576" calcext:value-type="float">
            <text:p>0.205576</text:p>
          </table:table-cell>
          <table:table-cell office:value-type="float" office:value="0.202091" calcext:value-type="float">
            <text:p>0.202091</text:p>
          </table:table-cell>
          <table:table-cell office:value-type="float" office:value="0.202096" calcext:value-type="float">
            <text:p>0.202096</text:p>
          </table:table-cell>
          <table:table-cell office:value-type="float" office:value="0.203536" calcext:value-type="float">
            <text:p>0.203536</text:p>
          </table:table-cell>
          <table:table-cell office:value-type="float" office:value="0.175611" calcext:value-type="float">
            <text:p>0.175611</text:p>
          </table:table-cell>
          <table:table-cell office:value-type="float" office:value="0.173342" calcext:value-type="float">
            <text:p>0.173342</text:p>
          </table:table-cell>
          <table:table-cell office:value-type="float" office:value="0.135165" calcext:value-type="float">
            <text:p>0.1351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4966" calcext:value-type="float">
            <text:p>0.954966</text:p>
          </table:table-cell>
          <table:table-cell office:value-type="float" office:value="0.944677" calcext:value-type="float">
            <text:p>0.944677</text:p>
          </table:table-cell>
          <table:table-cell office:value-type="float" office:value="0.944721" calcext:value-type="float">
            <text:p>0.944721</text:p>
          </table:table-cell>
          <table:table-cell office:value-type="float" office:value="0.944677" calcext:value-type="float">
            <text:p>0.944677</text:p>
          </table:table-cell>
          <table:table-cell office:value-type="float" office:value="0.944851" calcext:value-type="float">
            <text:p>0.944851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47118" calcext:value-type="float">
            <text:p>0.947118</text:p>
          </table:table-cell>
          <table:table-cell office:value-type="float" office:value="0.954006" calcext:value-type="float">
            <text:p>0.954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2289" calcext:value-type="float">
            <text:p>0.952289</text:p>
          </table:table-cell>
          <table:table-cell office:value-type="float" office:value="0.940895" calcext:value-type="float">
            <text:p>0.940895</text:p>
          </table:table-cell>
          <table:table-cell table:number-columns-repeated="2" office:value-type="float" office:value="0.941099" calcext:value-type="float">
            <text:p>0.941099</text:p>
          </table:table-cell>
          <table:table-cell office:value-type="float" office:value="0.940997" calcext:value-type="float">
            <text:p>0.940997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44252" calcext:value-type="float">
            <text:p>0.944252</text:p>
          </table:table-cell>
          <table:table-cell office:value-type="float" office:value="0.951577" calcext:value-type="float">
            <text:p>0.951577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135078" calcext:value-type="float">
            <text:p>0.135078</text:p>
          </table:table-cell>
          <table:table-cell office:value-type="float" office:value="0.233035" calcext:value-type="float">
            <text:p>0.233035</text:p>
          </table:table-cell>
          <table:table-cell office:value-type="float" office:value="0.23342" calcext:value-type="float">
            <text:p>0.23342</text:p>
          </table:table-cell>
          <table:table-cell office:value-type="float" office:value="0.228569" calcext:value-type="float">
            <text:p>0.228569</text:p>
          </table:table-cell>
          <table:table-cell office:value-type="float" office:value="0.21466" calcext:value-type="float">
            <text:p>0.21466</text:p>
          </table:table-cell>
          <table:table-cell office:value-type="float" office:value="0.186393" calcext:value-type="float">
            <text:p>0.186393</text:p>
          </table:table-cell>
          <table:table-cell office:value-type="float" office:value="0.184024" calcext:value-type="float">
            <text:p>0.184024</text:p>
          </table:table-cell>
          <table:table-cell office:value-type="float" office:value="0.136152" calcext:value-type="float">
            <text:p>0.1361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54966" calcext:value-type="float">
            <text:p>0.954966</text:p>
          </table:table-cell>
          <table:table-cell table:number-columns-repeated="2" office:value-type="float" office:value="0.943718" calcext:value-type="float">
            <text:p>0.943718</text:p>
          </table:table-cell>
          <table:table-cell office:value-type="float" office:value="0.943849" calcext:value-type="float">
            <text:p>0.943849</text:p>
          </table:table-cell>
          <table:table-cell office:value-type="float" office:value="0.944459" calcext:value-type="float">
            <text:p>0.944459</text:p>
          </table:table-cell>
          <table:table-cell office:value-type="float" office:value="0.945985" calcext:value-type="float">
            <text:p>0.945985</text:p>
          </table:table-cell>
          <table:table-cell office:value-type="float" office:value="0.945941" calcext:value-type="float">
            <text:p>0.945941</text:p>
          </table:table-cell>
          <table:table-cell office:value-type="float" office:value="0.955358" calcext:value-type="float">
            <text:p>0.9553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52696" calcext:value-type="float">
            <text:p>0.952696</text:p>
          </table:table-cell>
          <table:table-cell table:number-columns-repeated="3" office:value-type="float" office:value="0.939878" calcext:value-type="float">
            <text:p>0.939878</text:p>
          </table:table-cell>
          <table:table-cell office:value-type="float" office:value="0.940692" calcext:value-type="float">
            <text:p>0.940692</text:p>
          </table:table-cell>
          <table:table-cell office:value-type="float" office:value="0.941913" calcext:value-type="float">
            <text:p>0.941913</text:p>
          </table:table-cell>
          <table:table-cell office:value-type="float" office:value="0.942218" calcext:value-type="float">
            <text:p>0.942218</text:p>
          </table:table-cell>
          <table:table-cell office:value-type="float" office:value="0.952085" calcext:value-type="float">
            <text:p>0.95208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33698" calcext:value-type="float">
            <text:p>0.133698</text:p>
          </table:table-cell>
          <table:table-cell office:value-type="float" office:value="0.150731" calcext:value-type="float">
            <text:p>0.150731</text:p>
          </table:table-cell>
          <table:table-cell office:value-type="float" office:value="0.152595" calcext:value-type="float">
            <text:p>0.152595</text:p>
          </table:table-cell>
          <table:table-cell office:value-type="float" office:value="0.137182" calcext:value-type="float">
            <text:p>0.137182</text:p>
          </table:table-cell>
          <table:table-cell office:value-type="float" office:value="0.144415" calcext:value-type="float">
            <text:p>0.144415</text:p>
          </table:table-cell>
          <table:table-cell office:value-type="float" office:value="0.144835" calcext:value-type="float">
            <text:p>0.144835</text:p>
          </table:table-cell>
          <table:table-cell office:value-type="float" office:value="0.144516" calcext:value-type="float">
            <text:p>0.144516</text:p>
          </table:table-cell>
          <table:table-cell office:value-type="float" office:value="0.135187" calcext:value-type="float">
            <text:p>0.1351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4922" calcext:value-type="float">
            <text:p>0.954922</text:p>
          </table:table-cell>
          <table:table-cell office:value-type="float" office:value="0.950693" calcext:value-type="float">
            <text:p>0.950693</text:p>
          </table:table-cell>
          <table:table-cell office:value-type="float" office:value="0.950257" calcext:value-type="float">
            <text:p>0.950257</text:p>
          </table:table-cell>
          <table:table-cell office:value-type="float" office:value="0.953047" calcext:value-type="float">
            <text:p>0.953047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5466" calcext:value-type="float">
            <text:p>0.95466</text:p>
          </table:table-cell>
          <table:table-cell office:value-type="float" office:value="0.954835" calcext:value-type="float">
            <text:p>0.954835</text:p>
          </table:table-cell>
          <table:table-cell office:value-type="float" office:value="0.955184" calcext:value-type="float">
            <text:p>0.9551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48423" calcext:value-type="float">
            <text:p>0.948423</text:p>
          </table:table-cell>
          <table:table-cell office:value-type="float" office:value="0.948118" calcext:value-type="float">
            <text:p>0.948118</text:p>
          </table:table-cell>
          <table:table-cell office:value-type="float" office:value="0.950559" calcext:value-type="float">
            <text:p>0.950559</text:p>
          </table:table-cell>
          <table:table-cell table:number-columns-repeated="2" office:value-type="float" office:value="0.952187" calcext:value-type="float">
            <text:p>0.952187</text:p>
          </table:table-cell>
          <table:table-cell table:number-columns-repeated="2" office:value-type="float" office:value="0.952289" calcext:value-type="float">
            <text:p>0.95228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145809" calcext:value-type="float">
            <text:p>0.145809</text:p>
          </table:table-cell>
          <table:table-cell office:value-type="float" office:value="0.142713" calcext:value-type="float">
            <text:p>0.142713</text:p>
          </table:table-cell>
          <table:table-cell office:value-type="float" office:value="0.136878" calcext:value-type="float">
            <text:p>0.136878</text:p>
          </table:table-cell>
          <table:table-cell office:value-type="float" office:value="0.141866" calcext:value-type="float">
            <text:p>0.141866</text:p>
          </table:table-cell>
          <table:table-cell office:value-type="float" office:value="0.158492" calcext:value-type="float">
            <text:p>0.158492</text:p>
          </table:table-cell>
          <table:table-cell office:value-type="float" office:value="0.158777" calcext:value-type="float">
            <text:p>0.158777</text:p>
          </table:table-cell>
          <table:table-cell office:value-type="float" office:value="0.159086" calcext:value-type="float">
            <text:p>0.159086</text:p>
          </table:table-cell>
          <table:table-cell office:value-type="float" office:value="0.137034" calcext:value-type="float">
            <text:p>0.1370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51347" calcext:value-type="float">
            <text:p>0.951347</text:p>
          </table:table-cell>
          <table:table-cell office:value-type="float" office:value="0.951696" calcext:value-type="float">
            <text:p>0.951696</text:p>
          </table:table-cell>
          <table:table-cell office:value-type="float" office:value="0.953004" calcext:value-type="float">
            <text:p>0.953004</text:p>
          </table:table-cell>
          <table:table-cell office:value-type="float" office:value="0.951957" calcext:value-type="float">
            <text:p>0.951957</text:p>
          </table:table-cell>
          <table:table-cell office:value-type="float" office:value="0.953353" calcext:value-type="float">
            <text:p>0.953353</text:p>
          </table:table-cell>
          <table:table-cell office:value-type="float" office:value="0.953135" calcext:value-type="float">
            <text:p>0.953135</text:p>
          </table:table-cell>
          <table:table-cell office:value-type="float" office:value="0.952742" calcext:value-type="float">
            <text:p>0.952742</text:p>
          </table:table-cell>
          <table:table-cell office:value-type="float" office:value="0.955794" calcext:value-type="float">
            <text:p>0.9557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4883" calcext:value-type="float">
            <text:p>0.94883</text:p>
          </table:table-cell>
          <table:table-cell office:value-type="float" office:value="0.949135" calcext:value-type="float">
            <text:p>0.949135</text:p>
          </table:table-cell>
          <table:table-cell office:value-type="float" office:value="0.950458" calcext:value-type="float">
            <text:p>0.950458</text:p>
          </table:table-cell>
          <table:table-cell office:value-type="float" office:value="0.948728" calcext:value-type="float">
            <text:p>0.948728</text:p>
          </table:table-cell>
          <table:table-cell office:value-type="float" office:value="0.949949" calcext:value-type="float">
            <text:p>0.949949</text:p>
          </table:table-cell>
          <table:table-cell table:number-columns-repeated="2" office:value-type="float" office:value="0.949542" calcext:value-type="float">
            <text:p>0.949542</text:p>
          </table:table-cell>
          <table:table-cell office:value-type="float" office:value="0.953713" calcext:value-type="float">
            <text:p>0.95371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133479" calcext:value-type="float">
            <text:p>0.133479</text:p>
          </table:table-cell>
          <table:table-cell office:value-type="float" office:value="0.245677" calcext:value-type="float">
            <text:p>0.245677</text:p>
          </table:table-cell>
          <table:table-cell office:value-type="float" office:value="0.242691" calcext:value-type="float">
            <text:p>0.242691</text:p>
          </table:table-cell>
          <table:table-cell office:value-type="float" office:value="0.23892" calcext:value-type="float">
            <text:p>0.23892</text:p>
          </table:table-cell>
          <table:table-cell office:value-type="float" office:value="0.228623" calcext:value-type="float">
            <text:p>0.228623</text:p>
          </table:table-cell>
          <table:table-cell office:value-type="float" office:value="0.226011" calcext:value-type="float">
            <text:p>0.226011</text:p>
          </table:table-cell>
          <table:table-cell office:value-type="float" office:value="0.176645" calcext:value-type="float">
            <text:p>0.176645</text:p>
          </table:table-cell>
          <table:table-cell office:value-type="float" office:value="0.143081" calcext:value-type="float">
            <text:p>0.14308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5575" calcext:value-type="float">
            <text:p>0.95575</text:p>
          </table:table-cell>
          <table:table-cell table:number-columns-repeated="2" office:value-type="float" office:value="0.943413" calcext:value-type="float">
            <text:p>0.943413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6552" calcext:value-type="float">
            <text:p>0.946552</text:p>
          </table:table-cell>
          <table:table-cell office:value-type="float" office:value="0.952045" calcext:value-type="float">
            <text:p>0.9520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52391" calcext:value-type="float">
            <text:p>0.952391</text:p>
          </table:table-cell>
          <table:table-cell office:value-type="float" office:value="0.939674" calcext:value-type="float">
            <text:p>0.939674</text:p>
          </table:table-cell>
          <table:table-cell table:number-columns-repeated="2" office:value-type="float" office:value="0.939776" calcext:value-type="float">
            <text:p>0.939776</text:p>
          </table:table-cell>
          <table:table-cell table:number-columns-repeated="2" office:value-type="float" office:value="0.939878" calcext:value-type="float">
            <text:p>0.939878</text:p>
          </table:table-cell>
          <table:table-cell office:value-type="float" office:value="0.94293" calcext:value-type="float">
            <text:p>0.94293</text:p>
          </table:table-cell>
          <table:table-cell office:value-type="float" office:value="0.948728" calcext:value-type="float">
            <text:p>0.94872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33445" calcext:value-type="float">
            <text:p>0.133445</text:p>
          </table:table-cell>
          <table:table-cell office:value-type="float" office:value="0.165157" calcext:value-type="float">
            <text:p>0.165157</text:p>
          </table:table-cell>
          <table:table-cell office:value-type="float" office:value="0.169777" calcext:value-type="float">
            <text:p>0.169777</text:p>
          </table:table-cell>
          <table:table-cell office:value-type="float" office:value="0.166578" calcext:value-type="float">
            <text:p>0.166578</text:p>
          </table:table-cell>
          <table:table-cell office:value-type="float" office:value="0.166508" calcext:value-type="float">
            <text:p>0.166508</text:p>
          </table:table-cell>
          <table:table-cell office:value-type="float" office:value="0.167796" calcext:value-type="float">
            <text:p>0.167796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141246" calcext:value-type="float">
            <text:p>0.1412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4486" calcext:value-type="float">
            <text:p>0.954486</text:p>
          </table:table-cell>
          <table:table-cell office:value-type="float" office:value="0.947598" calcext:value-type="float">
            <text:p>0.947598</text:p>
          </table:table-cell>
          <table:table-cell office:value-type="float" office:value="0.947205" calcext:value-type="float">
            <text:p>0.947205</text:p>
          </table:table-cell>
          <table:table-cell office:value-type="float" office:value="0.947729" calcext:value-type="float">
            <text:p>0.947729</text:p>
          </table:table-cell>
          <table:table-cell office:value-type="float" office:value="0.947772" calcext:value-type="float">
            <text:p>0.947772</text:p>
          </table:table-cell>
          <table:table-cell office:value-type="float" office:value="0.947511" calcext:value-type="float">
            <text:p>0.947511</text:p>
          </table:table-cell>
          <table:table-cell office:value-type="float" office:value="0.946988" calcext:value-type="float">
            <text:p>0.946988</text:p>
          </table:table-cell>
          <table:table-cell office:value-type="float" office:value="0.955358" calcext:value-type="float">
            <text:p>0.9553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1373" calcext:value-type="float">
            <text:p>0.951373</text:p>
          </table:table-cell>
          <table:table-cell office:value-type="float" office:value="0.944456" calcext:value-type="float">
            <text:p>0.944456</text:p>
          </table:table-cell>
          <table:table-cell office:value-type="float" office:value="0.943744" calcext:value-type="float">
            <text:p>0.943744</text:p>
          </table:table-cell>
          <table:table-cell table:number-columns-repeated="2" office:value-type="float" office:value="0.944456" calcext:value-type="float">
            <text:p>0.944456</text:p>
          </table:table-cell>
          <table:table-cell office:value-type="float" office:value="0.943947" calcext:value-type="float">
            <text:p>0.943947</text:p>
          </table:table-cell>
          <table:table-cell office:value-type="float" office:value="0.943235" calcext:value-type="float">
            <text:p>0.943235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139507" calcext:value-type="float">
            <text:p>0.139507</text:p>
          </table:table-cell>
          <table:table-cell office:value-type="float" office:value="0.883743" calcext:value-type="float">
            <text:p>0.883743</text:p>
          </table:table-cell>
          <table:table-cell office:value-type="float" office:value="0.362721" calcext:value-type="float">
            <text:p>0.362721</text:p>
          </table:table-cell>
          <table:table-cell office:value-type="float" office:value="0.363086" calcext:value-type="float">
            <text:p>0.363086</text:p>
          </table:table-cell>
          <table:table-cell office:value-type="float" office:value="0.213499" calcext:value-type="float">
            <text:p>0.213499</text:p>
          </table:table-cell>
          <table:table-cell office:value-type="float" office:value="0.212557" calcext:value-type="float">
            <text:p>0.212557</text:p>
          </table:table-cell>
          <table:table-cell office:value-type="float" office:value="0.211836" calcext:value-type="float">
            <text:p>0.211836</text:p>
          </table:table-cell>
          <table:table-cell office:value-type="float" office:value="0.134472" calcext:value-type="float">
            <text:p>0.1344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55532" calcext:value-type="float">
            <text:p>0.955532</text:p>
          </table:table-cell>
          <table:table-cell office:value-type="float" office:value="0.499869" calcext:value-type="float">
            <text:p>0.499869</text:p>
          </table:table-cell>
          <table:table-cell office:value-type="float" office:value="0.881332" calcext:value-type="float">
            <text:p>0.881332</text:p>
          </table:table-cell>
          <table:table-cell office:value-type="float" office:value="0.882291" calcext:value-type="float">
            <text:p>0.882291</text:p>
          </table:table-cell>
          <table:table-cell office:value-type="float" office:value="0.938268" calcext:value-type="float">
            <text:p>0.938268</text:p>
          </table:table-cell>
          <table:table-cell office:value-type="float" office:value="0.93853" calcext:value-type="float">
            <text:p>0.93853</text:p>
          </table:table-cell>
          <table:table-cell office:value-type="float" office:value="0.938704" calcext:value-type="float">
            <text:p>0.938704</text:p>
          </table:table-cell>
          <table:table-cell office:value-type="float" office:value="0.955707" calcext:value-type="float">
            <text:p>0.9557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53103" calcext:value-type="float">
            <text:p>0.953103</text:p>
          </table:table-cell>
          <table:table-cell office:value-type="float" office:value="0.499695" calcext:value-type="float">
            <text:p>0.499695</text:p>
          </table:table-cell>
          <table:table-cell office:value-type="float" office:value="0.879858" calcext:value-type="float">
            <text:p>0.879858</text:p>
          </table:table-cell>
          <table:table-cell office:value-type="float" office:value="0.879756" calcext:value-type="float">
            <text:p>0.879756</text:p>
          </table:table-cell>
          <table:table-cell office:value-type="float" office:value="0.936317" calcext:value-type="float">
            <text:p>0.936317</text:p>
          </table:table-cell>
          <table:table-cell office:value-type="float" office:value="0.936826" calcext:value-type="float">
            <text:p>0.936826</text:p>
          </table:table-cell>
          <table:table-cell office:value-type="float" office:value="0.936114" calcext:value-type="float">
            <text:p>0.936114</text:p>
          </table:table-cell>
          <table:table-cell office:value-type="float" office:value="0.953408" calcext:value-type="float">
            <text:p>0.95340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137205" calcext:value-type="float">
            <text:p>0.137205</text:p>
          </table:table-cell>
          <table:table-cell office:value-type="float" office:value="0.198438" calcext:value-type="float">
            <text:p>0.198438</text:p>
          </table:table-cell>
          <table:table-cell office:value-type="float" office:value="0.194989" calcext:value-type="float">
            <text:p>0.194989</text:p>
          </table:table-cell>
          <table:table-cell office:value-type="float" office:value="0.188959" calcext:value-type="float">
            <text:p>0.188959</text:p>
          </table:table-cell>
          <table:table-cell office:value-type="float" office:value="0.177042" calcext:value-type="float">
            <text:p>0.177042</text:p>
          </table:table-cell>
          <table:table-cell office:value-type="float" office:value="0.173786" calcext:value-type="float">
            <text:p>0.173786</text:p>
          </table:table-cell>
          <table:table-cell office:value-type="float" office:value="0.175516" calcext:value-type="float">
            <text:p>0.175516</text:p>
          </table:table-cell>
          <table:table-cell office:value-type="float" office:value="0.133341" calcext:value-type="float">
            <text:p>0.1333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5344" calcext:value-type="float">
            <text:p>0.95344</text:p>
          </table:table-cell>
          <table:table-cell office:value-type="float" office:value="0.944939" calcext:value-type="float">
            <text:p>0.944939</text:p>
          </table:table-cell>
          <table:table-cell office:value-type="float" office:value="0.945157" calcext:value-type="float">
            <text:p>0.945157</text:p>
          </table:table-cell>
          <table:table-cell office:value-type="float" office:value="0.945374" calcext:value-type="float">
            <text:p>0.945374</text:p>
          </table:table-cell>
          <table:table-cell office:value-type="float" office:value="0.946857" calcext:value-type="float">
            <text:p>0.946857</text:p>
          </table:table-cell>
          <table:table-cell office:value-type="float" office:value="0.946682" calcext:value-type="float">
            <text:p>0.946682</text:p>
          </table:table-cell>
          <table:table-cell office:value-type="float" office:value="0.946246" calcext:value-type="float">
            <text:p>0.946246</text:p>
          </table:table-cell>
          <table:table-cell office:value-type="float" office:value="0.956012" calcext:value-type="float">
            <text:p>0.9560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50458" calcext:value-type="float">
            <text:p>0.950458</text:p>
          </table:table-cell>
          <table:table-cell office:value-type="float" office:value="0.941607" calcext:value-type="float">
            <text:p>0.941607</text:p>
          </table:table-cell>
          <table:table-cell office:value-type="float" office:value="0.941709" calcext:value-type="float">
            <text:p>0.941709</text:p>
          </table:table-cell>
          <table:table-cell office:value-type="float" office:value="0.941913" calcext:value-type="float">
            <text:p>0.941913</text:p>
          </table:table-cell>
          <table:table-cell office:value-type="float" office:value="0.943337" calcext:value-type="float">
            <text:p>0.943337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42726" calcext:value-type="float">
            <text:p>0.942726</text:p>
          </table:table-cell>
          <table:table-cell office:value-type="float" office:value="0.953001" calcext:value-type="float">
            <text:p>0.95300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13266" calcext:value-type="float">
            <text:p>0.13266</text:p>
          </table:table-cell>
          <table:table-cell office:value-type="float" office:value="0.152231" calcext:value-type="float">
            <text:p>0.152231</text:p>
          </table:table-cell>
          <table:table-cell office:value-type="float" office:value="0.15503" calcext:value-type="float">
            <text:p>0.15503</text:p>
          </table:table-cell>
          <table:table-cell office:value-type="float" office:value="0.136514" calcext:value-type="float">
            <text:p>0.136514</text:p>
          </table:table-cell>
          <table:table-cell office:value-type="float" office:value="0.143487" calcext:value-type="float">
            <text:p>0.143487</text:p>
          </table:table-cell>
          <table:table-cell office:value-type="float" office:value="0.143178" calcext:value-type="float">
            <text:p>0.143178</text:p>
          </table:table-cell>
          <table:table-cell office:value-type="float" office:value="0.143017" calcext:value-type="float">
            <text:p>0.143017</text:p>
          </table:table-cell>
          <table:table-cell office:value-type="float" office:value="0.133214" calcext:value-type="float">
            <text:p>0.1332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55881" calcext:value-type="float">
            <text:p>0.955881</text:p>
          </table:table-cell>
          <table:table-cell office:value-type="float" office:value="0.949734" calcext:value-type="float">
            <text:p>0.949734</text:p>
          </table:table-cell>
          <table:table-cell office:value-type="float" office:value="0.948993" calcext:value-type="float">
            <text:p>0.948993</text:p>
          </table:table-cell>
          <table:table-cell office:value-type="float" office:value="0.952873" calcext:value-type="float">
            <text:p>0.952873</text:p>
          </table:table-cell>
          <table:table-cell office:value-type="float" office:value="0.954835" calcext:value-type="float">
            <text:p>0.954835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55184" calcext:value-type="float">
            <text:p>0.955184</text:p>
          </table:table-cell>
          <table:table-cell office:value-type="float" office:value="0.955707" calcext:value-type="float">
            <text:p>0.9557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52391" calcext:value-type="float">
            <text:p>0.952391</text:p>
          </table:table-cell>
          <table:table-cell office:value-type="float" office:value="0.947915" calcext:value-type="float">
            <text:p>0.947915</text:p>
          </table:table-cell>
          <table:table-cell office:value-type="float" office:value="0.946796" calcext:value-type="float">
            <text:p>0.946796</text:p>
          </table:table-cell>
          <table:table-cell office:value-type="float" office:value="0.950153" calcext:value-type="float">
            <text:p>0.950153</text:p>
          </table:table-cell>
          <table:table-cell office:value-type="float" office:value="0.952391" calcext:value-type="float">
            <text:p>0.952391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52391" calcext:value-type="float">
            <text:p>0.95239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13291" calcext:value-type="float">
            <text:p>0.13291</text:p>
          </table:table-cell>
          <table:table-cell office:value-type="float" office:value="0.803242" calcext:value-type="float">
            <text:p>0.803242</text:p>
          </table:table-cell>
          <table:table-cell office:value-type="float" office:value="0.400787" calcext:value-type="float">
            <text:p>0.400787</text:p>
          </table:table-cell>
          <table:table-cell office:value-type="float" office:value="0.405076" calcext:value-type="float">
            <text:p>0.405076</text:p>
          </table:table-cell>
          <table:table-cell office:value-type="float" office:value="0.176275" calcext:value-type="float">
            <text:p>0.176275</text:p>
          </table:table-cell>
          <table:table-cell office:value-type="float" office:value="0.175983" calcext:value-type="float">
            <text:p>0.175983</text:p>
          </table:table-cell>
          <table:table-cell office:value-type="float" office:value="0.175965" calcext:value-type="float">
            <text:p>0.175965</text:p>
          </table:table-cell>
          <table:table-cell office:value-type="float" office:value="0.151406" calcext:value-type="float">
            <text:p>0.1514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55968" calcext:value-type="float">
            <text:p>0.955968</text:p>
          </table:table-cell>
          <table:table-cell office:value-type="float" office:value="0.564783" calcext:value-type="float">
            <text:p>0.564783</text:p>
          </table:table-cell>
          <table:table-cell office:value-type="float" office:value="0.857921" calcext:value-type="float">
            <text:p>0.857921</text:p>
          </table:table-cell>
          <table:table-cell office:value-type="float" office:value="0.856308" calcext:value-type="float">
            <text:p>0.856308</text:p>
          </table:table-cell>
          <table:table-cell office:value-type="float" office:value="0.947903" calcext:value-type="float">
            <text:p>0.947903</text:p>
          </table:table-cell>
          <table:table-cell office:value-type="float" office:value="0.948208" calcext:value-type="float">
            <text:p>0.948208</text:p>
          </table:table-cell>
          <table:table-cell office:value-type="float" office:value="0.948121" calcext:value-type="float">
            <text:p>0.948121</text:p>
          </table:table-cell>
          <table:table-cell office:value-type="float" office:value="0.95344" calcext:value-type="float">
            <text:p>0.953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563377" calcext:value-type="float">
            <text:p>0.563377</text:p>
          </table:table-cell>
          <table:table-cell office:value-type="float" office:value="0.857681" calcext:value-type="float">
            <text:p>0.857681</text:p>
          </table:table-cell>
          <table:table-cell office:value-type="float" office:value="0.855239" calcext:value-type="float">
            <text:p>0.855239</text:p>
          </table:table-cell>
          <table:table-cell table:number-columns-repeated="2" office:value-type="float" office:value="0.945778" calcext:value-type="float">
            <text:p>0.945778</text:p>
          </table:table-cell>
          <table:table-cell office:value-type="float" office:value="0.94527" calcext:value-type="float">
            <text:p>0.94527</text:p>
          </table:table-cell>
          <table:table-cell office:value-type="float" office:value="0.950356" calcext:value-type="float">
            <text:p>0.95035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136607" calcext:value-type="float">
            <text:p>0.136607</text:p>
          </table:table-cell>
          <table:table-cell office:value-type="float" office:value="0.203092" calcext:value-type="float">
            <text:p>0.203092</text:p>
          </table:table-cell>
          <table:table-cell office:value-type="float" office:value="0.20349" calcext:value-type="float">
            <text:p>0.20349</text:p>
          </table:table-cell>
          <table:table-cell office:value-type="float" office:value="0.204368" calcext:value-type="float">
            <text:p>0.204368</text:p>
          </table:table-cell>
          <table:table-cell office:value-type="float" office:value="0.205117" calcext:value-type="float">
            <text:p>0.205117</text:p>
          </table:table-cell>
          <table:table-cell office:value-type="float" office:value="0.171117" calcext:value-type="float">
            <text:p>0.171117</text:p>
          </table:table-cell>
          <table:table-cell office:value-type="float" office:value="0.16031" calcext:value-type="float">
            <text:p>0.16031</text:p>
          </table:table-cell>
          <table:table-cell office:value-type="float" office:value="0.145072" calcext:value-type="float">
            <text:p>0.1450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5357" calcext:value-type="float">
            <text:p>0.95357</text:p>
          </table:table-cell>
          <table:table-cell office:value-type="float" office:value="0.944285" calcext:value-type="float">
            <text:p>0.944285</text:p>
          </table:table-cell>
          <table:table-cell office:value-type="float" office:value="0.94411" calcext:value-type="float">
            <text:p>0.94411</text:p>
          </table:table-cell>
          <table:table-cell office:value-type="float" office:value="0.944241" calcext:value-type="float">
            <text:p>0.944241</text:p>
          </table:table-cell>
          <table:table-cell office:value-type="float" office:value="0.943979" calcext:value-type="float">
            <text:p>0.943979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48383" calcext:value-type="float">
            <text:p>0.948383</text:p>
          </table:table-cell>
          <table:table-cell office:value-type="float" office:value="0.954791" calcext:value-type="float">
            <text:p>0.9547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50356" calcext:value-type="float">
            <text:p>0.950356</text:p>
          </table:table-cell>
          <table:table-cell table:number-columns-repeated="3" office:value-type="float" office:value="0.94059" calcext:value-type="float">
            <text:p>0.94059</text:p>
          </table:table-cell>
          <table:table-cell office:value-type="float" office:value="0.940488" calcext:value-type="float">
            <text:p>0.940488</text:p>
          </table:table-cell>
          <table:table-cell office:value-type="float" office:value="0.943438" calcext:value-type="float">
            <text:p>0.943438</text:p>
          </table:table-cell>
          <table:table-cell office:value-type="float" office:value="0.945473" calcext:value-type="float">
            <text:p>0.945473</text:p>
          </table:table-cell>
          <table:table-cell office:value-type="float" office:value="0.95117" calcext:value-type="float">
            <text:p>0.9511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34884" calcext:value-type="float">
            <text:p>0.134884</text:p>
          </table:table-cell>
          <table:table-cell office:value-type="float" office:value="0.254312" calcext:value-type="float">
            <text:p>0.254312</text:p>
          </table:table-cell>
          <table:table-cell office:value-type="float" office:value="0.253604" calcext:value-type="float">
            <text:p>0.253604</text:p>
          </table:table-cell>
          <table:table-cell office:value-type="float" office:value="0.254699" calcext:value-type="float">
            <text:p>0.254699</text:p>
          </table:table-cell>
          <table:table-cell office:value-type="float" office:value="0.253868" calcext:value-type="float">
            <text:p>0.253868</text:p>
          </table:table-cell>
          <table:table-cell office:value-type="float" office:value="0.256119" calcext:value-type="float">
            <text:p>0.256119</text:p>
          </table:table-cell>
          <table:table-cell office:value-type="float" office:value="0.258488" calcext:value-type="float">
            <text:p>0.258488</text:p>
          </table:table-cell>
          <table:table-cell office:value-type="float" office:value="0.256529" calcext:value-type="float">
            <text:p>0.2565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56099" calcext:value-type="float">
            <text:p>0.956099</text:p>
          </table:table-cell>
          <table:table-cell table:number-columns-repeated="2" office:value-type="float" office:value="0.943325" calcext:value-type="float">
            <text:p>0.943325</text:p>
          </table:table-cell>
          <table:table-cell office:value-type="float" office:value="0.943282" calcext:value-type="float">
            <text:p>0.943282</text:p>
          </table:table-cell>
          <table:table-cell office:value-type="float" office:value="0.943369" calcext:value-type="float">
            <text:p>0.943369</text:p>
          </table:table-cell>
          <table:table-cell table:number-columns-repeated="3" office:value-type="float" office:value="0.943325" calcext:value-type="float">
            <text:p>0.9433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53917" calcext:value-type="float">
            <text:p>0.953917</text:p>
          </table:table-cell>
          <table:table-cell table:number-columns-repeated="7" office:value-type="float" office:value="0.939674" calcext:value-type="float">
            <text:p>0.93967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38691" calcext:value-type="float">
            <text:p>0.138691</text:p>
          </table:table-cell>
          <table:table-cell office:value-type="float" office:value="0.805592" calcext:value-type="float">
            <text:p>0.805592</text:p>
          </table:table-cell>
          <table:table-cell office:value-type="float" office:value="0.354362" calcext:value-type="float">
            <text:p>0.354362</text:p>
          </table:table-cell>
          <table:table-cell office:value-type="float" office:value="0.360175" calcext:value-type="float">
            <text:p>0.360175</text:p>
          </table:table-cell>
          <table:table-cell office:value-type="float" office:value="0.20675" calcext:value-type="float">
            <text:p>0.20675</text:p>
          </table:table-cell>
          <table:table-cell office:value-type="float" office:value="0.206589" calcext:value-type="float">
            <text:p>0.206589</text:p>
          </table:table-cell>
          <table:table-cell office:value-type="float" office:value="0.20645" calcext:value-type="float">
            <text:p>0.20645</text:p>
          </table:table-cell>
          <table:table-cell office:value-type="float" office:value="0.164777" calcext:value-type="float">
            <text:p>0.1647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514" calcext:value-type="float">
            <text:p>0.95514</text:p>
          </table:table-cell>
          <table:table-cell office:value-type="float" office:value="0.570625" calcext:value-type="float">
            <text:p>0.570625</text:p>
          </table:table-cell>
          <table:table-cell office:value-type="float" office:value="0.885169" calcext:value-type="float">
            <text:p>0.885169</text:p>
          </table:table-cell>
          <table:table-cell office:value-type="float" office:value="0.879719" calcext:value-type="float">
            <text:p>0.879719</text:p>
          </table:table-cell>
          <table:table-cell office:value-type="float" office:value="0.939445" calcext:value-type="float">
            <text:p>0.939445</text:p>
          </table:table-cell>
          <table:table-cell office:value-type="float" office:value="0.939402" calcext:value-type="float">
            <text:p>0.939402</text:p>
          </table:table-cell>
          <table:table-cell office:value-type="float" office:value="0.939358" calcext:value-type="float">
            <text:p>0.939358</text:p>
          </table:table-cell>
          <table:table-cell office:value-type="float" office:value="0.949865" calcext:value-type="float">
            <text:p>0.9498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3408" calcext:value-type="float">
            <text:p>0.953408</text:p>
          </table:table-cell>
          <table:table-cell office:value-type="float" office:value="0.571414" calcext:value-type="float">
            <text:p>0.571414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878637" calcext:value-type="float">
            <text:p>0.878637</text:p>
          </table:table-cell>
          <table:table-cell office:value-type="float" office:value="0.936419" calcext:value-type="float">
            <text:p>0.936419</text:p>
          </table:table-cell>
          <table:table-cell office:value-type="float" office:value="0.936724" calcext:value-type="float">
            <text:p>0.936724</text:p>
          </table:table-cell>
          <table:table-cell office:value-type="float" office:value="0.936317" calcext:value-type="float">
            <text:p>0.936317</text:p>
          </table:table-cell>
          <table:table-cell office:value-type="float" office:value="0.947304" calcext:value-type="float">
            <text:p>0.947304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32724" calcext:value-type="float">
            <text:p>0.132724</text:p>
          </table:table-cell>
          <table:table-cell office:value-type="float" office:value="0.174596" calcext:value-type="float">
            <text:p>0.174596</text:p>
          </table:table-cell>
          <table:table-cell office:value-type="float" office:value="0.174758" calcext:value-type="float">
            <text:p>0.174758</text:p>
          </table:table-cell>
          <table:table-cell office:value-type="float" office:value="0.164641" calcext:value-type="float">
            <text:p>0.164641</text:p>
          </table:table-cell>
          <table:table-cell office:value-type="float" office:value="0.165495" calcext:value-type="float">
            <text:p>0.165495</text:p>
          </table:table-cell>
          <table:table-cell office:value-type="float" office:value="0.168621" calcext:value-type="float">
            <text:p>0.168621</text:p>
          </table:table-cell>
          <table:table-cell office:value-type="float" office:value="0.175814" calcext:value-type="float">
            <text:p>0.175814</text:p>
          </table:table-cell>
          <table:table-cell office:value-type="float" office:value="0.132389" calcext:value-type="float">
            <text:p>0.1323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47118" calcext:value-type="float">
            <text:p>0.947118</text:p>
          </table:table-cell>
          <table:table-cell office:value-type="float" office:value="0.946639" calcext:value-type="float">
            <text:p>0.946639</text:p>
          </table:table-cell>
          <table:table-cell office:value-type="float" office:value="0.948034" calcext:value-type="float">
            <text:p>0.948034</text:p>
          </table:table-cell>
          <table:table-cell office:value-type="float" office:value="0.947903" calcext:value-type="float">
            <text:p>0.947903</text:p>
          </table:table-cell>
          <table:table-cell office:value-type="float" office:value="0.946726" calcext:value-type="float">
            <text:p>0.946726</text:p>
          </table:table-cell>
          <table:table-cell office:value-type="float" office:value="0.94568" calcext:value-type="float">
            <text:p>0.94568</text:p>
          </table:table-cell>
          <table:table-cell office:value-type="float" office:value="0.956012" calcext:value-type="float">
            <text:p>0.9560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43337" calcext:value-type="float">
            <text:p>0.943337</text:p>
          </table:table-cell>
          <table:table-cell office:value-type="float" office:value="0.943032" calcext:value-type="float">
            <text:p>0.943032</text:p>
          </table:table-cell>
          <table:table-cell office:value-type="float" office:value="0.944557" calcext:value-type="float">
            <text:p>0.944557</text:p>
          </table:table-cell>
          <table:table-cell office:value-type="float" office:value="0.943744" calcext:value-type="float">
            <text:p>0.943744</text:p>
          </table:table-cell>
          <table:table-cell office:value-type="float" office:value="0.942828" calcext:value-type="float">
            <text:p>0.942828</text:p>
          </table:table-cell>
          <table:table-cell office:value-type="float" office:value="0.942116" calcext:value-type="float">
            <text:p>0.942116</text:p>
          </table:table-cell>
          <table:table-cell office:value-type="float" office:value="0.953001" calcext:value-type="float">
            <text:p>0.95300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33117" calcext:value-type="float">
            <text:p>0.133117</text:p>
          </table:table-cell>
          <table:table-cell office:value-type="float" office:value="0.172493" calcext:value-type="float">
            <text:p>0.172493</text:p>
          </table:table-cell>
          <table:table-cell office:value-type="float" office:value="0.166157" calcext:value-type="float">
            <text:p>0.166157</text:p>
          </table:table-cell>
          <table:table-cell office:value-type="float" office:value="0.155082" calcext:value-type="float">
            <text:p>0.155082</text:p>
          </table:table-cell>
          <table:table-cell office:value-type="float" office:value="0.156824" calcext:value-type="float">
            <text:p>0.156824</text:p>
          </table:table-cell>
          <table:table-cell office:value-type="float" office:value="0.153593" calcext:value-type="float">
            <text:p>0.153593</text:p>
          </table:table-cell>
          <table:table-cell office:value-type="float" office:value="0.155504" calcext:value-type="float">
            <text:p>0.155504</text:p>
          </table:table-cell>
          <table:table-cell office:value-type="float" office:value="0.153915" calcext:value-type="float">
            <text:p>0.1539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4922" calcext:value-type="float">
            <text:p>0.954922</text:p>
          </table:table-cell>
          <table:table-cell office:value-type="float" office:value="0.947336" calcext:value-type="float">
            <text:p>0.947336</text:p>
          </table:table-cell>
          <table:table-cell office:value-type="float" office:value="0.947554" calcext:value-type="float">
            <text:p>0.947554</text:p>
          </table:table-cell>
          <table:table-cell office:value-type="float" office:value="0.949429" calcext:value-type="float">
            <text:p>0.949429</text:p>
          </table:table-cell>
          <table:table-cell office:value-type="float" office:value="0.94908" calcext:value-type="float">
            <text:p>0.94908</text:p>
          </table:table-cell>
          <table:table-cell office:value-type="float" office:value="0.949908" calcext:value-type="float">
            <text:p>0.949908</text:p>
          </table:table-cell>
          <table:table-cell office:value-type="float" office:value="0.949211" calcext:value-type="float">
            <text:p>0.949211</text:p>
          </table:table-cell>
          <table:table-cell office:value-type="float" office:value="0.952742" calcext:value-type="float">
            <text:p>0.9527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43845" calcext:value-type="float">
            <text:p>0.943845</text:p>
          </table:table-cell>
          <table:table-cell office:value-type="float" office:value="0.947202" calcext:value-type="float">
            <text:p>0.947202</text:p>
          </table:table-cell>
          <table:table-cell office:value-type="float" office:value="0.947304" calcext:value-type="float">
            <text:p>0.947304</text:p>
          </table:table-cell>
          <table:table-cell office:value-type="float" office:value="0.947915" calcext:value-type="float">
            <text:p>0.947915</text:p>
          </table:table-cell>
          <table:table-cell office:value-type="float" office:value="0.946999" calcext:value-type="float">
            <text:p>0.946999</text:p>
          </table:table-cell>
          <table:table-cell office:value-type="float" office:value="0.949135" calcext:value-type="float">
            <text:p>0.9491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131906" calcext:value-type="float">
            <text:p>0.131906</text:p>
          </table:table-cell>
          <table:table-cell office:value-type="float" office:value="1.39759" calcext:value-type="float">
            <text:p>1.39759</text:p>
          </table:table-cell>
          <table:table-cell office:value-type="float" office:value="1.39106" calcext:value-type="float">
            <text:p>1.39106</text:p>
          </table:table-cell>
          <table:table-cell office:value-type="float" office:value="1.54196" calcext:value-type="float">
            <text:p>1.54196</text:p>
          </table:table-cell>
          <table:table-cell office:value-type="float" office:value="0.391347" calcext:value-type="float">
            <text:p>0.391347</text:p>
          </table:table-cell>
          <table:table-cell office:value-type="float" office:value="0.391295" calcext:value-type="float">
            <text:p>0.391295</text:p>
          </table:table-cell>
          <table:table-cell office:value-type="float" office:value="0.389814" calcext:value-type="float">
            <text:p>0.389814</text:p>
          </table:table-cell>
          <table:table-cell office:value-type="float" office:value="0.161272" calcext:value-type="float">
            <text:p>0.16127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56055" calcext:value-type="float">
            <text:p>0.956055</text:p>
          </table:table-cell>
          <table:table-cell office:value-type="float" office:value="0.246752" calcext:value-type="float">
            <text:p>0.246752</text:p>
          </table:table-cell>
          <table:table-cell office:value-type="float" office:value="0.255646" calcext:value-type="float">
            <text:p>0.255646</text:p>
          </table:table-cell>
          <table:table-cell office:value-type="float" office:value="0.217412" calcext:value-type="float">
            <text:p>0.217412</text:p>
          </table:table-cell>
          <table:table-cell office:value-type="float" office:value="0.861845" calcext:value-type="float">
            <text:p>0.861845</text:p>
          </table:table-cell>
          <table:table-cell office:value-type="float" office:value="0.860886" calcext:value-type="float">
            <text:p>0.860886</text:p>
          </table:table-cell>
          <table:table-cell office:value-type="float" office:value="0.861365" calcext:value-type="float">
            <text:p>0.861365</text:p>
          </table:table-cell>
          <table:table-cell office:value-type="float" office:value="0.95065" calcext:value-type="float">
            <text:p>0.950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250356" calcext:value-type="float">
            <text:p>0.250356</text:p>
          </table:table-cell>
          <table:table-cell office:value-type="float" office:value="0.257884" calcext:value-type="float">
            <text:p>0.257884</text:p>
          </table:table-cell>
          <table:table-cell office:value-type="float" office:value="0.219329" calcext:value-type="float">
            <text:p>0.219329</text:p>
          </table:table-cell>
          <table:table-cell office:value-type="float" office:value="0.859817" calcext:value-type="float">
            <text:p>0.859817</text:p>
          </table:table-cell>
          <table:table-cell office:value-type="float" office:value="0.859613" calcext:value-type="float">
            <text:p>0.859613</text:p>
          </table:table-cell>
          <table:table-cell office:value-type="float" office:value="0.859919" calcext:value-type="float">
            <text:p>0.859919</text:p>
          </table:table-cell>
          <table:table-cell office:value-type="float" office:value="0.947915" calcext:value-type="float">
            <text:p>0.947915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40662" calcext:value-type="float">
            <text:p>0.140662</text:p>
          </table:table-cell>
          <table:table-cell office:value-type="float" office:value="0.241415" calcext:value-type="float">
            <text:p>0.241415</text:p>
          </table:table-cell>
          <table:table-cell office:value-type="float" office:value="0.241389" calcext:value-type="float">
            <text:p>0.241389</text:p>
          </table:table-cell>
          <table:table-cell office:value-type="float" office:value="0.238625" calcext:value-type="float">
            <text:p>0.238625</text:p>
          </table:table-cell>
          <table:table-cell office:value-type="float" office:value="0.229415" calcext:value-type="float">
            <text:p>0.229415</text:p>
          </table:table-cell>
          <table:table-cell office:value-type="float" office:value="0.227951" calcext:value-type="float">
            <text:p>0.227951</text:p>
          </table:table-cell>
          <table:table-cell office:value-type="float" office:value="0.171028" calcext:value-type="float">
            <text:p>0.171028</text:p>
          </table:table-cell>
          <table:table-cell office:value-type="float" office:value="0.135777" calcext:value-type="float">
            <text:p>0.1357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55445" calcext:value-type="float">
            <text:p>0.955445</text:p>
          </table:table-cell>
          <table:table-cell office:value-type="float" office:value="0.943369" calcext:value-type="float">
            <text:p>0.943369</text:p>
          </table:table-cell>
          <table:table-cell table:number-columns-repeated="2" office:value-type="float" office:value="0.943325" calcext:value-type="float">
            <text:p>0.943325</text:p>
          </table:table-cell>
          <table:table-cell table:number-columns-repeated="2" office:value-type="float" office:value="0.943456" calcext:value-type="float">
            <text:p>0.943456</text:p>
          </table:table-cell>
          <table:table-cell office:value-type="float" office:value="0.945854" calcext:value-type="float">
            <text:p>0.945854</text:p>
          </table:table-cell>
          <table:table-cell office:value-type="float" office:value="0.953353" calcext:value-type="float">
            <text:p>0.9533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52391" calcext:value-type="float">
            <text:p>0.952391</text:p>
          </table:table-cell>
          <table:table-cell office:value-type="float" office:value="0.939776" calcext:value-type="float">
            <text:p>0.939776</text:p>
          </table:table-cell>
          <table:table-cell office:value-type="float" office:value="0.939674" calcext:value-type="float">
            <text:p>0.939674</text:p>
          </table:table-cell>
          <table:table-cell table:number-columns-repeated="3" office:value-type="float" office:value="0.939776" calcext:value-type="float">
            <text:p>0.939776</text:p>
          </table:table-cell>
          <table:table-cell office:value-type="float" office:value="0.942319" calcext:value-type="float">
            <text:p>0.942319</text:p>
          </table:table-cell>
          <table:table-cell office:value-type="float" office:value="0.950763" calcext:value-type="float">
            <text:p>0.950763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5381" calcext:value-type="float">
            <text:p>0.135381</text:p>
          </table:table-cell>
          <table:table-cell office:value-type="float" office:value="0.23711" calcext:value-type="float">
            <text:p>0.23711</text:p>
          </table:table-cell>
          <table:table-cell office:value-type="float" office:value="0.237881" calcext:value-type="float">
            <text:p>0.237881</text:p>
          </table:table-cell>
          <table:table-cell office:value-type="float" office:value="0.237911" calcext:value-type="float">
            <text:p>0.237911</text:p>
          </table:table-cell>
          <table:table-cell office:value-type="float" office:value="0.228669" calcext:value-type="float">
            <text:p>0.228669</text:p>
          </table:table-cell>
          <table:table-cell office:value-type="float" office:value="0.229659" calcext:value-type="float">
            <text:p>0.229659</text:p>
          </table:table-cell>
          <table:table-cell office:value-type="float" office:value="0.169952" calcext:value-type="float">
            <text:p>0.169952</text:p>
          </table:table-cell>
          <table:table-cell office:value-type="float" office:value="0.132903" calcext:value-type="float">
            <text:p>0.1329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5405" calcext:value-type="float">
            <text:p>0.95405</text:p>
          </table:table-cell>
          <table:table-cell table:number-columns-repeated="3" office:value-type="float" office:value="0.943369" calcext:value-type="float">
            <text:p>0.943369</text:p>
          </table:table-cell>
          <table:table-cell office:value-type="float" office:value="0.943413" calcext:value-type="float">
            <text:p>0.943413</text:p>
          </table:table-cell>
          <table:table-cell office:value-type="float" office:value="0.943456" calcext:value-type="float">
            <text:p>0.943456</text:p>
          </table:table-cell>
          <table:table-cell office:value-type="float" office:value="0.945418" calcext:value-type="float">
            <text:p>0.945418</text:p>
          </table:table-cell>
          <table:table-cell office:value-type="float" office:value="0.955358" calcext:value-type="float">
            <text:p>0.9553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50966" calcext:value-type="float">
            <text:p>0.950966</text:p>
          </table:table-cell>
          <table:table-cell office:value-type="float" office:value="0.939776" calcext:value-type="float">
            <text:p>0.939776</text:p>
          </table:table-cell>
          <table:table-cell table:number-columns-repeated="2" office:value-type="float" office:value="0.939674" calcext:value-type="float">
            <text:p>0.939674</text:p>
          </table:table-cell>
          <table:table-cell table:number-columns-repeated="2" office:value-type="float" office:value="0.939878" calcext:value-type="float">
            <text:p>0.939878</text:p>
          </table:table-cell>
          <table:table-cell office:value-type="float" office:value="0.942319" calcext:value-type="float">
            <text:p>0.942319</text:p>
          </table:table-cell>
          <table:table-cell office:value-type="float" office:value="0.952085" calcext:value-type="float">
            <text:p>0.95208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32484" calcext:value-type="float">
            <text:p>0.132484</text:p>
          </table:table-cell>
          <table:table-cell office:value-type="float" office:value="0.192901" calcext:value-type="float">
            <text:p>0.192901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0.187121" calcext:value-type="float">
            <text:p>0.187121</text:p>
          </table:table-cell>
          <table:table-cell office:value-type="float" office:value="0.162103" calcext:value-type="float">
            <text:p>0.162103</text:p>
          </table:table-cell>
          <table:table-cell office:value-type="float" office:value="0.161342" calcext:value-type="float">
            <text:p>0.161342</text:p>
          </table:table-cell>
          <table:table-cell office:value-type="float" office:value="0.165385" calcext:value-type="float">
            <text:p>0.165385</text:p>
          </table:table-cell>
          <table:table-cell office:value-type="float" office:value="0.13212" calcext:value-type="float">
            <text:p>0.132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56535" calcext:value-type="float">
            <text:p>0.956535</text:p>
          </table:table-cell>
          <table:table-cell office:value-type="float" office:value="0.94459" calcext:value-type="float">
            <text:p>0.94459</text:p>
          </table:table-cell>
          <table:table-cell office:value-type="float" office:value="0.945069" calcext:value-type="float">
            <text:p>0.945069</text:p>
          </table:table-cell>
          <table:table-cell office:value-type="float" office:value="0.944546" calcext:value-type="float">
            <text:p>0.944546</text:p>
          </table:table-cell>
          <table:table-cell office:value-type="float" office:value="0.947816" calcext:value-type="float">
            <text:p>0.947816</text:p>
          </table:table-cell>
          <table:table-cell office:value-type="float" office:value="0.947685" calcext:value-type="float">
            <text:p>0.947685</text:p>
          </table:table-cell>
          <table:table-cell office:value-type="float" office:value="0.94629" calcext:value-type="float">
            <text:p>0.94629</text:p>
          </table:table-cell>
          <table:table-cell office:value-type="float" office:value="0.956273" calcext:value-type="float">
            <text:p>0.9562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53204" calcext:value-type="float">
            <text:p>0.953204</text:p>
          </table:table-cell>
          <table:table-cell office:value-type="float" office:value="0.940692" calcext:value-type="float">
            <text:p>0.940692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1099" calcext:value-type="float">
            <text:p>0.941099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43235" calcext:value-type="float">
            <text:p>0.943235</text:p>
          </table:table-cell>
          <table:table-cell office:value-type="float" office:value="0.942726" calcext:value-type="float">
            <text:p>0.942726</text:p>
          </table:table-cell>
          <table:table-cell office:value-type="float" office:value="0.953408" calcext:value-type="float">
            <text:p>0.95340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14038" calcext:value-type="float">
            <text:p>0.14038</text:p>
          </table:table-cell>
          <table:table-cell office:value-type="float" office:value="0.163903" calcext:value-type="float">
            <text:p>0.163903</text:p>
          </table:table-cell>
          <table:table-cell office:value-type="float" office:value="0.165498" calcext:value-type="float">
            <text:p>0.165498</text:p>
          </table:table-cell>
          <table:table-cell office:value-type="float" office:value="0.153394" calcext:value-type="float">
            <text:p>0.153394</text:p>
          </table:table-cell>
          <table:table-cell office:value-type="float" office:value="0.161537" calcext:value-type="float">
            <text:p>0.161537</text:p>
          </table:table-cell>
          <table:table-cell office:value-type="float" office:value="0.163106" calcext:value-type="float">
            <text:p>0.163106</text:p>
          </table:table-cell>
          <table:table-cell office:value-type="float" office:value="0.169514" calcext:value-type="float">
            <text:p>0.169514</text:p>
          </table:table-cell>
          <table:table-cell office:value-type="float" office:value="0.141487" calcext:value-type="float">
            <text:p>0.1414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48557" calcext:value-type="float">
            <text:p>0.948557</text:p>
          </table:table-cell>
          <table:table-cell office:value-type="float" office:value="0.947772" calcext:value-type="float">
            <text:p>0.947772</text:p>
          </table:table-cell>
          <table:table-cell office:value-type="float" office:value="0.950214" calcext:value-type="float">
            <text:p>0.950214</text:p>
          </table:table-cell>
          <table:table-cell office:value-type="float" office:value="0.948339" calcext:value-type="float">
            <text:p>0.948339</text:p>
          </table:table-cell>
          <table:table-cell office:value-type="float" office:value="0.947511" calcext:value-type="float">
            <text:p>0.947511</text:p>
          </table:table-cell>
          <table:table-cell office:value-type="float" office:value="0.946159" calcext:value-type="float">
            <text:p>0.946159</text:p>
          </table:table-cell>
          <table:table-cell office:value-type="float" office:value="0.952393" calcext:value-type="float">
            <text:p>0.9523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45473" calcext:value-type="float">
            <text:p>0.945473</text:p>
          </table:table-cell>
          <table:table-cell office:value-type="float" office:value="0.944354" calcext:value-type="float">
            <text:p>0.944354</text:p>
          </table:table-cell>
          <table:table-cell office:value-type="float" office:value="0.947609" calcext:value-type="float">
            <text:p>0.947609</text:p>
          </table:table-cell>
          <table:table-cell office:value-type="float" office:value="0.944049" calcext:value-type="float">
            <text:p>0.944049</text:p>
          </table:table-cell>
          <table:table-cell office:value-type="float" office:value="0.943235" calcext:value-type="float">
            <text:p>0.943235</text:p>
          </table:table-cell>
          <table:table-cell office:value-type="float" office:value="0.942625" calcext:value-type="float">
            <text:p>0.942625</text:p>
          </table:table-cell>
          <table:table-cell office:value-type="float" office:value="0.950051" calcext:value-type="float">
            <text:p>0.950051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248142" calcext:value-type="float">
            <text:p>0.248142</text:p>
          </table:table-cell>
          <table:table-cell office:value-type="float" office:value="0.247267" calcext:value-type="float">
            <text:p>0.247267</text:p>
          </table:table-cell>
          <table:table-cell office:value-type="float" office:value="0.242301" calcext:value-type="float">
            <text:p>0.242301</text:p>
          </table:table-cell>
          <table:table-cell office:value-type="float" office:value="0.243329" calcext:value-type="float">
            <text:p>0.243329</text:p>
          </table:table-cell>
          <table:table-cell office:value-type="float" office:value="0.228924" calcext:value-type="float">
            <text:p>0.228924</text:p>
          </table:table-cell>
          <table:table-cell office:value-type="float" office:value="0.176276" calcext:value-type="float">
            <text:p>0.176276</text:p>
          </table:table-cell>
          <table:table-cell office:value-type="float" office:value="0.135302" calcext:value-type="float">
            <text:p>0.13530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56186" calcext:value-type="float">
            <text:p>0.956186</text:p>
          </table:table-cell>
          <table:table-cell table:number-columns-repeated="4" office:value-type="float" office:value="0.943325" calcext:value-type="float">
            <text:p>0.943325</text:p>
          </table:table-cell>
          <table:table-cell office:value-type="float" office:value="0.943456" calcext:value-type="float">
            <text:p>0.943456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54181" calcext:value-type="float">
            <text:p>0.9541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53204" calcext:value-type="float">
            <text:p>0.953204</text:p>
          </table:table-cell>
          <table:table-cell table:number-columns-repeated="4" office:value-type="float" office:value="0.939674" calcext:value-type="float">
            <text:p>0.939674</text:p>
          </table:table-cell>
          <table:table-cell office:value-type="float" office:value="0.939878" calcext:value-type="float">
            <text:p>0.939878</text:p>
          </table:table-cell>
          <table:table-cell office:value-type="float" office:value="0.941404" calcext:value-type="float">
            <text:p>0.941404</text:p>
          </table:table-cell>
          <table:table-cell office:value-type="float" office:value="0.950966" calcext:value-type="float">
            <text:p>0.95096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139921" calcext:value-type="float">
            <text:p>0.139921</text:p>
          </table:table-cell>
          <table:table-cell office:value-type="float" office:value="0.237598" calcext:value-type="float">
            <text:p>0.237598</text:p>
          </table:table-cell>
          <table:table-cell office:value-type="float" office:value="0.234583" calcext:value-type="float">
            <text:p>0.234583</text:p>
          </table:table-cell>
          <table:table-cell office:value-type="float" office:value="0.231723" calcext:value-type="float">
            <text:p>0.231723</text:p>
          </table:table-cell>
          <table:table-cell office:value-type="float" office:value="0.231699" calcext:value-type="float">
            <text:p>0.231699</text:p>
          </table:table-cell>
          <table:table-cell office:value-type="float" office:value="0.231358" calcext:value-type="float">
            <text:p>0.231358</text:p>
          </table:table-cell>
          <table:table-cell office:value-type="float" office:value="0.187862" calcext:value-type="float">
            <text:p>0.187862</text:p>
          </table:table-cell>
          <table:table-cell office:value-type="float" office:value="0.134147" calcext:value-type="float">
            <text:p>0.13414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52699" calcext:value-type="float">
            <text:p>0.952699</text:p>
          </table:table-cell>
          <table:table-cell table:number-columns-repeated="5" office:value-type="float" office:value="0.943456" calcext:value-type="float">
            <text:p>0.943456</text:p>
          </table:table-cell>
          <table:table-cell office:value-type="float" office:value="0.944372" calcext:value-type="float">
            <text:p>0.944372</text:p>
          </table:table-cell>
          <table:table-cell office:value-type="float" office:value="0.954617" calcext:value-type="float">
            <text:p>0.9546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49746" calcext:value-type="float">
            <text:p>0.949746</text:p>
          </table:table-cell>
          <table:table-cell table:number-columns-repeated="5" office:value-type="float" office:value="0.939776" calcext:value-type="float">
            <text:p>0.939776</text:p>
          </table:table-cell>
          <table:table-cell office:value-type="float" office:value="0.941099" calcext:value-type="float">
            <text:p>0.941099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131193" calcext:value-type="float">
            <text:p>0.131193</text:p>
          </table:table-cell>
          <table:table-cell office:value-type="float" office:value="0.158262" calcext:value-type="float">
            <text:p>0.158262</text:p>
          </table:table-cell>
          <table:table-cell office:value-type="float" office:value="0.312443" calcext:value-type="float">
            <text:p>0.312443</text:p>
          </table:table-cell>
          <table:table-cell office:value-type="float" office:value="0.308165" calcext:value-type="float">
            <text:p>0.308165</text:p>
          </table:table-cell>
          <table:table-cell office:value-type="float" office:value="0.142063" calcext:value-type="float">
            <text:p>0.142063</text:p>
          </table:table-cell>
          <table:table-cell office:value-type="float" office:value="0.142138" calcext:value-type="float">
            <text:p>0.142138</text:p>
          </table:table-cell>
          <table:table-cell office:value-type="float" office:value="0.141918" calcext:value-type="float">
            <text:p>0.141918</text:p>
          </table:table-cell>
          <table:table-cell office:value-type="float" office:value="0.137523" calcext:value-type="float">
            <text:p>0.1375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56273" calcext:value-type="float">
            <text:p>0.956273</text:p>
          </table:table-cell>
          <table:table-cell office:value-type="float" office:value="0.951347" calcext:value-type="float">
            <text:p>0.951347</text:p>
          </table:table-cell>
          <table:table-cell office:value-type="float" office:value="0.899861" calcext:value-type="float">
            <text:p>0.899861</text:p>
          </table:table-cell>
          <table:table-cell office:value-type="float" office:value="0.900994" calcext:value-type="float">
            <text:p>0.900994</text:p>
          </table:table-cell>
          <table:table-cell office:value-type="float" office:value="0.954355" calcext:value-type="float">
            <text:p>0.954355</text:p>
          </table:table-cell>
          <table:table-cell office:value-type="float" office:value="0.954617" calcext:value-type="float">
            <text:p>0.954617</text:p>
          </table:table-cell>
          <table:table-cell office:value-type="float" office:value="0.954224" calcext:value-type="float">
            <text:p>0.954224</text:p>
          </table:table-cell>
          <table:table-cell office:value-type="float" office:value="0.953788" calcext:value-type="float">
            <text:p>0.9537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53204" calcext:value-type="float">
            <text:p>0.953204</text:p>
          </table:table-cell>
          <table:table-cell office:value-type="float" office:value="0.94883" calcext:value-type="float">
            <text:p>0.94883</text:p>
          </table:table-cell>
          <table:table-cell office:value-type="float" office:value="0.897457" calcext:value-type="float">
            <text:p>0.897457</text:p>
          </table:table-cell>
          <table:table-cell office:value-type="float" office:value="0.900102" calcext:value-type="float">
            <text:p>0.900102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51068" calcext:value-type="float">
            <text:p>0.951068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No blockwise shuffle</text:p>
          </table:table-cell>
          <table:table-cell table:number-columns-repeated="2"/>
          <table:table-cell office:value-type="string" calcext:value-type="string">
            <text:p>Train Loss</text:p>
          </table:table-cell>
          <table:table-cell table:number-columns-repeated="8" office:value-type="float" office:value="22938" calcext:value-type="float">
            <text:p>22938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2938" calcext:value-type="float">
            <text:p>22938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2938" calcext:value-type="float">
            <text:p>229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39]*[.E40])/[.E38]" office:value-type="float" office:value="0.00435957799285029" calcext:value-type="float">
            <text:p>0.004359578</text:p>
          </table:table-cell>
          <table:table-cell table:style-name="ce1" table:formula="of:=100*([.F39]*[.F40])/[.F38]" office:value-type="float" office:value="0.279012991542419" calcext:value-type="float">
            <text:p>0.2790129915</text:p>
          </table:table-cell>
          <table:table-cell table:style-name="ce1" table:formula="of:=100*([.G39]*[.G40])/[.G38]" office:value-type="float" office:value="0.558025983084837" calcext:value-type="float">
            <text:p>0.5580259831</text:p>
          </table:table-cell>
          <table:table-cell table:style-name="ce1" table:formula="of:=100*([.H39]*[.H40])/[.H38]" office:value-type="float" office:value="1.11605196616967" calcext:value-type="float">
            <text:p>1.1160519662</text:p>
          </table:table-cell>
          <table:table-cell table:style-name="ce1" table:formula="of:=100*([.I39]*[.I40])/[.I38]" office:value-type="float" office:value="2.23210393233935" calcext:value-type="float">
            <text:p>2.2321039323</text:p>
          </table:table-cell>
          <table:table-cell table:style-name="ce1" table:formula="of:=100*([.J39]*[.J40])/[.J38]" office:value-type="float" office:value="4.4642078646787" calcext:value-type="float">
            <text:p>4.4642078647</text:p>
          </table:table-cell>
          <table:table-cell table:style-name="ce1" table:formula="of:=100*([.K39]*[.K40])/[.K38]" office:value-type="float" office:value="8.9284157293574" calcext:value-type="float">
            <text:p>8.9284157294</text:p>
          </table:table-cell>
          <table:table-cell table:style-name="ce1" table:formula="of:=100*([.L39]*[.L40])/[.L38]" office:value-type="float" office:value="17.8568314587148" calcext:value-type="float">
            <text:p>17.856831458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39]*[.O40])/[.O38]" office:value-type="float" office:value="0.00435957799285029" calcext:value-type="float">
            <text:p>0.004359578</text:p>
          </table:table-cell>
          <table:table-cell table:style-name="ce1" table:formula="of:=100*([.P39]*[.P40])/[.P38]" office:value-type="float" office:value="0.279012991542419" calcext:value-type="float">
            <text:p>0.2790129915</text:p>
          </table:table-cell>
          <table:table-cell table:style-name="ce1" table:formula="of:=100*([.Q39]*[.Q40])/[.Q38]" office:value-type="float" office:value="0.558025983084837" calcext:value-type="float">
            <text:p>0.5580259831</text:p>
          </table:table-cell>
          <table:table-cell table:style-name="ce1" table:formula="of:=100*([.R39]*[.R40])/[.R38]" office:value-type="float" office:value="1.11605196616967" calcext:value-type="float">
            <text:p>1.1160519662</text:p>
          </table:table-cell>
          <table:table-cell table:style-name="ce1" table:formula="of:=100*([.S39]*[.S40])/[.S38]" office:value-type="float" office:value="2.23210393233935" calcext:value-type="float">
            <text:p>2.2321039323</text:p>
          </table:table-cell>
          <table:table-cell table:style-name="ce1" table:formula="of:=100*([.T39]*[.T40])/[.T38]" office:value-type="float" office:value="4.4642078646787" calcext:value-type="float">
            <text:p>4.4642078647</text:p>
          </table:table-cell>
          <table:table-cell table:style-name="ce1" table:formula="of:=100*([.U39]*[.U40])/[.U38]" office:value-type="float" office:value="8.9284157293574" calcext:value-type="float">
            <text:p>8.9284157294</text:p>
          </table:table-cell>
          <table:table-cell table:style-name="ce1" table:formula="of:=100*([.V39]*[.V40])/[.V38]" office:value-type="float" office:value="17.8568314587148" calcext:value-type="float">
            <text:p>17.856831458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39]*[.Y40])/[.Y38]" office:value-type="float" office:value="0.00435957799285029" calcext:value-type="float">
            <text:p>0.004359578</text:p>
          </table:table-cell>
          <table:table-cell table:style-name="ce1" table:formula="of:=100*([.Z39]*[.Z40])/[.Z38]" office:value-type="float" office:value="0.279012991542419" calcext:value-type="float">
            <text:p>0.2790129915</text:p>
          </table:table-cell>
          <table:table-cell table:style-name="ce1" table:formula="of:=100*([.AA39]*[.AA40])/[.AA38]" office:value-type="float" office:value="0.558025983084837" calcext:value-type="float">
            <text:p>0.5580259831</text:p>
          </table:table-cell>
          <table:table-cell table:style-name="ce1" table:formula="of:=100*([.AB39]*[.AB40])/[.AB38]" office:value-type="float" office:value="1.11605196616967" calcext:value-type="float">
            <text:p>1.1160519662</text:p>
          </table:table-cell>
          <table:table-cell table:style-name="ce1" table:formula="of:=100*([.AC39]*[.AC40])/[.AC38]" office:value-type="float" office:value="2.23210393233935" calcext:value-type="float">
            <text:p>2.2321039323</text:p>
          </table:table-cell>
          <table:table-cell table:style-name="ce1" table:formula="of:=100*([.AD39]*[.AD40])/[.AD38]" office:value-type="float" office:value="4.4642078646787" calcext:value-type="float">
            <text:p>4.4642078647</text:p>
          </table:table-cell>
          <table:table-cell table:style-name="ce1" table:formula="of:=100*([.AE39]*[.AE40])/[.AE38]" office:value-type="float" office:value="8.9284157293574" calcext:value-type="float">
            <text:p>8.9284157294</text:p>
          </table:table-cell>
          <table:table-cell table:style-name="ce1" table:formula="of:=100*([.AF39]*[.AF40])/[.AF38]" office:value-type="float" office:value="17.8568314587148" calcext:value-type="float">
            <text:p>17.856831458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3299" calcext:value-type="float">
            <text:p>0.693299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43444" calcext:value-type="float">
            <text:p>0.143444</text:p>
          </table:table-cell>
          <table:table-cell office:value-type="float" office:value="0.25558" calcext:value-type="float">
            <text:p>0.25558</text:p>
          </table:table-cell>
          <table:table-cell office:value-type="float" office:value="0.252977" calcext:value-type="float">
            <text:p>0.252977</text:p>
          </table:table-cell>
          <table:table-cell office:value-type="float" office:value="0.251138" calcext:value-type="float">
            <text:p>0.251138</text:p>
          </table:table-cell>
          <table:table-cell office:value-type="float" office:value="0.242229" calcext:value-type="float">
            <text:p>0.242229</text:p>
          </table:table-cell>
          <table:table-cell office:value-type="float" office:value="0.207182" calcext:value-type="float">
            <text:p>0.207182</text:p>
          </table:table-cell>
          <table:table-cell office:value-type="float" office:value="0.214531" calcext:value-type="float">
            <text:p>0.214531</text:p>
          </table:table-cell>
          <table:table-cell office:value-type="float" office:value="0.155732" calcext:value-type="float">
            <text:p>0.1557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2655" calcext:value-type="float">
            <text:p>0.952655</text:p>
          </table:table-cell>
          <table:table-cell table:number-columns-repeated="2" office:value-type="float" office:value="0.943195" calcext:value-type="float">
            <text:p>0.943195</text:p>
          </table:table-cell>
          <table:table-cell office:value-type="float" office:value="0.943282" calcext:value-type="float">
            <text:p>0.943282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4023" calcext:value-type="float">
            <text:p>0.944023</text:p>
          </table:table-cell>
          <table:table-cell office:value-type="float" office:value="0.943979" calcext:value-type="float">
            <text:p>0.943979</text:p>
          </table:table-cell>
          <table:table-cell office:value-type="float" office:value="0.949167" calcext:value-type="float">
            <text:p>0.949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0356" calcext:value-type="float">
            <text:p>0.950356</text:p>
          </table:table-cell>
          <table:table-cell table:number-columns-repeated="2" office:value-type="float" office:value="0.939573" calcext:value-type="float">
            <text:p>0.939573</text:p>
          </table:table-cell>
          <table:table-cell office:value-type="float" office:value="0.939674" calcext:value-type="float">
            <text:p>0.939674</text:p>
          </table:table-cell>
          <table:table-cell office:value-type="float" office:value="0.939776" calcext:value-type="float">
            <text:p>0.939776</text:p>
          </table:table-cell>
          <table:table-cell table:number-columns-repeated="2" office:value-type="float" office:value="0.940183" calcext:value-type="float">
            <text:p>0.940183</text:p>
          </table:table-cell>
          <table:table-cell office:value-type="float" office:value="0.946999" calcext:value-type="float">
            <text:p>0.94699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39835" calcext:value-type="float">
            <text:p>0.139835</text:p>
          </table:table-cell>
          <table:table-cell office:value-type="float" office:value="0.248606" calcext:value-type="float">
            <text:p>0.248606</text:p>
          </table:table-cell>
          <table:table-cell office:value-type="float" office:value="0.248241" calcext:value-type="float">
            <text:p>0.248241</text:p>
          </table:table-cell>
          <table:table-cell office:value-type="float" office:value="0.246428" calcext:value-type="float">
            <text:p>0.246428</text:p>
          </table:table-cell>
          <table:table-cell office:value-type="float" office:value="0.239693" calcext:value-type="float">
            <text:p>0.239693</text:p>
          </table:table-cell>
          <table:table-cell office:value-type="float" office:value="0.195149" calcext:value-type="float">
            <text:p>0.195149</text:p>
          </table:table-cell>
          <table:table-cell office:value-type="float" office:value="0.211303" calcext:value-type="float">
            <text:p>0.211303</text:p>
          </table:table-cell>
          <table:table-cell office:value-type="float" office:value="0.146754" calcext:value-type="float">
            <text:p>0.1467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344" calcext:value-type="float">
            <text:p>0.95344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3936" calcext:value-type="float">
            <text:p>0.943936</text:p>
          </table:table-cell>
          <table:table-cell office:value-type="float" office:value="0.944067" calcext:value-type="float">
            <text:p>0.944067</text:p>
          </table:table-cell>
          <table:table-cell office:value-type="float" office:value="0.944895" calcext:value-type="float">
            <text:p>0.944895</text:p>
          </table:table-cell>
          <table:table-cell office:value-type="float" office:value="0.944328" calcext:value-type="float">
            <text:p>0.944328</text:p>
          </table:table-cell>
          <table:table-cell office:value-type="float" office:value="0.951216" calcext:value-type="float">
            <text:p>0.9512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1475" calcext:value-type="float">
            <text:p>0.951475</text:p>
          </table:table-cell>
          <table:table-cell table:number-columns-repeated="2" office:value-type="float" office:value="0.939674" calcext:value-type="float">
            <text:p>0.939674</text:p>
          </table:table-cell>
          <table:table-cell office:value-type="float" office:value="0.939878" calcext:value-type="float">
            <text:p>0.939878</text:p>
          </table:table-cell>
          <table:table-cell office:value-type="float" office:value="0.940285" calcext:value-type="float">
            <text:p>0.940285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0285" calcext:value-type="float">
            <text:p>0.940285</text:p>
          </table:table-cell>
          <table:table-cell office:value-type="float" office:value="0.949237" calcext:value-type="float">
            <text:p>0.94923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37938" calcext:value-type="float">
            <text:p>0.137938</text:p>
          </table:table-cell>
          <table:table-cell office:value-type="float" office:value="0.245583" calcext:value-type="float">
            <text:p>0.245583</text:p>
          </table:table-cell>
          <table:table-cell office:value-type="float" office:value="0.244225" calcext:value-type="float">
            <text:p>0.244225</text:p>
          </table:table-cell>
          <table:table-cell office:value-type="float" office:value="0.243275" calcext:value-type="float">
            <text:p>0.243275</text:p>
          </table:table-cell>
          <table:table-cell office:value-type="float" office:value="0.232456" calcext:value-type="float">
            <text:p>0.232456</text:p>
          </table:table-cell>
          <table:table-cell office:value-type="float" office:value="0.203826" calcext:value-type="float">
            <text:p>0.203826</text:p>
          </table:table-cell>
          <table:table-cell office:value-type="float" office:value="0.202524" calcext:value-type="float">
            <text:p>0.202524</text:p>
          </table:table-cell>
          <table:table-cell office:value-type="float" office:value="0.153676" calcext:value-type="float">
            <text:p>0.1536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3614" calcext:value-type="float">
            <text:p>0.953614</text:p>
          </table:table-cell>
          <table:table-cell office:value-type="float" office:value="0.943761" calcext:value-type="float">
            <text:p>0.943761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3849" calcext:value-type="float">
            <text:p>0.943849</text:p>
          </table:table-cell>
          <table:table-cell office:value-type="float" office:value="0.94411" calcext:value-type="float">
            <text:p>0.94411</text:p>
          </table:table-cell>
          <table:table-cell office:value-type="float" office:value="0.944677" calcext:value-type="float">
            <text:p>0.944677</text:p>
          </table:table-cell>
          <table:table-cell office:value-type="float" office:value="0.944808" calcext:value-type="float">
            <text:p>0.944808</text:p>
          </table:table-cell>
          <table:table-cell office:value-type="float" office:value="0.94956" calcext:value-type="float">
            <text:p>0.949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1373" calcext:value-type="float">
            <text:p>0.951373</text:p>
          </table:table-cell>
          <table:table-cell office:value-type="float" office:value="0.939878" calcext:value-type="float">
            <text:p>0.939878</text:p>
          </table:table-cell>
          <table:table-cell office:value-type="float" office:value="0.939674" calcext:value-type="float">
            <text:p>0.939674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40488" calcext:value-type="float">
            <text:p>0.940488</text:p>
          </table:table-cell>
          <table:table-cell table:number-columns-repeated="2" office:value-type="float" office:value="0.940692" calcext:value-type="float">
            <text:p>0.940692</text:p>
          </table:table-cell>
          <table:table-cell office:value-type="float" office:value="0.947406" calcext:value-type="float">
            <text:p>0.947406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136773" calcext:value-type="float">
            <text:p>0.136773</text:p>
          </table:table-cell>
          <table:table-cell office:value-type="float" office:value="0.242084" calcext:value-type="float">
            <text:p>0.242084</text:p>
          </table:table-cell>
          <table:table-cell office:value-type="float" office:value="0.240865" calcext:value-type="float">
            <text:p>0.240865</text:p>
          </table:table-cell>
          <table:table-cell office:value-type="float" office:value="0.240884" calcext:value-type="float">
            <text:p>0.240884</text:p>
          </table:table-cell>
          <table:table-cell office:value-type="float" office:value="0.232336" calcext:value-type="float">
            <text:p>0.232336</text:p>
          </table:table-cell>
          <table:table-cell office:value-type="float" office:value="0.195316" calcext:value-type="float">
            <text:p>0.195316</text:p>
          </table:table-cell>
          <table:table-cell office:value-type="float" office:value="0.19643" calcext:value-type="float">
            <text:p>0.19643</text:p>
          </table:table-cell>
          <table:table-cell office:value-type="float" office:value="0.144439" calcext:value-type="float">
            <text:p>0.1444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53963" calcext:value-type="float">
            <text:p>0.953963</text:p>
          </table:table-cell>
          <table:table-cell office:value-type="float" office:value="0.943936" calcext:value-type="float">
            <text:p>0.943936</text:p>
          </table:table-cell>
          <table:table-cell office:value-type="float" office:value="0.943805" calcext:value-type="float">
            <text:p>0.943805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411" calcext:value-type="float">
            <text:p>0.94411</text:p>
          </table:table-cell>
          <table:table-cell office:value-type="float" office:value="0.945069" calcext:value-type="float">
            <text:p>0.945069</text:p>
          </table:table-cell>
          <table:table-cell office:value-type="float" office:value="0.945113" calcext:value-type="float">
            <text:p>0.945113</text:p>
          </table:table-cell>
          <table:table-cell office:value-type="float" office:value="0.951652" calcext:value-type="float">
            <text:p>0.9516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3998" calcext:value-type="float">
            <text:p>0.93998</text:p>
          </table:table-cell>
          <table:table-cell office:value-type="float" office:value="0.939878" calcext:value-type="float">
            <text:p>0.939878</text:p>
          </table:table-cell>
          <table:table-cell office:value-type="float" office:value="0.940081" calcext:value-type="float">
            <text:p>0.940081</text:p>
          </table:table-cell>
          <table:table-cell table:number-columns-repeated="2" office:value-type="float" office:value="0.941302" calcext:value-type="float">
            <text:p>0.941302</text:p>
          </table:table-cell>
          <table:table-cell office:value-type="float" office:value="0.949034" calcext:value-type="float">
            <text:p>0.94903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35977" calcext:value-type="float">
            <text:p>0.135977</text:p>
          </table:table-cell>
          <table:table-cell office:value-type="float" office:value="0.240944" calcext:value-type="float">
            <text:p>0.240944</text:p>
          </table:table-cell>
          <table:table-cell office:value-type="float" office:value="0.240299" calcext:value-type="float">
            <text:p>0.240299</text:p>
          </table:table-cell>
          <table:table-cell office:value-type="float" office:value="0.23982" calcext:value-type="float">
            <text:p>0.23982</text:p>
          </table:table-cell>
          <table:table-cell office:value-type="float" office:value="0.229652" calcext:value-type="float">
            <text:p>0.229652</text:p>
          </table:table-cell>
          <table:table-cell office:value-type="float" office:value="0.196994" calcext:value-type="float">
            <text:p>0.196994</text:p>
          </table:table-cell>
          <table:table-cell office:value-type="float" office:value="0.20821" calcext:value-type="float">
            <text:p>0.20821</text:p>
          </table:table-cell>
          <table:table-cell office:value-type="float" office:value="0.174133" calcext:value-type="float">
            <text:p>0.1741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54224" calcext:value-type="float">
            <text:p>0.954224</text:p>
          </table:table-cell>
          <table:table-cell office:value-type="float" office:value="0.943936" calcext:value-type="float">
            <text:p>0.943936</text:p>
          </table:table-cell>
          <table:table-cell office:value-type="float" office:value="0.943674" calcext:value-type="float">
            <text:p>0.943674</text:p>
          </table:table-cell>
          <table:table-cell office:value-type="float" office:value="0.943892" calcext:value-type="float">
            <text:p>0.943892</text:p>
          </table:table-cell>
          <table:table-cell office:value-type="float" office:value="0.944154" calcext:value-type="float">
            <text:p>0.944154</text:p>
          </table:table-cell>
          <table:table-cell office:value-type="float" office:value="0.944982" calcext:value-type="float">
            <text:p>0.944982</text:p>
          </table:table-cell>
          <table:table-cell office:value-type="float" office:value="0.94459" calcext:value-type="float">
            <text:p>0.94459</text:p>
          </table:table-cell>
          <table:table-cell office:value-type="float" office:value="0.947293" calcext:value-type="float">
            <text:p>0.9472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3998" calcext:value-type="float">
            <text:p>0.93998</text:p>
          </table:table-cell>
          <table:table-cell office:value-type="float" office:value="0.939776" calcext:value-type="float">
            <text:p>0.939776</text:p>
          </table:table-cell>
          <table:table-cell office:value-type="float" office:value="0.93998" calcext:value-type="float">
            <text:p>0.93998</text:p>
          </table:table-cell>
          <table:table-cell office:value-type="float" office:value="0.940183" calcext:value-type="float">
            <text:p>0.940183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0794" calcext:value-type="float">
            <text:p>0.940794</text:p>
          </table:table-cell>
          <table:table-cell office:value-type="float" office:value="0.944761" calcext:value-type="float">
            <text:p>0.94476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135389" calcext:value-type="float">
            <text:p>0.135389</text:p>
          </table:table-cell>
          <table:table-cell office:value-type="float" office:value="0.238547" calcext:value-type="float">
            <text:p>0.238547</text:p>
          </table:table-cell>
          <table:table-cell office:value-type="float" office:value="0.23929" calcext:value-type="float">
            <text:p>0.23929</text:p>
          </table:table-cell>
          <table:table-cell office:value-type="float" office:value="0.239069" calcext:value-type="float">
            <text:p>0.239069</text:p>
          </table:table-cell>
          <table:table-cell office:value-type="float" office:value="0.230841" calcext:value-type="float">
            <text:p>0.230841</text:p>
          </table:table-cell>
          <table:table-cell office:value-type="float" office:value="0.186956" calcext:value-type="float">
            <text:p>0.186956</text:p>
          </table:table-cell>
          <table:table-cell office:value-type="float" office:value="0.197281" calcext:value-type="float">
            <text:p>0.197281</text:p>
          </table:table-cell>
          <table:table-cell office:value-type="float" office:value="0.142931" calcext:value-type="float">
            <text:p>0.1429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453" calcext:value-type="float">
            <text:p>0.95453</text:p>
          </table:table-cell>
          <table:table-cell table:number-columns-repeated="2" office:value-type="float" office:value="0.943892" calcext:value-type="float">
            <text:p>0.943892</text:p>
          </table:table-cell>
          <table:table-cell office:value-type="float" office:value="0.943718" calcext:value-type="float">
            <text:p>0.943718</text:p>
          </table:table-cell>
          <table:table-cell office:value-type="float" office:value="0.94411" calcext:value-type="float">
            <text:p>0.94411</text:p>
          </table:table-cell>
          <table:table-cell office:value-type="float" office:value="0.945636" calcext:value-type="float">
            <text:p>0.945636</text:p>
          </table:table-cell>
          <table:table-cell office:value-type="float" office:value="0.944982" calcext:value-type="float">
            <text:p>0.944982</text:p>
          </table:table-cell>
          <table:table-cell office:value-type="float" office:value="0.951609" calcext:value-type="float">
            <text:p>0.9516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1679" calcext:value-type="float">
            <text:p>0.951679</text:p>
          </table:table-cell>
          <table:table-cell table:number-columns-repeated="2" office:value-type="float" office:value="0.93998" calcext:value-type="float">
            <text:p>0.93998</text:p>
          </table:table-cell>
          <table:table-cell office:value-type="float" office:value="0.939878" calcext:value-type="float">
            <text:p>0.939878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42014" calcext:value-type="float">
            <text:p>0.942014</text:p>
          </table:table-cell>
          <table:table-cell office:value-type="float" office:value="0.941404" calcext:value-type="float">
            <text:p>0.941404</text:p>
          </table:table-cell>
          <table:table-cell office:value-type="float" office:value="0.948627" calcext:value-type="float">
            <text:p>0.94862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134926" calcext:value-type="float">
            <text:p>0.134926</text:p>
          </table:table-cell>
          <table:table-cell office:value-type="float" office:value="0.238066" calcext:value-type="float">
            <text:p>0.238066</text:p>
          </table:table-cell>
          <table:table-cell office:value-type="float" office:value="0.237658" calcext:value-type="float">
            <text:p>0.237658</text:p>
          </table:table-cell>
          <table:table-cell office:value-type="float" office:value="0.238744" calcext:value-type="float">
            <text:p>0.238744</text:p>
          </table:table-cell>
          <table:table-cell office:value-type="float" office:value="0.227966" calcext:value-type="float">
            <text:p>0.227966</text:p>
          </table:table-cell>
          <table:table-cell office:value-type="float" office:value="0.189893" calcext:value-type="float">
            <text:p>0.189893</text:p>
          </table:table-cell>
          <table:table-cell office:value-type="float" office:value="0.19836" calcext:value-type="float">
            <text:p>0.19836</text:p>
          </table:table-cell>
          <table:table-cell office:value-type="float" office:value="0.147956" calcext:value-type="float">
            <text:p>0.1479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54922" calcext:value-type="float">
            <text:p>0.954922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4154" calcext:value-type="float">
            <text:p>0.944154</text:p>
          </table:table-cell>
          <table:table-cell office:value-type="float" office:value="0.945418" calcext:value-type="float">
            <text:p>0.945418</text:p>
          </table:table-cell>
          <table:table-cell office:value-type="float" office:value="0.945026" calcext:value-type="float">
            <text:p>0.945026</text:p>
          </table:table-cell>
          <table:table-cell office:value-type="float" office:value="0.951086" calcext:value-type="float">
            <text:p>0.9510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39776" calcext:value-type="float">
            <text:p>0.939776</text:p>
          </table:table-cell>
          <table:table-cell table:number-columns-repeated="2" office:value-type="float" office:value="0.939878" calcext:value-type="float">
            <text:p>0.939878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41404" calcext:value-type="float">
            <text:p>0.941404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48423" calcext:value-type="float">
            <text:p>0.94842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34547" calcext:value-type="float">
            <text:p>0.134547</text:p>
          </table:table-cell>
          <table:table-cell office:value-type="float" office:value="0.236552" calcext:value-type="float">
            <text:p>0.236552</text:p>
          </table:table-cell>
          <table:table-cell office:value-type="float" office:value="0.236099" calcext:value-type="float">
            <text:p>0.236099</text:p>
          </table:table-cell>
          <table:table-cell office:value-type="float" office:value="0.235913" calcext:value-type="float">
            <text:p>0.235913</text:p>
          </table:table-cell>
          <table:table-cell office:value-type="float" office:value="0.228877" calcext:value-type="float">
            <text:p>0.228877</text:p>
          </table:table-cell>
          <table:table-cell office:value-type="float" office:value="0.192149" calcext:value-type="float">
            <text:p>0.192149</text:p>
          </table:table-cell>
          <table:table-cell office:value-type="float" office:value="0.197455" calcext:value-type="float">
            <text:p>0.197455</text:p>
          </table:table-cell>
          <table:table-cell office:value-type="float" office:value="0.142299" calcext:value-type="float">
            <text:p>0.1422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5053" calcext:value-type="float">
            <text:p>0.955053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411" calcext:value-type="float">
            <text:p>0.94411</text:p>
          </table:table-cell>
          <table:table-cell office:value-type="float" office:value="0.945374" calcext:value-type="float">
            <text:p>0.945374</text:p>
          </table:table-cell>
          <table:table-cell office:value-type="float" office:value="0.945157" calcext:value-type="float">
            <text:p>0.945157</text:p>
          </table:table-cell>
          <table:table-cell office:value-type="float" office:value="0.951739" calcext:value-type="float">
            <text:p>0.9517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1577" calcext:value-type="float">
            <text:p>0.951577</text:p>
          </table:table-cell>
          <table:table-cell table:number-columns-repeated="2" office:value-type="float" office:value="0.939878" calcext:value-type="float">
            <text:p>0.939878</text:p>
          </table:table-cell>
          <table:table-cell office:value-type="float" office:value="0.939776" calcext:value-type="float">
            <text:p>0.939776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41607" calcext:value-type="float">
            <text:p>0.941607</text:p>
          </table:table-cell>
          <table:table-cell office:value-type="float" office:value="0.941302" calcext:value-type="float">
            <text:p>0.941302</text:p>
          </table:table-cell>
          <table:table-cell office:value-type="float" office:value="0.948423" calcext:value-type="float">
            <text:p>0.94842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134226" calcext:value-type="float">
            <text:p>0.134226</text:p>
          </table:table-cell>
          <table:table-cell office:value-type="float" office:value="0.235914" calcext:value-type="float">
            <text:p>0.235914</text:p>
          </table:table-cell>
          <table:table-cell office:value-type="float" office:value="0.235805" calcext:value-type="float">
            <text:p>0.235805</text:p>
          </table:table-cell>
          <table:table-cell office:value-type="float" office:value="0.235707" calcext:value-type="float">
            <text:p>0.235707</text:p>
          </table:table-cell>
          <table:table-cell office:value-type="float" office:value="0.228466" calcext:value-type="float">
            <text:p>0.228466</text:p>
          </table:table-cell>
          <table:table-cell office:value-type="float" office:value="0.188279" calcext:value-type="float">
            <text:p>0.188279</text:p>
          </table:table-cell>
          <table:table-cell office:value-type="float" office:value="0.204528" calcext:value-type="float">
            <text:p>0.204528</text:p>
          </table:table-cell>
          <table:table-cell office:value-type="float" office:value="0.16267" calcext:value-type="float">
            <text:p>0.162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55271" calcext:value-type="float">
            <text:p>0.955271</text:p>
          </table:table-cell>
          <table:table-cell table:number-columns-repeated="2" office:value-type="float" office:value="0.943543" calcext:value-type="float">
            <text:p>0.943543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4023" calcext:value-type="float">
            <text:p>0.944023</text:p>
          </table:table-cell>
          <table:table-cell office:value-type="float" office:value="0.945767" calcext:value-type="float">
            <text:p>0.945767</text:p>
          </table:table-cell>
          <table:table-cell office:value-type="float" office:value="0.944677" calcext:value-type="float">
            <text:p>0.944677</text:p>
          </table:table-cell>
          <table:table-cell office:value-type="float" office:value="0.94847" calcext:value-type="float">
            <text:p>0.948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51679" calcext:value-type="float">
            <text:p>0.951679</text:p>
          </table:table-cell>
          <table:table-cell table:number-columns-repeated="3" office:value-type="float" office:value="0.939776" calcext:value-type="float">
            <text:p>0.939776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41709" calcext:value-type="float">
            <text:p>0.941709</text:p>
          </table:table-cell>
          <table:table-cell office:value-type="float" office:value="0.940895" calcext:value-type="float">
            <text:p>0.940895</text:p>
          </table:table-cell>
          <table:table-cell office:value-type="float" office:value="0.94588" calcext:value-type="float">
            <text:p>0.9458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3395" calcext:value-type="float">
            <text:p>0.13395</text:p>
          </table:table-cell>
          <table:table-cell office:value-type="float" office:value="0.234567" calcext:value-type="float">
            <text:p>0.234567</text:p>
          </table:table-cell>
          <table:table-cell office:value-type="float" office:value="0.236019" calcext:value-type="float">
            <text:p>0.236019</text:p>
          </table:table-cell>
          <table:table-cell office:value-type="float" office:value="0.23583" calcext:value-type="float">
            <text:p>0.23583</text:p>
          </table:table-cell>
          <table:table-cell office:value-type="float" office:value="0.224686" calcext:value-type="float">
            <text:p>0.224686</text:p>
          </table:table-cell>
          <table:table-cell office:value-type="float" office:value="0.192122" calcext:value-type="float">
            <text:p>0.192122</text:p>
          </table:table-cell>
          <table:table-cell office:value-type="float" office:value="0.194903" calcext:value-type="float">
            <text:p>0.194903</text:p>
          </table:table-cell>
          <table:table-cell office:value-type="float" office:value="0.140752" calcext:value-type="float">
            <text:p>0.1407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5489" calcext:value-type="float">
            <text:p>0.955489</text:p>
          </table:table-cell>
          <table:table-cell table:number-columns-repeated="2" office:value-type="float" office:value="0.943456" calcext:value-type="float">
            <text:p>0.943456</text:p>
          </table:table-cell>
          <table:table-cell office:value-type="float" office:value="0.943413" calcext:value-type="float">
            <text:p>0.943413</text:p>
          </table:table-cell>
          <table:table-cell office:value-type="float" office:value="0.943936" calcext:value-type="float">
            <text:p>0.943936</text:p>
          </table:table-cell>
          <table:table-cell office:value-type="float" office:value="0.945244" calcext:value-type="float">
            <text:p>0.945244</text:p>
          </table:table-cell>
          <table:table-cell office:value-type="float" office:value="0.945418" calcext:value-type="float">
            <text:p>0.945418</text:p>
          </table:table-cell>
          <table:table-cell office:value-type="float" office:value="0.951957" calcext:value-type="float">
            <text:p>0.9519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1577" calcext:value-type="float">
            <text:p>0.951577</text:p>
          </table:table-cell>
          <table:table-cell table:number-columns-repeated="3" office:value-type="float" office:value="0.939776" calcext:value-type="float">
            <text:p>0.939776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41607" calcext:value-type="float">
            <text:p>0.941607</text:p>
          </table:table-cell>
          <table:table-cell office:value-type="float" office:value="0.941506" calcext:value-type="float">
            <text:p>0.941506</text:p>
          </table:table-cell>
          <table:table-cell office:value-type="float" office:value="0.948525" calcext:value-type="float">
            <text:p>0.94852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133707" calcext:value-type="float">
            <text:p>0.133707</text:p>
          </table:table-cell>
          <table:table-cell office:value-type="float" office:value="0.235492" calcext:value-type="float">
            <text:p>0.235492</text:p>
          </table:table-cell>
          <table:table-cell office:value-type="float" office:value="0.235384" calcext:value-type="float">
            <text:p>0.235384</text:p>
          </table:table-cell>
          <table:table-cell office:value-type="float" office:value="0.234008" calcext:value-type="float">
            <text:p>0.234008</text:p>
          </table:table-cell>
          <table:table-cell office:value-type="float" office:value="0.226996" calcext:value-type="float">
            <text:p>0.226996</text:p>
          </table:table-cell>
          <table:table-cell office:value-type="float" office:value="0.186153" calcext:value-type="float">
            <text:p>0.186153</text:p>
          </table:table-cell>
          <table:table-cell office:value-type="float" office:value="0.19537" calcext:value-type="float">
            <text:p>0.19537</text:p>
          </table:table-cell>
          <table:table-cell office:value-type="float" office:value="0.145638" calcext:value-type="float">
            <text:p>0.1456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55489" calcext:value-type="float">
            <text:p>0.955489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674" calcext:value-type="float">
            <text:p>0.943674</text:p>
          </table:table-cell>
          <table:table-cell office:value-type="float" office:value="0.945767" calcext:value-type="float">
            <text:p>0.945767</text:p>
          </table:table-cell>
          <table:table-cell office:value-type="float" office:value="0.944939" calcext:value-type="float">
            <text:p>0.944939</text:p>
          </table:table-cell>
          <table:table-cell office:value-type="float" office:value="0.951478" calcext:value-type="float">
            <text:p>0.9514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51882" calcext:value-type="float">
            <text:p>0.951882</text:p>
          </table:table-cell>
          <table:table-cell table:number-columns-repeated="4" office:value-type="float" office:value="0.939878" calcext:value-type="float">
            <text:p>0.939878</text:p>
          </table:table-cell>
          <table:table-cell office:value-type="float" office:value="0.941913" calcext:value-type="float">
            <text:p>0.941913</text:p>
          </table:table-cell>
          <table:table-cell office:value-type="float" office:value="0.941506" calcext:value-type="float">
            <text:p>0.941506</text:p>
          </table:table-cell>
          <table:table-cell office:value-type="float" office:value="0.94822" calcext:value-type="float">
            <text:p>0.9482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133491" calcext:value-type="float">
            <text:p>0.133491</text:p>
          </table:table-cell>
          <table:table-cell office:value-type="float" office:value="0.233987" calcext:value-type="float">
            <text:p>0.233987</text:p>
          </table:table-cell>
          <table:table-cell office:value-type="float" office:value="0.234222" calcext:value-type="float">
            <text:p>0.234222</text:p>
          </table:table-cell>
          <table:table-cell office:value-type="float" office:value="0.233117" calcext:value-type="float">
            <text:p>0.233117</text:p>
          </table:table-cell>
          <table:table-cell office:value-type="float" office:value="0.223154" calcext:value-type="float">
            <text:p>0.223154</text:p>
          </table:table-cell>
          <table:table-cell office:value-type="float" office:value="0.194018" calcext:value-type="float">
            <text:p>0.194018</text:p>
          </table:table-cell>
          <table:table-cell office:value-type="float" office:value="0.201683" calcext:value-type="float">
            <text:p>0.201683</text:p>
          </table:table-cell>
          <table:table-cell office:value-type="float" office:value="0.14619" calcext:value-type="float">
            <text:p>0.146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55489" calcext:value-type="float">
            <text:p>0.955489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456" calcext:value-type="float">
            <text:p>0.943456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3761" calcext:value-type="float">
            <text:p>0.943761</text:p>
          </table:table-cell>
          <table:table-cell office:value-type="float" office:value="0.944895" calcext:value-type="float">
            <text:p>0.944895</text:p>
          </table:table-cell>
          <table:table-cell office:value-type="float" office:value="0.944721" calcext:value-type="float">
            <text:p>0.944721</text:p>
          </table:table-cell>
          <table:table-cell office:value-type="float" office:value="0.951391" calcext:value-type="float">
            <text:p>0.9513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39776" calcext:value-type="float">
            <text:p>0.939776</text:p>
          </table:table-cell>
          <table:table-cell table:number-columns-repeated="2" office:value-type="float" office:value="0.939878" calcext:value-type="float">
            <text:p>0.939878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41099" calcext:value-type="float">
            <text:p>0.941099</text:p>
          </table:table-cell>
          <table:table-cell office:value-type="float" office:value="0.940794" calcext:value-type="float">
            <text:p>0.940794</text:p>
          </table:table-cell>
          <table:table-cell office:value-type="float" office:value="0.948423" calcext:value-type="float">
            <text:p>0.948423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33298" calcext:value-type="float">
            <text:p>0.133298</text:p>
          </table:table-cell>
          <table:table-cell office:value-type="float" office:value="0.233517" calcext:value-type="float">
            <text:p>0.233517</text:p>
          </table:table-cell>
          <table:table-cell office:value-type="float" office:value="0.233562" calcext:value-type="float">
            <text:p>0.233562</text:p>
          </table:table-cell>
          <table:table-cell office:value-type="float" office:value="0.233527" calcext:value-type="float">
            <text:p>0.233527</text:p>
          </table:table-cell>
          <table:table-cell office:value-type="float" office:value="0.223099" calcext:value-type="float">
            <text:p>0.223099</text:p>
          </table:table-cell>
          <table:table-cell office:value-type="float" office:value="0.188557" calcext:value-type="float">
            <text:p>0.188557</text:p>
          </table:table-cell>
          <table:table-cell office:value-type="float" office:value="0.19676" calcext:value-type="float">
            <text:p>0.19676</text:p>
          </table:table-cell>
          <table:table-cell office:value-type="float" office:value="0.161314" calcext:value-type="float">
            <text:p>0.1613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5707" calcext:value-type="float">
            <text:p>0.955707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761" calcext:value-type="float">
            <text:p>0.943761</text:p>
          </table:table-cell>
          <table:table-cell office:value-type="float" office:value="0.945418" calcext:value-type="float">
            <text:p>0.945418</text:p>
          </table:table-cell>
          <table:table-cell office:value-type="float" office:value="0.944808" calcext:value-type="float">
            <text:p>0.944808</text:p>
          </table:table-cell>
          <table:table-cell office:value-type="float" office:value="0.948775" calcext:value-type="float">
            <text:p>0.9487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2085" calcext:value-type="float">
            <text:p>0.952085</text:p>
          </table:table-cell>
          <table:table-cell office:value-type="float" office:value="0.939776" calcext:value-type="float">
            <text:p>0.939776</text:p>
          </table:table-cell>
          <table:table-cell table:number-columns-repeated="2" office:value-type="float" office:value="0.939878" calcext:value-type="float">
            <text:p>0.939878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41709" calcext:value-type="float">
            <text:p>0.941709</text:p>
          </table:table-cell>
          <table:table-cell office:value-type="float" office:value="0.941302" calcext:value-type="float">
            <text:p>0.941302</text:p>
          </table:table-cell>
          <table:table-cell office:value-type="float" office:value="0.945575" calcext:value-type="float">
            <text:p>0.94557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133123" calcext:value-type="float">
            <text:p>0.133123</text:p>
          </table:table-cell>
          <table:table-cell office:value-type="float" office:value="0.233069" calcext:value-type="float">
            <text:p>0.233069</text:p>
          </table:table-cell>
          <table:table-cell office:value-type="float" office:value="0.233423" calcext:value-type="float">
            <text:p>0.233423</text:p>
          </table:table-cell>
          <table:table-cell office:value-type="float" office:value="0.233051" calcext:value-type="float">
            <text:p>0.233051</text:p>
          </table:table-cell>
          <table:table-cell office:value-type="float" office:value="0.227489" calcext:value-type="float">
            <text:p>0.227489</text:p>
          </table:table-cell>
          <table:table-cell office:value-type="float" office:value="0.188943" calcext:value-type="float">
            <text:p>0.188943</text:p>
          </table:table-cell>
          <table:table-cell office:value-type="float" office:value="0.200654" calcext:value-type="float">
            <text:p>0.200654</text:p>
          </table:table-cell>
          <table:table-cell office:value-type="float" office:value="0.138901" calcext:value-type="float">
            <text:p>0.1389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55794" calcext:value-type="float">
            <text:p>0.955794</text:p>
          </table:table-cell>
          <table:table-cell table:number-columns-repeated="3" office:value-type="float" office:value="0.943543" calcext:value-type="float">
            <text:p>0.943543</text:p>
          </table:table-cell>
          <table:table-cell office:value-type="float" office:value="0.943674" calcext:value-type="float">
            <text:p>0.943674</text:p>
          </table:table-cell>
          <table:table-cell office:value-type="float" office:value="0.945505" calcext:value-type="float">
            <text:p>0.945505</text:p>
          </table:table-cell>
          <table:table-cell office:value-type="float" office:value="0.944503" calcext:value-type="float">
            <text:p>0.944503</text:p>
          </table:table-cell>
          <table:table-cell office:value-type="float" office:value="0.952742" calcext:value-type="float">
            <text:p>0.9527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52085" calcext:value-type="float">
            <text:p>0.952085</text:p>
          </table:table-cell>
          <table:table-cell office:value-type="float" office:value="0.939776" calcext:value-type="float">
            <text:p>0.939776</text:p>
          </table:table-cell>
          <table:table-cell table:number-columns-repeated="2" office:value-type="float" office:value="0.939878" calcext:value-type="float">
            <text:p>0.939878</text:p>
          </table:table-cell>
          <table:table-cell office:value-type="float" office:value="0.93998" calcext:value-type="float">
            <text:p>0.93998</text:p>
          </table:table-cell>
          <table:table-cell office:value-type="float" office:value="0.941913" calcext:value-type="float">
            <text:p>0.941913</text:p>
          </table:table-cell>
          <table:table-cell office:value-type="float" office:value="0.940488" calcext:value-type="float">
            <text:p>0.940488</text:p>
          </table:table-cell>
          <table:table-cell office:value-type="float" office:value="0.949949" calcext:value-type="float">
            <text:p>0.94994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132964" calcext:value-type="float">
            <text:p>0.132964</text:p>
          </table:table-cell>
          <table:table-cell office:value-type="float" office:value="0.233025" calcext:value-type="float">
            <text:p>0.233025</text:p>
          </table:table-cell>
          <table:table-cell office:value-type="float" office:value="0.233762" calcext:value-type="float">
            <text:p>0.233762</text:p>
          </table:table-cell>
          <table:table-cell office:value-type="float" office:value="0.233628" calcext:value-type="float">
            <text:p>0.233628</text:p>
          </table:table-cell>
          <table:table-cell office:value-type="float" office:value="0.226028" calcext:value-type="float">
            <text:p>0.226028</text:p>
          </table:table-cell>
          <table:table-cell office:value-type="float" office:value="0.187447" calcext:value-type="float">
            <text:p>0.187447</text:p>
          </table:table-cell>
          <table:table-cell office:value-type="float" office:value="0.197251" calcext:value-type="float">
            <text:p>0.197251</text:p>
          </table:table-cell>
          <table:table-cell office:value-type="float" office:value="0.149135" calcext:value-type="float">
            <text:p>0.1491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55925" calcext:value-type="float">
            <text:p>0.955925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5505" calcext:value-type="float">
            <text:p>0.945505</text:p>
          </table:table-cell>
          <table:table-cell office:value-type="float" office:value="0.944459" calcext:value-type="float">
            <text:p>0.944459</text:p>
          </table:table-cell>
          <table:table-cell office:value-type="float" office:value="0.950606" calcext:value-type="float">
            <text:p>0.9506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52391" calcext:value-type="float">
            <text:p>0.952391</text:p>
          </table:table-cell>
          <table:table-cell table:number-columns-repeated="2" office:value-type="float" office:value="0.939776" calcext:value-type="float">
            <text:p>0.939776</text:p>
          </table:table-cell>
          <table:table-cell office:value-type="float" office:value="0.939878" calcext:value-type="float">
            <text:p>0.939878</text:p>
          </table:table-cell>
          <table:table-cell office:value-type="float" office:value="0.940183" calcext:value-type="float">
            <text:p>0.940183</text:p>
          </table:table-cell>
          <table:table-cell office:value-type="float" office:value="0.941811" calcext:value-type="float">
            <text:p>0.941811</text:p>
          </table:table-cell>
          <table:table-cell office:value-type="float" office:value="0.940692" calcext:value-type="float">
            <text:p>0.940692</text:p>
          </table:table-cell>
          <table:table-cell office:value-type="float" office:value="0.948321" calcext:value-type="float">
            <text:p>0.94832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132818" calcext:value-type="float">
            <text:p>0.132818</text:p>
          </table:table-cell>
          <table:table-cell office:value-type="float" office:value="0.232865" calcext:value-type="float">
            <text:p>0.232865</text:p>
          </table:table-cell>
          <table:table-cell office:value-type="float" office:value="0.23337" calcext:value-type="float">
            <text:p>0.23337</text:p>
          </table:table-cell>
          <table:table-cell office:value-type="float" office:value="0.23198" calcext:value-type="float">
            <text:p>0.23198</text:p>
          </table:table-cell>
          <table:table-cell office:value-type="float" office:value="0.225194" calcext:value-type="float">
            <text:p>0.225194</text:p>
          </table:table-cell>
          <table:table-cell office:value-type="float" office:value="0.191485" calcext:value-type="float">
            <text:p>0.191485</text:p>
          </table:table-cell>
          <table:table-cell office:value-type="float" office:value="0.204373" calcext:value-type="float">
            <text:p>0.204373</text:p>
          </table:table-cell>
          <table:table-cell office:value-type="float" office:value="0.153126" calcext:value-type="float">
            <text:p>0.153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55968" calcext:value-type="float">
            <text:p>0.955968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674" calcext:value-type="float">
            <text:p>0.943674</text:p>
          </table:table-cell>
          <table:table-cell office:value-type="float" office:value="0.945157" calcext:value-type="float">
            <text:p>0.945157</text:p>
          </table:table-cell>
          <table:table-cell office:value-type="float" office:value="0.944023" calcext:value-type="float">
            <text:p>0.944023</text:p>
          </table:table-cell>
          <table:table-cell office:value-type="float" office:value="0.94956" calcext:value-type="float">
            <text:p>0.949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52492" calcext:value-type="float">
            <text:p>0.952492</text:p>
          </table:table-cell>
          <table:table-cell office:value-type="float" office:value="0.939776" calcext:value-type="float">
            <text:p>0.939776</text:p>
          </table:table-cell>
          <table:table-cell table:number-columns-repeated="2" office:value-type="float" office:value="0.939878" calcext:value-type="float">
            <text:p>0.939878</text:p>
          </table:table-cell>
          <table:table-cell office:value-type="float" office:value="0.940183" calcext:value-type="float">
            <text:p>0.940183</text:p>
          </table:table-cell>
          <table:table-cell office:value-type="float" office:value="0.941506" calcext:value-type="float">
            <text:p>0.941506</text:p>
          </table:table-cell>
          <table:table-cell office:value-type="float" office:value="0.940285" calcext:value-type="float">
            <text:p>0.940285</text:p>
          </table:table-cell>
          <table:table-cell office:value-type="float" office:value="0.947711" calcext:value-type="float">
            <text:p>0.94771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132685" calcext:value-type="float">
            <text:p>0.132685</text:p>
          </table:table-cell>
          <table:table-cell office:value-type="float" office:value="0.232497" calcext:value-type="float">
            <text:p>0.232497</text:p>
          </table:table-cell>
          <table:table-cell office:value-type="float" office:value="0.232415" calcext:value-type="float">
            <text:p>0.232415</text:p>
          </table:table-cell>
          <table:table-cell office:value-type="float" office:value="0.233319" calcext:value-type="float">
            <text:p>0.233319</text:p>
          </table:table-cell>
          <table:table-cell office:value-type="float" office:value="0.225533" calcext:value-type="float">
            <text:p>0.225533</text:p>
          </table:table-cell>
          <table:table-cell office:value-type="float" office:value="0.185107" calcext:value-type="float">
            <text:p>0.185107</text:p>
          </table:table-cell>
          <table:table-cell office:value-type="float" office:value="0.192934" calcext:value-type="float">
            <text:p>0.192934</text:p>
          </table:table-cell>
          <table:table-cell office:value-type="float" office:value="0.157848" calcext:value-type="float">
            <text:p>0.15784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56055" calcext:value-type="float">
            <text:p>0.956055</text:p>
          </table:table-cell>
          <table:table-cell table:number-columns-repeated="2" office:value-type="float" office:value="0.9435" calcext:value-type="float">
            <text:p>0.9435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5723" calcext:value-type="float">
            <text:p>0.945723</text:p>
          </table:table-cell>
          <table:table-cell office:value-type="float" office:value="0.944721" calcext:value-type="float">
            <text:p>0.944721</text:p>
          </table:table-cell>
          <table:table-cell office:value-type="float" office:value="0.949124" calcext:value-type="float">
            <text:p>0.94912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52594" calcext:value-type="float">
            <text:p>0.952594</text:p>
          </table:table-cell>
          <table:table-cell table:number-columns-repeated="3" office:value-type="float" office:value="0.939878" calcext:value-type="float">
            <text:p>0.939878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42218" calcext:value-type="float">
            <text:p>0.942218</text:p>
          </table:table-cell>
          <table:table-cell office:value-type="float" office:value="0.941099" calcext:value-type="float">
            <text:p>0.941099</text:p>
          </table:table-cell>
          <table:table-cell office:value-type="float" office:value="0.945982" calcext:value-type="float">
            <text:p>0.945982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132561" calcext:value-type="float">
            <text:p>0.132561</text:p>
          </table:table-cell>
          <table:table-cell office:value-type="float" office:value="0.231592" calcext:value-type="float">
            <text:p>0.231592</text:p>
          </table:table-cell>
          <table:table-cell office:value-type="float" office:value="0.232377" calcext:value-type="float">
            <text:p>0.232377</text:p>
          </table:table-cell>
          <table:table-cell office:value-type="float" office:value="0.232559" calcext:value-type="float">
            <text:p>0.232559</text:p>
          </table:table-cell>
          <table:table-cell office:value-type="float" office:value="0.224529" calcext:value-type="float">
            <text:p>0.224529</text:p>
          </table:table-cell>
          <table:table-cell office:value-type="float" office:value="0.188454" calcext:value-type="float">
            <text:p>0.188454</text:p>
          </table:table-cell>
          <table:table-cell office:value-type="float" office:value="0.197919" calcext:value-type="float">
            <text:p>0.197919</text:p>
          </table:table-cell>
          <table:table-cell office:value-type="float" office:value="0.160296" calcext:value-type="float">
            <text:p>0.1602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56143" calcext:value-type="float">
            <text:p>0.956143</text:p>
          </table:table-cell>
          <table:table-cell table:number-columns-repeated="3" office:value-type="float" office:value="0.943543" calcext:value-type="float">
            <text:p>0.943543</text:p>
          </table:table-cell>
          <table:table-cell office:value-type="float" office:value="0.943674" calcext:value-type="float">
            <text:p>0.943674</text:p>
          </table:table-cell>
          <table:table-cell office:value-type="float" office:value="0.945505" calcext:value-type="float">
            <text:p>0.945505</text:p>
          </table:table-cell>
          <table:table-cell office:value-type="float" office:value="0.944067" calcext:value-type="float">
            <text:p>0.944067</text:p>
          </table:table-cell>
          <table:table-cell office:value-type="float" office:value="0.949255" calcext:value-type="float">
            <text:p>0.9492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52594" calcext:value-type="float">
            <text:p>0.952594</text:p>
          </table:table-cell>
          <table:table-cell table:number-columns-repeated="3" office:value-type="float" office:value="0.939878" calcext:value-type="float">
            <text:p>0.939878</text:p>
          </table:table-cell>
          <table:table-cell office:value-type="float" office:value="0.940183" calcext:value-type="float">
            <text:p>0.940183</text:p>
          </table:table-cell>
          <table:table-cell office:value-type="float" office:value="0.941811" calcext:value-type="float">
            <text:p>0.941811</text:p>
          </table:table-cell>
          <table:table-cell office:value-type="float" office:value="0.940285" calcext:value-type="float">
            <text:p>0.940285</text:p>
          </table:table-cell>
          <table:table-cell office:value-type="float" office:value="0.945778" calcext:value-type="float">
            <text:p>0.94577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32448" calcext:value-type="float">
            <text:p>0.132448</text:p>
          </table:table-cell>
          <table:table-cell office:value-type="float" office:value="0.232253" calcext:value-type="float">
            <text:p>0.232253</text:p>
          </table:table-cell>
          <table:table-cell office:value-type="float" office:value="0.231983" calcext:value-type="float">
            <text:p>0.231983</text:p>
          </table:table-cell>
          <table:table-cell office:value-type="float" office:value="0.231845" calcext:value-type="float">
            <text:p>0.231845</text:p>
          </table:table-cell>
          <table:table-cell office:value-type="float" office:value="0.223444" calcext:value-type="float">
            <text:p>0.223444</text:p>
          </table:table-cell>
          <table:table-cell office:value-type="float" office:value="0.186504" calcext:value-type="float">
            <text:p>0.186504</text:p>
          </table:table-cell>
          <table:table-cell office:value-type="float" office:value="0.197071" calcext:value-type="float">
            <text:p>0.197071</text:p>
          </table:table-cell>
          <table:table-cell office:value-type="float" office:value="0.15959" calcext:value-type="float">
            <text:p>0.159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5623" calcext:value-type="float">
            <text:p>0.95623</text:p>
          </table:table-cell>
          <table:table-cell table:number-columns-repeated="2" office:value-type="float" office:value="0.9435" calcext:value-type="float">
            <text:p>0.9435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5418" calcext:value-type="float">
            <text:p>0.945418</text:p>
          </table:table-cell>
          <table:table-cell office:value-type="float" office:value="0.944067" calcext:value-type="float">
            <text:p>0.944067</text:p>
          </table:table-cell>
          <table:table-cell office:value-type="float" office:value="0.94908" calcext:value-type="float">
            <text:p>0.949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52289" calcext:value-type="float">
            <text:p>0.952289</text:p>
          </table:table-cell>
          <table:table-cell table:number-columns-repeated="3" office:value-type="float" office:value="0.939878" calcext:value-type="float">
            <text:p>0.939878</text:p>
          </table:table-cell>
          <table:table-cell office:value-type="float" office:value="0.940183" calcext:value-type="float">
            <text:p>0.940183</text:p>
          </table:table-cell>
          <table:table-cell office:value-type="float" office:value="0.942116" calcext:value-type="float">
            <text:p>0.942116</text:p>
          </table:table-cell>
          <table:table-cell office:value-type="float" office:value="0.940387" calcext:value-type="float">
            <text:p>0.940387</text:p>
          </table:table-cell>
          <table:table-cell office:value-type="float" office:value="0.945371" calcext:value-type="float">
            <text:p>0.9453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32343" calcext:value-type="float">
            <text:p>0.132343</text:p>
          </table:table-cell>
          <table:table-cell office:value-type="float" office:value="0.231842" calcext:value-type="float">
            <text:p>0.231842</text:p>
          </table:table-cell>
          <table:table-cell office:value-type="float" office:value="0.231517" calcext:value-type="float">
            <text:p>0.231517</text:p>
          </table:table-cell>
          <table:table-cell office:value-type="float" office:value="0.232814" calcext:value-type="float">
            <text:p>0.232814</text:p>
          </table:table-cell>
          <table:table-cell office:value-type="float" office:value="0.221381" calcext:value-type="float">
            <text:p>0.221381</text:p>
          </table:table-cell>
          <table:table-cell office:value-type="float" office:value="0.186554" calcext:value-type="float">
            <text:p>0.186554</text:p>
          </table:table-cell>
          <table:table-cell office:value-type="float" office:value="0.195102" calcext:value-type="float">
            <text:p>0.195102</text:p>
          </table:table-cell>
          <table:table-cell office:value-type="float" office:value="0.154178" calcext:value-type="float">
            <text:p>0.1541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6273" calcext:value-type="float">
            <text:p>0.956273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674" calcext:value-type="float">
            <text:p>0.943674</text:p>
          </table:table-cell>
          <table:table-cell office:value-type="float" office:value="0.945287" calcext:value-type="float">
            <text:p>0.945287</text:p>
          </table:table-cell>
          <table:table-cell office:value-type="float" office:value="0.94411" calcext:value-type="float">
            <text:p>0.94411</text:p>
          </table:table-cell>
          <table:table-cell office:value-type="float" office:value="0.949734" calcext:value-type="float">
            <text:p>0.9497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39776" calcext:value-type="float">
            <text:p>0.939776</text:p>
          </table:table-cell>
          <table:table-cell office:value-type="float" office:value="0.939878" calcext:value-type="float">
            <text:p>0.939878</text:p>
          </table:table-cell>
          <table:table-cell office:value-type="float" office:value="0.93998" calcext:value-type="float">
            <text:p>0.93998</text:p>
          </table:table-cell>
          <table:table-cell office:value-type="float" office:value="0.940285" calcext:value-type="float">
            <text:p>0.940285</text:p>
          </table:table-cell>
          <table:table-cell office:value-type="float" office:value="0.941607" calcext:value-type="float">
            <text:p>0.941607</text:p>
          </table:table-cell>
          <table:table-cell office:value-type="float" office:value="0.940387" calcext:value-type="float">
            <text:p>0.940387</text:p>
          </table:table-cell>
          <table:table-cell office:value-type="float" office:value="0.947508" calcext:value-type="float">
            <text:p>0.947508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32246" calcext:value-type="float">
            <text:p>0.132246</text:p>
          </table:table-cell>
          <table:table-cell office:value-type="float" office:value="0.231574" calcext:value-type="float">
            <text:p>0.231574</text:p>
          </table:table-cell>
          <table:table-cell office:value-type="float" office:value="0.231676" calcext:value-type="float">
            <text:p>0.231676</text:p>
          </table:table-cell>
          <table:table-cell office:value-type="float" office:value="0.231296" calcext:value-type="float">
            <text:p>0.231296</text:p>
          </table:table-cell>
          <table:table-cell office:value-type="float" office:value="0.221878" calcext:value-type="float">
            <text:p>0.221878</text:p>
          </table:table-cell>
          <table:table-cell office:value-type="float" office:value="0.187563" calcext:value-type="float">
            <text:p>0.187563</text:p>
          </table:table-cell>
          <table:table-cell office:value-type="float" office:value="0.202583" calcext:value-type="float">
            <text:p>0.202583</text:p>
          </table:table-cell>
          <table:table-cell office:value-type="float" office:value="0.147212" calcext:value-type="float">
            <text:p>0.1472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6317" calcext:value-type="float">
            <text:p>0.956317</text:p>
          </table:table-cell>
          <table:table-cell office:value-type="float" office:value="0.943456" calcext:value-type="float">
            <text:p>0.943456</text:p>
          </table:table-cell>
          <table:table-cell table:number-columns-repeated="2" office:value-type="float" office:value="0.943543" calcext:value-type="float">
            <text:p>0.943543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5244" calcext:value-type="float">
            <text:p>0.945244</text:p>
          </table:table-cell>
          <table:table-cell office:value-type="float" office:value="0.943761" calcext:value-type="float">
            <text:p>0.943761</text:p>
          </table:table-cell>
          <table:table-cell office:value-type="float" office:value="0.951478" calcext:value-type="float">
            <text:p>0.95147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39776" calcext:value-type="float">
            <text:p>0.939776</text:p>
          </table:table-cell>
          <table:table-cell office:value-type="float" office:value="0.93998" calcext:value-type="float">
            <text:p>0.93998</text:p>
          </table:table-cell>
          <table:table-cell office:value-type="float" office:value="0.939878" calcext:value-type="float">
            <text:p>0.939878</text:p>
          </table:table-cell>
          <table:table-cell office:value-type="float" office:value="0.940285" calcext:value-type="float">
            <text:p>0.940285</text:p>
          </table:table-cell>
          <table:table-cell office:value-type="float" office:value="0.941607" calcext:value-type="float">
            <text:p>0.941607</text:p>
          </table:table-cell>
          <table:table-cell office:value-type="float" office:value="0.940183" calcext:value-type="float">
            <text:p>0.940183</text:p>
          </table:table-cell>
          <table:table-cell office:value-type="float" office:value="0.948728" calcext:value-type="float">
            <text:p>0.948728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32155" calcext:value-type="float">
            <text:p>0.132155</text:p>
          </table:table-cell>
          <table:table-cell office:value-type="float" office:value="0.230994" calcext:value-type="float">
            <text:p>0.230994</text:p>
          </table:table-cell>
          <table:table-cell office:value-type="float" office:value="0.230973" calcext:value-type="float">
            <text:p>0.230973</text:p>
          </table:table-cell>
          <table:table-cell office:value-type="float" office:value="0.232886" calcext:value-type="float">
            <text:p>0.232886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186653" calcext:value-type="float">
            <text:p>0.186653</text:p>
          </table:table-cell>
          <table:table-cell office:value-type="float" office:value="0.197216" calcext:value-type="float">
            <text:p>0.197216</text:p>
          </table:table-cell>
          <table:table-cell office:value-type="float" office:value="0.157802" calcext:value-type="float">
            <text:p>0.1578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6491" calcext:value-type="float">
            <text:p>0.956491</text:p>
          </table:table-cell>
          <table:table-cell office:value-type="float" office:value="0.9435" calcext:value-type="float">
            <text:p>0.9435</text:p>
          </table:table-cell>
          <table:table-cell table:number-columns-repeated="2" office:value-type="float" office:value="0.943543" calcext:value-type="float">
            <text:p>0.943543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44023" calcext:value-type="float">
            <text:p>0.944023</text:p>
          </table:table-cell>
          <table:table-cell office:value-type="float" office:value="0.94908" calcext:value-type="float">
            <text:p>0.9490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2798" calcext:value-type="float">
            <text:p>0.952798</text:p>
          </table:table-cell>
          <table:table-cell office:value-type="float" office:value="0.93998" calcext:value-type="float">
            <text:p>0.93998</text:p>
          </table:table-cell>
          <table:table-cell office:value-type="float" office:value="0.939878" calcext:value-type="float">
            <text:p>0.939878</text:p>
          </table:table-cell>
          <table:table-cell office:value-type="float" office:value="0.93998" calcext:value-type="float">
            <text:p>0.93998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41811" calcext:value-type="float">
            <text:p>0.941811</text:p>
          </table:table-cell>
          <table:table-cell office:value-type="float" office:value="0.940285" calcext:value-type="float">
            <text:p>0.940285</text:p>
          </table:table-cell>
          <table:table-cell office:value-type="float" office:value="0.946389" calcext:value-type="float">
            <text:p>0.946389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13207" calcext:value-type="float">
            <text:p>0.13207</text:p>
          </table:table-cell>
          <table:table-cell office:value-type="float" office:value="0.230383" calcext:value-type="float">
            <text:p>0.230383</text:p>
          </table:table-cell>
          <table:table-cell office:value-type="float" office:value="0.231673" calcext:value-type="float">
            <text:p>0.231673</text:p>
          </table:table-cell>
          <table:table-cell office:value-type="float" office:value="0.231448" calcext:value-type="float">
            <text:p>0.231448</text:p>
          </table:table-cell>
          <table:table-cell office:value-type="float" office:value="0.223498" calcext:value-type="float">
            <text:p>0.223498</text:p>
          </table:table-cell>
          <table:table-cell office:value-type="float" office:value="0.183452" calcext:value-type="float">
            <text:p>0.183452</text:p>
          </table:table-cell>
          <table:table-cell office:value-type="float" office:value="0.196548" calcext:value-type="float">
            <text:p>0.196548</text:p>
          </table:table-cell>
          <table:table-cell office:value-type="float" office:value="0.170662" calcext:value-type="float">
            <text:p>0.17066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56579" calcext:value-type="float">
            <text:p>0.956579</text:p>
          </table:table-cell>
          <table:table-cell table:number-columns-repeated="3" office:value-type="float" office:value="0.943543" calcext:value-type="float">
            <text:p>0.943543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5723" calcext:value-type="float">
            <text:p>0.945723</text:p>
          </table:table-cell>
          <table:table-cell office:value-type="float" office:value="0.943936" calcext:value-type="float">
            <text:p>0.943936</text:p>
          </table:table-cell>
          <table:table-cell office:value-type="float" office:value="0.946552" calcext:value-type="float">
            <text:p>0.9465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52798" calcext:value-type="float">
            <text:p>0.952798</text:p>
          </table:table-cell>
          <table:table-cell table:number-columns-repeated="2" office:value-type="float" office:value="0.93998" calcext:value-type="float">
            <text:p>0.93998</text:p>
          </table:table-cell>
          <table:table-cell table:number-columns-repeated="2" office:value-type="float" office:value="0.940183" calcext:value-type="float">
            <text:p>0.940183</text:p>
          </table:table-cell>
          <table:table-cell office:value-type="float" office:value="0.942014" calcext:value-type="float">
            <text:p>0.942014</text:p>
          </table:table-cell>
          <table:table-cell office:value-type="float" office:value="0.940387" calcext:value-type="float">
            <text:p>0.940387</text:p>
          </table:table-cell>
          <table:table-cell office:value-type="float" office:value="0.943133" calcext:value-type="float">
            <text:p>0.94313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31992" calcext:value-type="float">
            <text:p>0.131992</text:p>
          </table:table-cell>
          <table:table-cell office:value-type="float" office:value="0.230655" calcext:value-type="float">
            <text:p>0.230655</text:p>
          </table:table-cell>
          <table:table-cell office:value-type="float" office:value="0.230111" calcext:value-type="float">
            <text:p>0.230111</text:p>
          </table:table-cell>
          <table:table-cell office:value-type="float" office:value="0.230425" calcext:value-type="float">
            <text:p>0.230425</text:p>
          </table:table-cell>
          <table:table-cell office:value-type="float" office:value="0.219839" calcext:value-type="float">
            <text:p>0.219839</text:p>
          </table:table-cell>
          <table:table-cell office:value-type="float" office:value="0.184335" calcext:value-type="float">
            <text:p>0.184335</text:p>
          </table:table-cell>
          <table:table-cell office:value-type="float" office:value="0.195195" calcext:value-type="float">
            <text:p>0.195195</text:p>
          </table:table-cell>
          <table:table-cell office:value-type="float" office:value="0.154178" calcext:value-type="float">
            <text:p>0.1541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56709" calcext:value-type="float">
            <text:p>0.956709</text:p>
          </table:table-cell>
          <table:table-cell office:value-type="float" office:value="0.9435" calcext:value-type="float">
            <text:p>0.9435</text:p>
          </table:table-cell>
          <table:table-cell table:number-columns-repeated="2" office:value-type="float" office:value="0.943543" calcext:value-type="float">
            <text:p>0.943543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43892" calcext:value-type="float">
            <text:p>0.943892</text:p>
          </table:table-cell>
          <table:table-cell office:value-type="float" office:value="0.949429" calcext:value-type="float">
            <text:p>0.9494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3998" calcext:value-type="float">
            <text:p>0.93998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3998" calcext:value-type="float">
            <text:p>0.93998</text:p>
          </table:table-cell>
          <table:table-cell office:value-type="float" office:value="0.940285" calcext:value-type="float">
            <text:p>0.940285</text:p>
          </table:table-cell>
          <table:table-cell office:value-type="float" office:value="0.941913" calcext:value-type="float">
            <text:p>0.941913</text:p>
          </table:table-cell>
          <table:table-cell office:value-type="float" office:value="0.940387" calcext:value-type="float">
            <text:p>0.940387</text:p>
          </table:table-cell>
          <table:table-cell office:value-type="float" office:value="0.946999" calcext:value-type="float">
            <text:p>0.946999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1917" calcext:value-type="float">
            <text:p>0.131917</text:p>
          </table:table-cell>
          <table:table-cell office:value-type="float" office:value="0.23014" calcext:value-type="float">
            <text:p>0.23014</text:p>
          </table:table-cell>
          <table:table-cell office:value-type="float" office:value="0.230117" calcext:value-type="float">
            <text:p>0.230117</text:p>
          </table:table-cell>
          <table:table-cell office:value-type="float" office:value="0.23025" calcext:value-type="float">
            <text:p>0.23025</text:p>
          </table:table-cell>
          <table:table-cell office:value-type="float" office:value="0.224528" calcext:value-type="float">
            <text:p>0.224528</text:p>
          </table:table-cell>
          <table:table-cell office:value-type="float" office:value="0.18576" calcext:value-type="float">
            <text:p>0.18576</text:p>
          </table:table-cell>
          <table:table-cell office:value-type="float" office:value="0.194773" calcext:value-type="float">
            <text:p>0.194773</text:p>
          </table:table-cell>
          <table:table-cell office:value-type="float" office:value="0.146832" calcext:value-type="float">
            <text:p>0.1468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56709" calcext:value-type="float">
            <text:p>0.956709</text:p>
          </table:table-cell>
          <table:table-cell table:number-columns-repeated="2" office:value-type="float" office:value="0.943543" calcext:value-type="float">
            <text:p>0.943543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4895" calcext:value-type="float">
            <text:p>0.944895</text:p>
          </table:table-cell>
          <table:table-cell office:value-type="float" office:value="0.943849" calcext:value-type="float">
            <text:p>0.943849</text:p>
          </table:table-cell>
          <table:table-cell office:value-type="float" office:value="0.951173" calcext:value-type="float">
            <text:p>0.9511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52492" calcext:value-type="float">
            <text:p>0.952492</text:p>
          </table:table-cell>
          <table:table-cell office:value-type="float" office:value="0.93998" calcext:value-type="float">
            <text:p>0.93998</text:p>
          </table:table-cell>
          <table:table-cell office:value-type="float" office:value="0.940081" calcext:value-type="float">
            <text:p>0.940081</text:p>
          </table:table-cell>
          <table:table-cell table:number-columns-repeated="2" office:value-type="float" office:value="0.940183" calcext:value-type="float">
            <text:p>0.940183</text:p>
          </table:table-cell>
          <table:table-cell office:value-type="float" office:value="0.941404" calcext:value-type="float">
            <text:p>0.941404</text:p>
          </table:table-cell>
          <table:table-cell office:value-type="float" office:value="0.940387" calcext:value-type="float">
            <text:p>0.940387</text:p>
          </table:table-cell>
          <table:table-cell office:value-type="float" office:value="0.948932" calcext:value-type="float">
            <text:p>0.948932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31847" calcext:value-type="float">
            <text:p>0.131847</text:p>
          </table:table-cell>
          <table:table-cell office:value-type="float" office:value="0.229995" calcext:value-type="float">
            <text:p>0.229995</text:p>
          </table:table-cell>
          <table:table-cell office:value-type="float" office:value="0.231037" calcext:value-type="float">
            <text:p>0.231037</text:p>
          </table:table-cell>
          <table:table-cell office:value-type="float" office:value="0.230578" calcext:value-type="float">
            <text:p>0.230578</text:p>
          </table:table-cell>
          <table:table-cell office:value-type="float" office:value="0.221993" calcext:value-type="float">
            <text:p>0.221993</text:p>
          </table:table-cell>
          <table:table-cell office:value-type="float" office:value="0.193248" calcext:value-type="float">
            <text:p>0.193248</text:p>
          </table:table-cell>
          <table:table-cell office:value-type="float" office:value="0.195269" calcext:value-type="float">
            <text:p>0.195269</text:p>
          </table:table-cell>
          <table:table-cell office:value-type="float" office:value="0.147716" calcext:value-type="float">
            <text:p>0.1477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56666" calcext:value-type="float">
            <text:p>0.956666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4023" calcext:value-type="float">
            <text:p>0.944023</text:p>
          </table:table-cell>
          <table:table-cell office:value-type="float" office:value="0.943892" calcext:value-type="float">
            <text:p>0.943892</text:p>
          </table:table-cell>
          <table:table-cell office:value-type="float" office:value="0.950998" calcext:value-type="float">
            <text:p>0.9509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39878" calcext:value-type="float">
            <text:p>0.939878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40183" calcext:value-type="float">
            <text:p>0.940183</text:p>
          </table:table-cell>
          <table:table-cell office:value-type="float" office:value="0.940285" calcext:value-type="float">
            <text:p>0.940285</text:p>
          </table:table-cell>
          <table:table-cell office:value-type="float" office:value="0.940692" calcext:value-type="float">
            <text:p>0.940692</text:p>
          </table:table-cell>
          <table:table-cell office:value-type="float" office:value="0.940387" calcext:value-type="float">
            <text:p>0.940387</text:p>
          </table:table-cell>
          <table:table-cell office:value-type="float" office:value="0.948525" calcext:value-type="float">
            <text:p>0.948525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131782" calcext:value-type="float">
            <text:p>0.131782</text:p>
          </table:table-cell>
          <table:table-cell office:value-type="float" office:value="0.230308" calcext:value-type="float">
            <text:p>0.230308</text:p>
          </table:table-cell>
          <table:table-cell office:value-type="float" office:value="0.230935" calcext:value-type="float">
            <text:p>0.230935</text:p>
          </table:table-cell>
          <table:table-cell office:value-type="float" office:value="0.230113" calcext:value-type="float">
            <text:p>0.230113</text:p>
          </table:table-cell>
          <table:table-cell office:value-type="float" office:value="0.222271" calcext:value-type="float">
            <text:p>0.222271</text:p>
          </table:table-cell>
          <table:table-cell office:value-type="float" office:value="0.189262" calcext:value-type="float">
            <text:p>0.189262</text:p>
          </table:table-cell>
          <table:table-cell office:value-type="float" office:value="0.199659" calcext:value-type="float">
            <text:p>0.199659</text:p>
          </table:table-cell>
          <table:table-cell office:value-type="float" office:value="0.142654" calcext:value-type="float">
            <text:p>0.1426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56797" calcext:value-type="float">
            <text:p>0.95679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3587" calcext:value-type="float">
            <text:p>0.943587</text:p>
          </table:table-cell>
          <table:table-cell office:value-type="float" office:value="0.944372" calcext:value-type="float">
            <text:p>0.944372</text:p>
          </table:table-cell>
          <table:table-cell office:value-type="float" office:value="0.943761" calcext:value-type="float">
            <text:p>0.943761</text:p>
          </table:table-cell>
          <table:table-cell office:value-type="float" office:value="0.952045" calcext:value-type="float">
            <text:p>0.95204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52798" calcext:value-type="float">
            <text:p>0.952798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3998" calcext:value-type="float">
            <text:p>0.93998</text:p>
          </table:table-cell>
          <table:table-cell table:number-columns-repeated="2" office:value-type="float" office:value="0.940183" calcext:value-type="float">
            <text:p>0.940183</text:p>
          </table:table-cell>
          <table:table-cell office:value-type="float" office:value="0.940794" calcext:value-type="float">
            <text:p>0.940794</text:p>
          </table:table-cell>
          <table:table-cell office:value-type="float" office:value="0.940285" calcext:value-type="float">
            <text:p>0.940285</text:p>
          </table:table-cell>
          <table:table-cell office:value-type="float" office:value="0.950051" calcext:value-type="float">
            <text:p>0.950051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229807" calcext:value-type="float">
            <text:p>0.229807</text:p>
          </table:table-cell>
          <table:table-cell office:value-type="float" office:value="0.230268" calcext:value-type="float">
            <text:p>0.230268</text:p>
          </table:table-cell>
          <table:table-cell office:value-type="float" office:value="0.231088" calcext:value-type="float">
            <text:p>0.231088</text:p>
          </table:table-cell>
          <table:table-cell office:value-type="float" office:value="0.222319" calcext:value-type="float">
            <text:p>0.222319</text:p>
          </table:table-cell>
          <table:table-cell office:value-type="float" office:value="0.192029" calcext:value-type="float">
            <text:p>0.192029</text:p>
          </table:table-cell>
          <table:table-cell office:value-type="float" office:value="0.19831" calcext:value-type="float">
            <text:p>0.19831</text:p>
          </table:table-cell>
          <table:table-cell office:value-type="float" office:value="0.133439" calcext:value-type="float">
            <text:p>0.1334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56884" calcext:value-type="float">
            <text:p>0.956884</text:p>
          </table:table-cell>
          <table:table-cell table:number-columns-repeated="4" office:value-type="float" office:value="0.943543" calcext:value-type="float">
            <text:p>0.943543</text:p>
          </table:table-cell>
          <table:table-cell office:value-type="float" office:value="0.944067" calcext:value-type="float">
            <text:p>0.944067</text:p>
          </table:table-cell>
          <table:table-cell office:value-type="float" office:value="0.943761" calcext:value-type="float">
            <text:p>0.943761</text:p>
          </table:table-cell>
          <table:table-cell office:value-type="float" office:value="0.954966" calcext:value-type="float">
            <text:p>0.9549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52798" calcext:value-type="float">
            <text:p>0.952798</text:p>
          </table:table-cell>
          <table:table-cell table:number-columns-repeated="2" office:value-type="float" office:value="0.940081" calcext:value-type="float">
            <text:p>0.940081</text:p>
          </table:table-cell>
          <table:table-cell table:number-columns-repeated="2" office:value-type="float" office:value="0.940183" calcext:value-type="float">
            <text:p>0.940183</text:p>
          </table:table-cell>
          <table:table-cell office:value-type="float" office:value="0.94059" calcext:value-type="float">
            <text:p>0.94059</text:p>
          </table:table-cell>
          <table:table-cell office:value-type="float" office:value="0.940387" calcext:value-type="float">
            <text:p>0.940387</text:p>
          </table:table-cell>
          <table:table-cell office:value-type="float" office:value="0.952594" calcext:value-type="float">
            <text:p>0.952594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131663" calcext:value-type="float">
            <text:p>0.131663</text:p>
          </table:table-cell>
          <table:table-cell office:value-type="float" office:value="0.229247" calcext:value-type="float">
            <text:p>0.229247</text:p>
          </table:table-cell>
          <table:table-cell office:value-type="float" office:value="0.230127" calcext:value-type="float">
            <text:p>0.230127</text:p>
          </table:table-cell>
          <table:table-cell office:value-type="float" office:value="0.228991" calcext:value-type="float">
            <text:p>0.228991</text:p>
          </table:table-cell>
          <table:table-cell office:value-type="float" office:value="0.22461" calcext:value-type="float">
            <text:p>0.22461</text:p>
          </table:table-cell>
          <table:table-cell office:value-type="float" office:value="0.186176" calcext:value-type="float">
            <text:p>0.186176</text:p>
          </table:table-cell>
          <table:table-cell office:value-type="float" office:value="0.193958" calcext:value-type="float">
            <text:p>0.193958</text:p>
          </table:table-cell>
          <table:table-cell office:value-type="float" office:value="0.137073" calcext:value-type="float">
            <text:p>0.1370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56884" calcext:value-type="float">
            <text:p>0.956884</text:p>
          </table:table-cell>
          <table:table-cell office:value-type="float" office:value="0.943631" calcext:value-type="float">
            <text:p>0.943631</text:p>
          </table:table-cell>
          <table:table-cell table:number-columns-repeated="3" office:value-type="float" office:value="0.943543" calcext:value-type="float">
            <text:p>0.943543</text:p>
          </table:table-cell>
          <table:table-cell office:value-type="float" office:value="0.944546" calcext:value-type="float">
            <text:p>0.944546</text:p>
          </table:table-cell>
          <table:table-cell office:value-type="float" office:value="0.943805" calcext:value-type="float">
            <text:p>0.943805</text:p>
          </table:table-cell>
          <table:table-cell office:value-type="float" office:value="0.953396" calcext:value-type="float">
            <text:p>0.95339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52899" calcext:value-type="float">
            <text:p>0.952899</text:p>
          </table:table-cell>
          <table:table-cell table:number-columns-repeated="2" office:value-type="float" office:value="0.940081" calcext:value-type="float">
            <text:p>0.940081</text:p>
          </table:table-cell>
          <table:table-cell table:number-columns-repeated="2" office:value-type="float" office:value="0.940183" calcext:value-type="float">
            <text:p>0.940183</text:p>
          </table:table-cell>
          <table:table-cell office:value-type="float" office:value="0.940794" calcext:value-type="float">
            <text:p>0.940794</text:p>
          </table:table-cell>
          <table:table-cell office:value-type="float" office:value="0.940387" calcext:value-type="float">
            <text:p>0.940387</text:p>
          </table:table-cell>
          <table:table-cell office:value-type="float" office:value="0.950865" calcext:value-type="float">
            <text:p>0.95086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131609" calcext:value-type="float">
            <text:p>0.131609</text:p>
          </table:table-cell>
          <table:table-cell office:value-type="float" office:value="0.228956" calcext:value-type="float">
            <text:p>0.228956</text:p>
          </table:table-cell>
          <table:table-cell office:value-type="float" office:value="0.229234" calcext:value-type="float">
            <text:p>0.229234</text:p>
          </table:table-cell>
          <table:table-cell office:value-type="float" office:value="0.230753" calcext:value-type="float">
            <text:p>0.230753</text:p>
          </table:table-cell>
          <table:table-cell office:value-type="float" office:value="0.222467" calcext:value-type="float">
            <text:p>0.222467</text:p>
          </table:table-cell>
          <table:table-cell office:value-type="float" office:value="0.18348" calcext:value-type="float">
            <text:p>0.18348</text:p>
          </table:table-cell>
          <table:table-cell office:value-type="float" office:value="0.196149" calcext:value-type="float">
            <text:p>0.196149</text:p>
          </table:table-cell>
          <table:table-cell office:value-type="float" office:value="0.144666" calcext:value-type="float">
            <text:p>0.14466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57015" calcext:value-type="float">
            <text:p>0.957015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43587" calcext:value-type="float">
            <text:p>0.943587</text:p>
          </table:table-cell>
          <table:table-cell table:number-columns-repeated="2" office:value-type="float" office:value="0.943543" calcext:value-type="float">
            <text:p>0.943543</text:p>
          </table:table-cell>
          <table:table-cell office:value-type="float" office:value="0.944895" calcext:value-type="float">
            <text:p>0.944895</text:p>
          </table:table-cell>
          <table:table-cell office:value-type="float" office:value="0.943761" calcext:value-type="float">
            <text:p>0.943761</text:p>
          </table:table-cell>
          <table:table-cell office:value-type="float" office:value="0.952045" calcext:value-type="float">
            <text:p>0.9520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52899" calcext:value-type="float">
            <text:p>0.952899</text:p>
          </table:table-cell>
          <table:table-cell table:number-columns-repeated="2" office:value-type="float" office:value="0.940081" calcext:value-type="float">
            <text:p>0.940081</text:p>
          </table:table-cell>
          <table:table-cell table:number-columns-repeated="2" office:value-type="float" office:value="0.940183" calcext:value-type="float">
            <text:p>0.940183</text:p>
          </table:table-cell>
          <table:table-cell office:value-type="float" office:value="0.941404" calcext:value-type="float">
            <text:p>0.941404</text:p>
          </table:table-cell>
          <table:table-cell office:value-type="float" office:value="0.940387" calcext:value-type="float">
            <text:p>0.940387</text:p>
          </table:table-cell>
          <table:table-cell office:value-type="float" office:value="0.94944" calcext:value-type="float">
            <text:p>0.94944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Diminish step size</text:p>
          </table:table-cell>
          <table:table-cell table:number-columns-repeated="2"/>
          <table:table-cell office:value-type="string" calcext:value-type="string">
            <text:p>Train Loss</text:p>
          </table:table-cell>
          <table:table-cell table:number-columns-repeated="8" office:value-type="float" office:value="22938" calcext:value-type="float">
            <text:p>22938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2938" calcext:value-type="float">
            <text:p>22938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2938" calcext:value-type="float">
            <text:p>229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76]*[.E77])/[.E75]" office:value-type="float" office:value="0.00435957799285029" calcext:value-type="float">
            <text:p>0.004359578</text:p>
          </table:table-cell>
          <table:table-cell table:style-name="ce1" table:formula="of:=100*([.F76]*[.F77])/[.F75]" office:value-type="float" office:value="0.279012991542419" calcext:value-type="float">
            <text:p>0.2790129915</text:p>
          </table:table-cell>
          <table:table-cell table:style-name="ce1" table:formula="of:=100*([.G76]*[.G77])/[.G75]" office:value-type="float" office:value="0.558025983084837" calcext:value-type="float">
            <text:p>0.5580259831</text:p>
          </table:table-cell>
          <table:table-cell table:style-name="ce1" table:formula="of:=100*([.H76]*[.H77])/[.H75]" office:value-type="float" office:value="1.11605196616967" calcext:value-type="float">
            <text:p>1.1160519662</text:p>
          </table:table-cell>
          <table:table-cell table:style-name="ce1" table:formula="of:=100*([.I76]*[.I77])/[.I75]" office:value-type="float" office:value="2.23210393233935" calcext:value-type="float">
            <text:p>2.2321039323</text:p>
          </table:table-cell>
          <table:table-cell table:style-name="ce1" table:formula="of:=100*([.J76]*[.J77])/[.J75]" office:value-type="float" office:value="4.4642078646787" calcext:value-type="float">
            <text:p>4.4642078647</text:p>
          </table:table-cell>
          <table:table-cell table:style-name="ce1" table:formula="of:=100*([.K76]*[.K77])/[.K75]" office:value-type="float" office:value="8.9284157293574" calcext:value-type="float">
            <text:p>8.9284157294</text:p>
          </table:table-cell>
          <table:table-cell table:style-name="ce1" table:formula="of:=100*([.L76]*[.L77])/[.L75]" office:value-type="float" office:value="17.8568314587148" calcext:value-type="float">
            <text:p>17.856831458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76]*[.O77])/[.O75]" office:value-type="float" office:value="0.00435957799285029" calcext:value-type="float">
            <text:p>0.004359578</text:p>
          </table:table-cell>
          <table:table-cell table:style-name="ce1" table:formula="of:=100*([.P76]*[.P77])/[.P75]" office:value-type="float" office:value="0.279012991542419" calcext:value-type="float">
            <text:p>0.2790129915</text:p>
          </table:table-cell>
          <table:table-cell table:style-name="ce1" table:formula="of:=100*([.Q76]*[.Q77])/[.Q75]" office:value-type="float" office:value="0.558025983084837" calcext:value-type="float">
            <text:p>0.5580259831</text:p>
          </table:table-cell>
          <table:table-cell table:style-name="ce1" table:formula="of:=100*([.R76]*[.R77])/[.R75]" office:value-type="float" office:value="1.11605196616967" calcext:value-type="float">
            <text:p>1.1160519662</text:p>
          </table:table-cell>
          <table:table-cell table:style-name="ce1" table:formula="of:=100*([.S76]*[.S77])/[.S75]" office:value-type="float" office:value="2.23210393233935" calcext:value-type="float">
            <text:p>2.2321039323</text:p>
          </table:table-cell>
          <table:table-cell table:style-name="ce1" table:formula="of:=100*([.T76]*[.T77])/[.T75]" office:value-type="float" office:value="4.4642078646787" calcext:value-type="float">
            <text:p>4.4642078647</text:p>
          </table:table-cell>
          <table:table-cell table:style-name="ce1" table:formula="of:=100*([.U76]*[.U77])/[.U75]" office:value-type="float" office:value="8.9284157293574" calcext:value-type="float">
            <text:p>8.9284157294</text:p>
          </table:table-cell>
          <table:table-cell table:style-name="ce1" table:formula="of:=100*([.V76]*[.V77])/[.V75]" office:value-type="float" office:value="17.8568314587148" calcext:value-type="float">
            <text:p>17.856831458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76]*[.Y77])/[.Y75]" office:value-type="float" office:value="0.00435957799285029" calcext:value-type="float">
            <text:p>0.004359578</text:p>
          </table:table-cell>
          <table:table-cell table:style-name="ce1" table:formula="of:=100*([.Z76]*[.Z77])/[.Z75]" office:value-type="float" office:value="0.279012991542419" calcext:value-type="float">
            <text:p>0.2790129915</text:p>
          </table:table-cell>
          <table:table-cell table:style-name="ce1" table:formula="of:=100*([.AA76]*[.AA77])/[.AA75]" office:value-type="float" office:value="0.558025983084837" calcext:value-type="float">
            <text:p>0.5580259831</text:p>
          </table:table-cell>
          <table:table-cell table:style-name="ce1" table:formula="of:=100*([.AB76]*[.AB77])/[.AB75]" office:value-type="float" office:value="1.11605196616967" calcext:value-type="float">
            <text:p>1.1160519662</text:p>
          </table:table-cell>
          <table:table-cell table:style-name="ce1" table:formula="of:=100*([.AC76]*[.AC77])/[.AC75]" office:value-type="float" office:value="2.23210393233935" calcext:value-type="float">
            <text:p>2.2321039323</text:p>
          </table:table-cell>
          <table:table-cell table:style-name="ce1" table:formula="of:=100*([.AD76]*[.AD77])/[.AD75]" office:value-type="float" office:value="4.4642078646787" calcext:value-type="float">
            <text:p>4.4642078647</text:p>
          </table:table-cell>
          <table:table-cell table:style-name="ce1" table:formula="of:=100*([.AE76]*[.AE77])/[.AE75]" office:value-type="float" office:value="8.9284157293574" calcext:value-type="float">
            <text:p>8.9284157294</text:p>
          </table:table-cell>
          <table:table-cell table:style-name="ce1" table:formula="of:=100*([.AF76]*[.AF77])/[.AF75]" office:value-type="float" office:value="17.8568314587148" calcext:value-type="float">
            <text:p>17.856831458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3299" calcext:value-type="float">
            <text:p>0.693299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43444" calcext:value-type="float">
            <text:p>0.143444</text:p>
          </table:table-cell>
          <table:table-cell office:value-type="float" office:value="0.25558" calcext:value-type="float">
            <text:p>0.25558</text:p>
          </table:table-cell>
          <table:table-cell office:value-type="float" office:value="0.252977" calcext:value-type="float">
            <text:p>0.252977</text:p>
          </table:table-cell>
          <table:table-cell office:value-type="float" office:value="0.251138" calcext:value-type="float">
            <text:p>0.251138</text:p>
          </table:table-cell>
          <table:table-cell office:value-type="float" office:value="0.242229" calcext:value-type="float">
            <text:p>0.242229</text:p>
          </table:table-cell>
          <table:table-cell office:value-type="float" office:value="0.207182" calcext:value-type="float">
            <text:p>0.207182</text:p>
          </table:table-cell>
          <table:table-cell office:value-type="float" office:value="0.214531" calcext:value-type="float">
            <text:p>0.214531</text:p>
          </table:table-cell>
          <table:table-cell office:value-type="float" office:value="0.155732" calcext:value-type="float">
            <text:p>0.1557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2655" calcext:value-type="float">
            <text:p>0.952655</text:p>
          </table:table-cell>
          <table:table-cell table:number-columns-repeated="2" office:value-type="float" office:value="0.943195" calcext:value-type="float">
            <text:p>0.943195</text:p>
          </table:table-cell>
          <table:table-cell office:value-type="float" office:value="0.943282" calcext:value-type="float">
            <text:p>0.943282</text:p>
          </table:table-cell>
          <table:table-cell office:value-type="float" office:value="0.943631" calcext:value-type="float">
            <text:p>0.943631</text:p>
          </table:table-cell>
          <table:table-cell office:value-type="float" office:value="0.944023" calcext:value-type="float">
            <text:p>0.944023</text:p>
          </table:table-cell>
          <table:table-cell office:value-type="float" office:value="0.943979" calcext:value-type="float">
            <text:p>0.943979</text:p>
          </table:table-cell>
          <table:table-cell office:value-type="float" office:value="0.949167" calcext:value-type="float">
            <text:p>0.949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0356" calcext:value-type="float">
            <text:p>0.950356</text:p>
          </table:table-cell>
          <table:table-cell table:number-columns-repeated="2" office:value-type="float" office:value="0.939573" calcext:value-type="float">
            <text:p>0.939573</text:p>
          </table:table-cell>
          <table:table-cell office:value-type="float" office:value="0.939674" calcext:value-type="float">
            <text:p>0.939674</text:p>
          </table:table-cell>
          <table:table-cell office:value-type="float" office:value="0.939776" calcext:value-type="float">
            <text:p>0.939776</text:p>
          </table:table-cell>
          <table:table-cell table:number-columns-repeated="2" office:value-type="float" office:value="0.940183" calcext:value-type="float">
            <text:p>0.940183</text:p>
          </table:table-cell>
          <table:table-cell office:value-type="float" office:value="0.946999" calcext:value-type="float">
            <text:p>0.94699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0.257382" calcext:value-type="float">
            <text:p>0.257382</text:p>
          </table:table-cell>
          <table:table-cell office:value-type="float" office:value="0.252533" calcext:value-type="float">
            <text:p>0.252533</text:p>
          </table:table-cell>
          <table:table-cell office:value-type="float" office:value="0.248207" calcext:value-type="float">
            <text:p>0.248207</text:p>
          </table:table-cell>
          <table:table-cell office:value-type="float" office:value="0.248306" calcext:value-type="float">
            <text:p>0.248306</text:p>
          </table:table-cell>
          <table:table-cell office:value-type="float" office:value="0.250641" calcext:value-type="float">
            <text:p>0.250641</text:p>
          </table:table-cell>
          <table:table-cell office:value-type="float" office:value="0.25347" calcext:value-type="float">
            <text:p>0.25347</text:p>
          </table:table-cell>
          <table:table-cell office:value-type="float" office:value="0.248893" calcext:value-type="float">
            <text:p>0.248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2132" calcext:value-type="float">
            <text:p>0.952132</text:p>
          </table:table-cell>
          <table:table-cell office:value-type="float" office:value="0.943195" calcext:value-type="float">
            <text:p>0.943195</text:p>
          </table:table-cell>
          <table:table-cell table:number-columns-repeated="6" office:value-type="float" office:value="0.943543" calcext:value-type="float">
            <text:p>0.9435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0966" calcext:value-type="float">
            <text:p>0.950966</text:p>
          </table:table-cell>
          <table:table-cell office:value-type="float" office:value="0.939573" calcext:value-type="float">
            <text:p>0.939573</text:p>
          </table:table-cell>
          <table:table-cell table:number-columns-repeated="6" office:value-type="float" office:value="0.939674" calcext:value-type="float">
            <text:p>0.93967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39842" calcext:value-type="float">
            <text:p>0.139842</text:p>
          </table:table-cell>
          <table:table-cell office:value-type="float" office:value="0.153772" calcext:value-type="float">
            <text:p>0.153772</text:p>
          </table:table-cell>
          <table:table-cell office:value-type="float" office:value="0.149659" calcext:value-type="float">
            <text:p>0.149659</text:p>
          </table:table-cell>
          <table:table-cell office:value-type="float" office:value="0.151059" calcext:value-type="float">
            <text:p>0.151059</text:p>
          </table:table-cell>
          <table:table-cell office:value-type="float" office:value="0.156323" calcext:value-type="float">
            <text:p>0.156323</text:p>
          </table:table-cell>
          <table:table-cell office:value-type="float" office:value="0.159654" calcext:value-type="float">
            <text:p>0.159654</text:p>
          </table:table-cell>
          <table:table-cell office:value-type="float" office:value="0.162592" calcext:value-type="float">
            <text:p>0.162592</text:p>
          </table:table-cell>
          <table:table-cell office:value-type="float" office:value="0.139603" calcext:value-type="float">
            <text:p>0.1396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1914" calcext:value-type="float">
            <text:p>0.951914</text:p>
          </table:table-cell>
          <table:table-cell office:value-type="float" office:value="0.949472" calcext:value-type="float">
            <text:p>0.949472</text:p>
          </table:table-cell>
          <table:table-cell office:value-type="float" office:value="0.950432" calcext:value-type="float">
            <text:p>0.950432</text:p>
          </table:table-cell>
          <table:table-cell office:value-type="float" office:value="0.949996" calcext:value-type="float">
            <text:p>0.949996</text:p>
          </table:table-cell>
          <table:table-cell office:value-type="float" office:value="0.949342" calcext:value-type="float">
            <text:p>0.949342</text:p>
          </table:table-cell>
          <table:table-cell office:value-type="float" office:value="0.949298" calcext:value-type="float">
            <text:p>0.949298</text:p>
          </table:table-cell>
          <table:table-cell office:value-type="float" office:value="0.948557" calcext:value-type="float">
            <text:p>0.948557</text:p>
          </table:table-cell>
          <table:table-cell office:value-type="float" office:value="0.952001" calcext:value-type="float">
            <text:p>0.9520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0966" calcext:value-type="float">
            <text:p>0.950966</text:p>
          </table:table-cell>
          <table:table-cell office:value-type="float" office:value="0.946897" calcext:value-type="float">
            <text:p>0.946897</text:p>
          </table:table-cell>
          <table:table-cell table:number-columns-repeated="2" office:value-type="float" office:value="0.948118" calcext:value-type="float">
            <text:p>0.948118</text:p>
          </table:table-cell>
          <table:table-cell office:value-type="float" office:value="0.946694" calcext:value-type="float">
            <text:p>0.946694</text:p>
          </table:table-cell>
          <table:table-cell office:value-type="float" office:value="0.94649" calcext:value-type="float">
            <text:p>0.94649</text:p>
          </table:table-cell>
          <table:table-cell office:value-type="float" office:value="0.945677" calcext:value-type="float">
            <text:p>0.945677</text:p>
          </table:table-cell>
          <table:table-cell office:value-type="float" office:value="0.950763" calcext:value-type="float">
            <text:p>0.95076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137972" calcext:value-type="float">
            <text:p>0.137972</text:p>
          </table:table-cell>
          <table:table-cell office:value-type="float" office:value="0.149086" calcext:value-type="float">
            <text:p>0.149086</text:p>
          </table:table-cell>
          <table:table-cell office:value-type="float" office:value="0.149696" calcext:value-type="float">
            <text:p>0.149696</text:p>
          </table:table-cell>
          <table:table-cell office:value-type="float" office:value="0.151842" calcext:value-type="float">
            <text:p>0.151842</text:p>
          </table:table-cell>
          <table:table-cell office:value-type="float" office:value="0.152348" calcext:value-type="float">
            <text:p>0.152348</text:p>
          </table:table-cell>
          <table:table-cell office:value-type="float" office:value="0.154591" calcext:value-type="float">
            <text:p>0.154591</text:p>
          </table:table-cell>
          <table:table-cell office:value-type="float" office:value="0.153834" calcext:value-type="float">
            <text:p>0.153834</text:p>
          </table:table-cell>
          <table:table-cell office:value-type="float" office:value="0.138271" calcext:value-type="float">
            <text:p>0.1382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53353" calcext:value-type="float">
            <text:p>0.953353</text:p>
          </table:table-cell>
          <table:table-cell office:value-type="float" office:value="0.950301" calcext:value-type="float">
            <text:p>0.950301</text:p>
          </table:table-cell>
          <table:table-cell office:value-type="float" office:value="0.950039" calcext:value-type="float">
            <text:p>0.950039</text:p>
          </table:table-cell>
          <table:table-cell office:value-type="float" office:value="0.949778" calcext:value-type="float">
            <text:p>0.949778</text:p>
          </table:table-cell>
          <table:table-cell office:value-type="float" office:value="0.949298" calcext:value-type="float">
            <text:p>0.949298</text:p>
          </table:table-cell>
          <table:table-cell office:value-type="float" office:value="0.949342" calcext:value-type="float">
            <text:p>0.949342</text:p>
          </table:table-cell>
          <table:table-cell office:value-type="float" office:value="0.949385" calcext:value-type="float">
            <text:p>0.949385</text:p>
          </table:table-cell>
          <table:table-cell office:value-type="float" office:value="0.952917" calcext:value-type="float">
            <text:p>0.9529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48525" calcext:value-type="float">
            <text:p>0.948525</text:p>
          </table:table-cell>
          <table:table-cell office:value-type="float" office:value="0.948423" calcext:value-type="float">
            <text:p>0.948423</text:p>
          </table:table-cell>
          <table:table-cell office:value-type="float" office:value="0.947609" calcext:value-type="float">
            <text:p>0.947609</text:p>
          </table:table-cell>
          <table:table-cell office:value-type="float" office:value="0.947304" calcext:value-type="float">
            <text:p>0.947304</text:p>
          </table:table-cell>
          <table:table-cell office:value-type="float" office:value="0.947101" calcext:value-type="float">
            <text:p>0.947101</text:p>
          </table:table-cell>
          <table:table-cell office:value-type="float" office:value="0.946897" calcext:value-type="float">
            <text:p>0.946897</text:p>
          </table:table-cell>
          <table:table-cell office:value-type="float" office:value="0.951272" calcext:value-type="float">
            <text:p>0.95127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37239" calcext:value-type="float">
            <text:p>0.137239</text:p>
          </table:table-cell>
          <table:table-cell office:value-type="float" office:value="0.176827" calcext:value-type="float">
            <text:p>0.176827</text:p>
          </table:table-cell>
          <table:table-cell office:value-type="float" office:value="0.177193" calcext:value-type="float">
            <text:p>0.177193</text:p>
          </table:table-cell>
          <table:table-cell office:value-type="float" office:value="0.173184" calcext:value-type="float">
            <text:p>0.173184</text:p>
          </table:table-cell>
          <table:table-cell office:value-type="float" office:value="0.174744" calcext:value-type="float">
            <text:p>0.174744</text:p>
          </table:table-cell>
          <table:table-cell office:value-type="float" office:value="0.153469" calcext:value-type="float">
            <text:p>0.153469</text:p>
          </table:table-cell>
          <table:table-cell office:value-type="float" office:value="0.167942" calcext:value-type="float">
            <text:p>0.167942</text:p>
          </table:table-cell>
          <table:table-cell office:value-type="float" office:value="0.150109" calcext:value-type="float">
            <text:p>0.150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53091" calcext:value-type="float">
            <text:p>0.953091</text:p>
          </table:table-cell>
          <table:table-cell office:value-type="float" office:value="0.946595" calcext:value-type="float">
            <text:p>0.946595</text:p>
          </table:table-cell>
          <table:table-cell office:value-type="float" office:value="0.946552" calcext:value-type="float">
            <text:p>0.946552</text:p>
          </table:table-cell>
          <table:table-cell office:value-type="float" office:value="0.947031" calcext:value-type="float">
            <text:p>0.947031</text:p>
          </table:table-cell>
          <table:table-cell office:value-type="float" office:value="0.946726" calcext:value-type="float">
            <text:p>0.946726</text:p>
          </table:table-cell>
          <table:table-cell office:value-type="float" office:value="0.949472" calcext:value-type="float">
            <text:p>0.949472</text:p>
          </table:table-cell>
          <table:table-cell office:value-type="float" office:value="0.947641" calcext:value-type="float">
            <text:p>0.947641</text:p>
          </table:table-cell>
          <table:table-cell office:value-type="float" office:value="0.949952" calcext:value-type="float">
            <text:p>0.9499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43337" calcext:value-type="float">
            <text:p>0.943337</text:p>
          </table:table-cell>
          <table:table-cell office:value-type="float" office:value="0.944151" calcext:value-type="float">
            <text:p>0.944151</text:p>
          </table:table-cell>
          <table:table-cell office:value-type="float" office:value="0.943947" calcext:value-type="float">
            <text:p>0.943947</text:p>
          </table:table-cell>
          <table:table-cell office:value-type="float" office:value="0.947304" calcext:value-type="float">
            <text:p>0.947304</text:p>
          </table:table-cell>
          <table:table-cell office:value-type="float" office:value="0.944659" calcext:value-type="float">
            <text:p>0.944659</text:p>
          </table:table-cell>
          <table:table-cell office:value-type="float" office:value="0.94822" calcext:value-type="float">
            <text:p>0.94822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137151" calcext:value-type="float">
            <text:p>0.137151</text:p>
          </table:table-cell>
          <table:table-cell office:value-type="float" office:value="0.138717" calcext:value-type="float">
            <text:p>0.138717</text:p>
          </table:table-cell>
          <table:table-cell office:value-type="float" office:value="0.138312" calcext:value-type="float">
            <text:p>0.138312</text:p>
          </table:table-cell>
          <table:table-cell office:value-type="float" office:value="0.140045" calcext:value-type="float">
            <text:p>0.140045</text:p>
          </table:table-cell>
          <table:table-cell office:value-type="float" office:value="0.169769" calcext:value-type="float">
            <text:p>0.169769</text:p>
          </table:table-cell>
          <table:table-cell office:value-type="float" office:value="0.16887" calcext:value-type="float">
            <text:p>0.16887</text:p>
          </table:table-cell>
          <table:table-cell office:value-type="float" office:value="0.168145" calcext:value-type="float">
            <text:p>0.168145</text:p>
          </table:table-cell>
          <table:table-cell office:value-type="float" office:value="0.162181" calcext:value-type="float">
            <text:p>0.1621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2524" calcext:value-type="float">
            <text:p>0.952524</text:p>
          </table:table-cell>
          <table:table-cell office:value-type="float" office:value="0.952306" calcext:value-type="float">
            <text:p>0.952306</text:p>
          </table:table-cell>
          <table:table-cell office:value-type="float" office:value="0.952699" calcext:value-type="float">
            <text:p>0.952699</text:p>
          </table:table-cell>
          <table:table-cell office:value-type="float" office:value="0.954355" calcext:value-type="float">
            <text:p>0.954355</text:p>
          </table:table-cell>
          <table:table-cell office:value-type="float" office:value="0.952306" calcext:value-type="float">
            <text:p>0.952306</text:p>
          </table:table-cell>
          <table:table-cell office:value-type="float" office:value="0.952175" calcext:value-type="float">
            <text:p>0.952175</text:p>
          </table:table-cell>
          <table:table-cell office:value-type="float" office:value="0.952437" calcext:value-type="float">
            <text:p>0.952437</text:p>
          </table:table-cell>
          <table:table-cell office:value-type="float" office:value="0.953396" calcext:value-type="float">
            <text:p>0.9533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117" calcext:value-type="float">
            <text:p>0.95117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0254" calcext:value-type="float">
            <text:p>0.950254</text:p>
          </table:table-cell>
          <table:table-cell office:value-type="float" office:value="0.949949" calcext:value-type="float">
            <text:p>0.949949</text:p>
          </table:table-cell>
          <table:table-cell office:value-type="float" office:value="0.950458" calcext:value-type="float">
            <text:p>0.950458</text:p>
          </table:table-cell>
          <table:table-cell office:value-type="float" office:value="0.950661" calcext:value-type="float">
            <text:p>0.95066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137735" calcext:value-type="float">
            <text:p>0.137735</text:p>
          </table:table-cell>
          <table:table-cell office:value-type="float" office:value="0.358906" calcext:value-type="float">
            <text:p>0.358906</text:p>
          </table:table-cell>
          <table:table-cell office:value-type="float" office:value="0.257459" calcext:value-type="float">
            <text:p>0.257459</text:p>
          </table:table-cell>
          <table:table-cell office:value-type="float" office:value="0.263765" calcext:value-type="float">
            <text:p>0.263765</text:p>
          </table:table-cell>
          <table:table-cell office:value-type="float" office:value="0.182743" calcext:value-type="float">
            <text:p>0.182743</text:p>
          </table:table-cell>
          <table:table-cell office:value-type="float" office:value="0.180705" calcext:value-type="float">
            <text:p>0.180705</text:p>
          </table:table-cell>
          <table:table-cell office:value-type="float" office:value="0.182764" calcext:value-type="float">
            <text:p>0.182764</text:p>
          </table:table-cell>
          <table:table-cell office:value-type="float" office:value="0.161957" calcext:value-type="float">
            <text:p>0.1619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54442" calcext:value-type="float">
            <text:p>0.954442</text:p>
          </table:table-cell>
          <table:table-cell office:value-type="float" office:value="0.894062" calcext:value-type="float">
            <text:p>0.894062</text:p>
          </table:table-cell>
          <table:table-cell office:value-type="float" office:value="0.930901" calcext:value-type="float">
            <text:p>0.930901</text:p>
          </table:table-cell>
          <table:table-cell office:value-type="float" office:value="0.92798" calcext:value-type="float">
            <text:p>0.92798</text:p>
          </table:table-cell>
          <table:table-cell office:value-type="float" office:value="0.950257" calcext:value-type="float">
            <text:p>0.950257</text:p>
          </table:table-cell>
          <table:table-cell office:value-type="float" office:value="0.950344" calcext:value-type="float">
            <text:p>0.950344</text:p>
          </table:table-cell>
          <table:table-cell office:value-type="float" office:value="0.950083" calcext:value-type="float">
            <text:p>0.950083</text:p>
          </table:table-cell>
          <table:table-cell office:value-type="float" office:value="0.953483" calcext:value-type="float">
            <text:p>0.9534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5178" calcext:value-type="float">
            <text:p>0.95178</text:p>
          </table:table-cell>
          <table:table-cell office:value-type="float" office:value="0.892879" calcext:value-type="float">
            <text:p>0.892879</text:p>
          </table:table-cell>
          <table:table-cell office:value-type="float" office:value="0.929603" calcext:value-type="float">
            <text:p>0.929603</text:p>
          </table:table-cell>
          <table:table-cell office:value-type="float" office:value="0.92706" calcext:value-type="float">
            <text:p>0.92706</text:p>
          </table:table-cell>
          <table:table-cell office:value-type="float" office:value="0.948423" calcext:value-type="float">
            <text:p>0.948423</text:p>
          </table:table-cell>
          <table:table-cell office:value-type="float" office:value="0.948627" calcext:value-type="float">
            <text:p>0.948627</text:p>
          </table:table-cell>
          <table:table-cell office:value-type="float" office:value="0.947813" calcext:value-type="float">
            <text:p>0.947813</text:p>
          </table:table-cell>
          <table:table-cell office:value-type="float" office:value="0.950458" calcext:value-type="float">
            <text:p>0.95045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36091" calcext:value-type="float">
            <text:p>0.136091</text:p>
          </table:table-cell>
          <table:table-cell office:value-type="float" office:value="0.161694" calcext:value-type="float">
            <text:p>0.161694</text:p>
          </table:table-cell>
          <table:table-cell office:value-type="float" office:value="0.15959" calcext:value-type="float">
            <text:p>0.15959</text:p>
          </table:table-cell>
          <table:table-cell office:value-type="float" office:value="0.160265" calcext:value-type="float">
            <text:p>0.160265</text:p>
          </table:table-cell>
          <table:table-cell office:value-type="float" office:value="0.163044" calcext:value-type="float">
            <text:p>0.163044</text:p>
          </table:table-cell>
          <table:table-cell office:value-type="float" office:value="0.148971" calcext:value-type="float">
            <text:p>0.148971</text:p>
          </table:table-cell>
          <table:table-cell office:value-type="float" office:value="0.146428" calcext:value-type="float">
            <text:p>0.146428</text:p>
          </table:table-cell>
          <table:table-cell office:value-type="float" office:value="0.136222" calcext:value-type="float">
            <text:p>0.1362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3396" calcext:value-type="float">
            <text:p>0.953396</text:p>
          </table:table-cell>
          <table:table-cell office:value-type="float" office:value="0.948383" calcext:value-type="float">
            <text:p>0.948383</text:p>
          </table:table-cell>
          <table:table-cell office:value-type="float" office:value="0.948731" calcext:value-type="float">
            <text:p>0.948731</text:p>
          </table:table-cell>
          <table:table-cell office:value-type="float" office:value="0.948557" calcext:value-type="float">
            <text:p>0.948557</text:p>
          </table:table-cell>
          <table:table-cell office:value-type="float" office:value="0.948252" calcext:value-type="float">
            <text:p>0.948252</text:p>
          </table:table-cell>
          <table:table-cell office:value-type="float" office:value="0.950562" calcext:value-type="float">
            <text:p>0.950562</text:p>
          </table:table-cell>
          <table:table-cell office:value-type="float" office:value="0.951042" calcext:value-type="float">
            <text:p>0.951042</text:p>
          </table:table-cell>
          <table:table-cell office:value-type="float" office:value="0.953919" calcext:value-type="float">
            <text:p>0.9539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2085" calcext:value-type="float">
            <text:p>0.952085</text:p>
          </table:table-cell>
          <table:table-cell office:value-type="float" office:value="0.945473" calcext:value-type="float">
            <text:p>0.945473</text:p>
          </table:table-cell>
          <table:table-cell office:value-type="float" office:value="0.946287" calcext:value-type="float">
            <text:p>0.946287</text:p>
          </table:table-cell>
          <table:table-cell office:value-type="float" office:value="0.945677" calcext:value-type="float">
            <text:p>0.945677</text:p>
          </table:table-cell>
          <table:table-cell office:value-type="float" office:value="0.945473" calcext:value-type="float">
            <text:p>0.945473</text:p>
          </table:table-cell>
          <table:table-cell office:value-type="float" office:value="0.948321" calcext:value-type="float">
            <text:p>0.948321</text:p>
          </table:table-cell>
          <table:table-cell office:value-type="float" office:value="0.948932" calcext:value-type="float">
            <text:p>0.948932</text:p>
          </table:table-cell>
          <table:table-cell office:value-type="float" office:value="0.951882" calcext:value-type="float">
            <text:p>0.951882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136087" calcext:value-type="float">
            <text:p>0.136087</text:p>
          </table:table-cell>
          <table:table-cell office:value-type="float" office:value="0.176926" calcext:value-type="float">
            <text:p>0.176926</text:p>
          </table:table-cell>
          <table:table-cell office:value-type="float" office:value="0.177316" calcext:value-type="float">
            <text:p>0.177316</text:p>
          </table:table-cell>
          <table:table-cell office:value-type="float" office:value="0.174595" calcext:value-type="float">
            <text:p>0.174595</text:p>
          </table:table-cell>
          <table:table-cell office:value-type="float" office:value="0.166783" calcext:value-type="float">
            <text:p>0.166783</text:p>
          </table:table-cell>
          <table:table-cell office:value-type="float" office:value="0.152473" calcext:value-type="float">
            <text:p>0.152473</text:p>
          </table:table-cell>
          <table:table-cell office:value-type="float" office:value="0.150765" calcext:value-type="float">
            <text:p>0.150765</text:p>
          </table:table-cell>
          <table:table-cell office:value-type="float" office:value="0.13607" calcext:value-type="float">
            <text:p>0.136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54137" calcext:value-type="float">
            <text:p>0.954137</text:p>
          </table:table-cell>
          <table:table-cell office:value-type="float" office:value="0.946639" calcext:value-type="float">
            <text:p>0.946639</text:p>
          </table:table-cell>
          <table:table-cell office:value-type="float" office:value="0.946595" calcext:value-type="float">
            <text:p>0.946595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47641" calcext:value-type="float">
            <text:p>0.947641</text:p>
          </table:table-cell>
          <table:table-cell office:value-type="float" office:value="0.949865" calcext:value-type="float">
            <text:p>0.949865</text:p>
          </table:table-cell>
          <table:table-cell office:value-type="float" office:value="0.950257" calcext:value-type="float">
            <text:p>0.950257</text:p>
          </table:table-cell>
          <table:table-cell office:value-type="float" office:value="0.953788" calcext:value-type="float">
            <text:p>0.9537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43032" calcext:value-type="float">
            <text:p>0.943032</text:p>
          </table:table-cell>
          <table:table-cell office:value-type="float" office:value="0.94293" calcext:value-type="float">
            <text:p>0.94293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45066" calcext:value-type="float">
            <text:p>0.945066</text:p>
          </table:table-cell>
          <table:table-cell office:value-type="float" office:value="0.947813" calcext:value-type="float">
            <text:p>0.947813</text:p>
          </table:table-cell>
          <table:table-cell office:value-type="float" office:value="0.94822" calcext:value-type="float">
            <text:p>0.94822</text:p>
          </table:table-cell>
          <table:table-cell office:value-type="float" office:value="0.951475" calcext:value-type="float">
            <text:p>0.95147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35813" calcext:value-type="float">
            <text:p>0.135813</text:p>
          </table:table-cell>
          <table:table-cell office:value-type="float" office:value="0.137884" calcext:value-type="float">
            <text:p>0.137884</text:p>
          </table:table-cell>
          <table:table-cell office:value-type="float" office:value="0.137039" calcext:value-type="float">
            <text:p>0.137039</text:p>
          </table:table-cell>
          <table:table-cell office:value-type="float" office:value="0.141442" calcext:value-type="float">
            <text:p>0.141442</text:p>
          </table:table-cell>
          <table:table-cell office:value-type="float" office:value="0.152933" calcext:value-type="float">
            <text:p>0.152933</text:p>
          </table:table-cell>
          <table:table-cell office:value-type="float" office:value="0.161032" calcext:value-type="float">
            <text:p>0.161032</text:p>
          </table:table-cell>
          <table:table-cell office:value-type="float" office:value="0.157696" calcext:value-type="float">
            <text:p>0.157696</text:p>
          </table:table-cell>
          <table:table-cell office:value-type="float" office:value="0.136424" calcext:value-type="float">
            <text:p>0.1364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344" calcext:value-type="float">
            <text:p>0.95344</text:p>
          </table:table-cell>
          <table:table-cell office:value-type="float" office:value="0.954181" calcext:value-type="float">
            <text:p>0.954181</text:p>
          </table:table-cell>
          <table:table-cell office:value-type="float" office:value="0.953963" calcext:value-type="float">
            <text:p>0.953963</text:p>
          </table:table-cell>
          <table:table-cell office:value-type="float" office:value="0.954835" calcext:value-type="float">
            <text:p>0.954835</text:p>
          </table:table-cell>
          <table:table-cell office:value-type="float" office:value="0.954791" calcext:value-type="float">
            <text:p>0.954791</text:p>
          </table:table-cell>
          <table:table-cell office:value-type="float" office:value="0.953614" calcext:value-type="float">
            <text:p>0.953614</text:p>
          </table:table-cell>
          <table:table-cell office:value-type="float" office:value="0.95405" calcext:value-type="float">
            <text:p>0.95405</text:p>
          </table:table-cell>
          <table:table-cell office:value-type="float" office:value="0.954442" calcext:value-type="float">
            <text:p>0.9544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1679" calcext:value-type="float">
            <text:p>0.951679</text:p>
          </table:table-cell>
          <table:table-cell office:value-type="float" office:value="0.950865" calcext:value-type="float">
            <text:p>0.950865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0661" calcext:value-type="float">
            <text:p>0.950661</text:p>
          </table:table-cell>
          <table:table-cell office:value-type="float" office:value="0.950865" calcext:value-type="float">
            <text:p>0.950865</text:p>
          </table:table-cell>
          <table:table-cell office:value-type="float" office:value="0.951882" calcext:value-type="float">
            <text:p>0.95188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138976" calcext:value-type="float">
            <text:p>0.138976</text:p>
          </table:table-cell>
          <table:table-cell office:value-type="float" office:value="0.13715" calcext:value-type="float">
            <text:p>0.13715</text:p>
          </table:table-cell>
          <table:table-cell office:value-type="float" office:value="0.137783" calcext:value-type="float">
            <text:p>0.137783</text:p>
          </table:table-cell>
          <table:table-cell office:value-type="float" office:value="0.136197" calcext:value-type="float">
            <text:p>0.136197</text:p>
          </table:table-cell>
          <table:table-cell office:value-type="float" office:value="0.140111" calcext:value-type="float">
            <text:p>0.140111</text:p>
          </table:table-cell>
          <table:table-cell office:value-type="float" office:value="0.141833" calcext:value-type="float">
            <text:p>0.141833</text:p>
          </table:table-cell>
          <table:table-cell office:value-type="float" office:value="0.150374" calcext:value-type="float">
            <text:p>0.150374</text:p>
          </table:table-cell>
          <table:table-cell office:value-type="float" office:value="0.136257" calcext:value-type="float">
            <text:p>0.1362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52132" calcext:value-type="float">
            <text:p>0.952132</text:p>
          </table:table-cell>
          <table:table-cell office:value-type="float" office:value="0.954268" calcext:value-type="float">
            <text:p>0.954268</text:p>
          </table:table-cell>
          <table:table-cell office:value-type="float" office:value="0.954312" calcext:value-type="float">
            <text:p>0.954312</text:p>
          </table:table-cell>
          <table:table-cell office:value-type="float" office:value="0.95344" calcext:value-type="float">
            <text:p>0.95344</text:p>
          </table:table-cell>
          <table:table-cell office:value-type="float" office:value="0.955053" calcext:value-type="float">
            <text:p>0.955053</text:p>
          </table:table-cell>
          <table:table-cell office:value-type="float" office:value="0.954966" calcext:value-type="float">
            <text:p>0.954966</text:p>
          </table:table-cell>
          <table:table-cell office:value-type="float" office:value="0.954878" calcext:value-type="float">
            <text:p>0.954878</text:p>
          </table:table-cell>
          <table:table-cell office:value-type="float" office:value="0.954617" calcext:value-type="float">
            <text:p>0.9546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49746" calcext:value-type="float">
            <text:p>0.949746</text:p>
          </table:table-cell>
          <table:table-cell office:value-type="float" office:value="0.951373" calcext:value-type="float">
            <text:p>0.951373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5178" calcext:value-type="float">
            <text:p>0.95178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51679" calcext:value-type="float">
            <text:p>0.95167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135257" calcext:value-type="float">
            <text:p>0.135257</text:p>
          </table:table-cell>
          <table:table-cell office:value-type="float" office:value="0.183313" calcext:value-type="float">
            <text:p>0.183313</text:p>
          </table:table-cell>
          <table:table-cell office:value-type="float" office:value="0.181861" calcext:value-type="float">
            <text:p>0.181861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173171" calcext:value-type="float">
            <text:p>0.173171</text:p>
          </table:table-cell>
          <table:table-cell office:value-type="float" office:value="0.174291" calcext:value-type="float">
            <text:p>0.174291</text:p>
          </table:table-cell>
          <table:table-cell office:value-type="float" office:value="0.152547" calcext:value-type="float">
            <text:p>0.152547</text:p>
          </table:table-cell>
          <table:table-cell office:value-type="float" office:value="0.144058" calcext:value-type="float">
            <text:p>0.1440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53832" calcext:value-type="float">
            <text:p>0.953832</text:p>
          </table:table-cell>
          <table:table-cell office:value-type="float" office:value="0.945854" calcext:value-type="float">
            <text:p>0.945854</text:p>
          </table:table-cell>
          <table:table-cell office:value-type="float" office:value="0.945985" calcext:value-type="float">
            <text:p>0.945985</text:p>
          </table:table-cell>
          <table:table-cell office:value-type="float" office:value="0.946377" calcext:value-type="float">
            <text:p>0.946377</text:p>
          </table:table-cell>
          <table:table-cell table:number-columns-repeated="2" office:value-type="float" office:value="0.946944" calcext:value-type="float">
            <text:p>0.946944</text:p>
          </table:table-cell>
          <table:table-cell office:value-type="float" office:value="0.949778" calcext:value-type="float">
            <text:p>0.949778</text:p>
          </table:table-cell>
          <table:table-cell office:value-type="float" office:value="0.951216" calcext:value-type="float">
            <text:p>0.9512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51373" calcext:value-type="float">
            <text:p>0.951373</text:p>
          </table:table-cell>
          <table:table-cell table:number-columns-repeated="2" office:value-type="float" office:value="0.942218" calcext:value-type="float">
            <text:p>0.942218</text:p>
          </table:table-cell>
          <table:table-cell office:value-type="float" office:value="0.942523" calcext:value-type="float">
            <text:p>0.942523</text:p>
          </table:table-cell>
          <table:table-cell office:value-type="float" office:value="0.943845" calcext:value-type="float">
            <text:p>0.943845</text:p>
          </table:table-cell>
          <table:table-cell office:value-type="float" office:value="0.94354" calcext:value-type="float">
            <text:p>0.94354</text:p>
          </table:table-cell>
          <table:table-cell office:value-type="float" office:value="0.947915" calcext:value-type="float">
            <text:p>0.947915</text:p>
          </table:table-cell>
          <table:table-cell office:value-type="float" office:value="0.948627" calcext:value-type="float">
            <text:p>0.94862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35146" calcext:value-type="float">
            <text:p>0.135146</text:p>
          </table:table-cell>
          <table:table-cell office:value-type="float" office:value="0.137074" calcext:value-type="float">
            <text:p>0.137074</text:p>
          </table:table-cell>
          <table:table-cell office:value-type="float" office:value="0.136392" calcext:value-type="float">
            <text:p>0.136392</text:p>
          </table:table-cell>
          <table:table-cell office:value-type="float" office:value="0.136558" calcext:value-type="float">
            <text:p>0.136558</text:p>
          </table:table-cell>
          <table:table-cell office:value-type="float" office:value="0.135748" calcext:value-type="float">
            <text:p>0.135748</text:p>
          </table:table-cell>
          <table:table-cell office:value-type="float" office:value="0.135699" calcext:value-type="float">
            <text:p>0.135699</text:p>
          </table:table-cell>
          <table:table-cell office:value-type="float" office:value="0.137078" calcext:value-type="float">
            <text:p>0.137078</text:p>
          </table:table-cell>
          <table:table-cell office:value-type="float" office:value="0.147094" calcext:value-type="float">
            <text:p>0.1470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4224" calcext:value-type="float">
            <text:p>0.954224</text:p>
          </table:table-cell>
          <table:table-cell office:value-type="float" office:value="0.953963" calcext:value-type="float">
            <text:p>0.953963</text:p>
          </table:table-cell>
          <table:table-cell office:value-type="float" office:value="0.953788" calcext:value-type="float">
            <text:p>0.953788</text:p>
          </table:table-cell>
          <table:table-cell office:value-type="float" office:value="0.954399" calcext:value-type="float">
            <text:p>0.954399</text:p>
          </table:table-cell>
          <table:table-cell office:value-type="float" office:value="0.953396" calcext:value-type="float">
            <text:p>0.953396</text:p>
          </table:table-cell>
          <table:table-cell office:value-type="float" office:value="0.95357" calcext:value-type="float">
            <text:p>0.95357</text:p>
          </table:table-cell>
          <table:table-cell office:value-type="float" office:value="0.952786" calcext:value-type="float">
            <text:p>0.952786</text:p>
          </table:table-cell>
          <table:table-cell office:value-type="float" office:value="0.954835" calcext:value-type="float">
            <text:p>0.9548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117" calcext:value-type="float">
            <text:p>0.95117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51679" calcext:value-type="float">
            <text:p>0.951679</text:p>
          </table:table-cell>
          <table:table-cell office:value-type="float" office:value="0.950763" calcext:value-type="float">
            <text:p>0.950763</text:p>
          </table:table-cell>
          <table:table-cell office:value-type="float" office:value="0.95117" calcext:value-type="float">
            <text:p>0.95117</text:p>
          </table:table-cell>
          <table:table-cell office:value-type="float" office:value="0.950559" calcext:value-type="float">
            <text:p>0.950559</text:p>
          </table:table-cell>
          <table:table-cell office:value-type="float" office:value="0.95178" calcext:value-type="float">
            <text:p>0.9517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136452" calcext:value-type="float">
            <text:p>0.136452</text:p>
          </table:table-cell>
          <table:table-cell office:value-type="float" office:value="0.261341" calcext:value-type="float">
            <text:p>0.261341</text:p>
          </table:table-cell>
          <table:table-cell office:value-type="float" office:value="0.225278" calcext:value-type="float">
            <text:p>0.225278</text:p>
          </table:table-cell>
          <table:table-cell office:value-type="float" office:value="0.217483" calcext:value-type="float">
            <text:p>0.217483</text:p>
          </table:table-cell>
          <table:table-cell office:value-type="float" office:value="0.17621" calcext:value-type="float">
            <text:p>0.17621</text:p>
          </table:table-cell>
          <table:table-cell office:value-type="float" office:value="0.170176" calcext:value-type="float">
            <text:p>0.170176</text:p>
          </table:table-cell>
          <table:table-cell office:value-type="float" office:value="0.163576" calcext:value-type="float">
            <text:p>0.163576</text:p>
          </table:table-cell>
          <table:table-cell office:value-type="float" office:value="0.136783" calcext:value-type="float">
            <text:p>0.1367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54922" calcext:value-type="float">
            <text:p>0.954922</text:p>
          </table:table-cell>
          <table:table-cell office:value-type="float" office:value="0.928329" calcext:value-type="float">
            <text:p>0.928329</text:p>
          </table:table-cell>
          <table:table-cell office:value-type="float" office:value="0.938138" calcext:value-type="float">
            <text:p>0.938138</text:p>
          </table:table-cell>
          <table:table-cell office:value-type="float" office:value="0.940753" calcext:value-type="float">
            <text:p>0.940753</text:p>
          </table:table-cell>
          <table:table-cell office:value-type="float" office:value="0.950126" calcext:value-type="float">
            <text:p>0.950126</text:p>
          </table:table-cell>
          <table:table-cell office:value-type="float" office:value="0.951216" calcext:value-type="float">
            <text:p>0.951216</text:p>
          </table:table-cell>
          <table:table-cell office:value-type="float" office:value="0.953004" calcext:value-type="float">
            <text:p>0.953004</text:p>
          </table:table-cell>
          <table:table-cell office:value-type="float" office:value="0.954878" calcext:value-type="float">
            <text:p>0.9548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52492" calcext:value-type="float">
            <text:p>0.952492</text:p>
          </table:table-cell>
          <table:table-cell office:value-type="float" office:value="0.926551" calcext:value-type="float">
            <text:p>0.926551</text:p>
          </table:table-cell>
          <table:table-cell office:value-type="float" office:value="0.936826" calcext:value-type="float">
            <text:p>0.936826</text:p>
          </table:table-cell>
          <table:table-cell office:value-type="float" office:value="0.938352" calcext:value-type="float">
            <text:p>0.938352</text:p>
          </table:table-cell>
          <table:table-cell office:value-type="float" office:value="0.94822" calcext:value-type="float">
            <text:p>0.94822</text:p>
          </table:table-cell>
          <table:table-cell office:value-type="float" office:value="0.949237" calcext:value-type="float">
            <text:p>0.949237</text:p>
          </table:table-cell>
          <table:table-cell office:value-type="float" office:value="0.94944" calcext:value-type="float">
            <text:p>0.94944</text:p>
          </table:table-cell>
          <table:table-cell office:value-type="float" office:value="0.952289" calcext:value-type="float">
            <text:p>0.95228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134899" calcext:value-type="float">
            <text:p>0.134899</text:p>
          </table:table-cell>
          <table:table-cell office:value-type="float" office:value="0.149213" calcext:value-type="float">
            <text:p>0.149213</text:p>
          </table:table-cell>
          <table:table-cell office:value-type="float" office:value="0.147648" calcext:value-type="float">
            <text:p>0.147648</text:p>
          </table:table-cell>
          <table:table-cell office:value-type="float" office:value="0.145413" calcext:value-type="float">
            <text:p>0.145413</text:p>
          </table:table-cell>
          <table:table-cell office:value-type="float" office:value="0.141575" calcext:value-type="float">
            <text:p>0.141575</text:p>
          </table:table-cell>
          <table:table-cell office:value-type="float" office:value="0.138943" calcext:value-type="float">
            <text:p>0.138943</text:p>
          </table:table-cell>
          <table:table-cell office:value-type="float" office:value="0.140127" calcext:value-type="float">
            <text:p>0.140127</text:p>
          </table:table-cell>
          <table:table-cell office:value-type="float" office:value="0.135412" calcext:value-type="float">
            <text:p>0.1354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54181" calcext:value-type="float">
            <text:p>0.954181</text:p>
          </table:table-cell>
          <table:table-cell office:value-type="float" office:value="0.950606" calcext:value-type="float">
            <text:p>0.950606</text:p>
          </table:table-cell>
          <table:table-cell office:value-type="float" office:value="0.950955" calcext:value-type="float">
            <text:p>0.950955</text:p>
          </table:table-cell>
          <table:table-cell office:value-type="float" office:value="0.951304" calcext:value-type="float">
            <text:p>0.951304</text:p>
          </table:table-cell>
          <table:table-cell office:value-type="float" office:value="0.951565" calcext:value-type="float">
            <text:p>0.951565</text:p>
          </table:table-cell>
          <table:table-cell office:value-type="float" office:value="0.952088" calcext:value-type="float">
            <text:p>0.952088</text:p>
          </table:table-cell>
          <table:table-cell office:value-type="float" office:value="0.95187" calcext:value-type="float">
            <text:p>0.95187</text:p>
          </table:table-cell>
          <table:table-cell office:value-type="float" office:value="0.95466" calcext:value-type="float">
            <text:p>0.954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51679" calcext:value-type="float">
            <text:p>0.951679</text:p>
          </table:table-cell>
          <table:table-cell office:value-type="float" office:value="0.948525" calcext:value-type="float">
            <text:p>0.948525</text:p>
          </table:table-cell>
          <table:table-cell office:value-type="float" office:value="0.948728" calcext:value-type="float">
            <text:p>0.948728</text:p>
          </table:table-cell>
          <table:table-cell office:value-type="float" office:value="0.94883" calcext:value-type="float">
            <text:p>0.94883</text:p>
          </table:table-cell>
          <table:table-cell office:value-type="float" office:value="0.948932" calcext:value-type="float">
            <text:p>0.948932</text:p>
          </table:table-cell>
          <table:table-cell office:value-type="float" office:value="0.94944" calcext:value-type="float">
            <text:p>0.94944</text:p>
          </table:table-cell>
          <table:table-cell office:value-type="float" office:value="0.949135" calcext:value-type="float">
            <text:p>0.949135</text:p>
          </table:table-cell>
          <table:table-cell office:value-type="float" office:value="0.95178" calcext:value-type="float">
            <text:p>0.95178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134815" calcext:value-type="float">
            <text:p>0.134815</text:p>
          </table:table-cell>
          <table:table-cell office:value-type="float" office:value="0.136433" calcext:value-type="float">
            <text:p>0.136433</text:p>
          </table:table-cell>
          <table:table-cell office:value-type="float" office:value="0.135799" calcext:value-type="float">
            <text:p>0.135799</text:p>
          </table:table-cell>
          <table:table-cell office:value-type="float" office:value="0.137765" calcext:value-type="float">
            <text:p>0.137765</text:p>
          </table:table-cell>
          <table:table-cell office:value-type="float" office:value="0.144453" calcext:value-type="float">
            <text:p>0.144453</text:p>
          </table:table-cell>
          <table:table-cell office:value-type="float" office:value="0.149284" calcext:value-type="float">
            <text:p>0.149284</text:p>
          </table:table-cell>
          <table:table-cell office:value-type="float" office:value="0.143303" calcext:value-type="float">
            <text:p>0.143303</text:p>
          </table:table-cell>
          <table:table-cell office:value-type="float" office:value="0.134827" calcext:value-type="float">
            <text:p>0.1348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54181" calcext:value-type="float">
            <text:p>0.954181</text:p>
          </table:table-cell>
          <table:table-cell office:value-type="float" office:value="0.95453" calcext:value-type="float">
            <text:p>0.95453</text:p>
          </table:table-cell>
          <table:table-cell office:value-type="float" office:value="0.954355" calcext:value-type="float">
            <text:p>0.954355</text:p>
          </table:table-cell>
          <table:table-cell office:value-type="float" office:value="0.954966" calcext:value-type="float">
            <text:p>0.954966</text:p>
          </table:table-cell>
          <table:table-cell office:value-type="float" office:value="0.95514" calcext:value-type="float">
            <text:p>0.95514</text:p>
          </table:table-cell>
          <table:table-cell office:value-type="float" office:value="0.954399" calcext:value-type="float">
            <text:p>0.954399</text:p>
          </table:table-cell>
          <table:table-cell office:value-type="float" office:value="0.955271" calcext:value-type="float">
            <text:p>0.955271</text:p>
          </table:table-cell>
          <table:table-cell office:value-type="float" office:value="0.954312" calcext:value-type="float">
            <text:p>0.9543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51679" calcext:value-type="float">
            <text:p>0.951679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1679" calcext:value-type="float">
            <text:p>0.951679</text:p>
          </table:table-cell>
          <table:table-cell office:value-type="float" office:value="0.951577" calcext:value-type="float">
            <text:p>0.951577</text:p>
          </table:table-cell>
          <table:table-cell table:number-columns-repeated="2" office:value-type="float" office:value="0.951882" calcext:value-type="float">
            <text:p>0.951882</text:p>
          </table:table-cell>
          <table:table-cell office:value-type="float" office:value="0.95117" calcext:value-type="float">
            <text:p>0.9511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134824" calcext:value-type="float">
            <text:p>0.134824</text:p>
          </table:table-cell>
          <table:table-cell office:value-type="float" office:value="0.285052" calcext:value-type="float">
            <text:p>0.285052</text:p>
          </table:table-cell>
          <table:table-cell office:value-type="float" office:value="0.257323" calcext:value-type="float">
            <text:p>0.257323</text:p>
          </table:table-cell>
          <table:table-cell office:value-type="float" office:value="0.289148" calcext:value-type="float">
            <text:p>0.289148</text:p>
          </table:table-cell>
          <table:table-cell office:value-type="float" office:value="0.210689" calcext:value-type="float">
            <text:p>0.210689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208949" calcext:value-type="float">
            <text:p>0.208949</text:p>
          </table:table-cell>
          <table:table-cell office:value-type="float" office:value="0.14494" calcext:value-type="float">
            <text:p>0.144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5453" calcext:value-type="float">
            <text:p>0.95453</text:p>
          </table:table-cell>
          <table:table-cell office:value-type="float" office:value="0.918955" calcext:value-type="float">
            <text:p>0.918955</text:p>
          </table:table-cell>
          <table:table-cell office:value-type="float" office:value="0.928111" calcext:value-type="float">
            <text:p>0.928111</text:p>
          </table:table-cell>
          <table:table-cell office:value-type="float" office:value="0.916688" calcext:value-type="float">
            <text:p>0.916688</text:p>
          </table:table-cell>
          <table:table-cell office:value-type="float" office:value="0.941494" calcext:value-type="float">
            <text:p>0.941494</text:p>
          </table:table-cell>
          <table:table-cell office:value-type="float" office:value="0.941756" calcext:value-type="float">
            <text:p>0.941756</text:p>
          </table:table-cell>
          <table:table-cell office:value-type="float" office:value="0.941364" calcext:value-type="float">
            <text:p>0.941364</text:p>
          </table:table-cell>
          <table:table-cell office:value-type="float" office:value="0.954966" calcext:value-type="float">
            <text:p>0.9549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5117" calcext:value-type="float">
            <text:p>0.95117</text:p>
          </table:table-cell>
          <table:table-cell office:value-type="float" office:value="0.917091" calcext:value-type="float">
            <text:p>0.917091</text:p>
          </table:table-cell>
          <table:table-cell office:value-type="float" office:value="0.926348" calcext:value-type="float">
            <text:p>0.926348</text:p>
          </table:table-cell>
          <table:table-cell office:value-type="float" office:value="0.915666" calcext:value-type="float">
            <text:p>0.915666</text:p>
          </table:table-cell>
          <table:table-cell office:value-type="float" office:value="0.939674" calcext:value-type="float">
            <text:p>0.939674</text:p>
          </table:table-cell>
          <table:table-cell office:value-type="float" office:value="0.940285" calcext:value-type="float">
            <text:p>0.940285</text:p>
          </table:table-cell>
          <table:table-cell office:value-type="float" office:value="0.940081" calcext:value-type="float">
            <text:p>0.940081</text:p>
          </table:table-cell>
          <table:table-cell office:value-type="float" office:value="0.95178" calcext:value-type="float">
            <text:p>0.9517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13624" calcext:value-type="float">
            <text:p>0.13624</text:p>
          </table:table-cell>
          <table:table-cell office:value-type="float" office:value="0.145469" calcext:value-type="float">
            <text:p>0.145469</text:p>
          </table:table-cell>
          <table:table-cell office:value-type="float" office:value="0.146031" calcext:value-type="float">
            <text:p>0.146031</text:p>
          </table:table-cell>
          <table:table-cell office:value-type="float" office:value="0.146797" calcext:value-type="float">
            <text:p>0.146797</text:p>
          </table:table-cell>
          <table:table-cell office:value-type="float" office:value="0.148368" calcext:value-type="float">
            <text:p>0.148368</text:p>
          </table:table-cell>
          <table:table-cell office:value-type="float" office:value="0.142475" calcext:value-type="float">
            <text:p>0.142475</text:p>
          </table:table-cell>
          <table:table-cell office:value-type="float" office:value="0.135522" calcext:value-type="float">
            <text:p>0.135522</text:p>
          </table:table-cell>
          <table:table-cell office:value-type="float" office:value="0.14272" calcext:value-type="float">
            <text:p>0.142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53047" calcext:value-type="float">
            <text:p>0.953047</text:p>
          </table:table-cell>
          <table:table-cell office:value-type="float" office:value="0.951042" calcext:value-type="float">
            <text:p>0.951042</text:p>
          </table:table-cell>
          <table:table-cell office:value-type="float" office:value="0.950868" calcext:value-type="float">
            <text:p>0.950868</text:p>
          </table:table-cell>
          <table:table-cell office:value-type="float" office:value="0.95065" calcext:value-type="float">
            <text:p>0.95065</text:p>
          </table:table-cell>
          <table:table-cell office:value-type="float" office:value="0.950432" calcext:value-type="float">
            <text:p>0.950432</text:p>
          </table:table-cell>
          <table:table-cell office:value-type="float" office:value="0.951565" calcext:value-type="float">
            <text:p>0.951565</text:p>
          </table:table-cell>
          <table:table-cell office:value-type="float" office:value="0.95344" calcext:value-type="float">
            <text:p>0.95344</text:p>
          </table:table-cell>
          <table:table-cell office:value-type="float" office:value="0.955314" calcext:value-type="float">
            <text:p>0.9553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51068" calcext:value-type="float">
            <text:p>0.951068</text:p>
          </table:table-cell>
          <table:table-cell table:number-columns-repeated="2" office:value-type="float" office:value="0.948627" calcext:value-type="float">
            <text:p>0.948627</text:p>
          </table:table-cell>
          <table:table-cell office:value-type="float" office:value="0.948321" calcext:value-type="float">
            <text:p>0.948321</text:p>
          </table:table-cell>
          <table:table-cell office:value-type="float" office:value="0.948016" calcext:value-type="float">
            <text:p>0.948016</text:p>
          </table:table-cell>
          <table:table-cell office:value-type="float" office:value="0.949135" calcext:value-type="float">
            <text:p>0.949135</text:p>
          </table:table-cell>
          <table:table-cell office:value-type="float" office:value="0.950865" calcext:value-type="float">
            <text:p>0.950865</text:p>
          </table:table-cell>
          <table:table-cell office:value-type="float" office:value="0.951882" calcext:value-type="float">
            <text:p>0.951882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35194" calcext:value-type="float">
            <text:p>0.135194</text:p>
          </table:table-cell>
          <table:table-cell office:value-type="float" office:value="0.181179" calcext:value-type="float">
            <text:p>0.181179</text:p>
          </table:table-cell>
          <table:table-cell office:value-type="float" office:value="0.181384" calcext:value-type="float">
            <text:p>0.181384</text:p>
          </table:table-cell>
          <table:table-cell office:value-type="float" office:value="0.181641" calcext:value-type="float">
            <text:p>0.181641</text:p>
          </table:table-cell>
          <table:table-cell office:value-type="float" office:value="0.182166" calcext:value-type="float">
            <text:p>0.182166</text:p>
          </table:table-cell>
          <table:table-cell office:value-type="float" office:value="0.18458" calcext:value-type="float">
            <text:p>0.18458</text:p>
          </table:table-cell>
          <table:table-cell office:value-type="float" office:value="0.189357" calcext:value-type="float">
            <text:p>0.189357</text:p>
          </table:table-cell>
          <table:table-cell office:value-type="float" office:value="0.182623" calcext:value-type="float">
            <text:p>0.1826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5514" calcext:value-type="float">
            <text:p>0.95514</text:p>
          </table:table-cell>
          <table:table-cell office:value-type="float" office:value="0.945941" calcext:value-type="float">
            <text:p>0.945941</text:p>
          </table:table-cell>
          <table:table-cell table:number-columns-repeated="2" office:value-type="float" office:value="0.945767" calcext:value-type="float">
            <text:p>0.945767</text:p>
          </table:table-cell>
          <table:table-cell office:value-type="float" office:value="0.945854" calcext:value-type="float">
            <text:p>0.945854</text:p>
          </table:table-cell>
          <table:table-cell office:value-type="float" office:value="0.945636" calcext:value-type="float">
            <text:p>0.945636</text:p>
          </table:table-cell>
          <table:table-cell office:value-type="float" office:value="0.944982" calcext:value-type="float">
            <text:p>0.944982</text:p>
          </table:table-cell>
          <table:table-cell office:value-type="float" office:value="0.94581" calcext:value-type="float">
            <text:p>0.9458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52187" calcext:value-type="float">
            <text:p>0.952187</text:p>
          </table:table-cell>
          <table:table-cell office:value-type="float" office:value="0.942319" calcext:value-type="float">
            <text:p>0.942319</text:p>
          </table:table-cell>
          <table:table-cell office:value-type="float" office:value="0.942014" calcext:value-type="float">
            <text:p>0.942014</text:p>
          </table:table-cell>
          <table:table-cell office:value-type="float" office:value="0.941913" calcext:value-type="float">
            <text:p>0.941913</text:p>
          </table:table-cell>
          <table:table-cell office:value-type="float" office:value="0.942116" calcext:value-type="float">
            <text:p>0.942116</text:p>
          </table:table-cell>
          <table:table-cell office:value-type="float" office:value="0.941913" calcext:value-type="float">
            <text:p>0.941913</text:p>
          </table:table-cell>
          <table:table-cell office:value-type="float" office:value="0.941506" calcext:value-type="float">
            <text:p>0.941506</text:p>
          </table:table-cell>
          <table:table-cell office:value-type="float" office:value="0.942014" calcext:value-type="float">
            <text:p>0.94201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36162" calcext:value-type="float">
            <text:p>0.136162</text:p>
          </table:table-cell>
          <table:table-cell office:value-type="float" office:value="0.268546" calcext:value-type="float">
            <text:p>0.268546</text:p>
          </table:table-cell>
          <table:table-cell office:value-type="float" office:value="0.239182" calcext:value-type="float">
            <text:p>0.239182</text:p>
          </table:table-cell>
          <table:table-cell office:value-type="float" office:value="0.256936" calcext:value-type="float">
            <text:p>0.256936</text:p>
          </table:table-cell>
          <table:table-cell office:value-type="float" office:value="0.225887" calcext:value-type="float">
            <text:p>0.225887</text:p>
          </table:table-cell>
          <table:table-cell office:value-type="float" office:value="0.218282" calcext:value-type="float">
            <text:p>0.218282</text:p>
          </table:table-cell>
          <table:table-cell office:value-type="float" office:value="0.227064" calcext:value-type="float">
            <text:p>0.227064</text:p>
          </table:table-cell>
          <table:table-cell office:value-type="float" office:value="0.165838" calcext:value-type="float">
            <text:p>0.1658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5314" calcext:value-type="float">
            <text:p>0.955314</text:p>
          </table:table-cell>
          <table:table-cell office:value-type="float" office:value="0.924056" calcext:value-type="float">
            <text:p>0.924056</text:p>
          </table:table-cell>
          <table:table-cell office:value-type="float" office:value="0.932732" calcext:value-type="float">
            <text:p>0.932732</text:p>
          </table:table-cell>
          <table:table-cell office:value-type="float" office:value="0.92798" calcext:value-type="float">
            <text:p>0.92798</text:p>
          </table:table-cell>
          <table:table-cell office:value-type="float" office:value="0.936612" calcext:value-type="float">
            <text:p>0.936612</text:p>
          </table:table-cell>
          <table:table-cell office:value-type="float" office:value="0.938661" calcext:value-type="float">
            <text:p>0.938661</text:p>
          </table:table-cell>
          <table:table-cell office:value-type="float" office:value="0.936263" calcext:value-type="float">
            <text:p>0.936263</text:p>
          </table:table-cell>
          <table:table-cell office:value-type="float" office:value="0.951827" calcext:value-type="float">
            <text:p>0.9518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2798" calcext:value-type="float">
            <text:p>0.952798</text:p>
          </table:table-cell>
          <table:table-cell office:value-type="float" office:value="0.922787" calcext:value-type="float">
            <text:p>0.922787</text:p>
          </table:table-cell>
          <table:table-cell office:value-type="float" office:value="0.931638" calcext:value-type="float">
            <text:p>0.931638</text:p>
          </table:table-cell>
          <table:table-cell office:value-type="float" office:value="0.92645" calcext:value-type="float">
            <text:p>0.92645</text:p>
          </table:table-cell>
          <table:table-cell office:value-type="float" office:value="0.935097" calcext:value-type="float">
            <text:p>0.935097</text:p>
          </table:table-cell>
          <table:table-cell office:value-type="float" office:value="0.937436" calcext:value-type="float">
            <text:p>0.937436</text:p>
          </table:table-cell>
          <table:table-cell office:value-type="float" office:value="0.933978" calcext:value-type="float">
            <text:p>0.933978</text:p>
          </table:table-cell>
          <table:table-cell office:value-type="float" office:value="0.948932" calcext:value-type="float">
            <text:p>0.94893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34236" calcext:value-type="float">
            <text:p>0.134236</text:p>
          </table:table-cell>
          <table:table-cell office:value-type="float" office:value="0.135167" calcext:value-type="float">
            <text:p>0.135167</text:p>
          </table:table-cell>
          <table:table-cell office:value-type="float" office:value="0.13503" calcext:value-type="float">
            <text:p>0.13503</text:p>
          </table:table-cell>
          <table:table-cell office:value-type="float" office:value="0.135231" calcext:value-type="float">
            <text:p>0.135231</text:p>
          </table:table-cell>
          <table:table-cell office:value-type="float" office:value="0.134696" calcext:value-type="float">
            <text:p>0.134696</text:p>
          </table:table-cell>
          <table:table-cell office:value-type="float" office:value="0.135165" calcext:value-type="float">
            <text:p>0.135165</text:p>
          </table:table-cell>
          <table:table-cell office:value-type="float" office:value="0.137607" calcext:value-type="float">
            <text:p>0.137607</text:p>
          </table:table-cell>
          <table:table-cell office:value-type="float" office:value="0.13637" calcext:value-type="float">
            <text:p>0.136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4835" calcext:value-type="float">
            <text:p>0.954835</text:p>
          </table:table-cell>
          <table:table-cell office:value-type="float" office:value="0.953745" calcext:value-type="float">
            <text:p>0.953745</text:p>
          </table:table-cell>
          <table:table-cell office:value-type="float" office:value="0.953876" calcext:value-type="float">
            <text:p>0.953876</text:p>
          </table:table-cell>
          <table:table-cell office:value-type="float" office:value="0.954791" calcext:value-type="float">
            <text:p>0.954791</text:p>
          </table:table-cell>
          <table:table-cell office:value-type="float" office:value="0.954312" calcext:value-type="float">
            <text:p>0.954312</text:p>
          </table:table-cell>
          <table:table-cell office:value-type="float" office:value="0.95357" calcext:value-type="float">
            <text:p>0.95357</text:p>
          </table:table-cell>
          <table:table-cell office:value-type="float" office:value="0.952263" calcext:value-type="float">
            <text:p>0.952263</text:p>
          </table:table-cell>
          <table:table-cell office:value-type="float" office:value="0.955271" calcext:value-type="float">
            <text:p>0.9552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5178" calcext:value-type="float">
            <text:p>0.95178</text:p>
          </table:table-cell>
          <table:table-cell office:value-type="float" office:value="0.951373" calcext:value-type="float">
            <text:p>0.951373</text:p>
          </table:table-cell>
          <table:table-cell office:value-type="float" office:value="0.95178" calcext:value-type="float">
            <text:p>0.95178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49746" calcext:value-type="float">
            <text:p>0.949746</text:p>
          </table:table-cell>
          <table:table-cell office:value-type="float" office:value="0.952594" calcext:value-type="float">
            <text:p>0.952594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34499" calcext:value-type="float">
            <text:p>0.134499</text:p>
          </table:table-cell>
          <table:table-cell office:value-type="float" office:value="0.135285" calcext:value-type="float">
            <text:p>0.135285</text:p>
          </table:table-cell>
          <table:table-cell office:value-type="float" office:value="0.135069" calcext:value-type="float">
            <text:p>0.135069</text:p>
          </table:table-cell>
          <table:table-cell office:value-type="float" office:value="0.13537" calcext:value-type="float">
            <text:p>0.13537</text:p>
          </table:table-cell>
          <table:table-cell office:value-type="float" office:value="0.134742" calcext:value-type="float">
            <text:p>0.134742</text:p>
          </table:table-cell>
          <table:table-cell office:value-type="float" office:value="0.135355" calcext:value-type="float">
            <text:p>0.135355</text:p>
          </table:table-cell>
          <table:table-cell office:value-type="float" office:value="0.13469" calcext:value-type="float">
            <text:p>0.13469</text:p>
          </table:table-cell>
          <table:table-cell office:value-type="float" office:value="0.161762" calcext:value-type="float">
            <text:p>0.16176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3919" calcext:value-type="float">
            <text:p>0.953919</text:p>
          </table:table-cell>
          <table:table-cell office:value-type="float" office:value="0.953832" calcext:value-type="float">
            <text:p>0.953832</text:p>
          </table:table-cell>
          <table:table-cell office:value-type="float" office:value="0.953919" calcext:value-type="float">
            <text:p>0.953919</text:p>
          </table:table-cell>
          <table:table-cell office:value-type="float" office:value="0.954486" calcext:value-type="float">
            <text:p>0.954486</text:p>
          </table:table-cell>
          <table:table-cell office:value-type="float" office:value="0.954006" calcext:value-type="float">
            <text:p>0.954006</text:p>
          </table:table-cell>
          <table:table-cell office:value-type="float" office:value="0.954878" calcext:value-type="float">
            <text:p>0.954878</text:p>
          </table:table-cell>
          <table:table-cell office:value-type="float" office:value="0.954442" calcext:value-type="float">
            <text:p>0.954442</text:p>
          </table:table-cell>
          <table:table-cell office:value-type="float" office:value="0.952917" calcext:value-type="float">
            <text:p>0.9529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1577" calcext:value-type="float">
            <text:p>0.951577</text:p>
          </table:table-cell>
          <table:table-cell table:number-columns-repeated="2" office:value-type="float" office:value="0.95117" calcext:value-type="float">
            <text:p>0.95117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49542" calcext:value-type="float">
            <text:p>0.94954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518181" calcext:value-type="float">
            <text:p>0.518181</text:p>
          </table:table-cell>
          <table:table-cell office:value-type="float" office:value="0.496496" calcext:value-type="float">
            <text:p>0.496496</text:p>
          </table:table-cell>
          <table:table-cell office:value-type="float" office:value="0.562378" calcext:value-type="float">
            <text:p>0.562378</text:p>
          </table:table-cell>
          <table:table-cell office:value-type="float" office:value="0.35915" calcext:value-type="float">
            <text:p>0.35915</text:p>
          </table:table-cell>
          <table:table-cell office:value-type="float" office:value="0.348719" calcext:value-type="float">
            <text:p>0.348719</text:p>
          </table:table-cell>
          <table:table-cell office:value-type="float" office:value="0.344063" calcext:value-type="float">
            <text:p>0.344063</text:p>
          </table:table-cell>
          <table:table-cell office:value-type="float" office:value="0.16966" calcext:value-type="float">
            <text:p>0.169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55227" calcext:value-type="float">
            <text:p>0.955227</text:p>
          </table:table-cell>
          <table:table-cell office:value-type="float" office:value="0.781193" calcext:value-type="float">
            <text:p>0.781193</text:p>
          </table:table-cell>
          <table:table-cell office:value-type="float" office:value="0.796887" calcext:value-type="float">
            <text:p>0.796887</text:p>
          </table:table-cell>
          <table:table-cell office:value-type="float" office:value="0.747319" calcext:value-type="float">
            <text:p>0.747319</text:p>
          </table:table-cell>
          <table:table-cell office:value-type="float" office:value="0.884558" calcext:value-type="float">
            <text:p>0.884558</text:p>
          </table:table-cell>
          <table:table-cell office:value-type="float" office:value="0.890051" calcext:value-type="float">
            <text:p>0.890051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950998" calcext:value-type="float">
            <text:p>0.9509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781689" calcext:value-type="float">
            <text:p>0.781689</text:p>
          </table:table-cell>
          <table:table-cell office:value-type="float" office:value="0.797864" calcext:value-type="float">
            <text:p>0.797864</text:p>
          </table:table-cell>
          <table:table-cell office:value-type="float" office:value="0.746389" calcext:value-type="float">
            <text:p>0.746389</text:p>
          </table:table-cell>
          <table:table-cell office:value-type="float" office:value="0.883927" calcext:value-type="float">
            <text:p>0.883927</text:p>
          </table:table-cell>
          <table:table-cell office:value-type="float" office:value="0.888301" calcext:value-type="float">
            <text:p>0.888301</text:p>
          </table:table-cell>
          <table:table-cell office:value-type="float" office:value="0.89176" calcext:value-type="float">
            <text:p>0.89176</text:p>
          </table:table-cell>
          <table:table-cell office:value-type="float" office:value="0.948118" calcext:value-type="float">
            <text:p>0.948118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3454" calcext:value-type="float">
            <text:p>0.13454</text:p>
          </table:table-cell>
          <table:table-cell office:value-type="float" office:value="0.161109" calcext:value-type="float">
            <text:p>0.161109</text:p>
          </table:table-cell>
          <table:table-cell office:value-type="float" office:value="0.161661" calcext:value-type="float">
            <text:p>0.161661</text:p>
          </table:table-cell>
          <table:table-cell office:value-type="float" office:value="0.159872" calcext:value-type="float">
            <text:p>0.159872</text:p>
          </table:table-cell>
          <table:table-cell office:value-type="float" office:value="0.156847" calcext:value-type="float">
            <text:p>0.156847</text:p>
          </table:table-cell>
          <table:table-cell office:value-type="float" office:value="0.156521" calcext:value-type="float">
            <text:p>0.156521</text:p>
          </table:table-cell>
          <table:table-cell office:value-type="float" office:value="0.138821" calcext:value-type="float">
            <text:p>0.138821</text:p>
          </table:table-cell>
          <table:table-cell office:value-type="float" office:value="0.135657" calcext:value-type="float">
            <text:p>0.1356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55053" calcext:value-type="float">
            <text:p>0.955053</text:p>
          </table:table-cell>
          <table:table-cell office:value-type="float" office:value="0.948121" calcext:value-type="float">
            <text:p>0.948121</text:p>
          </table:table-cell>
          <table:table-cell office:value-type="float" office:value="0.947816" calcext:value-type="float">
            <text:p>0.947816</text:p>
          </table:table-cell>
          <table:table-cell office:value-type="float" office:value="0.948339" calcext:value-type="float">
            <text:p>0.948339</text:p>
          </table:table-cell>
          <table:table-cell office:value-type="float" office:value="0.948949" calcext:value-type="float">
            <text:p>0.948949</text:p>
          </table:table-cell>
          <table:table-cell office:value-type="float" office:value="0.948993" calcext:value-type="float">
            <text:p>0.948993</text:p>
          </table:table-cell>
          <table:table-cell office:value-type="float" office:value="0.95235" calcext:value-type="float">
            <text:p>0.95235</text:p>
          </table:table-cell>
          <table:table-cell office:value-type="float" office:value="0.953047" calcext:value-type="float">
            <text:p>0.95304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52187" calcext:value-type="float">
            <text:p>0.952187</text:p>
          </table:table-cell>
          <table:table-cell office:value-type="float" office:value="0.94527" calcext:value-type="float">
            <text:p>0.94527</text:p>
          </table:table-cell>
          <table:table-cell office:value-type="float" office:value="0.945168" calcext:value-type="float">
            <text:p>0.945168</text:p>
          </table:table-cell>
          <table:table-cell office:value-type="float" office:value="0.945677" calcext:value-type="float">
            <text:p>0.945677</text:p>
          </table:table-cell>
          <table:table-cell office:value-type="float" office:value="0.946287" calcext:value-type="float">
            <text:p>0.946287</text:p>
          </table:table-cell>
          <table:table-cell office:value-type="float" office:value="0.946592" calcext:value-type="float">
            <text:p>0.946592</text:p>
          </table:table-cell>
          <table:table-cell office:value-type="float" office:value="0.949135" calcext:value-type="float">
            <text:p>0.949135</text:p>
          </table:table-cell>
          <table:table-cell office:value-type="float" office:value="0.95117" calcext:value-type="float">
            <text:p>0.95117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4353" calcext:value-type="float">
            <text:p>0.134353</text:p>
          </table:table-cell>
          <table:table-cell office:value-type="float" office:value="0.160121" calcext:value-type="float">
            <text:p>0.160121</text:p>
          </table:table-cell>
          <table:table-cell office:value-type="float" office:value="0.160476" calcext:value-type="float">
            <text:p>0.160476</text:p>
          </table:table-cell>
          <table:table-cell office:value-type="float" office:value="0.160831" calcext:value-type="float">
            <text:p>0.160831</text:p>
          </table:table-cell>
          <table:table-cell office:value-type="float" office:value="0.157568" calcext:value-type="float">
            <text:p>0.157568</text:p>
          </table:table-cell>
          <table:table-cell office:value-type="float" office:value="0.157182" calcext:value-type="float">
            <text:p>0.157182</text:p>
          </table:table-cell>
          <table:table-cell office:value-type="float" office:value="0.139225" calcext:value-type="float">
            <text:p>0.139225</text:p>
          </table:table-cell>
          <table:table-cell office:value-type="float" office:value="0.135436" calcext:value-type="float">
            <text:p>0.1354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54312" calcext:value-type="float">
            <text:p>0.954312</text:p>
          </table:table-cell>
          <table:table-cell office:value-type="float" office:value="0.948426" calcext:value-type="float">
            <text:p>0.948426</text:p>
          </table:table-cell>
          <table:table-cell office:value-type="float" office:value="0.948295" calcext:value-type="float">
            <text:p>0.948295</text:p>
          </table:table-cell>
          <table:table-cell office:value-type="float" office:value="0.948034" calcext:value-type="float">
            <text:p>0.948034</text:p>
          </table:table-cell>
          <table:table-cell office:value-type="float" office:value="0.948775" calcext:value-type="float">
            <text:p>0.948775</text:p>
          </table:table-cell>
          <table:table-cell office:value-type="float" office:value="0.948949" calcext:value-type="float">
            <text:p>0.948949</text:p>
          </table:table-cell>
          <table:table-cell office:value-type="float" office:value="0.95235" calcext:value-type="float">
            <text:p>0.95235</text:p>
          </table:table-cell>
          <table:table-cell office:value-type="float" office:value="0.953309" calcext:value-type="float">
            <text:p>0.9533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5178" calcext:value-type="float">
            <text:p>0.95178</text:p>
          </table:table-cell>
          <table:table-cell office:value-type="float" office:value="0.945677" calcext:value-type="float">
            <text:p>0.945677</text:p>
          </table:table-cell>
          <table:table-cell office:value-type="float" office:value="0.945473" calcext:value-type="float">
            <text:p>0.945473</text:p>
          </table:table-cell>
          <table:table-cell office:value-type="float" office:value="0.945371" calcext:value-type="float">
            <text:p>0.945371</text:p>
          </table:table-cell>
          <table:table-cell office:value-type="float" office:value="0.946389" calcext:value-type="float">
            <text:p>0.946389</text:p>
          </table:table-cell>
          <table:table-cell office:value-type="float" office:value="0.946185" calcext:value-type="float">
            <text:p>0.946185</text:p>
          </table:table-cell>
          <table:table-cell office:value-type="float" office:value="0.949135" calcext:value-type="float">
            <text:p>0.949135</text:p>
          </table:table-cell>
          <table:table-cell office:value-type="float" office:value="0.951068" calcext:value-type="float">
            <text:p>0.951068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34088" calcext:value-type="float">
            <text:p>0.134088</text:p>
          </table:table-cell>
          <table:table-cell office:value-type="float" office:value="0.137566" calcext:value-type="float">
            <text:p>0.137566</text:p>
          </table:table-cell>
          <table:table-cell office:value-type="float" office:value="0.13698" calcext:value-type="float">
            <text:p>0.13698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134925" calcext:value-type="float">
            <text:p>0.134925</text:p>
          </table:table-cell>
          <table:table-cell office:value-type="float" office:value="0.134356" calcext:value-type="float">
            <text:p>0.134356</text:p>
          </table:table-cell>
          <table:table-cell office:value-type="float" office:value="0.136162" calcext:value-type="float">
            <text:p>0.136162</text:p>
          </table:table-cell>
          <table:table-cell office:value-type="float" office:value="0.136153" calcext:value-type="float">
            <text:p>0.1361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54878" calcext:value-type="float">
            <text:p>0.954878</text:p>
          </table:table-cell>
          <table:table-cell table:number-columns-repeated="2" office:value-type="float" office:value="0.952393" calcext:value-type="float">
            <text:p>0.952393</text:p>
          </table:table-cell>
          <table:table-cell office:value-type="float" office:value="0.952481" calcext:value-type="float">
            <text:p>0.952481</text:p>
          </table:table-cell>
          <table:table-cell office:value-type="float" office:value="0.95344" calcext:value-type="float">
            <text:p>0.95344</text:p>
          </table:table-cell>
          <table:table-cell office:value-type="float" office:value="0.953788" calcext:value-type="float">
            <text:p>0.953788</text:p>
          </table:table-cell>
          <table:table-cell office:value-type="float" office:value="0.952524" calcext:value-type="float">
            <text:p>0.952524</text:p>
          </table:table-cell>
          <table:table-cell office:value-type="float" office:value="0.955358" calcext:value-type="float">
            <text:p>0.9553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51679" calcext:value-type="float">
            <text:p>0.951679</text:p>
          </table:table-cell>
          <table:table-cell office:value-type="float" office:value="0.949644" calcext:value-type="float">
            <text:p>0.949644</text:p>
          </table:table-cell>
          <table:table-cell office:value-type="float" office:value="0.950153" calcext:value-type="float">
            <text:p>0.950153</text:p>
          </table:table-cell>
          <table:table-cell office:value-type="float" office:value="0.949949" calcext:value-type="float">
            <text:p>0.949949</text:p>
          </table:table-cell>
          <table:table-cell office:value-type="float" office:value="0.95117" calcext:value-type="float">
            <text:p>0.95117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50865" calcext:value-type="float">
            <text:p>0.950865</text:p>
          </table:table-cell>
          <table:table-cell office:value-type="float" office:value="0.952492" calcext:value-type="float">
            <text:p>0.952492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13561" calcext:value-type="float">
            <text:p>0.13561</text:p>
          </table:table-cell>
          <table:table-cell office:value-type="float" office:value="0.137502" calcext:value-type="float">
            <text:p>0.137502</text:p>
          </table:table-cell>
          <table:table-cell office:value-type="float" office:value="0.137824" calcext:value-type="float">
            <text:p>0.137824</text:p>
          </table:table-cell>
          <table:table-cell office:value-type="float" office:value="0.13601" calcext:value-type="float">
            <text:p>0.13601</text:p>
          </table:table-cell>
          <table:table-cell office:value-type="float" office:value="0.137661" calcext:value-type="float">
            <text:p>0.137661</text:p>
          </table:table-cell>
          <table:table-cell office:value-type="float" office:value="0.139701" calcext:value-type="float">
            <text:p>0.139701</text:p>
          </table:table-cell>
          <table:table-cell office:value-type="float" office:value="0.145573" calcext:value-type="float">
            <text:p>0.145573</text:p>
          </table:table-cell>
          <table:table-cell office:value-type="float" office:value="0.140628" calcext:value-type="float">
            <text:p>0.1406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55402" calcext:value-type="float">
            <text:p>0.955402</text:p>
          </table:table-cell>
          <table:table-cell office:value-type="float" office:value="0.95235" calcext:value-type="float">
            <text:p>0.95235</text:p>
          </table:table-cell>
          <table:table-cell office:value-type="float" office:value="0.952263" calcext:value-type="float">
            <text:p>0.952263</text:p>
          </table:table-cell>
          <table:table-cell office:value-type="float" office:value="0.952917" calcext:value-type="float">
            <text:p>0.952917</text:p>
          </table:table-cell>
          <table:table-cell office:value-type="float" office:value="0.952568" calcext:value-type="float">
            <text:p>0.952568</text:p>
          </table:table-cell>
          <table:table-cell office:value-type="float" office:value="0.952045" calcext:value-type="float">
            <text:p>0.952045</text:p>
          </table:table-cell>
          <table:table-cell office:value-type="float" office:value="0.951173" calcext:value-type="float">
            <text:p>0.951173</text:p>
          </table:table-cell>
          <table:table-cell office:value-type="float" office:value="0.951957" calcext:value-type="float">
            <text:p>0.95195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949644" calcext:value-type="float">
            <text:p>0.949644</text:p>
          </table:table-cell>
          <table:table-cell office:value-type="float" office:value="0.949542" calcext:value-type="float">
            <text:p>0.949542</text:p>
          </table:table-cell>
          <table:table-cell office:value-type="float" office:value="0.950661" calcext:value-type="float">
            <text:p>0.950661</text:p>
          </table:table-cell>
          <table:table-cell office:value-type="float" office:value="0.949339" calcext:value-type="float">
            <text:p>0.949339</text:p>
          </table:table-cell>
          <table:table-cell office:value-type="float" office:value="0.948728" calcext:value-type="float">
            <text:p>0.948728</text:p>
          </table:table-cell>
          <table:table-cell office:value-type="float" office:value="0.948118" calcext:value-type="float">
            <text:p>0.948118</text:p>
          </table:table-cell>
          <table:table-cell office:value-type="float" office:value="0.948728" calcext:value-type="float">
            <text:p>0.948728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133753" calcext:value-type="float">
            <text:p>0.133753</text:p>
          </table:table-cell>
          <table:table-cell office:value-type="float" office:value="0.166351" calcext:value-type="float">
            <text:p>0.166351</text:p>
          </table:table-cell>
          <table:table-cell office:value-type="float" office:value="0.165359" calcext:value-type="float">
            <text:p>0.165359</text:p>
          </table:table-cell>
          <table:table-cell office:value-type="float" office:value="0.164008" calcext:value-type="float">
            <text:p>0.164008</text:p>
          </table:table-cell>
          <table:table-cell office:value-type="float" office:value="0.164486" calcext:value-type="float">
            <text:p>0.164486</text:p>
          </table:table-cell>
          <table:table-cell office:value-type="float" office:value="0.160104" calcext:value-type="float">
            <text:p>0.160104</text:p>
          </table:table-cell>
          <table:table-cell office:value-type="float" office:value="0.148085" calcext:value-type="float">
            <text:p>0.148085</text:p>
          </table:table-cell>
          <table:table-cell office:value-type="float" office:value="0.142012" calcext:value-type="float">
            <text:p>0.1420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55096" calcext:value-type="float">
            <text:p>0.955096</text:p>
          </table:table-cell>
          <table:table-cell table:number-columns-repeated="3" office:value-type="float" office:value="0.947685" calcext:value-type="float">
            <text:p>0.947685</text:p>
          </table:table-cell>
          <table:table-cell office:value-type="float" office:value="0.947641" calcext:value-type="float">
            <text:p>0.947641</text:p>
          </table:table-cell>
          <table:table-cell office:value-type="float" office:value="0.948339" calcext:value-type="float">
            <text:p>0.948339</text:p>
          </table:table-cell>
          <table:table-cell office:value-type="float" office:value="0.950562" calcext:value-type="float">
            <text:p>0.950562</text:p>
          </table:table-cell>
          <table:table-cell office:value-type="float" office:value="0.951783" calcext:value-type="float">
            <text:p>0.9517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51679" calcext:value-type="float">
            <text:p>0.951679</text:p>
          </table:table-cell>
          <table:table-cell office:value-type="float" office:value="0.944761" calcext:value-type="float">
            <text:p>0.944761</text:p>
          </table:table-cell>
          <table:table-cell office:value-type="float" office:value="0.944863" calcext:value-type="float">
            <text:p>0.944863</text:p>
          </table:table-cell>
          <table:table-cell table:number-columns-repeated="2" office:value-type="float" office:value="0.945066" calcext:value-type="float">
            <text:p>0.945066</text:p>
          </table:table-cell>
          <table:table-cell office:value-type="float" office:value="0.945371" calcext:value-type="float">
            <text:p>0.945371</text:p>
          </table:table-cell>
          <table:table-cell office:value-type="float" office:value="0.948321" calcext:value-type="float">
            <text:p>0.948321</text:p>
          </table:table-cell>
          <table:table-cell office:value-type="float" office:value="0.94883" calcext:value-type="float">
            <text:p>0.94883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135339" calcext:value-type="float">
            <text:p>0.135339</text:p>
          </table:table-cell>
          <table:table-cell office:value-type="float" office:value="0.157027" calcext:value-type="float">
            <text:p>0.157027</text:p>
          </table:table-cell>
          <table:table-cell office:value-type="float" office:value="0.156041" calcext:value-type="float">
            <text:p>0.156041</text:p>
          </table:table-cell>
          <table:table-cell office:value-type="float" office:value="0.154806" calcext:value-type="float">
            <text:p>0.154806</text:p>
          </table:table-cell>
          <table:table-cell office:value-type="float" office:value="0.156161" calcext:value-type="float">
            <text:p>0.156161</text:p>
          </table:table-cell>
          <table:table-cell office:value-type="float" office:value="0.158685" calcext:value-type="float">
            <text:p>0.158685</text:p>
          </table:table-cell>
          <table:table-cell office:value-type="float" office:value="0.149617" calcext:value-type="float">
            <text:p>0.149617</text:p>
          </table:table-cell>
          <table:table-cell office:value-type="float" office:value="0.139521" calcext:value-type="float">
            <text:p>0.13952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53396" calcext:value-type="float">
            <text:p>0.953396</text:p>
          </table:table-cell>
          <table:table-cell office:value-type="float" office:value="0.94908" calcext:value-type="float">
            <text:p>0.94908</text:p>
          </table:table-cell>
          <table:table-cell office:value-type="float" office:value="0.948993" calcext:value-type="float">
            <text:p>0.948993</text:p>
          </table:table-cell>
          <table:table-cell office:value-type="float" office:value="0.949385" calcext:value-type="float">
            <text:p>0.949385</text:p>
          </table:table-cell>
          <table:table-cell office:value-type="float" office:value="0.949167" calcext:value-type="float">
            <text:p>0.949167</text:p>
          </table:table-cell>
          <table:table-cell office:value-type="float" office:value="0.948601" calcext:value-type="float">
            <text:p>0.948601</text:p>
          </table:table-cell>
          <table:table-cell office:value-type="float" office:value="0.950301" calcext:value-type="float">
            <text:p>0.950301</text:p>
          </table:table-cell>
          <table:table-cell office:value-type="float" office:value="0.952132" calcext:value-type="float">
            <text:p>0.9521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50966" calcext:value-type="float">
            <text:p>0.950966</text:p>
          </table:table-cell>
          <table:table-cell office:value-type="float" office:value="0.946796" calcext:value-type="float">
            <text:p>0.946796</text:p>
          </table:table-cell>
          <table:table-cell office:value-type="float" office:value="0.94649" calcext:value-type="float">
            <text:p>0.94649</text:p>
          </table:table-cell>
          <table:table-cell table:number-columns-repeated="2" office:value-type="float" office:value="0.946694" calcext:value-type="float">
            <text:p>0.946694</text:p>
          </table:table-cell>
          <table:table-cell office:value-type="float" office:value="0.946185" calcext:value-type="float">
            <text:p>0.946185</text:p>
          </table:table-cell>
          <table:table-cell table:number-columns-repeated="2" office:value-type="float" office:value="0.948627" calcext:value-type="float">
            <text:p>0.94862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133668" calcext:value-type="float">
            <text:p>0.133668</text:p>
          </table:table-cell>
          <table:table-cell office:value-type="float" office:value="0.136272" calcext:value-type="float">
            <text:p>0.136272</text:p>
          </table:table-cell>
          <table:table-cell office:value-type="float" office:value="0.13682" calcext:value-type="float">
            <text:p>0.13682</text:p>
          </table:table-cell>
          <table:table-cell office:value-type="float" office:value="0.136961" calcext:value-type="float">
            <text:p>0.136961</text:p>
          </table:table-cell>
          <table:table-cell office:value-type="float" office:value="0.134257" calcext:value-type="float">
            <text:p>0.134257</text:p>
          </table:table-cell>
          <table:table-cell office:value-type="float" office:value="0.134589" calcext:value-type="float">
            <text:p>0.134589</text:p>
          </table:table-cell>
          <table:table-cell office:value-type="float" office:value="0.135929" calcext:value-type="float">
            <text:p>0.135929</text:p>
          </table:table-cell>
          <table:table-cell office:value-type="float" office:value="0.134595" calcext:value-type="float">
            <text:p>0.1345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5514" calcext:value-type="float">
            <text:p>0.95514</text:p>
          </table:table-cell>
          <table:table-cell table:number-columns-repeated="3" office:value-type="float" office:value="0.955096" calcext:value-type="float">
            <text:p>0.955096</text:p>
          </table:table-cell>
          <table:table-cell office:value-type="float" office:value="0.954922" calcext:value-type="float">
            <text:p>0.954922</text:p>
          </table:table-cell>
          <table:table-cell office:value-type="float" office:value="0.954966" calcext:value-type="float">
            <text:p>0.954966</text:p>
          </table:table-cell>
          <table:table-cell office:value-type="float" office:value="0.955314" calcext:value-type="float">
            <text:p>0.955314</text:p>
          </table:table-cell>
          <table:table-cell office:value-type="float" office:value="0.953658" calcext:value-type="float">
            <text:p>0.9536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52085" calcext:value-type="float">
            <text:p>0.952085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52187" calcext:value-type="float">
            <text:p>0.952187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51272" calcext:value-type="float">
            <text:p>0.951272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table:style-name="ce1" office:value-type="string" calcext:value-type="string">
            <text:p>Just Scan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Test Accuracy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693299" calcext:value-type="float">
            <text:p>0.693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03298" calcext:value-type="float">
            <text:p>0.503298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88368" calcext:value-type="float">
            <text:p>0.488368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47574" calcext:value-type="float">
            <text:p>0.47574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465088" calcext:value-type="float">
            <text:p>0.465088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456147" calcext:value-type="float">
            <text:p>0.456147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448694" calcext:value-type="float">
            <text:p>0.448694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44252" calcext:value-type="float">
            <text:p>0.44252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437435" calcext:value-type="float">
            <text:p>0.437435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433267" calcext:value-type="float">
            <text:p>0.433267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429864" calcext:value-type="float">
            <text:p>0.429864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42709" calcext:value-type="float">
            <text:p>0.42709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424827" calcext:value-type="float">
            <text:p>0.424827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422979" calcext:value-type="float">
            <text:p>0.422979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421464" calcext:value-type="float">
            <text:p>0.421464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420216" calcext:value-type="float">
            <text:p>0.420216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419181" calcext:value-type="float">
            <text:p>0.419181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418315" calcext:value-type="float">
            <text:p>0.418315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417586" calcext:value-type="float">
            <text:p>0.417586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416967" calcext:value-type="float">
            <text:p>0.416967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16437" calcext:value-type="float">
            <text:p>0.416437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415979" calcext:value-type="float">
            <text:p>0.415979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415583" calcext:value-type="float">
            <text:p>0.415583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415235" calcext:value-type="float">
            <text:p>0.415235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414931" calcext:value-type="float">
            <text:p>0.414931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414663" calcext:value-type="float">
            <text:p>0.414663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414425" calcext:value-type="float">
            <text:p>0.414425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414215" calcext:value-type="float">
            <text:p>0.414215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41403" calcext:value-type="float">
            <text:p>0.41403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413865" calcext:value-type="float">
            <text:p>0.413865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413721" calcext:value-type="float">
            <text:p>0.413721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0.939573" calcext:value-type="float">
            <text:p>0.939573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4:55:27.311165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20T16:50:31.816317126</dc:date>
    <meta:editing-duration>PT3H21M55S</meta:editing-duration>
    <meta:editing-cycles>50</meta:editing-cycles>
    <meta:generator>LibreOffice/5.1.6.2$Linux_X86_64 LibreOffice_project/10m0$Build-2</meta:generator>
    <meta:document-statistic meta:table-count="1" meta:cell-count="29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title svg:x="5.729cm" svg:y="0.316cm" chart:style-name="ch2">
          <text:p>AEA (cost LR, shuffle)</text:p>
        </chart:title>
        <chart:legend chart:legend-position="end" svg:x="12.344cm" svg:y="2.46cm" style:legend-expansion="high" chart:style-name="ch3"/>
        <chart:plot-area chart:style-name="ch4" table:cell-range-address="Sheet1.D4:Sheet1.L35" chart:data-source-has-labels="both" svg:x="1.331cm" svg:y="1.275cm" svg:width="10.693cm" svg:height="6.569cm">
          <chartooo:coordinate-region svg:x="2.058cm" svg:y="1.475cm" svg:width="9.827cm" svg:height="5.577cm"/>
          <chart:axis chart:dimension="x" chart:name="primary-x" chart:style-name="ch5" chartooo:axis-type="auto">
            <chartooo:date-scale/>
            <chart:title svg:x="6.077cm" svg:y="8.024cm" chart:style-name="ch6">
              <text:p>Epochs</text:p>
            </chart:title>
            <chart:categories table:cell-range-address="Sheet1.D5:Sheet1.D35"/>
          </chart:axis>
          <chart:axis chart:dimension="y" chart:name="primary-y" chart:style-name="ch5">
            <chart:title svg:x="0.451cm" svg:y="5.278cm" chart:style-name="ch7">
              <text:p>Log Loss</text:p>
            </chart:title>
            <chart:grid chart:style-name="ch8" chart:class="major"/>
          </chart:axis>
          <chart:series chart:style-name="ch9" chart:values-cell-range-address="Sheet1.E5:Sheet1.E35" chart:label-cell-address="Sheet1.E4:Sheet1.E4" chart:class="chart:line">
            <chart:data-point chart:repeated="31"/>
          </chart:series>
          <chart:series chart:style-name="ch10" chart:values-cell-range-address="Sheet1.F5:Sheet1.F35" chart:label-cell-address="Sheet1.F4:Sheet1.F4" chart:class="chart:line">
            <chart:data-point chart:repeated="31"/>
          </chart:series>
          <chart:series chart:style-name="ch11" chart:values-cell-range-address="Sheet1.G5:Sheet1.G35" chart:label-cell-address="Sheet1.G4:Sheet1.G4" chart:class="chart:line">
            <chart:data-point chart:repeated="31"/>
          </chart:series>
          <chart:series chart:style-name="ch12" chart:values-cell-range-address="Sheet1.H5:Sheet1.H35" chart:label-cell-address="Sheet1.H4:Sheet1.H4" chart:class="chart:line">
            <chart:data-point chart:repeated="31"/>
          </chart:series>
          <chart:series chart:style-name="ch13" chart:values-cell-range-address="Sheet1.I5:Sheet1.I35" chart:label-cell-address="Sheet1.I4:Sheet1.I4" chart:class="chart:line">
            <chart:data-point chart:repeated="31"/>
          </chart:series>
          <chart:series chart:style-name="ch14" chart:values-cell-range-address="Sheet1.J5:Sheet1.J35" chart:label-cell-address="Sheet1.J4:Sheet1.J4" chart:class="chart:line">
            <chart:data-point chart:repeated="31"/>
          </chart:series>
          <chart:series chart:style-name="ch15" chart:values-cell-range-address="Sheet1.K5:Sheet1.K35" chart:label-cell-address="Sheet1.K4:Sheet1.K4" chart:class="chart:line">
            <chart:data-point chart:repeated="31"/>
          </chart:series>
          <chart:series chart:style-name="ch16" chart:values-cell-range-address="Sheet1.L5:Sheet1.L35" chart:label-cell-address="Sheet1.L4:Sheet1.L4" chart:class="chart:line">
            <chart:data-point chart:repeated="3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4359578</text:p>
                <draw:g>
                  <svg:desc>Sheet1.E4:Sheet1.E4</svg:desc>
                </draw:g>
              </table:table-cell>
              <table:table-cell office:value-type="string">
                <text:p>0.2790129915</text:p>
                <draw:g>
                  <svg:desc>Sheet1.F4:Sheet1.F4</svg:desc>
                </draw:g>
              </table:table-cell>
              <table:table-cell office:value-type="string">
                <text:p>0.5580259831</text:p>
                <draw:g>
                  <svg:desc>Sheet1.G4:Sheet1.G4</svg:desc>
                </draw:g>
              </table:table-cell>
              <table:table-cell office:value-type="string">
                <text:p>1.1160519662</text:p>
                <draw:g>
                  <svg:desc>Sheet1.H4:Sheet1.H4</svg:desc>
                </draw:g>
              </table:table-cell>
              <table:table-cell office:value-type="string">
                <text:p>2.2321039323</text:p>
                <draw:g>
                  <svg:desc>Sheet1.I4:Sheet1.I4</svg:desc>
                </draw:g>
              </table:table-cell>
              <table:table-cell office:value-type="string">
                <text:p>4.4642078647</text:p>
                <draw:g>
                  <svg:desc>Sheet1.J4:Sheet1.J4</svg:desc>
                </draw:g>
              </table:table-cell>
              <table:table-cell office:value-type="string">
                <text:p>8.9284157294</text:p>
                <draw:g>
                  <svg:desc>Sheet1.K4:Sheet1.K4</svg:desc>
                </draw:g>
              </table:table-cell>
              <table:table-cell office:value-type="string">
                <text:p>17.8568314587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35</svg:desc>
                </draw:g>
              </table:table-cell>
              <table:table-cell office:value-type="float" office:value="0.693299">
                <text:p>0.693299</text:p>
                <draw:g>
                  <svg:desc>Sheet1.E5:Sheet1.E35</svg:desc>
                </draw:g>
              </table:table-cell>
              <table:table-cell office:value-type="float" office:value="0.693299">
                <text:p>0.693299</text:p>
                <draw:g>
                  <svg:desc>Sheet1.F5:Sheet1.F35</svg:desc>
                </draw:g>
              </table:table-cell>
              <table:table-cell office:value-type="float" office:value="0.693299">
                <text:p>0.693299</text:p>
                <draw:g>
                  <svg:desc>Sheet1.G5:Sheet1.G35</svg:desc>
                </draw:g>
              </table:table-cell>
              <table:table-cell office:value-type="float" office:value="0.693299">
                <text:p>0.693299</text:p>
                <draw:g>
                  <svg:desc>Sheet1.H5:Sheet1.H35</svg:desc>
                </draw:g>
              </table:table-cell>
              <table:table-cell office:value-type="float" office:value="0.693299">
                <text:p>0.693299</text:p>
                <draw:g>
                  <svg:desc>Sheet1.I5:Sheet1.I35</svg:desc>
                </draw:g>
              </table:table-cell>
              <table:table-cell office:value-type="float" office:value="0.693299">
                <text:p>0.693299</text:p>
                <draw:g>
                  <svg:desc>Sheet1.J5:Sheet1.J35</svg:desc>
                </draw:g>
              </table:table-cell>
              <table:table-cell office:value-type="float" office:value="0.693299">
                <text:p>0.693299</text:p>
                <draw:g>
                  <svg:desc>Sheet1.K5:Sheet1.K35</svg:desc>
                </draw:g>
              </table:table-cell>
              <table:table-cell office:value-type="float" office:value="0.693299">
                <text:p>0.693299</text:p>
                <draw:g>
                  <svg:desc>Sheet1.L5:Sheet1.L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3444">
                <text:p>0.143444</text:p>
              </table:table-cell>
              <table:table-cell office:value-type="float" office:value="0.25558">
                <text:p>0.25558</text:p>
              </table:table-cell>
              <table:table-cell office:value-type="float" office:value="0.252977">
                <text:p>0.252977</text:p>
              </table:table-cell>
              <table:table-cell office:value-type="float" office:value="0.251138">
                <text:p>0.251138</text:p>
              </table:table-cell>
              <table:table-cell office:value-type="float" office:value="0.242229">
                <text:p>0.242229</text:p>
              </table:table-cell>
              <table:table-cell office:value-type="float" office:value="0.207182">
                <text:p>0.207182</text:p>
              </table:table-cell>
              <table:table-cell office:value-type="float" office:value="0.214531">
                <text:p>0.214531</text:p>
              </table:table-cell>
              <table:table-cell office:value-type="float" office:value="0.155732">
                <text:p>0.1557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111">
                <text:p>0.14111</text:p>
              </table:table-cell>
              <table:table-cell office:value-type="float" office:value="0.276693">
                <text:p>0.276693</text:p>
              </table:table-cell>
              <table:table-cell office:value-type="float" office:value="0.27118">
                <text:p>0.27118</text:p>
              </table:table-cell>
              <table:table-cell office:value-type="float" office:value="0.266361">
                <text:p>0.266361</text:p>
              </table:table-cell>
              <table:table-cell office:value-type="float" office:value="0.265847">
                <text:p>0.265847</text:p>
              </table:table-cell>
              <table:table-cell office:value-type="float" office:value="0.267915">
                <text:p>0.267915</text:p>
              </table:table-cell>
              <table:table-cell office:value-type="float" office:value="0.27058">
                <text:p>0.27058</text:p>
              </table:table-cell>
              <table:table-cell office:value-type="float" office:value="0.265926">
                <text:p>0.2659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0871">
                <text:p>0.140871</text:p>
              </table:table-cell>
              <table:table-cell office:value-type="float" office:value="0.171356">
                <text:p>0.171356</text:p>
              </table:table-cell>
              <table:table-cell office:value-type="float" office:value="0.165076">
                <text:p>0.165076</text:p>
              </table:table-cell>
              <table:table-cell office:value-type="float" office:value="0.166651">
                <text:p>0.166651</text:p>
              </table:table-cell>
              <table:table-cell office:value-type="float" office:value="0.172906">
                <text:p>0.172906</text:p>
              </table:table-cell>
              <table:table-cell office:value-type="float" office:value="0.175011">
                <text:p>0.175011</text:p>
              </table:table-cell>
              <table:table-cell office:value-type="float" office:value="0.18021">
                <text:p>0.18021</text:p>
              </table:table-cell>
              <table:table-cell office:value-type="float" office:value="0.138951">
                <text:p>0.1389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7131">
                <text:p>0.137131</text:p>
              </table:table-cell>
              <table:table-cell office:value-type="float" office:value="0.171751">
                <text:p>0.171751</text:p>
              </table:table-cell>
              <table:table-cell office:value-type="float" office:value="0.171727">
                <text:p>0.171727</text:p>
              </table:table-cell>
              <table:table-cell office:value-type="float" office:value="0.175074">
                <text:p>0.175074</text:p>
              </table:table-cell>
              <table:table-cell office:value-type="float" office:value="0.174761">
                <text:p>0.174761</text:p>
              </table:table-cell>
              <table:table-cell office:value-type="float" office:value="0.175444">
                <text:p>0.175444</text:p>
              </table:table-cell>
              <table:table-cell office:value-type="float" office:value="0.175717">
                <text:p>0.175717</text:p>
              </table:table-cell>
              <table:table-cell office:value-type="float" office:value="0.136629">
                <text:p>0.1366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6724">
                <text:p>0.136724</text:p>
              </table:table-cell>
              <table:table-cell office:value-type="float" office:value="0.214161">
                <text:p>0.214161</text:p>
              </table:table-cell>
              <table:table-cell office:value-type="float" office:value="0.214623">
                <text:p>0.214623</text:p>
              </table:table-cell>
              <table:table-cell office:value-type="float" office:value="0.208456">
                <text:p>0.208456</text:p>
              </table:table-cell>
              <table:table-cell office:value-type="float" office:value="0.210316">
                <text:p>0.210316</text:p>
              </table:table-cell>
              <table:table-cell office:value-type="float" office:value="0.173149">
                <text:p>0.173149</text:p>
              </table:table-cell>
              <table:table-cell office:value-type="float" office:value="0.18318">
                <text:p>0.18318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661">
                <text:p>0.13661</text:p>
              </table:table-cell>
              <table:table-cell office:value-type="float" office:value="0.157028">
                <text:p>0.157028</text:p>
              </table:table-cell>
              <table:table-cell office:value-type="float" office:value="0.149852">
                <text:p>0.149852</text:p>
              </table:table-cell>
              <table:table-cell office:value-type="float" office:value="0.140065">
                <text:p>0.140065</text:p>
              </table:table-cell>
              <table:table-cell office:value-type="float" office:value="0.169988">
                <text:p>0.169988</text:p>
              </table:table-cell>
              <table:table-cell office:value-type="float" office:value="0.168995">
                <text:p>0.168995</text:p>
              </table:table-cell>
              <table:table-cell office:value-type="float" office:value="0.169146">
                <text:p>0.169146</text:p>
              </table:table-cell>
              <table:table-cell office:value-type="float" office:value="0.169611">
                <text:p>0.1696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6446">
                <text:p>0.136446</text:p>
              </table:table-cell>
              <table:table-cell office:value-type="float" office:value="0.890986">
                <text:p>0.890986</text:p>
              </table:table-cell>
              <table:table-cell office:value-type="float" office:value="0.296738">
                <text:p>0.296738</text:p>
              </table:table-cell>
              <table:table-cell office:value-type="float" office:value="0.296459">
                <text:p>0.296459</text:p>
              </table:table-cell>
              <table:table-cell office:value-type="float" office:value="0.178766">
                <text:p>0.178766</text:p>
              </table:table-cell>
              <table:table-cell office:value-type="float" office:value="0.180627">
                <text:p>0.180627</text:p>
              </table:table-cell>
              <table:table-cell office:value-type="float" office:value="0.180547">
                <text:p>0.180547</text:p>
              </table:table-cell>
              <table:table-cell office:value-type="float" office:value="0.157854">
                <text:p>0.1578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4267">
                <text:p>0.134267</text:p>
              </table:table-cell>
              <table:table-cell office:value-type="float" office:value="0.205576">
                <text:p>0.205576</text:p>
              </table:table-cell>
              <table:table-cell office:value-type="float" office:value="0.202091">
                <text:p>0.202091</text:p>
              </table:table-cell>
              <table:table-cell office:value-type="float" office:value="0.202096">
                <text:p>0.202096</text:p>
              </table:table-cell>
              <table:table-cell office:value-type="float" office:value="0.203536">
                <text:p>0.203536</text:p>
              </table:table-cell>
              <table:table-cell office:value-type="float" office:value="0.175611">
                <text:p>0.175611</text:p>
              </table:table-cell>
              <table:table-cell office:value-type="float" office:value="0.173342">
                <text:p>0.173342</text:p>
              </table:table-cell>
              <table:table-cell office:value-type="float" office:value="0.135165">
                <text:p>0.1351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5078">
                <text:p>0.135078</text:p>
              </table:table-cell>
              <table:table-cell office:value-type="float" office:value="0.233035">
                <text:p>0.233035</text:p>
              </table:table-cell>
              <table:table-cell office:value-type="float" office:value="0.23342">
                <text:p>0.23342</text:p>
              </table:table-cell>
              <table:table-cell office:value-type="float" office:value="0.228569">
                <text:p>0.228569</text:p>
              </table:table-cell>
              <table:table-cell office:value-type="float" office:value="0.21466">
                <text:p>0.21466</text:p>
              </table:table-cell>
              <table:table-cell office:value-type="float" office:value="0.186393">
                <text:p>0.186393</text:p>
              </table:table-cell>
              <table:table-cell office:value-type="float" office:value="0.184024">
                <text:p>0.184024</text:p>
              </table:table-cell>
              <table:table-cell office:value-type="float" office:value="0.136152">
                <text:p>0.1361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3698">
                <text:p>0.133698</text:p>
              </table:table-cell>
              <table:table-cell office:value-type="float" office:value="0.150731">
                <text:p>0.150731</text:p>
              </table:table-cell>
              <table:table-cell office:value-type="float" office:value="0.152595">
                <text:p>0.152595</text:p>
              </table:table-cell>
              <table:table-cell office:value-type="float" office:value="0.137182">
                <text:p>0.137182</text:p>
              </table:table-cell>
              <table:table-cell office:value-type="float" office:value="0.144415">
                <text:p>0.144415</text:p>
              </table:table-cell>
              <table:table-cell office:value-type="float" office:value="0.144835">
                <text:p>0.144835</text:p>
              </table:table-cell>
              <table:table-cell office:value-type="float" office:value="0.144516">
                <text:p>0.144516</text:p>
              </table:table-cell>
              <table:table-cell office:value-type="float" office:value="0.135187">
                <text:p>0.1351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45809">
                <text:p>0.145809</text:p>
              </table:table-cell>
              <table:table-cell office:value-type="float" office:value="0.142713">
                <text:p>0.142713</text:p>
              </table:table-cell>
              <table:table-cell office:value-type="float" office:value="0.136878">
                <text:p>0.136878</text:p>
              </table:table-cell>
              <table:table-cell office:value-type="float" office:value="0.141866">
                <text:p>0.141866</text:p>
              </table:table-cell>
              <table:table-cell office:value-type="float" office:value="0.158492">
                <text:p>0.158492</text:p>
              </table:table-cell>
              <table:table-cell office:value-type="float" office:value="0.158777">
                <text:p>0.158777</text:p>
              </table:table-cell>
              <table:table-cell office:value-type="float" office:value="0.159086">
                <text:p>0.159086</text:p>
              </table:table-cell>
              <table:table-cell office:value-type="float" office:value="0.137034">
                <text:p>0.1370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3479">
                <text:p>0.133479</text:p>
              </table:table-cell>
              <table:table-cell office:value-type="float" office:value="0.245677">
                <text:p>0.245677</text:p>
              </table:table-cell>
              <table:table-cell office:value-type="float" office:value="0.242691">
                <text:p>0.242691</text:p>
              </table:table-cell>
              <table:table-cell office:value-type="float" office:value="0.23892">
                <text:p>0.23892</text:p>
              </table:table-cell>
              <table:table-cell office:value-type="float" office:value="0.228623">
                <text:p>0.228623</text:p>
              </table:table-cell>
              <table:table-cell office:value-type="float" office:value="0.226011">
                <text:p>0.226011</text:p>
              </table:table-cell>
              <table:table-cell office:value-type="float" office:value="0.176645">
                <text:p>0.176645</text:p>
              </table:table-cell>
              <table:table-cell office:value-type="float" office:value="0.143081">
                <text:p>0.1430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3445">
                <text:p>0.133445</text:p>
              </table:table-cell>
              <table:table-cell office:value-type="float" office:value="0.165157">
                <text:p>0.165157</text:p>
              </table:table-cell>
              <table:table-cell office:value-type="float" office:value="0.169777">
                <text:p>0.169777</text:p>
              </table:table-cell>
              <table:table-cell office:value-type="float" office:value="0.166578">
                <text:p>0.166578</text:p>
              </table:table-cell>
              <table:table-cell office:value-type="float" office:value="0.166508">
                <text:p>0.166508</text:p>
              </table:table-cell>
              <table:table-cell office:value-type="float" office:value="0.167796">
                <text:p>0.167796</text:p>
              </table:table-cell>
              <table:table-cell office:value-type="float" office:value="0.1695">
                <text:p>0.1695</text:p>
              </table:table-cell>
              <table:table-cell office:value-type="float" office:value="0.141246">
                <text:p>0.1412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9507">
                <text:p>0.139507</text:p>
              </table:table-cell>
              <table:table-cell office:value-type="float" office:value="0.883743">
                <text:p>0.883743</text:p>
              </table:table-cell>
              <table:table-cell office:value-type="float" office:value="0.362721">
                <text:p>0.362721</text:p>
              </table:table-cell>
              <table:table-cell office:value-type="float" office:value="0.363086">
                <text:p>0.363086</text:p>
              </table:table-cell>
              <table:table-cell office:value-type="float" office:value="0.213499">
                <text:p>0.213499</text:p>
              </table:table-cell>
              <table:table-cell office:value-type="float" office:value="0.212557">
                <text:p>0.212557</text:p>
              </table:table-cell>
              <table:table-cell office:value-type="float" office:value="0.211836">
                <text:p>0.211836</text:p>
              </table:table-cell>
              <table:table-cell office:value-type="float" office:value="0.134472">
                <text:p>0.1344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7205">
                <text:p>0.137205</text:p>
              </table:table-cell>
              <table:table-cell office:value-type="float" office:value="0.198438">
                <text:p>0.198438</text:p>
              </table:table-cell>
              <table:table-cell office:value-type="float" office:value="0.194989">
                <text:p>0.194989</text:p>
              </table:table-cell>
              <table:table-cell office:value-type="float" office:value="0.188959">
                <text:p>0.188959</text:p>
              </table:table-cell>
              <table:table-cell office:value-type="float" office:value="0.177042">
                <text:p>0.177042</text:p>
              </table:table-cell>
              <table:table-cell office:value-type="float" office:value="0.173786">
                <text:p>0.173786</text:p>
              </table:table-cell>
              <table:table-cell office:value-type="float" office:value="0.175516">
                <text:p>0.175516</text:p>
              </table:table-cell>
              <table:table-cell office:value-type="float" office:value="0.133341">
                <text:p>0.1333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266">
                <text:p>0.13266</text:p>
              </table:table-cell>
              <table:table-cell office:value-type="float" office:value="0.152231">
                <text:p>0.152231</text:p>
              </table:table-cell>
              <table:table-cell office:value-type="float" office:value="0.15503">
                <text:p>0.15503</text:p>
              </table:table-cell>
              <table:table-cell office:value-type="float" office:value="0.136514">
                <text:p>0.136514</text:p>
              </table:table-cell>
              <table:table-cell office:value-type="float" office:value="0.143487">
                <text:p>0.143487</text:p>
              </table:table-cell>
              <table:table-cell office:value-type="float" office:value="0.143178">
                <text:p>0.143178</text:p>
              </table:table-cell>
              <table:table-cell office:value-type="float" office:value="0.143017">
                <text:p>0.143017</text:p>
              </table:table-cell>
              <table:table-cell office:value-type="float" office:value="0.133214">
                <text:p>0.1332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3291">
                <text:p>0.13291</text:p>
              </table:table-cell>
              <table:table-cell office:value-type="float" office:value="0.803242">
                <text:p>0.803242</text:p>
              </table:table-cell>
              <table:table-cell office:value-type="float" office:value="0.400787">
                <text:p>0.400787</text:p>
              </table:table-cell>
              <table:table-cell office:value-type="float" office:value="0.405076">
                <text:p>0.405076</text:p>
              </table:table-cell>
              <table:table-cell office:value-type="float" office:value="0.176275">
                <text:p>0.176275</text:p>
              </table:table-cell>
              <table:table-cell office:value-type="float" office:value="0.175983">
                <text:p>0.175983</text:p>
              </table:table-cell>
              <table:table-cell office:value-type="float" office:value="0.175965">
                <text:p>0.175965</text:p>
              </table:table-cell>
              <table:table-cell office:value-type="float" office:value="0.151406">
                <text:p>0.1514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36607">
                <text:p>0.136607</text:p>
              </table:table-cell>
              <table:table-cell office:value-type="float" office:value="0.203092">
                <text:p>0.203092</text:p>
              </table:table-cell>
              <table:table-cell office:value-type="float" office:value="0.20349">
                <text:p>0.20349</text:p>
              </table:table-cell>
              <table:table-cell office:value-type="float" office:value="0.204368">
                <text:p>0.204368</text:p>
              </table:table-cell>
              <table:table-cell office:value-type="float" office:value="0.205117">
                <text:p>0.205117</text:p>
              </table:table-cell>
              <table:table-cell office:value-type="float" office:value="0.171117">
                <text:p>0.171117</text:p>
              </table:table-cell>
              <table:table-cell office:value-type="float" office:value="0.16031">
                <text:p>0.16031</text:p>
              </table:table-cell>
              <table:table-cell office:value-type="float" office:value="0.145072">
                <text:p>0.1450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4884">
                <text:p>0.134884</text:p>
              </table:table-cell>
              <table:table-cell office:value-type="float" office:value="0.254312">
                <text:p>0.254312</text:p>
              </table:table-cell>
              <table:table-cell office:value-type="float" office:value="0.253604">
                <text:p>0.253604</text:p>
              </table:table-cell>
              <table:table-cell office:value-type="float" office:value="0.254699">
                <text:p>0.254699</text:p>
              </table:table-cell>
              <table:table-cell office:value-type="float" office:value="0.253868">
                <text:p>0.253868</text:p>
              </table:table-cell>
              <table:table-cell office:value-type="float" office:value="0.256119">
                <text:p>0.256119</text:p>
              </table:table-cell>
              <table:table-cell office:value-type="float" office:value="0.258488">
                <text:p>0.258488</text:p>
              </table:table-cell>
              <table:table-cell office:value-type="float" office:value="0.256529">
                <text:p>0.2565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8691">
                <text:p>0.138691</text:p>
              </table:table-cell>
              <table:table-cell office:value-type="float" office:value="0.805592">
                <text:p>0.805592</text:p>
              </table:table-cell>
              <table:table-cell office:value-type="float" office:value="0.354362">
                <text:p>0.354362</text:p>
              </table:table-cell>
              <table:table-cell office:value-type="float" office:value="0.360175">
                <text:p>0.360175</text:p>
              </table:table-cell>
              <table:table-cell office:value-type="float" office:value="0.20675">
                <text:p>0.20675</text:p>
              </table:table-cell>
              <table:table-cell office:value-type="float" office:value="0.206589">
                <text:p>0.206589</text:p>
              </table:table-cell>
              <table:table-cell office:value-type="float" office:value="0.20645">
                <text:p>0.20645</text:p>
              </table:table-cell>
              <table:table-cell office:value-type="float" office:value="0.164777">
                <text:p>0.1647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32724">
                <text:p>0.132724</text:p>
              </table:table-cell>
              <table:table-cell office:value-type="float" office:value="0.174596">
                <text:p>0.174596</text:p>
              </table:table-cell>
              <table:table-cell office:value-type="float" office:value="0.174758">
                <text:p>0.174758</text:p>
              </table:table-cell>
              <table:table-cell office:value-type="float" office:value="0.164641">
                <text:p>0.164641</text:p>
              </table:table-cell>
              <table:table-cell office:value-type="float" office:value="0.165495">
                <text:p>0.165495</text:p>
              </table:table-cell>
              <table:table-cell office:value-type="float" office:value="0.168621">
                <text:p>0.168621</text:p>
              </table:table-cell>
              <table:table-cell office:value-type="float" office:value="0.175814">
                <text:p>0.175814</text:p>
              </table:table-cell>
              <table:table-cell office:value-type="float" office:value="0.132389">
                <text:p>0.13238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33117">
                <text:p>0.133117</text:p>
              </table:table-cell>
              <table:table-cell office:value-type="float" office:value="0.172493">
                <text:p>0.172493</text:p>
              </table:table-cell>
              <table:table-cell office:value-type="float" office:value="0.166157">
                <text:p>0.166157</text:p>
              </table:table-cell>
              <table:table-cell office:value-type="float" office:value="0.155082">
                <text:p>0.155082</text:p>
              </table:table-cell>
              <table:table-cell office:value-type="float" office:value="0.156824">
                <text:p>0.156824</text:p>
              </table:table-cell>
              <table:table-cell office:value-type="float" office:value="0.153593">
                <text:p>0.153593</text:p>
              </table:table-cell>
              <table:table-cell office:value-type="float" office:value="0.155504">
                <text:p>0.155504</text:p>
              </table:table-cell>
              <table:table-cell office:value-type="float" office:value="0.153915">
                <text:p>0.1539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31906">
                <text:p>0.131906</text:p>
              </table:table-cell>
              <table:table-cell office:value-type="float" office:value="1.39759">
                <text:p>1.39759</text:p>
              </table:table-cell>
              <table:table-cell office:value-type="float" office:value="1.39106">
                <text:p>1.39106</text:p>
              </table:table-cell>
              <table:table-cell office:value-type="float" office:value="1.54196">
                <text:p>1.54196</text:p>
              </table:table-cell>
              <table:table-cell office:value-type="float" office:value="0.391347">
                <text:p>0.391347</text:p>
              </table:table-cell>
              <table:table-cell office:value-type="float" office:value="0.391295">
                <text:p>0.391295</text:p>
              </table:table-cell>
              <table:table-cell office:value-type="float" office:value="0.389814">
                <text:p>0.389814</text:p>
              </table:table-cell>
              <table:table-cell office:value-type="float" office:value="0.161272">
                <text:p>0.1612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40662">
                <text:p>0.140662</text:p>
              </table:table-cell>
              <table:table-cell office:value-type="float" office:value="0.241415">
                <text:p>0.241415</text:p>
              </table:table-cell>
              <table:table-cell office:value-type="float" office:value="0.241389">
                <text:p>0.241389</text:p>
              </table:table-cell>
              <table:table-cell office:value-type="float" office:value="0.238625">
                <text:p>0.238625</text:p>
              </table:table-cell>
              <table:table-cell office:value-type="float" office:value="0.229415">
                <text:p>0.229415</text:p>
              </table:table-cell>
              <table:table-cell office:value-type="float" office:value="0.227951">
                <text:p>0.227951</text:p>
              </table:table-cell>
              <table:table-cell office:value-type="float" office:value="0.171028">
                <text:p>0.171028</text:p>
              </table:table-cell>
              <table:table-cell office:value-type="float" office:value="0.135777">
                <text:p>0.1357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5381">
                <text:p>0.135381</text:p>
              </table:table-cell>
              <table:table-cell office:value-type="float" office:value="0.23711">
                <text:p>0.23711</text:p>
              </table:table-cell>
              <table:table-cell office:value-type="float" office:value="0.237881">
                <text:p>0.237881</text:p>
              </table:table-cell>
              <table:table-cell office:value-type="float" office:value="0.237911">
                <text:p>0.237911</text:p>
              </table:table-cell>
              <table:table-cell office:value-type="float" office:value="0.228669">
                <text:p>0.228669</text:p>
              </table:table-cell>
              <table:table-cell office:value-type="float" office:value="0.229659">
                <text:p>0.229659</text:p>
              </table:table-cell>
              <table:table-cell office:value-type="float" office:value="0.169952">
                <text:p>0.169952</text:p>
              </table:table-cell>
              <table:table-cell office:value-type="float" office:value="0.132903">
                <text:p>0.13290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32484">
                <text:p>0.132484</text:p>
              </table:table-cell>
              <table:table-cell office:value-type="float" office:value="0.192901">
                <text:p>0.192901</text:p>
              </table:table-cell>
              <table:table-cell office:value-type="float" office:value="0.18612">
                <text:p>0.18612</text:p>
              </table:table-cell>
              <table:table-cell office:value-type="float" office:value="0.187121">
                <text:p>0.187121</text:p>
              </table:table-cell>
              <table:table-cell office:value-type="float" office:value="0.162103">
                <text:p>0.162103</text:p>
              </table:table-cell>
              <table:table-cell office:value-type="float" office:value="0.161342">
                <text:p>0.161342</text:p>
              </table:table-cell>
              <table:table-cell office:value-type="float" office:value="0.165385">
                <text:p>0.165385</text:p>
              </table:table-cell>
              <table:table-cell office:value-type="float" office:value="0.13212">
                <text:p>0.132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4038">
                <text:p>0.14038</text:p>
              </table:table-cell>
              <table:table-cell office:value-type="float" office:value="0.163903">
                <text:p>0.163903</text:p>
              </table:table-cell>
              <table:table-cell office:value-type="float" office:value="0.165498">
                <text:p>0.165498</text:p>
              </table:table-cell>
              <table:table-cell office:value-type="float" office:value="0.153394">
                <text:p>0.153394</text:p>
              </table:table-cell>
              <table:table-cell office:value-type="float" office:value="0.161537">
                <text:p>0.161537</text:p>
              </table:table-cell>
              <table:table-cell office:value-type="float" office:value="0.163106">
                <text:p>0.163106</text:p>
              </table:table-cell>
              <table:table-cell office:value-type="float" office:value="0.169514">
                <text:p>0.169514</text:p>
              </table:table-cell>
              <table:table-cell office:value-type="float" office:value="0.141487">
                <text:p>0.1414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34093">
                <text:p>0.134093</text:p>
              </table:table-cell>
              <table:table-cell office:value-type="float" office:value="0.248142">
                <text:p>0.248142</text:p>
              </table:table-cell>
              <table:table-cell office:value-type="float" office:value="0.247267">
                <text:p>0.247267</text:p>
              </table:table-cell>
              <table:table-cell office:value-type="float" office:value="0.242301">
                <text:p>0.242301</text:p>
              </table:table-cell>
              <table:table-cell office:value-type="float" office:value="0.243329">
                <text:p>0.243329</text:p>
              </table:table-cell>
              <table:table-cell office:value-type="float" office:value="0.228924">
                <text:p>0.228924</text:p>
              </table:table-cell>
              <table:table-cell office:value-type="float" office:value="0.176276">
                <text:p>0.176276</text:p>
              </table:table-cell>
              <table:table-cell office:value-type="float" office:value="0.135302">
                <text:p>0.1353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39921">
                <text:p>0.139921</text:p>
              </table:table-cell>
              <table:table-cell office:value-type="float" office:value="0.237598">
                <text:p>0.237598</text:p>
              </table:table-cell>
              <table:table-cell office:value-type="float" office:value="0.234583">
                <text:p>0.234583</text:p>
              </table:table-cell>
              <table:table-cell office:value-type="float" office:value="0.231723">
                <text:p>0.231723</text:p>
              </table:table-cell>
              <table:table-cell office:value-type="float" office:value="0.231699">
                <text:p>0.231699</text:p>
              </table:table-cell>
              <table:table-cell office:value-type="float" office:value="0.231358">
                <text:p>0.231358</text:p>
              </table:table-cell>
              <table:table-cell office:value-type="float" office:value="0.187862">
                <text:p>0.187862</text:p>
              </table:table-cell>
              <table:table-cell office:value-type="float" office:value="0.134147">
                <text:p>0.1341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1193">
                <text:p>0.131193</text:p>
              </table:table-cell>
              <table:table-cell office:value-type="float" office:value="0.158262">
                <text:p>0.158262</text:p>
              </table:table-cell>
              <table:table-cell office:value-type="float" office:value="0.312443">
                <text:p>0.312443</text:p>
              </table:table-cell>
              <table:table-cell office:value-type="float" office:value="0.308165">
                <text:p>0.308165</text:p>
              </table:table-cell>
              <table:table-cell office:value-type="float" office:value="0.142063">
                <text:p>0.142063</text:p>
              </table:table-cell>
              <table:table-cell office:value-type="float" office:value="0.142138">
                <text:p>0.142138</text:p>
              </table:table-cell>
              <table:table-cell office:value-type="float" office:value="0.141918">
                <text:p>0.141918</text:p>
              </table:table-cell>
              <table:table-cell office:value-type="float" office:value="0.137523">
                <text:p>0.137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N4:Sheet1.V35" chart:data-source-has-labels="both" svg:x="0.32cm" svg:y="0.18cm" svg:width="11.704cm" svg:height="8.645cm">
          <chartooo:coordinate-region svg:x="1.047cm" svg:y="0.38cm" svg:width="10.838cm" svg:height="7.653cm"/>
          <chart:axis chart:dimension="x" chart:name="primary-x" chart:style-name="ch4" chartooo:axis-type="auto">
            <chartooo:date-scale/>
            <chart:categories table:cell-range-address="Sheet1.N5:Sheet1.N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5:Sheet1.O35" chart:label-cell-address="Sheet1.O4:Sheet1.O4" chart:class="chart:line">
            <chart:data-point chart:repeated="31"/>
          </chart:series>
          <chart:series chart:style-name="ch7" chart:values-cell-range-address="Sheet1.P5:Sheet1.P35" chart:label-cell-address="Sheet1.P4:Sheet1.P4" chart:class="chart:line">
            <chart:data-point chart:repeated="31"/>
          </chart:series>
          <chart:series chart:style-name="ch8" chart:values-cell-range-address="Sheet1.Q5:Sheet1.Q35" chart:label-cell-address="Sheet1.Q4:Sheet1.Q4" chart:class="chart:line">
            <chart:data-point chart:repeated="31"/>
          </chart:series>
          <chart:series chart:style-name="ch9" chart:values-cell-range-address="Sheet1.R5:Sheet1.R35" chart:label-cell-address="Sheet1.R4:Sheet1.R4" chart:class="chart:line">
            <chart:data-point chart:repeated="31"/>
          </chart:series>
          <chart:series chart:style-name="ch10" chart:values-cell-range-address="Sheet1.S5:Sheet1.S35" chart:label-cell-address="Sheet1.S4:Sheet1.S4" chart:class="chart:line">
            <chart:data-point chart:repeated="31"/>
          </chart:series>
          <chart:series chart:style-name="ch11" chart:values-cell-range-address="Sheet1.T5:Sheet1.T35" chart:label-cell-address="Sheet1.T4:Sheet1.T4" chart:class="chart:line">
            <chart:data-point chart:repeated="31"/>
          </chart:series>
          <chart:series chart:style-name="ch12" chart:values-cell-range-address="Sheet1.U5:Sheet1.U35" chart:label-cell-address="Sheet1.U4:Sheet1.U4" chart:class="chart:line">
            <chart:data-point chart:repeated="31"/>
          </chart:series>
          <chart:series chart:style-name="ch13" chart:values-cell-range-address="Sheet1.V5:Sheet1.V35" chart:label-cell-address="Sheet1.V4:Sheet1.V4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4359578</text:p>
                <draw:g>
                  <svg:desc>Sheet1.O4:Sheet1.O4</svg:desc>
                </draw:g>
              </table:table-cell>
              <table:table-cell office:value-type="string">
                <text:p>0.2790129915</text:p>
                <draw:g>
                  <svg:desc>Sheet1.P4:Sheet1.P4</svg:desc>
                </draw:g>
              </table:table-cell>
              <table:table-cell office:value-type="string">
                <text:p>0.5580259831</text:p>
                <draw:g>
                  <svg:desc>Sheet1.Q4:Sheet1.Q4</svg:desc>
                </draw:g>
              </table:table-cell>
              <table:table-cell office:value-type="string">
                <text:p>1.1160519662</text:p>
                <draw:g>
                  <svg:desc>Sheet1.R4:Sheet1.R4</svg:desc>
                </draw:g>
              </table:table-cell>
              <table:table-cell office:value-type="string">
                <text:p>2.2321039323</text:p>
                <draw:g>
                  <svg:desc>Sheet1.S4:Sheet1.S4</svg:desc>
                </draw:g>
              </table:table-cell>
              <table:table-cell office:value-type="string">
                <text:p>4.4642078647</text:p>
                <draw:g>
                  <svg:desc>Sheet1.T4:Sheet1.T4</svg:desc>
                </draw:g>
              </table:table-cell>
              <table:table-cell office:value-type="string">
                <text:p>8.9284157294</text:p>
                <draw:g>
                  <svg:desc>Sheet1.U4:Sheet1.U4</svg:desc>
                </draw:g>
              </table:table-cell>
              <table:table-cell office:value-type="string">
                <text:p>17.8568314587</text:p>
                <draw:g>
                  <svg:desc>Sheet1.V4:Sheet1.V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N5:Sheet1.N35</svg:desc>
                </draw:g>
              </table:table-cell>
              <table:table-cell office:value-type="float" office:value="0">
                <text:p>0</text:p>
                <draw:g>
                  <svg:desc>Sheet1.O5:Sheet1.O35</svg:desc>
                </draw:g>
              </table:table-cell>
              <table:table-cell office:value-type="float" office:value="0">
                <text:p>0</text:p>
                <draw:g>
                  <svg:desc>Sheet1.P5:Sheet1.P35</svg:desc>
                </draw:g>
              </table:table-cell>
              <table:table-cell office:value-type="float" office:value="0">
                <text:p>0</text:p>
                <draw:g>
                  <svg:desc>Sheet1.Q5:Sheet1.Q35</svg:desc>
                </draw:g>
              </table:table-cell>
              <table:table-cell office:value-type="float" office:value="0">
                <text:p>0</text:p>
                <draw:g>
                  <svg:desc>Sheet1.R5:Sheet1.R35</svg:desc>
                </draw:g>
              </table:table-cell>
              <table:table-cell office:value-type="float" office:value="0">
                <text:p>0</text:p>
                <draw:g>
                  <svg:desc>Sheet1.S5:Sheet1.S35</svg:desc>
                </draw:g>
              </table:table-cell>
              <table:table-cell office:value-type="float" office:value="0">
                <text:p>0</text:p>
                <draw:g>
                  <svg:desc>Sheet1.T5:Sheet1.T35</svg:desc>
                </draw:g>
              </table:table-cell>
              <table:table-cell office:value-type="float" office:value="0">
                <text:p>0</text:p>
                <draw:g>
                  <svg:desc>Sheet1.U5:Sheet1.U35</svg:desc>
                </draw:g>
              </table:table-cell>
              <table:table-cell office:value-type="float" office:value="0">
                <text:p>0</text:p>
                <draw:g>
                  <svg:desc>Sheet1.V5:Sheet1.V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2655">
                <text:p>0.952655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282">
                <text:p>0.943282</text:p>
              </table:table-cell>
              <table:table-cell office:value-type="float" office:value="0.943631">
                <text:p>0.943631</text:p>
              </table:table-cell>
              <table:table-cell office:value-type="float" office:value="0.944023">
                <text:p>0.944023</text:p>
              </table:table-cell>
              <table:table-cell office:value-type="float" office:value="0.943979">
                <text:p>0.943979</text:p>
              </table:table-cell>
              <table:table-cell office:value-type="float" office:value="0.949167">
                <text:p>0.9491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2263">
                <text:p>0.952263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282">
                <text:p>0.943282</text:p>
              </table:table-cell>
              <table:table-cell office:value-type="float" office:value="0.943282">
                <text:p>0.943282</text:p>
              </table:table-cell>
              <table:table-cell office:value-type="float" office:value="0.943282">
                <text:p>0.943282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238">
                <text:p>0.9432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2088">
                <text:p>0.952088</text:p>
              </table:table-cell>
              <table:table-cell office:value-type="float" office:value="0.94738">
                <text:p>0.94738</text:p>
              </table:table-cell>
              <table:table-cell office:value-type="float" office:value="0.948557">
                <text:p>0.948557</text:p>
              </table:table-cell>
              <table:table-cell office:value-type="float" office:value="0.948383">
                <text:p>0.948383</text:p>
              </table:table-cell>
              <table:table-cell office:value-type="float" office:value="0.94738">
                <text:p>0.94738</text:p>
              </table:table-cell>
              <table:table-cell office:value-type="float" office:value="0.947118">
                <text:p>0.947118</text:p>
              </table:table-cell>
              <table:table-cell office:value-type="float" office:value="0.946726">
                <text:p>0.946726</text:p>
              </table:table-cell>
              <table:table-cell office:value-type="float" office:value="0.952175">
                <text:p>0.9521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4486">
                <text:p>0.954486</text:p>
              </table:table-cell>
              <table:table-cell office:value-type="float" office:value="0.947031">
                <text:p>0.947031</text:p>
              </table:table-cell>
              <table:table-cell office:value-type="float" office:value="0.947031">
                <text:p>0.947031</text:p>
              </table:table-cell>
              <table:table-cell office:value-type="float" office:value="0.947031">
                <text:p>0.947031</text:p>
              </table:table-cell>
              <table:table-cell office:value-type="float" office:value="0.946682">
                <text:p>0.946682</text:p>
              </table:table-cell>
              <table:table-cell office:value-type="float" office:value="0.946508">
                <text:p>0.946508</text:p>
              </table:table-cell>
              <table:table-cell office:value-type="float" office:value="0.946377">
                <text:p>0.946377</text:p>
              </table:table-cell>
              <table:table-cell office:value-type="float" office:value="0.953091">
                <text:p>0.9530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3309">
                <text:p>0.953309</text:p>
              </table:table-cell>
              <table:table-cell office:value-type="float" office:value="0.944241">
                <text:p>0.944241</text:p>
              </table:table-cell>
              <table:table-cell office:value-type="float" office:value="0.944241">
                <text:p>0.944241</text:p>
              </table:table-cell>
              <table:table-cell office:value-type="float" office:value="0.944459">
                <text:p>0.944459</text:p>
              </table:table-cell>
              <table:table-cell office:value-type="float" office:value="0.944241">
                <text:p>0.944241</text:p>
              </table:table-cell>
              <table:table-cell office:value-type="float" office:value="0.947205">
                <text:p>0.947205</text:p>
              </table:table-cell>
              <table:table-cell office:value-type="float" office:value="0.946159">
                <text:p>0.946159</text:p>
              </table:table-cell>
              <table:table-cell office:value-type="float" office:value="0.950475">
                <text:p>0.9504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3091">
                <text:p>0.953091</text:p>
              </table:table-cell>
              <table:table-cell office:value-type="float" office:value="0.949211">
                <text:p>0.949211</text:p>
              </table:table-cell>
              <table:table-cell office:value-type="float" office:value="0.949996">
                <text:p>0.949996</text:p>
              </table:table-cell>
              <table:table-cell office:value-type="float" office:value="0.95187">
                <text:p>0.95187</text:p>
              </table:table-cell>
              <table:table-cell office:value-type="float" office:value="0.951434">
                <text:p>0.951434</text:p>
              </table:table-cell>
              <table:table-cell office:value-type="float" office:value="0.951434">
                <text:p>0.951434</text:p>
              </table:table-cell>
              <table:table-cell office:value-type="float" office:value="0.951478">
                <text:p>0.951478</text:p>
              </table:table-cell>
              <table:table-cell office:value-type="float" office:value="0.950824">
                <text:p>0.9508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4617">
                <text:p>0.954617</text:p>
              </table:table-cell>
              <table:table-cell office:value-type="float" office:value="0.492502">
                <text:p>0.492502</text:p>
              </table:table-cell>
              <table:table-cell office:value-type="float" office:value="0.915424">
                <text:p>0.915424</text:p>
              </table:table-cell>
              <table:table-cell office:value-type="float" office:value="0.914421">
                <text:p>0.914421</text:p>
              </table:table-cell>
              <table:table-cell office:value-type="float" office:value="0.949255">
                <text:p>0.949255</text:p>
              </table:table-cell>
              <table:table-cell office:value-type="float" office:value="0.948993">
                <text:p>0.948993</text:p>
              </table:table-cell>
              <table:table-cell office:value-type="float" office:value="0.948644">
                <text:p>0.948644</text:p>
              </table:table-cell>
              <table:table-cell office:value-type="float" office:value="0.953614">
                <text:p>0.9536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4966">
                <text:p>0.954966</text:p>
              </table:table-cell>
              <table:table-cell office:value-type="float" office:value="0.944677">
                <text:p>0.944677</text:p>
              </table:table-cell>
              <table:table-cell office:value-type="float" office:value="0.944721">
                <text:p>0.944721</text:p>
              </table:table-cell>
              <table:table-cell office:value-type="float" office:value="0.944677">
                <text:p>0.944677</text:p>
              </table:table-cell>
              <table:table-cell office:value-type="float" office:value="0.944851">
                <text:p>0.944851</text:p>
              </table:table-cell>
              <table:table-cell office:value-type="float" office:value="0.9469">
                <text:p>0.9469</text:p>
              </table:table-cell>
              <table:table-cell office:value-type="float" office:value="0.947118">
                <text:p>0.947118</text:p>
              </table:table-cell>
              <table:table-cell office:value-type="float" office:value="0.954006">
                <text:p>0.9540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4966">
                <text:p>0.954966</text:p>
              </table:table-cell>
              <table:table-cell office:value-type="float" office:value="0.943718">
                <text:p>0.943718</text:p>
              </table:table-cell>
              <table:table-cell office:value-type="float" office:value="0.943718">
                <text:p>0.943718</text:p>
              </table:table-cell>
              <table:table-cell office:value-type="float" office:value="0.943849">
                <text:p>0.943849</text:p>
              </table:table-cell>
              <table:table-cell office:value-type="float" office:value="0.944459">
                <text:p>0.944459</text:p>
              </table:table-cell>
              <table:table-cell office:value-type="float" office:value="0.945985">
                <text:p>0.945985</text:p>
              </table:table-cell>
              <table:table-cell office:value-type="float" office:value="0.945941">
                <text:p>0.945941</text:p>
              </table:table-cell>
              <table:table-cell office:value-type="float" office:value="0.955358">
                <text:p>0.9553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4922">
                <text:p>0.954922</text:p>
              </table:table-cell>
              <table:table-cell office:value-type="float" office:value="0.950693">
                <text:p>0.950693</text:p>
              </table:table-cell>
              <table:table-cell office:value-type="float" office:value="0.950257">
                <text:p>0.950257</text:p>
              </table:table-cell>
              <table:table-cell office:value-type="float" office:value="0.953047">
                <text:p>0.953047</text:p>
              </table:table-cell>
              <table:table-cell office:value-type="float" office:value="0.955009">
                <text:p>0.955009</text:p>
              </table:table-cell>
              <table:table-cell office:value-type="float" office:value="0.95466">
                <text:p>0.95466</text:p>
              </table:table-cell>
              <table:table-cell office:value-type="float" office:value="0.954835">
                <text:p>0.954835</text:p>
              </table:table-cell>
              <table:table-cell office:value-type="float" office:value="0.955184">
                <text:p>0.9551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1347">
                <text:p>0.951347</text:p>
              </table:table-cell>
              <table:table-cell office:value-type="float" office:value="0.951696">
                <text:p>0.951696</text:p>
              </table:table-cell>
              <table:table-cell office:value-type="float" office:value="0.953004">
                <text:p>0.953004</text:p>
              </table:table-cell>
              <table:table-cell office:value-type="float" office:value="0.951957">
                <text:p>0.951957</text:p>
              </table:table-cell>
              <table:table-cell office:value-type="float" office:value="0.953353">
                <text:p>0.953353</text:p>
              </table:table-cell>
              <table:table-cell office:value-type="float" office:value="0.953135">
                <text:p>0.953135</text:p>
              </table:table-cell>
              <table:table-cell office:value-type="float" office:value="0.952742">
                <text:p>0.952742</text:p>
              </table:table-cell>
              <table:table-cell office:value-type="float" office:value="0.955794">
                <text:p>0.9557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575">
                <text:p>0.95575</text:p>
              </table:table-cell>
              <table:table-cell office:value-type="float" office:value="0.943413">
                <text:p>0.943413</text:p>
              </table:table-cell>
              <table:table-cell office:value-type="float" office:value="0.943413">
                <text:p>0.943413</text:p>
              </table:table-cell>
              <table:table-cell office:value-type="float" office:value="0.9435">
                <text:p>0.9435</text:p>
              </table:table-cell>
              <table:table-cell office:value-type="float" office:value="0.943543">
                <text:p>0.943543</text:p>
              </table:table-cell>
              <table:table-cell office:value-type="float" office:value="0.943631">
                <text:p>0.943631</text:p>
              </table:table-cell>
              <table:table-cell office:value-type="float" office:value="0.946552">
                <text:p>0.946552</text:p>
              </table:table-cell>
              <table:table-cell office:value-type="float" office:value="0.952045">
                <text:p>0.9520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4486">
                <text:p>0.954486</text:p>
              </table:table-cell>
              <table:table-cell office:value-type="float" office:value="0.947598">
                <text:p>0.947598</text:p>
              </table:table-cell>
              <table:table-cell office:value-type="float" office:value="0.947205">
                <text:p>0.947205</text:p>
              </table:table-cell>
              <table:table-cell office:value-type="float" office:value="0.947729">
                <text:p>0.947729</text:p>
              </table:table-cell>
              <table:table-cell office:value-type="float" office:value="0.947772">
                <text:p>0.947772</text:p>
              </table:table-cell>
              <table:table-cell office:value-type="float" office:value="0.947511">
                <text:p>0.947511</text:p>
              </table:table-cell>
              <table:table-cell office:value-type="float" office:value="0.946988">
                <text:p>0.946988</text:p>
              </table:table-cell>
              <table:table-cell office:value-type="float" office:value="0.955358">
                <text:p>0.9553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5532">
                <text:p>0.955532</text:p>
              </table:table-cell>
              <table:table-cell office:value-type="float" office:value="0.499869">
                <text:p>0.499869</text:p>
              </table:table-cell>
              <table:table-cell office:value-type="float" office:value="0.881332">
                <text:p>0.881332</text:p>
              </table:table-cell>
              <table:table-cell office:value-type="float" office:value="0.882291">
                <text:p>0.882291</text:p>
              </table:table-cell>
              <table:table-cell office:value-type="float" office:value="0.938268">
                <text:p>0.938268</text:p>
              </table:table-cell>
              <table:table-cell office:value-type="float" office:value="0.93853">
                <text:p>0.93853</text:p>
              </table:table-cell>
              <table:table-cell office:value-type="float" office:value="0.938704">
                <text:p>0.938704</text:p>
              </table:table-cell>
              <table:table-cell office:value-type="float" office:value="0.955707">
                <text:p>0.9557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5344">
                <text:p>0.95344</text:p>
              </table:table-cell>
              <table:table-cell office:value-type="float" office:value="0.944939">
                <text:p>0.944939</text:p>
              </table:table-cell>
              <table:table-cell office:value-type="float" office:value="0.945157">
                <text:p>0.945157</text:p>
              </table:table-cell>
              <table:table-cell office:value-type="float" office:value="0.945374">
                <text:p>0.945374</text:p>
              </table:table-cell>
              <table:table-cell office:value-type="float" office:value="0.946857">
                <text:p>0.946857</text:p>
              </table:table-cell>
              <table:table-cell office:value-type="float" office:value="0.946682">
                <text:p>0.946682</text:p>
              </table:table-cell>
              <table:table-cell office:value-type="float" office:value="0.946246">
                <text:p>0.946246</text:p>
              </table:table-cell>
              <table:table-cell office:value-type="float" office:value="0.956012">
                <text:p>0.9560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5881">
                <text:p>0.955881</text:p>
              </table:table-cell>
              <table:table-cell office:value-type="float" office:value="0.949734">
                <text:p>0.949734</text:p>
              </table:table-cell>
              <table:table-cell office:value-type="float" office:value="0.948993">
                <text:p>0.948993</text:p>
              </table:table-cell>
              <table:table-cell office:value-type="float" office:value="0.952873">
                <text:p>0.952873</text:p>
              </table:table-cell>
              <table:table-cell office:value-type="float" office:value="0.954835">
                <text:p>0.954835</text:p>
              </table:table-cell>
              <table:table-cell office:value-type="float" office:value="0.955009">
                <text:p>0.955009</text:p>
              </table:table-cell>
              <table:table-cell office:value-type="float" office:value="0.955184">
                <text:p>0.955184</text:p>
              </table:table-cell>
              <table:table-cell office:value-type="float" office:value="0.955707">
                <text:p>0.9557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5968">
                <text:p>0.955968</text:p>
              </table:table-cell>
              <table:table-cell office:value-type="float" office:value="0.564783">
                <text:p>0.564783</text:p>
              </table:table-cell>
              <table:table-cell office:value-type="float" office:value="0.857921">
                <text:p>0.857921</text:p>
              </table:table-cell>
              <table:table-cell office:value-type="float" office:value="0.856308">
                <text:p>0.856308</text:p>
              </table:table-cell>
              <table:table-cell office:value-type="float" office:value="0.947903">
                <text:p>0.947903</text:p>
              </table:table-cell>
              <table:table-cell office:value-type="float" office:value="0.948208">
                <text:p>0.948208</text:p>
              </table:table-cell>
              <table:table-cell office:value-type="float" office:value="0.948121">
                <text:p>0.948121</text:p>
              </table:table-cell>
              <table:table-cell office:value-type="float" office:value="0.95344">
                <text:p>0.953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357">
                <text:p>0.95357</text:p>
              </table:table-cell>
              <table:table-cell office:value-type="float" office:value="0.944285">
                <text:p>0.944285</text:p>
              </table:table-cell>
              <table:table-cell office:value-type="float" office:value="0.94411">
                <text:p>0.94411</text:p>
              </table:table-cell>
              <table:table-cell office:value-type="float" office:value="0.944241">
                <text:p>0.944241</text:p>
              </table:table-cell>
              <table:table-cell office:value-type="float" office:value="0.943979">
                <text:p>0.943979</text:p>
              </table:table-cell>
              <table:table-cell office:value-type="float" office:value="0.9469">
                <text:p>0.9469</text:p>
              </table:table-cell>
              <table:table-cell office:value-type="float" office:value="0.948383">
                <text:p>0.948383</text:p>
              </table:table-cell>
              <table:table-cell office:value-type="float" office:value="0.954791">
                <text:p>0.9547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6099">
                <text:p>0.956099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282">
                <text:p>0.943282</text:p>
              </table:table-cell>
              <table:table-cell office:value-type="float" office:value="0.943369">
                <text:p>0.943369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514">
                <text:p>0.95514</text:p>
              </table:table-cell>
              <table:table-cell office:value-type="float" office:value="0.570625">
                <text:p>0.570625</text:p>
              </table:table-cell>
              <table:table-cell office:value-type="float" office:value="0.885169">
                <text:p>0.885169</text:p>
              </table:table-cell>
              <table:table-cell office:value-type="float" office:value="0.879719">
                <text:p>0.879719</text:p>
              </table:table-cell>
              <table:table-cell office:value-type="float" office:value="0.939445">
                <text:p>0.939445</text:p>
              </table:table-cell>
              <table:table-cell office:value-type="float" office:value="0.939402">
                <text:p>0.939402</text:p>
              </table:table-cell>
              <table:table-cell office:value-type="float" office:value="0.939358">
                <text:p>0.939358</text:p>
              </table:table-cell>
              <table:table-cell office:value-type="float" office:value="0.949865">
                <text:p>0.9498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5358">
                <text:p>0.955358</text:p>
              </table:table-cell>
              <table:table-cell office:value-type="float" office:value="0.947118">
                <text:p>0.947118</text:p>
              </table:table-cell>
              <table:table-cell office:value-type="float" office:value="0.946639">
                <text:p>0.946639</text:p>
              </table:table-cell>
              <table:table-cell office:value-type="float" office:value="0.948034">
                <text:p>0.948034</text:p>
              </table:table-cell>
              <table:table-cell office:value-type="float" office:value="0.947903">
                <text:p>0.947903</text:p>
              </table:table-cell>
              <table:table-cell office:value-type="float" office:value="0.946726">
                <text:p>0.946726</text:p>
              </table:table-cell>
              <table:table-cell office:value-type="float" office:value="0.94568">
                <text:p>0.94568</text:p>
              </table:table-cell>
              <table:table-cell office:value-type="float" office:value="0.956012">
                <text:p>0.9560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4922">
                <text:p>0.954922</text:p>
              </table:table-cell>
              <table:table-cell office:value-type="float" office:value="0.947336">
                <text:p>0.947336</text:p>
              </table:table-cell>
              <table:table-cell office:value-type="float" office:value="0.947554">
                <text:p>0.947554</text:p>
              </table:table-cell>
              <table:table-cell office:value-type="float" office:value="0.949429">
                <text:p>0.949429</text:p>
              </table:table-cell>
              <table:table-cell office:value-type="float" office:value="0.94908">
                <text:p>0.94908</text:p>
              </table:table-cell>
              <table:table-cell office:value-type="float" office:value="0.949908">
                <text:p>0.949908</text:p>
              </table:table-cell>
              <table:table-cell office:value-type="float" office:value="0.949211">
                <text:p>0.949211</text:p>
              </table:table-cell>
              <table:table-cell office:value-type="float" office:value="0.952742">
                <text:p>0.9527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6055">
                <text:p>0.956055</text:p>
              </table:table-cell>
              <table:table-cell office:value-type="float" office:value="0.246752">
                <text:p>0.246752</text:p>
              </table:table-cell>
              <table:table-cell office:value-type="float" office:value="0.255646">
                <text:p>0.255646</text:p>
              </table:table-cell>
              <table:table-cell office:value-type="float" office:value="0.217412">
                <text:p>0.217412</text:p>
              </table:table-cell>
              <table:table-cell office:value-type="float" office:value="0.861845">
                <text:p>0.861845</text:p>
              </table:table-cell>
              <table:table-cell office:value-type="float" office:value="0.860886">
                <text:p>0.860886</text:p>
              </table:table-cell>
              <table:table-cell office:value-type="float" office:value="0.861365">
                <text:p>0.861365</text:p>
              </table:table-cell>
              <table:table-cell office:value-type="float" office:value="0.95065">
                <text:p>0.950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5445">
                <text:p>0.955445</text:p>
              </table:table-cell>
              <table:table-cell office:value-type="float" office:value="0.943369">
                <text:p>0.943369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456">
                <text:p>0.943456</text:p>
              </table:table-cell>
              <table:table-cell office:value-type="float" office:value="0.943456">
                <text:p>0.943456</text:p>
              </table:table-cell>
              <table:table-cell office:value-type="float" office:value="0.945854">
                <text:p>0.945854</text:p>
              </table:table-cell>
              <table:table-cell office:value-type="float" office:value="0.953353">
                <text:p>0.9533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405">
                <text:p>0.95405</text:p>
              </table:table-cell>
              <table:table-cell office:value-type="float" office:value="0.943369">
                <text:p>0.943369</text:p>
              </table:table-cell>
              <table:table-cell office:value-type="float" office:value="0.943369">
                <text:p>0.943369</text:p>
              </table:table-cell>
              <table:table-cell office:value-type="float" office:value="0.943369">
                <text:p>0.943369</text:p>
              </table:table-cell>
              <table:table-cell office:value-type="float" office:value="0.943413">
                <text:p>0.943413</text:p>
              </table:table-cell>
              <table:table-cell office:value-type="float" office:value="0.943456">
                <text:p>0.943456</text:p>
              </table:table-cell>
              <table:table-cell office:value-type="float" office:value="0.945418">
                <text:p>0.945418</text:p>
              </table:table-cell>
              <table:table-cell office:value-type="float" office:value="0.955358">
                <text:p>0.95535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6535">
                <text:p>0.956535</text:p>
              </table:table-cell>
              <table:table-cell office:value-type="float" office:value="0.94459">
                <text:p>0.94459</text:p>
              </table:table-cell>
              <table:table-cell office:value-type="float" office:value="0.945069">
                <text:p>0.945069</text:p>
              </table:table-cell>
              <table:table-cell office:value-type="float" office:value="0.944546">
                <text:p>0.944546</text:p>
              </table:table-cell>
              <table:table-cell office:value-type="float" office:value="0.947816">
                <text:p>0.947816</text:p>
              </table:table-cell>
              <table:table-cell office:value-type="float" office:value="0.947685">
                <text:p>0.947685</text:p>
              </table:table-cell>
              <table:table-cell office:value-type="float" office:value="0.94629">
                <text:p>0.94629</text:p>
              </table:table-cell>
              <table:table-cell office:value-type="float" office:value="0.956273">
                <text:p>0.95627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5358">
                <text:p>0.955358</text:p>
              </table:table-cell>
              <table:table-cell office:value-type="float" office:value="0.948557">
                <text:p>0.948557</text:p>
              </table:table-cell>
              <table:table-cell office:value-type="float" office:value="0.947772">
                <text:p>0.947772</text:p>
              </table:table-cell>
              <table:table-cell office:value-type="float" office:value="0.950214">
                <text:p>0.950214</text:p>
              </table:table-cell>
              <table:table-cell office:value-type="float" office:value="0.948339">
                <text:p>0.948339</text:p>
              </table:table-cell>
              <table:table-cell office:value-type="float" office:value="0.947511">
                <text:p>0.947511</text:p>
              </table:table-cell>
              <table:table-cell office:value-type="float" office:value="0.946159">
                <text:p>0.946159</text:p>
              </table:table-cell>
              <table:table-cell office:value-type="float" office:value="0.952393">
                <text:p>0.95239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6186">
                <text:p>0.956186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325">
                <text:p>0.943325</text:p>
              </table:table-cell>
              <table:table-cell office:value-type="float" office:value="0.943456">
                <text:p>0.943456</text:p>
              </table:table-cell>
              <table:table-cell office:value-type="float" office:value="0.9452">
                <text:p>0.9452</text:p>
              </table:table-cell>
              <table:table-cell office:value-type="float" office:value="0.954181">
                <text:p>0.9541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2699">
                <text:p>0.952699</text:p>
              </table:table-cell>
              <table:table-cell office:value-type="float" office:value="0.943456">
                <text:p>0.943456</text:p>
              </table:table-cell>
              <table:table-cell office:value-type="float" office:value="0.943456">
                <text:p>0.943456</text:p>
              </table:table-cell>
              <table:table-cell office:value-type="float" office:value="0.943456">
                <text:p>0.943456</text:p>
              </table:table-cell>
              <table:table-cell office:value-type="float" office:value="0.943456">
                <text:p>0.943456</text:p>
              </table:table-cell>
              <table:table-cell office:value-type="float" office:value="0.943456">
                <text:p>0.943456</text:p>
              </table:table-cell>
              <table:table-cell office:value-type="float" office:value="0.944372">
                <text:p>0.944372</text:p>
              </table:table-cell>
              <table:table-cell office:value-type="float" office:value="0.954617">
                <text:p>0.9546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6273">
                <text:p>0.956273</text:p>
              </table:table-cell>
              <table:table-cell office:value-type="float" office:value="0.951347">
                <text:p>0.951347</text:p>
              </table:table-cell>
              <table:table-cell office:value-type="float" office:value="0.899861">
                <text:p>0.899861</text:p>
              </table:table-cell>
              <table:table-cell office:value-type="float" office:value="0.900994">
                <text:p>0.900994</text:p>
              </table:table-cell>
              <table:table-cell office:value-type="float" office:value="0.954355">
                <text:p>0.954355</text:p>
              </table:table-cell>
              <table:table-cell office:value-type="float" office:value="0.954617">
                <text:p>0.954617</text:p>
              </table:table-cell>
              <table:table-cell office:value-type="float" office:value="0.954224">
                <text:p>0.954224</text:p>
              </table:table-cell>
              <table:table-cell office:value-type="float" office:value="0.953788">
                <text:p>0.953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X4:Sheet1.AF35" chart:data-source-has-labels="both" svg:x="0.32cm" svg:y="0.18cm" svg:width="11.704cm" svg:height="8.645cm">
          <chartooo:coordinate-region svg:x="1.047cm" svg:y="0.38cm" svg:width="10.838cm" svg:height="7.653cm"/>
          <chart:axis chart:dimension="x" chart:name="primary-x" chart:style-name="ch4" chartooo:axis-type="auto">
            <chartooo:date-scale/>
            <chart:categories table:cell-range-address="Sheet1.X5:Sheet1.X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Y5:Sheet1.Y35" chart:label-cell-address="Sheet1.Y4:Sheet1.Y4" chart:class="chart:line">
            <chart:data-point chart:repeated="31"/>
          </chart:series>
          <chart:series chart:style-name="ch7" chart:values-cell-range-address="Sheet1.Z5:Sheet1.Z35" chart:label-cell-address="Sheet1.Z4:Sheet1.Z4" chart:class="chart:line">
            <chart:data-point chart:repeated="31"/>
          </chart:series>
          <chart:series chart:style-name="ch8" chart:values-cell-range-address="Sheet1.AA5:Sheet1.AA35" chart:label-cell-address="Sheet1.AA4:Sheet1.AA4" chart:class="chart:line">
            <chart:data-point chart:repeated="31"/>
          </chart:series>
          <chart:series chart:style-name="ch9" chart:values-cell-range-address="Sheet1.AB5:Sheet1.AB35" chart:label-cell-address="Sheet1.AB4:Sheet1.AB4" chart:class="chart:line">
            <chart:data-point chart:repeated="31"/>
          </chart:series>
          <chart:series chart:style-name="ch10" chart:values-cell-range-address="Sheet1.AC5:Sheet1.AC35" chart:label-cell-address="Sheet1.AC4:Sheet1.AC4" chart:class="chart:line">
            <chart:data-point chart:repeated="31"/>
          </chart:series>
          <chart:series chart:style-name="ch11" chart:values-cell-range-address="Sheet1.AD5:Sheet1.AD35" chart:label-cell-address="Sheet1.AD4:Sheet1.AD4" chart:class="chart:line">
            <chart:data-point chart:repeated="31"/>
          </chart:series>
          <chart:series chart:style-name="ch12" chart:values-cell-range-address="Sheet1.AE5:Sheet1.AE35" chart:label-cell-address="Sheet1.AE4:Sheet1.AE4" chart:class="chart:line">
            <chart:data-point chart:repeated="31"/>
          </chart:series>
          <chart:series chart:style-name="ch13" chart:values-cell-range-address="Sheet1.AF5:Sheet1.AF35" chart:label-cell-address="Sheet1.AF4:Sheet1.AF4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4359578</text:p>
                <draw:g>
                  <svg:desc>Sheet1.Y4:Sheet1.Y4</svg:desc>
                </draw:g>
              </table:table-cell>
              <table:table-cell office:value-type="string">
                <text:p>0.2790129915</text:p>
                <draw:g>
                  <svg:desc>Sheet1.Z4:Sheet1.Z4</svg:desc>
                </draw:g>
              </table:table-cell>
              <table:table-cell office:value-type="string">
                <text:p>0.5580259831</text:p>
                <draw:g>
                  <svg:desc>Sheet1.AA4:Sheet1.AA4</svg:desc>
                </draw:g>
              </table:table-cell>
              <table:table-cell office:value-type="string">
                <text:p>1.1160519662</text:p>
                <draw:g>
                  <svg:desc>Sheet1.AB4:Sheet1.AB4</svg:desc>
                </draw:g>
              </table:table-cell>
              <table:table-cell office:value-type="string">
                <text:p>2.2321039323</text:p>
                <draw:g>
                  <svg:desc>Sheet1.AC4:Sheet1.AC4</svg:desc>
                </draw:g>
              </table:table-cell>
              <table:table-cell office:value-type="string">
                <text:p>4.4642078647</text:p>
                <draw:g>
                  <svg:desc>Sheet1.AD4:Sheet1.AD4</svg:desc>
                </draw:g>
              </table:table-cell>
              <table:table-cell office:value-type="string">
                <text:p>8.9284157294</text:p>
                <draw:g>
                  <svg:desc>Sheet1.AE4:Sheet1.AE4</svg:desc>
                </draw:g>
              </table:table-cell>
              <table:table-cell office:value-type="string">
                <text:p>17.8568314587</text:p>
                <draw:g>
                  <svg:desc>Sheet1.AF4:Sheet1.A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X5:Sheet1.X35</svg:desc>
                </draw:g>
              </table:table-cell>
              <table:table-cell office:value-type="float" office:value="0">
                <text:p>0</text:p>
                <draw:g>
                  <svg:desc>Sheet1.Y5:Sheet1.Y35</svg:desc>
                </draw:g>
              </table:table-cell>
              <table:table-cell office:value-type="float" office:value="0">
                <text:p>0</text:p>
                <draw:g>
                  <svg:desc>Sheet1.Z5:Sheet1.Z35</svg:desc>
                </draw:g>
              </table:table-cell>
              <table:table-cell office:value-type="float" office:value="0">
                <text:p>0</text:p>
                <draw:g>
                  <svg:desc>Sheet1.AA5:Sheet1.AA35</svg:desc>
                </draw:g>
              </table:table-cell>
              <table:table-cell office:value-type="float" office:value="0">
                <text:p>0</text:p>
                <draw:g>
                  <svg:desc>Sheet1.AB5:Sheet1.AB35</svg:desc>
                </draw:g>
              </table:table-cell>
              <table:table-cell office:value-type="float" office:value="0">
                <text:p>0</text:p>
                <draw:g>
                  <svg:desc>Sheet1.AC5:Sheet1.AC35</svg:desc>
                </draw:g>
              </table:table-cell>
              <table:table-cell office:value-type="float" office:value="0">
                <text:p>0</text:p>
                <draw:g>
                  <svg:desc>Sheet1.AD5:Sheet1.AD35</svg:desc>
                </draw:g>
              </table:table-cell>
              <table:table-cell office:value-type="float" office:value="0">
                <text:p>0</text:p>
                <draw:g>
                  <svg:desc>Sheet1.AE5:Sheet1.AE35</svg:desc>
                </draw:g>
              </table:table-cell>
              <table:table-cell office:value-type="float" office:value="0">
                <text:p>0</text:p>
                <draw:g>
                  <svg:desc>Sheet1.AF5:Sheet1.AF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0356">
                <text:p>0.950356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183">
                <text:p>0.940183</text:p>
              </table:table-cell>
              <table:table-cell office:value-type="float" office:value="0.940183">
                <text:p>0.940183</text:p>
              </table:table-cell>
              <table:table-cell office:value-type="float" office:value="0.946999">
                <text:p>0.9469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0966">
                <text:p>0.950966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0559">
                <text:p>0.950559</text:p>
              </table:table-cell>
              <table:table-cell office:value-type="float" office:value="0.944761">
                <text:p>0.944761</text:p>
              </table:table-cell>
              <table:table-cell office:value-type="float" office:value="0.945982">
                <text:p>0.945982</text:p>
              </table:table-cell>
              <table:table-cell office:value-type="float" office:value="0.945473">
                <text:p>0.945473</text:p>
              </table:table-cell>
              <table:table-cell office:value-type="float" office:value="0.944456">
                <text:p>0.944456</text:p>
              </table:table-cell>
              <table:table-cell office:value-type="float" office:value="0.944354">
                <text:p>0.944354</text:p>
              </table:table-cell>
              <table:table-cell office:value-type="float" office:value="0.94354">
                <text:p>0.94354</text:p>
              </table:table-cell>
              <table:table-cell office:value-type="float" office:value="0.950966">
                <text:p>0.9509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117">
                <text:p>0.95117</text:p>
              </table:table-cell>
              <table:table-cell office:value-type="float" office:value="0.943642">
                <text:p>0.943642</text:p>
              </table:table-cell>
              <table:table-cell office:value-type="float" office:value="0.944354">
                <text:p>0.944354</text:p>
              </table:table-cell>
              <table:table-cell office:value-type="float" office:value="0.943642">
                <text:p>0.943642</text:p>
              </table:table-cell>
              <table:table-cell office:value-type="float" office:value="0.943438">
                <text:p>0.943438</text:p>
              </table:table-cell>
              <table:table-cell office:value-type="float" office:value="0.94293">
                <text:p>0.94293</text:p>
              </table:table-cell>
              <table:table-cell office:value-type="float" office:value="0.943032">
                <text:p>0.943032</text:p>
              </table:table-cell>
              <table:table-cell office:value-type="float" office:value="0.951272">
                <text:p>0.9512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068">
                <text:p>0.951068</text:p>
              </table:table-cell>
              <table:table-cell office:value-type="float" office:value="0.94059">
                <text:p>0.94059</text:p>
              </table:table-cell>
              <table:table-cell office:value-type="float" office:value="0.94059">
                <text:p>0.94059</text:p>
              </table:table-cell>
              <table:table-cell office:value-type="float" office:value="0.940692">
                <text:p>0.940692</text:p>
              </table:table-cell>
              <table:table-cell office:value-type="float" office:value="0.940692">
                <text:p>0.940692</text:p>
              </table:table-cell>
              <table:table-cell office:value-type="float" office:value="0.944354">
                <text:p>0.944354</text:p>
              </table:table-cell>
              <table:table-cell office:value-type="float" office:value="0.942319">
                <text:p>0.942319</text:p>
              </table:table-cell>
              <table:table-cell office:value-type="float" office:value="0.948423">
                <text:p>0.9484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1272">
                <text:p>0.951272</text:p>
              </table:table-cell>
              <table:table-cell office:value-type="float" office:value="0.947304">
                <text:p>0.947304</text:p>
              </table:table-cell>
              <table:table-cell office:value-type="float" office:value="0.948423">
                <text:p>0.948423</text:p>
              </table:table-cell>
              <table:table-cell office:value-type="float" office:value="0.949034">
                <text:p>0.949034</text:p>
              </table:table-cell>
              <table:table-cell office:value-type="float" office:value="0.949034">
                <text:p>0.949034</text:p>
              </table:table-cell>
              <table:table-cell office:value-type="float" office:value="0.949034">
                <text:p>0.949034</text:p>
              </table:table-cell>
              <table:table-cell office:value-type="float" office:value="0.948932">
                <text:p>0.948932</text:p>
              </table:table-cell>
              <table:table-cell office:value-type="float" office:value="0.948932">
                <text:p>0.9489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1475">
                <text:p>0.951475</text:p>
              </table:table-cell>
              <table:table-cell office:value-type="float" office:value="0.487792">
                <text:p>0.487792</text:p>
              </table:table-cell>
              <table:table-cell office:value-type="float" office:value="0.91292">
                <text:p>0.91292</text:p>
              </table:table-cell>
              <table:table-cell office:value-type="float" office:value="0.912411">
                <text:p>0.912411</text:p>
              </table:table-cell>
              <table:table-cell office:value-type="float" office:value="0.947101">
                <text:p>0.947101</text:p>
              </table:table-cell>
              <table:table-cell office:value-type="float" office:value="0.946287">
                <text:p>0.946287</text:p>
              </table:table-cell>
              <table:table-cell office:value-type="float" office:value="0.946592">
                <text:p>0.946592</text:p>
              </table:table-cell>
              <table:table-cell office:value-type="float" office:value="0.949847">
                <text:p>0.9498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2289">
                <text:p>0.952289</text:p>
              </table:table-cell>
              <table:table-cell office:value-type="float" office:value="0.940895">
                <text:p>0.940895</text:p>
              </table:table-cell>
              <table:table-cell office:value-type="float" office:value="0.941099">
                <text:p>0.941099</text:p>
              </table:table-cell>
              <table:table-cell office:value-type="float" office:value="0.941099">
                <text:p>0.941099</text:p>
              </table:table-cell>
              <table:table-cell office:value-type="float" office:value="0.940997">
                <text:p>0.940997</text:p>
              </table:table-cell>
              <table:table-cell office:value-type="float" office:value="0.94354">
                <text:p>0.94354</text:p>
              </table:table-cell>
              <table:table-cell office:value-type="float" office:value="0.944252">
                <text:p>0.944252</text:p>
              </table:table-cell>
              <table:table-cell office:value-type="float" office:value="0.951577">
                <text:p>0.9515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2696">
                <text:p>0.952696</text:p>
              </table:table-cell>
              <table:table-cell office:value-type="float" office:value="0.939878">
                <text:p>0.939878</text:p>
              </table:table-cell>
              <table:table-cell office:value-type="float" office:value="0.939878">
                <text:p>0.939878</text:p>
              </table:table-cell>
              <table:table-cell office:value-type="float" office:value="0.939878">
                <text:p>0.939878</text:p>
              </table:table-cell>
              <table:table-cell office:value-type="float" office:value="0.940692">
                <text:p>0.940692</text:p>
              </table:table-cell>
              <table:table-cell office:value-type="float" office:value="0.941913">
                <text:p>0.941913</text:p>
              </table:table-cell>
              <table:table-cell office:value-type="float" office:value="0.942218">
                <text:p>0.942218</text:p>
              </table:table-cell>
              <table:table-cell office:value-type="float" office:value="0.952085">
                <text:p>0.9520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2696">
                <text:p>0.952696</text:p>
              </table:table-cell>
              <table:table-cell office:value-type="float" office:value="0.948423">
                <text:p>0.948423</text:p>
              </table:table-cell>
              <table:table-cell office:value-type="float" office:value="0.948118">
                <text:p>0.948118</text:p>
              </table:table-cell>
              <table:table-cell office:value-type="float" office:value="0.950559">
                <text:p>0.950559</text:p>
              </table:table-cell>
              <table:table-cell office:value-type="float" office:value="0.952187">
                <text:p>0.952187</text:p>
              </table:table-cell>
              <table:table-cell office:value-type="float" office:value="0.952187">
                <text:p>0.952187</text:p>
              </table:table-cell>
              <table:table-cell office:value-type="float" office:value="0.952289">
                <text:p>0.952289</text:p>
              </table:table-cell>
              <table:table-cell office:value-type="float" office:value="0.952289">
                <text:p>0.9522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4883">
                <text:p>0.94883</text:p>
              </table:table-cell>
              <table:table-cell office:value-type="float" office:value="0.949135">
                <text:p>0.949135</text:p>
              </table:table-cell>
              <table:table-cell office:value-type="float" office:value="0.950458">
                <text:p>0.950458</text:p>
              </table:table-cell>
              <table:table-cell office:value-type="float" office:value="0.948728">
                <text:p>0.948728</text:p>
              </table:table-cell>
              <table:table-cell office:value-type="float" office:value="0.949949">
                <text:p>0.949949</text:p>
              </table:table-cell>
              <table:table-cell office:value-type="float" office:value="0.949542">
                <text:p>0.949542</text:p>
              </table:table-cell>
              <table:table-cell office:value-type="float" office:value="0.949542">
                <text:p>0.949542</text:p>
              </table:table-cell>
              <table:table-cell office:value-type="float" office:value="0.953713">
                <text:p>0.9537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2391">
                <text:p>0.952391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878">
                <text:p>0.939878</text:p>
              </table:table-cell>
              <table:table-cell office:value-type="float" office:value="0.939878">
                <text:p>0.939878</text:p>
              </table:table-cell>
              <table:table-cell office:value-type="float" office:value="0.94293">
                <text:p>0.94293</text:p>
              </table:table-cell>
              <table:table-cell office:value-type="float" office:value="0.948728">
                <text:p>0.9487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1373">
                <text:p>0.951373</text:p>
              </table:table-cell>
              <table:table-cell office:value-type="float" office:value="0.944456">
                <text:p>0.944456</text:p>
              </table:table-cell>
              <table:table-cell office:value-type="float" office:value="0.943744">
                <text:p>0.943744</text:p>
              </table:table-cell>
              <table:table-cell office:value-type="float" office:value="0.944456">
                <text:p>0.944456</text:p>
              </table:table-cell>
              <table:table-cell office:value-type="float" office:value="0.944456">
                <text:p>0.944456</text:p>
              </table:table-cell>
              <table:table-cell office:value-type="float" office:value="0.943947">
                <text:p>0.943947</text:p>
              </table:table-cell>
              <table:table-cell office:value-type="float" office:value="0.943235">
                <text:p>0.943235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3103">
                <text:p>0.953103</text:p>
              </table:table-cell>
              <table:table-cell office:value-type="float" office:value="0.499695">
                <text:p>0.499695</text:p>
              </table:table-cell>
              <table:table-cell office:value-type="float" office:value="0.879858">
                <text:p>0.879858</text:p>
              </table:table-cell>
              <table:table-cell office:value-type="float" office:value="0.879756">
                <text:p>0.879756</text:p>
              </table:table-cell>
              <table:table-cell office:value-type="float" office:value="0.936317">
                <text:p>0.936317</text:p>
              </table:table-cell>
              <table:table-cell office:value-type="float" office:value="0.936826">
                <text:p>0.936826</text:p>
              </table:table-cell>
              <table:table-cell office:value-type="float" office:value="0.936114">
                <text:p>0.936114</text:p>
              </table:table-cell>
              <table:table-cell office:value-type="float" office:value="0.953408">
                <text:p>0.9534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50458">
                <text:p>0.950458</text:p>
              </table:table-cell>
              <table:table-cell office:value-type="float" office:value="0.941607">
                <text:p>0.941607</text:p>
              </table:table-cell>
              <table:table-cell office:value-type="float" office:value="0.941709">
                <text:p>0.941709</text:p>
              </table:table-cell>
              <table:table-cell office:value-type="float" office:value="0.941913">
                <text:p>0.941913</text:p>
              </table:table-cell>
              <table:table-cell office:value-type="float" office:value="0.943337">
                <text:p>0.943337</text:p>
              </table:table-cell>
              <table:table-cell office:value-type="float" office:value="0.94354">
                <text:p>0.94354</text:p>
              </table:table-cell>
              <table:table-cell office:value-type="float" office:value="0.942726">
                <text:p>0.942726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2391">
                <text:p>0.952391</text:p>
              </table:table-cell>
              <table:table-cell office:value-type="float" office:value="0.947915">
                <text:p>0.947915</text:p>
              </table:table-cell>
              <table:table-cell office:value-type="float" office:value="0.946796">
                <text:p>0.946796</text:p>
              </table:table-cell>
              <table:table-cell office:value-type="float" office:value="0.950153">
                <text:p>0.950153</text:p>
              </table:table-cell>
              <table:table-cell office:value-type="float" office:value="0.952391">
                <text:p>0.952391</text:p>
              </table:table-cell>
              <table:table-cell office:value-type="float" office:value="0.951984">
                <text:p>0.951984</text:p>
              </table:table-cell>
              <table:table-cell office:value-type="float" office:value="0.951882">
                <text:p>0.951882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2696">
                <text:p>0.952696</text:p>
              </table:table-cell>
              <table:table-cell office:value-type="float" office:value="0.563377">
                <text:p>0.563377</text:p>
              </table:table-cell>
              <table:table-cell office:value-type="float" office:value="0.857681">
                <text:p>0.857681</text:p>
              </table:table-cell>
              <table:table-cell office:value-type="float" office:value="0.855239">
                <text:p>0.855239</text:p>
              </table:table-cell>
              <table:table-cell office:value-type="float" office:value="0.945778">
                <text:p>0.945778</text:p>
              </table:table-cell>
              <table:table-cell office:value-type="float" office:value="0.945778">
                <text:p>0.945778</text:p>
              </table:table-cell>
              <table:table-cell office:value-type="float" office:value="0.94527">
                <text:p>0.94527</text:p>
              </table:table-cell>
              <table:table-cell office:value-type="float" office:value="0.950356">
                <text:p>0.9503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0356">
                <text:p>0.950356</text:p>
              </table:table-cell>
              <table:table-cell office:value-type="float" office:value="0.94059">
                <text:p>0.94059</text:p>
              </table:table-cell>
              <table:table-cell office:value-type="float" office:value="0.94059">
                <text:p>0.94059</text:p>
              </table:table-cell>
              <table:table-cell office:value-type="float" office:value="0.94059">
                <text:p>0.94059</text:p>
              </table:table-cell>
              <table:table-cell office:value-type="float" office:value="0.940488">
                <text:p>0.940488</text:p>
              </table:table-cell>
              <table:table-cell office:value-type="float" office:value="0.943438">
                <text:p>0.943438</text:p>
              </table:table-cell>
              <table:table-cell office:value-type="float" office:value="0.945473">
                <text:p>0.945473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3917">
                <text:p>0.953917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3408">
                <text:p>0.953408</text:p>
              </table:table-cell>
              <table:table-cell office:value-type="float" office:value="0.571414">
                <text:p>0.571414</text:p>
              </table:table-cell>
              <table:table-cell office:value-type="float" office:value="0.88352">
                <text:p>0.88352</text:p>
              </table:table-cell>
              <table:table-cell office:value-type="float" office:value="0.878637">
                <text:p>0.878637</text:p>
              </table:table-cell>
              <table:table-cell office:value-type="float" office:value="0.936419">
                <text:p>0.936419</text:p>
              </table:table-cell>
              <table:table-cell office:value-type="float" office:value="0.936724">
                <text:p>0.936724</text:p>
              </table:table-cell>
              <table:table-cell office:value-type="float" office:value="0.936317">
                <text:p>0.936317</text:p>
              </table:table-cell>
              <table:table-cell office:value-type="float" office:value="0.947304">
                <text:p>0.9473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2594">
                <text:p>0.952594</text:p>
              </table:table-cell>
              <table:table-cell office:value-type="float" office:value="0.943337">
                <text:p>0.943337</text:p>
              </table:table-cell>
              <table:table-cell office:value-type="float" office:value="0.943032">
                <text:p>0.943032</text:p>
              </table:table-cell>
              <table:table-cell office:value-type="float" office:value="0.944557">
                <text:p>0.944557</text:p>
              </table:table-cell>
              <table:table-cell office:value-type="float" office:value="0.943744">
                <text:p>0.943744</text:p>
              </table:table-cell>
              <table:table-cell office:value-type="float" office:value="0.942828">
                <text:p>0.942828</text:p>
              </table:table-cell>
              <table:table-cell office:value-type="float" office:value="0.942116">
                <text:p>0.942116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2696">
                <text:p>0.952696</text:p>
              </table:table-cell>
              <table:table-cell office:value-type="float" office:value="0.94354">
                <text:p>0.94354</text:p>
              </table:table-cell>
              <table:table-cell office:value-type="float" office:value="0.943845">
                <text:p>0.943845</text:p>
              </table:table-cell>
              <table:table-cell office:value-type="float" office:value="0.947202">
                <text:p>0.947202</text:p>
              </table:table-cell>
              <table:table-cell office:value-type="float" office:value="0.947304">
                <text:p>0.947304</text:p>
              </table:table-cell>
              <table:table-cell office:value-type="float" office:value="0.947915">
                <text:p>0.947915</text:p>
              </table:table-cell>
              <table:table-cell office:value-type="float" office:value="0.946999">
                <text:p>0.946999</text:p>
              </table:table-cell>
              <table:table-cell office:value-type="float" office:value="0.949135">
                <text:p>0.9491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2899">
                <text:p>0.952899</text:p>
              </table:table-cell>
              <table:table-cell office:value-type="float" office:value="0.250356">
                <text:p>0.250356</text:p>
              </table:table-cell>
              <table:table-cell office:value-type="float" office:value="0.257884">
                <text:p>0.257884</text:p>
              </table:table-cell>
              <table:table-cell office:value-type="float" office:value="0.219329">
                <text:p>0.219329</text:p>
              </table:table-cell>
              <table:table-cell office:value-type="float" office:value="0.859817">
                <text:p>0.859817</text:p>
              </table:table-cell>
              <table:table-cell office:value-type="float" office:value="0.859613">
                <text:p>0.859613</text:p>
              </table:table-cell>
              <table:table-cell office:value-type="float" office:value="0.859919">
                <text:p>0.859919</text:p>
              </table:table-cell>
              <table:table-cell office:value-type="float" office:value="0.947915">
                <text:p>0.9479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2391">
                <text:p>0.952391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2319">
                <text:p>0.942319</text:p>
              </table:table-cell>
              <table:table-cell office:value-type="float" office:value="0.950763">
                <text:p>0.9507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0966">
                <text:p>0.95096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878">
                <text:p>0.939878</text:p>
              </table:table-cell>
              <table:table-cell office:value-type="float" office:value="0.939878">
                <text:p>0.939878</text:p>
              </table:table-cell>
              <table:table-cell office:value-type="float" office:value="0.942319">
                <text:p>0.942319</text:p>
              </table:table-cell>
              <table:table-cell office:value-type="float" office:value="0.952085">
                <text:p>0.9520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3204">
                <text:p>0.953204</text:p>
              </table:table-cell>
              <table:table-cell office:value-type="float" office:value="0.940692">
                <text:p>0.940692</text:p>
              </table:table-cell>
              <table:table-cell office:value-type="float" office:value="0.9412">
                <text:p>0.9412</text:p>
              </table:table-cell>
              <table:table-cell office:value-type="float" office:value="0.941099">
                <text:p>0.941099</text:p>
              </table:table-cell>
              <table:table-cell office:value-type="float" office:value="0.94354">
                <text:p>0.94354</text:p>
              </table:table-cell>
              <table:table-cell office:value-type="float" office:value="0.943235">
                <text:p>0.943235</text:p>
              </table:table-cell>
              <table:table-cell office:value-type="float" office:value="0.942726">
                <text:p>0.942726</text:p>
              </table:table-cell>
              <table:table-cell office:value-type="float" office:value="0.953408">
                <text:p>0.9534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2594">
                <text:p>0.952594</text:p>
              </table:table-cell>
              <table:table-cell office:value-type="float" office:value="0.945473">
                <text:p>0.945473</text:p>
              </table:table-cell>
              <table:table-cell office:value-type="float" office:value="0.944354">
                <text:p>0.944354</text:p>
              </table:table-cell>
              <table:table-cell office:value-type="float" office:value="0.947609">
                <text:p>0.947609</text:p>
              </table:table-cell>
              <table:table-cell office:value-type="float" office:value="0.944049">
                <text:p>0.944049</text:p>
              </table:table-cell>
              <table:table-cell office:value-type="float" office:value="0.943235">
                <text:p>0.943235</text:p>
              </table:table-cell>
              <table:table-cell office:value-type="float" office:value="0.942625">
                <text:p>0.942625</text:p>
              </table:table-cell>
              <table:table-cell office:value-type="float" office:value="0.950051">
                <text:p>0.95005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3204">
                <text:p>0.95320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878">
                <text:p>0.939878</text:p>
              </table:table-cell>
              <table:table-cell office:value-type="float" office:value="0.941404">
                <text:p>0.941404</text:p>
              </table:table-cell>
              <table:table-cell office:value-type="float" office:value="0.950966">
                <text:p>0.9509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49746">
                <text:p>0.94974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1099">
                <text:p>0.941099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3204">
                <text:p>0.953204</text:p>
              </table:table-cell>
              <table:table-cell office:value-type="float" office:value="0.94883">
                <text:p>0.94883</text:p>
              </table:table-cell>
              <table:table-cell office:value-type="float" office:value="0.897457">
                <text:p>0.897457</text:p>
              </table:table-cell>
              <table:table-cell office:value-type="float" office:value="0.900102">
                <text:p>0.900102</text:p>
              </table:table-cell>
              <table:table-cell office:value-type="float" office:value="0.951475">
                <text:p>0.951475</text:p>
              </table:table-cell>
              <table:table-cell office:value-type="float" office:value="0.951577">
                <text:p>0.951577</text:p>
              </table:table-cell>
              <table:table-cell office:value-type="float" office:value="0.951272">
                <text:p>0.951272</text:p>
              </table:table-cell>
              <table:table-cell office:value-type="float" office:value="0.951068">
                <text:p>0.9510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line" chart:style-name="ch1">
        <chart:title svg:x="5.066cm" svg:y="0.316cm" chart:style-name="ch2">
          <text:p>AEA (const LR, shuffle once)</text:p>
        </chart:title>
        <chart:legend chart:legend-position="end" svg:x="12.342cm" svg:y="2.461cm" style:legend-expansion="high" chart:style-name="ch3"/>
        <chart:plot-area chart:style-name="ch4" table:cell-range-address="Sheet1.D41:Sheet1.L72" chart:data-source-has-labels="both" svg:x="1.331cm" svg:y="1.275cm" svg:width="10.691cm" svg:height="6.57cm">
          <chartooo:coordinate-region svg:x="2.058cm" svg:y="1.474cm" svg:width="9.824cm" svg:height="5.579cm"/>
          <chart:axis chart:dimension="x" chart:name="primary-x" chart:style-name="ch5" chartooo:axis-type="auto">
            <chartooo:date-scale/>
            <chart:title svg:x="6.156cm" svg:y="8.025cm" chart:style-name="ch6">
              <text:p>Epoch</text:p>
            </chart:title>
            <chart:categories table:cell-range-address="Sheet1.D42:Sheet1.D72"/>
          </chart:axis>
          <chart:axis chart:dimension="y" chart:name="primary-y" chart:style-name="ch5">
            <chart:title svg:x="0.451cm" svg:y="5.279cm" chart:style-name="ch7">
              <text:p>Log Loss</text:p>
            </chart:title>
            <chart:grid chart:style-name="ch8" chart:class="major"/>
          </chart:axis>
          <chart:series chart:style-name="ch9" chart:values-cell-range-address="Sheet1.E42:Sheet1.E72" chart:label-cell-address="Sheet1.E41:Sheet1.E41" chart:class="chart:line">
            <chart:data-point chart:repeated="31"/>
          </chart:series>
          <chart:series chart:style-name="ch10" chart:values-cell-range-address="Sheet1.F42:Sheet1.F72" chart:label-cell-address="Sheet1.F41:Sheet1.F41" chart:class="chart:line">
            <chart:data-point chart:repeated="31"/>
          </chart:series>
          <chart:series chart:style-name="ch11" chart:values-cell-range-address="Sheet1.G42:Sheet1.G72" chart:label-cell-address="Sheet1.G41:Sheet1.G41" chart:class="chart:line">
            <chart:data-point chart:repeated="31"/>
          </chart:series>
          <chart:series chart:style-name="ch12" chart:values-cell-range-address="Sheet1.H42:Sheet1.H72" chart:label-cell-address="Sheet1.H41:Sheet1.H41" chart:class="chart:line">
            <chart:data-point chart:repeated="31"/>
          </chart:series>
          <chart:series chart:style-name="ch13" chart:values-cell-range-address="Sheet1.I42:Sheet1.I72" chart:label-cell-address="Sheet1.I41:Sheet1.I41" chart:class="chart:line">
            <chart:data-point chart:repeated="31"/>
          </chart:series>
          <chart:series chart:style-name="ch14" chart:values-cell-range-address="Sheet1.J42:Sheet1.J72" chart:label-cell-address="Sheet1.J41:Sheet1.J41" chart:class="chart:line">
            <chart:data-point chart:repeated="31"/>
          </chart:series>
          <chart:series chart:style-name="ch15" chart:values-cell-range-address="Sheet1.K42:Sheet1.K72" chart:label-cell-address="Sheet1.K41:Sheet1.K41" chart:class="chart:line">
            <chart:data-point chart:repeated="31"/>
          </chart:series>
          <chart:series chart:style-name="ch16" chart:values-cell-range-address="Sheet1.L42:Sheet1.L72" chart:label-cell-address="Sheet1.L41:Sheet1.L41" chart:class="chart:line">
            <chart:data-point chart:repeated="3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4359578</text:p>
                <draw:g>
                  <svg:desc>Sheet1.E41:Sheet1.E41</svg:desc>
                </draw:g>
              </table:table-cell>
              <table:table-cell office:value-type="string">
                <text:p>0.2790129915</text:p>
                <draw:g>
                  <svg:desc>Sheet1.F41:Sheet1.F41</svg:desc>
                </draw:g>
              </table:table-cell>
              <table:table-cell office:value-type="string">
                <text:p>0.5580259831</text:p>
                <draw:g>
                  <svg:desc>Sheet1.G41:Sheet1.G41</svg:desc>
                </draw:g>
              </table:table-cell>
              <table:table-cell office:value-type="string">
                <text:p>1.1160519662</text:p>
                <draw:g>
                  <svg:desc>Sheet1.H41:Sheet1.H41</svg:desc>
                </draw:g>
              </table:table-cell>
              <table:table-cell office:value-type="string">
                <text:p>2.2321039323</text:p>
                <draw:g>
                  <svg:desc>Sheet1.I41:Sheet1.I41</svg:desc>
                </draw:g>
              </table:table-cell>
              <table:table-cell office:value-type="string">
                <text:p>4.4642078647</text:p>
                <draw:g>
                  <svg:desc>Sheet1.J41:Sheet1.J41</svg:desc>
                </draw:g>
              </table:table-cell>
              <table:table-cell office:value-type="string">
                <text:p>8.9284157294</text:p>
                <draw:g>
                  <svg:desc>Sheet1.K41:Sheet1.K41</svg:desc>
                </draw:g>
              </table:table-cell>
              <table:table-cell office:value-type="string">
                <text:p>17.8568314587</text:p>
                <draw:g>
                  <svg:desc>Sheet1.L41:Sheet1.L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42:Sheet1.D72</svg:desc>
                </draw:g>
              </table:table-cell>
              <table:table-cell office:value-type="float" office:value="0.693299">
                <text:p>0.693299</text:p>
                <draw:g>
                  <svg:desc>Sheet1.E42:Sheet1.E72</svg:desc>
                </draw:g>
              </table:table-cell>
              <table:table-cell office:value-type="float" office:value="0.693299">
                <text:p>0.693299</text:p>
                <draw:g>
                  <svg:desc>Sheet1.F42:Sheet1.F72</svg:desc>
                </draw:g>
              </table:table-cell>
              <table:table-cell office:value-type="float" office:value="0.693299">
                <text:p>0.693299</text:p>
                <draw:g>
                  <svg:desc>Sheet1.G42:Sheet1.G72</svg:desc>
                </draw:g>
              </table:table-cell>
              <table:table-cell office:value-type="float" office:value="0.693299">
                <text:p>0.693299</text:p>
                <draw:g>
                  <svg:desc>Sheet1.H42:Sheet1.H72</svg:desc>
                </draw:g>
              </table:table-cell>
              <table:table-cell office:value-type="float" office:value="0.693299">
                <text:p>0.693299</text:p>
                <draw:g>
                  <svg:desc>Sheet1.I42:Sheet1.I72</svg:desc>
                </draw:g>
              </table:table-cell>
              <table:table-cell office:value-type="float" office:value="0.693299">
                <text:p>0.693299</text:p>
                <draw:g>
                  <svg:desc>Sheet1.J42:Sheet1.J72</svg:desc>
                </draw:g>
              </table:table-cell>
              <table:table-cell office:value-type="float" office:value="0.693299">
                <text:p>0.693299</text:p>
                <draw:g>
                  <svg:desc>Sheet1.K42:Sheet1.K72</svg:desc>
                </draw:g>
              </table:table-cell>
              <table:table-cell office:value-type="float" office:value="0.693299">
                <text:p>0.693299</text:p>
                <draw:g>
                  <svg:desc>Sheet1.L42:Sheet1.L7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3444">
                <text:p>0.143444</text:p>
              </table:table-cell>
              <table:table-cell office:value-type="float" office:value="0.25558">
                <text:p>0.25558</text:p>
              </table:table-cell>
              <table:table-cell office:value-type="float" office:value="0.252977">
                <text:p>0.252977</text:p>
              </table:table-cell>
              <table:table-cell office:value-type="float" office:value="0.251138">
                <text:p>0.251138</text:p>
              </table:table-cell>
              <table:table-cell office:value-type="float" office:value="0.242229">
                <text:p>0.242229</text:p>
              </table:table-cell>
              <table:table-cell office:value-type="float" office:value="0.207182">
                <text:p>0.207182</text:p>
              </table:table-cell>
              <table:table-cell office:value-type="float" office:value="0.214531">
                <text:p>0.214531</text:p>
              </table:table-cell>
              <table:table-cell office:value-type="float" office:value="0.155732">
                <text:p>0.1557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9835">
                <text:p>0.139835</text:p>
              </table:table-cell>
              <table:table-cell office:value-type="float" office:value="0.248606">
                <text:p>0.248606</text:p>
              </table:table-cell>
              <table:table-cell office:value-type="float" office:value="0.248241">
                <text:p>0.248241</text:p>
              </table:table-cell>
              <table:table-cell office:value-type="float" office:value="0.246428">
                <text:p>0.246428</text:p>
              </table:table-cell>
              <table:table-cell office:value-type="float" office:value="0.239693">
                <text:p>0.239693</text:p>
              </table:table-cell>
              <table:table-cell office:value-type="float" office:value="0.195149">
                <text:p>0.195149</text:p>
              </table:table-cell>
              <table:table-cell office:value-type="float" office:value="0.211303">
                <text:p>0.211303</text:p>
              </table:table-cell>
              <table:table-cell office:value-type="float" office:value="0.146754">
                <text:p>0.1467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7938">
                <text:p>0.137938</text:p>
              </table:table-cell>
              <table:table-cell office:value-type="float" office:value="0.245583">
                <text:p>0.245583</text:p>
              </table:table-cell>
              <table:table-cell office:value-type="float" office:value="0.244225">
                <text:p>0.244225</text:p>
              </table:table-cell>
              <table:table-cell office:value-type="float" office:value="0.243275">
                <text:p>0.243275</text:p>
              </table:table-cell>
              <table:table-cell office:value-type="float" office:value="0.232456">
                <text:p>0.232456</text:p>
              </table:table-cell>
              <table:table-cell office:value-type="float" office:value="0.203826">
                <text:p>0.203826</text:p>
              </table:table-cell>
              <table:table-cell office:value-type="float" office:value="0.202524">
                <text:p>0.202524</text:p>
              </table:table-cell>
              <table:table-cell office:value-type="float" office:value="0.153676">
                <text:p>0.1536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6773">
                <text:p>0.136773</text:p>
              </table:table-cell>
              <table:table-cell office:value-type="float" office:value="0.242084">
                <text:p>0.242084</text:p>
              </table:table-cell>
              <table:table-cell office:value-type="float" office:value="0.240865">
                <text:p>0.240865</text:p>
              </table:table-cell>
              <table:table-cell office:value-type="float" office:value="0.240884">
                <text:p>0.240884</text:p>
              </table:table-cell>
              <table:table-cell office:value-type="float" office:value="0.232336">
                <text:p>0.232336</text:p>
              </table:table-cell>
              <table:table-cell office:value-type="float" office:value="0.195316">
                <text:p>0.195316</text:p>
              </table:table-cell>
              <table:table-cell office:value-type="float" office:value="0.19643">
                <text:p>0.19643</text:p>
              </table:table-cell>
              <table:table-cell office:value-type="float" office:value="0.144439">
                <text:p>0.1444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5977">
                <text:p>0.135977</text:p>
              </table:table-cell>
              <table:table-cell office:value-type="float" office:value="0.240944">
                <text:p>0.240944</text:p>
              </table:table-cell>
              <table:table-cell office:value-type="float" office:value="0.240299">
                <text:p>0.240299</text:p>
              </table:table-cell>
              <table:table-cell office:value-type="float" office:value="0.23982">
                <text:p>0.23982</text:p>
              </table:table-cell>
              <table:table-cell office:value-type="float" office:value="0.229652">
                <text:p>0.229652</text:p>
              </table:table-cell>
              <table:table-cell office:value-type="float" office:value="0.196994">
                <text:p>0.196994</text:p>
              </table:table-cell>
              <table:table-cell office:value-type="float" office:value="0.20821">
                <text:p>0.20821</text:p>
              </table:table-cell>
              <table:table-cell office:value-type="float" office:value="0.174133">
                <text:p>0.1741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5389">
                <text:p>0.135389</text:p>
              </table:table-cell>
              <table:table-cell office:value-type="float" office:value="0.238547">
                <text:p>0.238547</text:p>
              </table:table-cell>
              <table:table-cell office:value-type="float" office:value="0.23929">
                <text:p>0.23929</text:p>
              </table:table-cell>
              <table:table-cell office:value-type="float" office:value="0.239069">
                <text:p>0.239069</text:p>
              </table:table-cell>
              <table:table-cell office:value-type="float" office:value="0.230841">
                <text:p>0.230841</text:p>
              </table:table-cell>
              <table:table-cell office:value-type="float" office:value="0.186956">
                <text:p>0.186956</text:p>
              </table:table-cell>
              <table:table-cell office:value-type="float" office:value="0.197281">
                <text:p>0.197281</text:p>
              </table:table-cell>
              <table:table-cell office:value-type="float" office:value="0.142931">
                <text:p>0.1429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4926">
                <text:p>0.134926</text:p>
              </table:table-cell>
              <table:table-cell office:value-type="float" office:value="0.238066">
                <text:p>0.238066</text:p>
              </table:table-cell>
              <table:table-cell office:value-type="float" office:value="0.237658">
                <text:p>0.237658</text:p>
              </table:table-cell>
              <table:table-cell office:value-type="float" office:value="0.238744">
                <text:p>0.238744</text:p>
              </table:table-cell>
              <table:table-cell office:value-type="float" office:value="0.227966">
                <text:p>0.227966</text:p>
              </table:table-cell>
              <table:table-cell office:value-type="float" office:value="0.189893">
                <text:p>0.189893</text:p>
              </table:table-cell>
              <table:table-cell office:value-type="float" office:value="0.19836">
                <text:p>0.19836</text:p>
              </table:table-cell>
              <table:table-cell office:value-type="float" office:value="0.147956">
                <text:p>0.1479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4547">
                <text:p>0.134547</text:p>
              </table:table-cell>
              <table:table-cell office:value-type="float" office:value="0.236552">
                <text:p>0.236552</text:p>
              </table:table-cell>
              <table:table-cell office:value-type="float" office:value="0.236099">
                <text:p>0.236099</text:p>
              </table:table-cell>
              <table:table-cell office:value-type="float" office:value="0.235913">
                <text:p>0.235913</text:p>
              </table:table-cell>
              <table:table-cell office:value-type="float" office:value="0.228877">
                <text:p>0.228877</text:p>
              </table:table-cell>
              <table:table-cell office:value-type="float" office:value="0.192149">
                <text:p>0.192149</text:p>
              </table:table-cell>
              <table:table-cell office:value-type="float" office:value="0.197455">
                <text:p>0.197455</text:p>
              </table:table-cell>
              <table:table-cell office:value-type="float" office:value="0.142299">
                <text:p>0.1422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4226">
                <text:p>0.134226</text:p>
              </table:table-cell>
              <table:table-cell office:value-type="float" office:value="0.235914">
                <text:p>0.235914</text:p>
              </table:table-cell>
              <table:table-cell office:value-type="float" office:value="0.235805">
                <text:p>0.235805</text:p>
              </table:table-cell>
              <table:table-cell office:value-type="float" office:value="0.235707">
                <text:p>0.235707</text:p>
              </table:table-cell>
              <table:table-cell office:value-type="float" office:value="0.228466">
                <text:p>0.228466</text:p>
              </table:table-cell>
              <table:table-cell office:value-type="float" office:value="0.188279">
                <text:p>0.188279</text:p>
              </table:table-cell>
              <table:table-cell office:value-type="float" office:value="0.204528">
                <text:p>0.204528</text:p>
              </table:table-cell>
              <table:table-cell office:value-type="float" office:value="0.16267">
                <text:p>0.162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395">
                <text:p>0.13395</text:p>
              </table:table-cell>
              <table:table-cell office:value-type="float" office:value="0.234567">
                <text:p>0.234567</text:p>
              </table:table-cell>
              <table:table-cell office:value-type="float" office:value="0.236019">
                <text:p>0.236019</text:p>
              </table:table-cell>
              <table:table-cell office:value-type="float" office:value="0.23583">
                <text:p>0.23583</text:p>
              </table:table-cell>
              <table:table-cell office:value-type="float" office:value="0.224686">
                <text:p>0.224686</text:p>
              </table:table-cell>
              <table:table-cell office:value-type="float" office:value="0.192122">
                <text:p>0.192122</text:p>
              </table:table-cell>
              <table:table-cell office:value-type="float" office:value="0.194903">
                <text:p>0.194903</text:p>
              </table:table-cell>
              <table:table-cell office:value-type="float" office:value="0.140752">
                <text:p>0.1407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33707">
                <text:p>0.133707</text:p>
              </table:table-cell>
              <table:table-cell office:value-type="float" office:value="0.235492">
                <text:p>0.235492</text:p>
              </table:table-cell>
              <table:table-cell office:value-type="float" office:value="0.235384">
                <text:p>0.235384</text:p>
              </table:table-cell>
              <table:table-cell office:value-type="float" office:value="0.234008">
                <text:p>0.234008</text:p>
              </table:table-cell>
              <table:table-cell office:value-type="float" office:value="0.226996">
                <text:p>0.226996</text:p>
              </table:table-cell>
              <table:table-cell office:value-type="float" office:value="0.186153">
                <text:p>0.186153</text:p>
              </table:table-cell>
              <table:table-cell office:value-type="float" office:value="0.19537">
                <text:p>0.19537</text:p>
              </table:table-cell>
              <table:table-cell office:value-type="float" office:value="0.145638">
                <text:p>0.1456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3491">
                <text:p>0.133491</text:p>
              </table:table-cell>
              <table:table-cell office:value-type="float" office:value="0.233987">
                <text:p>0.233987</text:p>
              </table:table-cell>
              <table:table-cell office:value-type="float" office:value="0.234222">
                <text:p>0.234222</text:p>
              </table:table-cell>
              <table:table-cell office:value-type="float" office:value="0.233117">
                <text:p>0.233117</text:p>
              </table:table-cell>
              <table:table-cell office:value-type="float" office:value="0.223154">
                <text:p>0.223154</text:p>
              </table:table-cell>
              <table:table-cell office:value-type="float" office:value="0.194018">
                <text:p>0.194018</text:p>
              </table:table-cell>
              <table:table-cell office:value-type="float" office:value="0.201683">
                <text:p>0.201683</text:p>
              </table:table-cell>
              <table:table-cell office:value-type="float" office:value="0.14619">
                <text:p>0.146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3298">
                <text:p>0.133298</text:p>
              </table:table-cell>
              <table:table-cell office:value-type="float" office:value="0.233517">
                <text:p>0.233517</text:p>
              </table:table-cell>
              <table:table-cell office:value-type="float" office:value="0.233562">
                <text:p>0.233562</text:p>
              </table:table-cell>
              <table:table-cell office:value-type="float" office:value="0.233527">
                <text:p>0.233527</text:p>
              </table:table-cell>
              <table:table-cell office:value-type="float" office:value="0.223099">
                <text:p>0.223099</text:p>
              </table:table-cell>
              <table:table-cell office:value-type="float" office:value="0.188557">
                <text:p>0.188557</text:p>
              </table:table-cell>
              <table:table-cell office:value-type="float" office:value="0.19676">
                <text:p>0.19676</text:p>
              </table:table-cell>
              <table:table-cell office:value-type="float" office:value="0.161314">
                <text:p>0.1613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3123">
                <text:p>0.133123</text:p>
              </table:table-cell>
              <table:table-cell office:value-type="float" office:value="0.233069">
                <text:p>0.233069</text:p>
              </table:table-cell>
              <table:table-cell office:value-type="float" office:value="0.233423">
                <text:p>0.233423</text:p>
              </table:table-cell>
              <table:table-cell office:value-type="float" office:value="0.233051">
                <text:p>0.233051</text:p>
              </table:table-cell>
              <table:table-cell office:value-type="float" office:value="0.227489">
                <text:p>0.227489</text:p>
              </table:table-cell>
              <table:table-cell office:value-type="float" office:value="0.188943">
                <text:p>0.188943</text:p>
              </table:table-cell>
              <table:table-cell office:value-type="float" office:value="0.200654">
                <text:p>0.200654</text:p>
              </table:table-cell>
              <table:table-cell office:value-type="float" office:value="0.138901">
                <text:p>0.1389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2964">
                <text:p>0.132964</text:p>
              </table:table-cell>
              <table:table-cell office:value-type="float" office:value="0.233025">
                <text:p>0.233025</text:p>
              </table:table-cell>
              <table:table-cell office:value-type="float" office:value="0.233762">
                <text:p>0.233762</text:p>
              </table:table-cell>
              <table:table-cell office:value-type="float" office:value="0.233628">
                <text:p>0.233628</text:p>
              </table:table-cell>
              <table:table-cell office:value-type="float" office:value="0.226028">
                <text:p>0.226028</text:p>
              </table:table-cell>
              <table:table-cell office:value-type="float" office:value="0.187447">
                <text:p>0.187447</text:p>
              </table:table-cell>
              <table:table-cell office:value-type="float" office:value="0.197251">
                <text:p>0.197251</text:p>
              </table:table-cell>
              <table:table-cell office:value-type="float" office:value="0.149135">
                <text:p>0.1491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2818">
                <text:p>0.132818</text:p>
              </table:table-cell>
              <table:table-cell office:value-type="float" office:value="0.232865">
                <text:p>0.232865</text:p>
              </table:table-cell>
              <table:table-cell office:value-type="float" office:value="0.23337">
                <text:p>0.23337</text:p>
              </table:table-cell>
              <table:table-cell office:value-type="float" office:value="0.23198">
                <text:p>0.23198</text:p>
              </table:table-cell>
              <table:table-cell office:value-type="float" office:value="0.225194">
                <text:p>0.225194</text:p>
              </table:table-cell>
              <table:table-cell office:value-type="float" office:value="0.191485">
                <text:p>0.191485</text:p>
              </table:table-cell>
              <table:table-cell office:value-type="float" office:value="0.204373">
                <text:p>0.204373</text:p>
              </table:table-cell>
              <table:table-cell office:value-type="float" office:value="0.153126">
                <text:p>0.1531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32685">
                <text:p>0.132685</text:p>
              </table:table-cell>
              <table:table-cell office:value-type="float" office:value="0.232497">
                <text:p>0.232497</text:p>
              </table:table-cell>
              <table:table-cell office:value-type="float" office:value="0.232415">
                <text:p>0.232415</text:p>
              </table:table-cell>
              <table:table-cell office:value-type="float" office:value="0.233319">
                <text:p>0.233319</text:p>
              </table:table-cell>
              <table:table-cell office:value-type="float" office:value="0.225533">
                <text:p>0.225533</text:p>
              </table:table-cell>
              <table:table-cell office:value-type="float" office:value="0.185107">
                <text:p>0.185107</text:p>
              </table:table-cell>
              <table:table-cell office:value-type="float" office:value="0.192934">
                <text:p>0.192934</text:p>
              </table:table-cell>
              <table:table-cell office:value-type="float" office:value="0.157848">
                <text:p>0.1578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32561">
                <text:p>0.132561</text:p>
              </table:table-cell>
              <table:table-cell office:value-type="float" office:value="0.231592">
                <text:p>0.231592</text:p>
              </table:table-cell>
              <table:table-cell office:value-type="float" office:value="0.232377">
                <text:p>0.232377</text:p>
              </table:table-cell>
              <table:table-cell office:value-type="float" office:value="0.232559">
                <text:p>0.232559</text:p>
              </table:table-cell>
              <table:table-cell office:value-type="float" office:value="0.224529">
                <text:p>0.224529</text:p>
              </table:table-cell>
              <table:table-cell office:value-type="float" office:value="0.188454">
                <text:p>0.188454</text:p>
              </table:table-cell>
              <table:table-cell office:value-type="float" office:value="0.197919">
                <text:p>0.197919</text:p>
              </table:table-cell>
              <table:table-cell office:value-type="float" office:value="0.160296">
                <text:p>0.1602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2448">
                <text:p>0.132448</text:p>
              </table:table-cell>
              <table:table-cell office:value-type="float" office:value="0.232253">
                <text:p>0.232253</text:p>
              </table:table-cell>
              <table:table-cell office:value-type="float" office:value="0.231983">
                <text:p>0.231983</text:p>
              </table:table-cell>
              <table:table-cell office:value-type="float" office:value="0.231845">
                <text:p>0.231845</text:p>
              </table:table-cell>
              <table:table-cell office:value-type="float" office:value="0.223444">
                <text:p>0.223444</text:p>
              </table:table-cell>
              <table:table-cell office:value-type="float" office:value="0.186504">
                <text:p>0.186504</text:p>
              </table:table-cell>
              <table:table-cell office:value-type="float" office:value="0.197071">
                <text:p>0.197071</text:p>
              </table:table-cell>
              <table:table-cell office:value-type="float" office:value="0.15959">
                <text:p>0.159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2343">
                <text:p>0.132343</text:p>
              </table:table-cell>
              <table:table-cell office:value-type="float" office:value="0.231842">
                <text:p>0.231842</text:p>
              </table:table-cell>
              <table:table-cell office:value-type="float" office:value="0.231517">
                <text:p>0.231517</text:p>
              </table:table-cell>
              <table:table-cell office:value-type="float" office:value="0.232814">
                <text:p>0.232814</text:p>
              </table:table-cell>
              <table:table-cell office:value-type="float" office:value="0.221381">
                <text:p>0.221381</text:p>
              </table:table-cell>
              <table:table-cell office:value-type="float" office:value="0.186554">
                <text:p>0.186554</text:p>
              </table:table-cell>
              <table:table-cell office:value-type="float" office:value="0.195102">
                <text:p>0.195102</text:p>
              </table:table-cell>
              <table:table-cell office:value-type="float" office:value="0.154178">
                <text:p>0.1541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32246">
                <text:p>0.132246</text:p>
              </table:table-cell>
              <table:table-cell office:value-type="float" office:value="0.231574">
                <text:p>0.231574</text:p>
              </table:table-cell>
              <table:table-cell office:value-type="float" office:value="0.231676">
                <text:p>0.231676</text:p>
              </table:table-cell>
              <table:table-cell office:value-type="float" office:value="0.231296">
                <text:p>0.231296</text:p>
              </table:table-cell>
              <table:table-cell office:value-type="float" office:value="0.221878">
                <text:p>0.221878</text:p>
              </table:table-cell>
              <table:table-cell office:value-type="float" office:value="0.187563">
                <text:p>0.187563</text:p>
              </table:table-cell>
              <table:table-cell office:value-type="float" office:value="0.202583">
                <text:p>0.202583</text:p>
              </table:table-cell>
              <table:table-cell office:value-type="float" office:value="0.147212">
                <text:p>0.1472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32155">
                <text:p>0.132155</text:p>
              </table:table-cell>
              <table:table-cell office:value-type="float" office:value="0.230994">
                <text:p>0.230994</text:p>
              </table:table-cell>
              <table:table-cell office:value-type="float" office:value="0.230973">
                <text:p>0.230973</text:p>
              </table:table-cell>
              <table:table-cell office:value-type="float" office:value="0.232886">
                <text:p>0.232886</text:p>
              </table:table-cell>
              <table:table-cell office:value-type="float" office:value="0.2242">
                <text:p>0.2242</text:p>
              </table:table-cell>
              <table:table-cell office:value-type="float" office:value="0.186653">
                <text:p>0.186653</text:p>
              </table:table-cell>
              <table:table-cell office:value-type="float" office:value="0.197216">
                <text:p>0.197216</text:p>
              </table:table-cell>
              <table:table-cell office:value-type="float" office:value="0.157802">
                <text:p>0.1578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3207">
                <text:p>0.13207</text:p>
              </table:table-cell>
              <table:table-cell office:value-type="float" office:value="0.230383">
                <text:p>0.230383</text:p>
              </table:table-cell>
              <table:table-cell office:value-type="float" office:value="0.231673">
                <text:p>0.231673</text:p>
              </table:table-cell>
              <table:table-cell office:value-type="float" office:value="0.231448">
                <text:p>0.231448</text:p>
              </table:table-cell>
              <table:table-cell office:value-type="float" office:value="0.223498">
                <text:p>0.223498</text:p>
              </table:table-cell>
              <table:table-cell office:value-type="float" office:value="0.183452">
                <text:p>0.183452</text:p>
              </table:table-cell>
              <table:table-cell office:value-type="float" office:value="0.196548">
                <text:p>0.196548</text:p>
              </table:table-cell>
              <table:table-cell office:value-type="float" office:value="0.170662">
                <text:p>0.1706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31992">
                <text:p>0.131992</text:p>
              </table:table-cell>
              <table:table-cell office:value-type="float" office:value="0.230655">
                <text:p>0.230655</text:p>
              </table:table-cell>
              <table:table-cell office:value-type="float" office:value="0.230111">
                <text:p>0.230111</text:p>
              </table:table-cell>
              <table:table-cell office:value-type="float" office:value="0.230425">
                <text:p>0.230425</text:p>
              </table:table-cell>
              <table:table-cell office:value-type="float" office:value="0.219839">
                <text:p>0.219839</text:p>
              </table:table-cell>
              <table:table-cell office:value-type="float" office:value="0.184335">
                <text:p>0.184335</text:p>
              </table:table-cell>
              <table:table-cell office:value-type="float" office:value="0.195195">
                <text:p>0.195195</text:p>
              </table:table-cell>
              <table:table-cell office:value-type="float" office:value="0.154178">
                <text:p>0.1541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1917">
                <text:p>0.131917</text:p>
              </table:table-cell>
              <table:table-cell office:value-type="float" office:value="0.23014">
                <text:p>0.23014</text:p>
              </table:table-cell>
              <table:table-cell office:value-type="float" office:value="0.230117">
                <text:p>0.230117</text:p>
              </table:table-cell>
              <table:table-cell office:value-type="float" office:value="0.23025">
                <text:p>0.23025</text:p>
              </table:table-cell>
              <table:table-cell office:value-type="float" office:value="0.224528">
                <text:p>0.224528</text:p>
              </table:table-cell>
              <table:table-cell office:value-type="float" office:value="0.18576">
                <text:p>0.18576</text:p>
              </table:table-cell>
              <table:table-cell office:value-type="float" office:value="0.194773">
                <text:p>0.194773</text:p>
              </table:table-cell>
              <table:table-cell office:value-type="float" office:value="0.146832">
                <text:p>0.1468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31847">
                <text:p>0.131847</text:p>
              </table:table-cell>
              <table:table-cell office:value-type="float" office:value="0.229995">
                <text:p>0.229995</text:p>
              </table:table-cell>
              <table:table-cell office:value-type="float" office:value="0.231037">
                <text:p>0.231037</text:p>
              </table:table-cell>
              <table:table-cell office:value-type="float" office:value="0.230578">
                <text:p>0.230578</text:p>
              </table:table-cell>
              <table:table-cell office:value-type="float" office:value="0.221993">
                <text:p>0.221993</text:p>
              </table:table-cell>
              <table:table-cell office:value-type="float" office:value="0.193248">
                <text:p>0.193248</text:p>
              </table:table-cell>
              <table:table-cell office:value-type="float" office:value="0.195269">
                <text:p>0.195269</text:p>
              </table:table-cell>
              <table:table-cell office:value-type="float" office:value="0.147716">
                <text:p>0.1477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31782">
                <text:p>0.131782</text:p>
              </table:table-cell>
              <table:table-cell office:value-type="float" office:value="0.230308">
                <text:p>0.230308</text:p>
              </table:table-cell>
              <table:table-cell office:value-type="float" office:value="0.230935">
                <text:p>0.230935</text:p>
              </table:table-cell>
              <table:table-cell office:value-type="float" office:value="0.230113">
                <text:p>0.230113</text:p>
              </table:table-cell>
              <table:table-cell office:value-type="float" office:value="0.222271">
                <text:p>0.222271</text:p>
              </table:table-cell>
              <table:table-cell office:value-type="float" office:value="0.189262">
                <text:p>0.189262</text:p>
              </table:table-cell>
              <table:table-cell office:value-type="float" office:value="0.199659">
                <text:p>0.199659</text:p>
              </table:table-cell>
              <table:table-cell office:value-type="float" office:value="0.142654">
                <text:p>0.14265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31721">
                <text:p>0.131721</text:p>
              </table:table-cell>
              <table:table-cell office:value-type="float" office:value="0.229807">
                <text:p>0.229807</text:p>
              </table:table-cell>
              <table:table-cell office:value-type="float" office:value="0.230268">
                <text:p>0.230268</text:p>
              </table:table-cell>
              <table:table-cell office:value-type="float" office:value="0.231088">
                <text:p>0.231088</text:p>
              </table:table-cell>
              <table:table-cell office:value-type="float" office:value="0.222319">
                <text:p>0.222319</text:p>
              </table:table-cell>
              <table:table-cell office:value-type="float" office:value="0.192029">
                <text:p>0.192029</text:p>
              </table:table-cell>
              <table:table-cell office:value-type="float" office:value="0.19831">
                <text:p>0.19831</text:p>
              </table:table-cell>
              <table:table-cell office:value-type="float" office:value="0.133439">
                <text:p>0.13343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31663">
                <text:p>0.131663</text:p>
              </table:table-cell>
              <table:table-cell office:value-type="float" office:value="0.229247">
                <text:p>0.229247</text:p>
              </table:table-cell>
              <table:table-cell office:value-type="float" office:value="0.230127">
                <text:p>0.230127</text:p>
              </table:table-cell>
              <table:table-cell office:value-type="float" office:value="0.228991">
                <text:p>0.228991</text:p>
              </table:table-cell>
              <table:table-cell office:value-type="float" office:value="0.22461">
                <text:p>0.22461</text:p>
              </table:table-cell>
              <table:table-cell office:value-type="float" office:value="0.186176">
                <text:p>0.186176</text:p>
              </table:table-cell>
              <table:table-cell office:value-type="float" office:value="0.193958">
                <text:p>0.193958</text:p>
              </table:table-cell>
              <table:table-cell office:value-type="float" office:value="0.137073">
                <text:p>0.1370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1609">
                <text:p>0.131609</text:p>
              </table:table-cell>
              <table:table-cell office:value-type="float" office:value="0.228956">
                <text:p>0.228956</text:p>
              </table:table-cell>
              <table:table-cell office:value-type="float" office:value="0.229234">
                <text:p>0.229234</text:p>
              </table:table-cell>
              <table:table-cell office:value-type="float" office:value="0.230753">
                <text:p>0.230753</text:p>
              </table:table-cell>
              <table:table-cell office:value-type="float" office:value="0.222467">
                <text:p>0.222467</text:p>
              </table:table-cell>
              <table:table-cell office:value-type="float" office:value="0.18348">
                <text:p>0.18348</text:p>
              </table:table-cell>
              <table:table-cell office:value-type="float" office:value="0.196149">
                <text:p>0.196149</text:p>
              </table:table-cell>
              <table:table-cell office:value-type="float" office:value="0.144666">
                <text:p>0.144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line" chart:style-name="ch1">
        <chart:title svg:x="5.331cm" svg:y="0.316cm" chart:style-name="ch2">
          <text:p>AEA (diminish LR, shuffle)</text:p>
        </chart:title>
        <chart:legend chart:legend-position="end" svg:x="12.342cm" svg:y="2.461cm" style:legend-expansion="high" chart:style-name="ch3"/>
        <chart:plot-area chart:style-name="ch4" table:cell-range-address="Sheet1.D78:Sheet1.L109" chart:data-source-has-labels="both" svg:x="1.331cm" svg:y="1.275cm" svg:width="10.691cm" svg:height="6.57cm">
          <chartooo:coordinate-region svg:x="2.058cm" svg:y="1.474cm" svg:width="9.824cm" svg:height="5.579cm"/>
          <chart:axis chart:dimension="x" chart:name="primary-x" chart:style-name="ch5" chartooo:axis-type="auto">
            <chartooo:date-scale/>
            <chart:title svg:x="6.156cm" svg:y="8.025cm" chart:style-name="ch6">
              <text:p>Epoch</text:p>
            </chart:title>
            <chart:categories table:cell-range-address="Sheet1.D79:Sheet1.D109"/>
          </chart:axis>
          <chart:axis chart:dimension="y" chart:name="primary-y" chart:style-name="ch5">
            <chart:title svg:x="0.451cm" svg:y="5.279cm" chart:style-name="ch7">
              <text:p>Log Loss</text:p>
            </chart:title>
            <chart:grid chart:style-name="ch8" chart:class="major"/>
          </chart:axis>
          <chart:series chart:style-name="ch9" chart:values-cell-range-address="Sheet1.E79:Sheet1.E109" chart:label-cell-address="Sheet1.E78:Sheet1.E78" chart:class="chart:line">
            <chart:data-point chart:repeated="31"/>
          </chart:series>
          <chart:series chart:style-name="ch10" chart:values-cell-range-address="Sheet1.F79:Sheet1.F109" chart:label-cell-address="Sheet1.F78:Sheet1.F78" chart:class="chart:line">
            <chart:data-point chart:repeated="31"/>
          </chart:series>
          <chart:series chart:style-name="ch11" chart:values-cell-range-address="Sheet1.G79:Sheet1.G109" chart:label-cell-address="Sheet1.G78:Sheet1.G78" chart:class="chart:line">
            <chart:data-point chart:repeated="31"/>
          </chart:series>
          <chart:series chart:style-name="ch12" chart:values-cell-range-address="Sheet1.H79:Sheet1.H109" chart:label-cell-address="Sheet1.H78:Sheet1.H78" chart:class="chart:line">
            <chart:data-point chart:repeated="31"/>
          </chart:series>
          <chart:series chart:style-name="ch13" chart:values-cell-range-address="Sheet1.I79:Sheet1.I109" chart:label-cell-address="Sheet1.I78:Sheet1.I78" chart:class="chart:line">
            <chart:data-point chart:repeated="31"/>
          </chart:series>
          <chart:series chart:style-name="ch14" chart:values-cell-range-address="Sheet1.J79:Sheet1.J109" chart:label-cell-address="Sheet1.J78:Sheet1.J78" chart:class="chart:line">
            <chart:data-point chart:repeated="31"/>
          </chart:series>
          <chart:series chart:style-name="ch15" chart:values-cell-range-address="Sheet1.K79:Sheet1.K109" chart:label-cell-address="Sheet1.K78:Sheet1.K78" chart:class="chart:line">
            <chart:data-point chart:repeated="31"/>
          </chart:series>
          <chart:series chart:style-name="ch16" chart:values-cell-range-address="Sheet1.L79:Sheet1.L109" chart:label-cell-address="Sheet1.L78:Sheet1.L78" chart:class="chart:line">
            <chart:data-point chart:repeated="3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4359578</text:p>
                <draw:g>
                  <svg:desc>Sheet1.E78:Sheet1.E78</svg:desc>
                </draw:g>
              </table:table-cell>
              <table:table-cell office:value-type="string">
                <text:p>0.2790129915</text:p>
                <draw:g>
                  <svg:desc>Sheet1.F78:Sheet1.F78</svg:desc>
                </draw:g>
              </table:table-cell>
              <table:table-cell office:value-type="string">
                <text:p>0.5580259831</text:p>
                <draw:g>
                  <svg:desc>Sheet1.G78:Sheet1.G78</svg:desc>
                </draw:g>
              </table:table-cell>
              <table:table-cell office:value-type="string">
                <text:p>1.1160519662</text:p>
                <draw:g>
                  <svg:desc>Sheet1.H78:Sheet1.H78</svg:desc>
                </draw:g>
              </table:table-cell>
              <table:table-cell office:value-type="string">
                <text:p>2.2321039323</text:p>
                <draw:g>
                  <svg:desc>Sheet1.I78:Sheet1.I78</svg:desc>
                </draw:g>
              </table:table-cell>
              <table:table-cell office:value-type="string">
                <text:p>4.4642078647</text:p>
                <draw:g>
                  <svg:desc>Sheet1.J78:Sheet1.J78</svg:desc>
                </draw:g>
              </table:table-cell>
              <table:table-cell office:value-type="string">
                <text:p>8.9284157294</text:p>
                <draw:g>
                  <svg:desc>Sheet1.K78:Sheet1.K78</svg:desc>
                </draw:g>
              </table:table-cell>
              <table:table-cell office:value-type="string">
                <text:p>17.8568314587</text:p>
                <draw:g>
                  <svg:desc>Sheet1.L78:Sheet1.L7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79:Sheet1.D109</svg:desc>
                </draw:g>
              </table:table-cell>
              <table:table-cell office:value-type="float" office:value="0.693299">
                <text:p>0.693299</text:p>
                <draw:g>
                  <svg:desc>Sheet1.E79:Sheet1.E109</svg:desc>
                </draw:g>
              </table:table-cell>
              <table:table-cell office:value-type="float" office:value="0.693299">
                <text:p>0.693299</text:p>
                <draw:g>
                  <svg:desc>Sheet1.F79:Sheet1.F109</svg:desc>
                </draw:g>
              </table:table-cell>
              <table:table-cell office:value-type="float" office:value="0.693299">
                <text:p>0.693299</text:p>
                <draw:g>
                  <svg:desc>Sheet1.G79:Sheet1.G109</svg:desc>
                </draw:g>
              </table:table-cell>
              <table:table-cell office:value-type="float" office:value="0.693299">
                <text:p>0.693299</text:p>
                <draw:g>
                  <svg:desc>Sheet1.H79:Sheet1.H109</svg:desc>
                </draw:g>
              </table:table-cell>
              <table:table-cell office:value-type="float" office:value="0.693299">
                <text:p>0.693299</text:p>
                <draw:g>
                  <svg:desc>Sheet1.I79:Sheet1.I109</svg:desc>
                </draw:g>
              </table:table-cell>
              <table:table-cell office:value-type="float" office:value="0.693299">
                <text:p>0.693299</text:p>
                <draw:g>
                  <svg:desc>Sheet1.J79:Sheet1.J109</svg:desc>
                </draw:g>
              </table:table-cell>
              <table:table-cell office:value-type="float" office:value="0.693299">
                <text:p>0.693299</text:p>
                <draw:g>
                  <svg:desc>Sheet1.K79:Sheet1.K109</svg:desc>
                </draw:g>
              </table:table-cell>
              <table:table-cell office:value-type="float" office:value="0.693299">
                <text:p>0.693299</text:p>
                <draw:g>
                  <svg:desc>Sheet1.L79:Sheet1.L10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3444">
                <text:p>0.143444</text:p>
              </table:table-cell>
              <table:table-cell office:value-type="float" office:value="0.25558">
                <text:p>0.25558</text:p>
              </table:table-cell>
              <table:table-cell office:value-type="float" office:value="0.252977">
                <text:p>0.252977</text:p>
              </table:table-cell>
              <table:table-cell office:value-type="float" office:value="0.251138">
                <text:p>0.251138</text:p>
              </table:table-cell>
              <table:table-cell office:value-type="float" office:value="0.242229">
                <text:p>0.242229</text:p>
              </table:table-cell>
              <table:table-cell office:value-type="float" office:value="0.207182">
                <text:p>0.207182</text:p>
              </table:table-cell>
              <table:table-cell office:value-type="float" office:value="0.214531">
                <text:p>0.214531</text:p>
              </table:table-cell>
              <table:table-cell office:value-type="float" office:value="0.155732">
                <text:p>0.1557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145">
                <text:p>0.14145</text:p>
              </table:table-cell>
              <table:table-cell office:value-type="float" office:value="0.257382">
                <text:p>0.257382</text:p>
              </table:table-cell>
              <table:table-cell office:value-type="float" office:value="0.252533">
                <text:p>0.252533</text:p>
              </table:table-cell>
              <table:table-cell office:value-type="float" office:value="0.248207">
                <text:p>0.248207</text:p>
              </table:table-cell>
              <table:table-cell office:value-type="float" office:value="0.248306">
                <text:p>0.248306</text:p>
              </table:table-cell>
              <table:table-cell office:value-type="float" office:value="0.250641">
                <text:p>0.250641</text:p>
              </table:table-cell>
              <table:table-cell office:value-type="float" office:value="0.25347">
                <text:p>0.25347</text:p>
              </table:table-cell>
              <table:table-cell office:value-type="float" office:value="0.248893">
                <text:p>0.2488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9842">
                <text:p>0.139842</text:p>
              </table:table-cell>
              <table:table-cell office:value-type="float" office:value="0.153772">
                <text:p>0.153772</text:p>
              </table:table-cell>
              <table:table-cell office:value-type="float" office:value="0.149659">
                <text:p>0.149659</text:p>
              </table:table-cell>
              <table:table-cell office:value-type="float" office:value="0.151059">
                <text:p>0.151059</text:p>
              </table:table-cell>
              <table:table-cell office:value-type="float" office:value="0.156323">
                <text:p>0.156323</text:p>
              </table:table-cell>
              <table:table-cell office:value-type="float" office:value="0.159654">
                <text:p>0.159654</text:p>
              </table:table-cell>
              <table:table-cell office:value-type="float" office:value="0.162592">
                <text:p>0.162592</text:p>
              </table:table-cell>
              <table:table-cell office:value-type="float" office:value="0.139603">
                <text:p>0.1396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7972">
                <text:p>0.137972</text:p>
              </table:table-cell>
              <table:table-cell office:value-type="float" office:value="0.149086">
                <text:p>0.149086</text:p>
              </table:table-cell>
              <table:table-cell office:value-type="float" office:value="0.149696">
                <text:p>0.149696</text:p>
              </table:table-cell>
              <table:table-cell office:value-type="float" office:value="0.151842">
                <text:p>0.151842</text:p>
              </table:table-cell>
              <table:table-cell office:value-type="float" office:value="0.152348">
                <text:p>0.152348</text:p>
              </table:table-cell>
              <table:table-cell office:value-type="float" office:value="0.154591">
                <text:p>0.154591</text:p>
              </table:table-cell>
              <table:table-cell office:value-type="float" office:value="0.153834">
                <text:p>0.153834</text:p>
              </table:table-cell>
              <table:table-cell office:value-type="float" office:value="0.138271">
                <text:p>0.1382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7239">
                <text:p>0.137239</text:p>
              </table:table-cell>
              <table:table-cell office:value-type="float" office:value="0.176827">
                <text:p>0.176827</text:p>
              </table:table-cell>
              <table:table-cell office:value-type="float" office:value="0.177193">
                <text:p>0.177193</text:p>
              </table:table-cell>
              <table:table-cell office:value-type="float" office:value="0.173184">
                <text:p>0.173184</text:p>
              </table:table-cell>
              <table:table-cell office:value-type="float" office:value="0.174744">
                <text:p>0.174744</text:p>
              </table:table-cell>
              <table:table-cell office:value-type="float" office:value="0.153469">
                <text:p>0.153469</text:p>
              </table:table-cell>
              <table:table-cell office:value-type="float" office:value="0.167942">
                <text:p>0.167942</text:p>
              </table:table-cell>
              <table:table-cell office:value-type="float" office:value="0.150109">
                <text:p>0.1501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7151">
                <text:p>0.137151</text:p>
              </table:table-cell>
              <table:table-cell office:value-type="float" office:value="0.138717">
                <text:p>0.138717</text:p>
              </table:table-cell>
              <table:table-cell office:value-type="float" office:value="0.138312">
                <text:p>0.138312</text:p>
              </table:table-cell>
              <table:table-cell office:value-type="float" office:value="0.140045">
                <text:p>0.140045</text:p>
              </table:table-cell>
              <table:table-cell office:value-type="float" office:value="0.169769">
                <text:p>0.169769</text:p>
              </table:table-cell>
              <table:table-cell office:value-type="float" office:value="0.16887">
                <text:p>0.16887</text:p>
              </table:table-cell>
              <table:table-cell office:value-type="float" office:value="0.168145">
                <text:p>0.168145</text:p>
              </table:table-cell>
              <table:table-cell office:value-type="float" office:value="0.162181">
                <text:p>0.1621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7735">
                <text:p>0.137735</text:p>
              </table:table-cell>
              <table:table-cell office:value-type="float" office:value="0.358906">
                <text:p>0.358906</text:p>
              </table:table-cell>
              <table:table-cell office:value-type="float" office:value="0.257459">
                <text:p>0.257459</text:p>
              </table:table-cell>
              <table:table-cell office:value-type="float" office:value="0.263765">
                <text:p>0.263765</text:p>
              </table:table-cell>
              <table:table-cell office:value-type="float" office:value="0.182743">
                <text:p>0.182743</text:p>
              </table:table-cell>
              <table:table-cell office:value-type="float" office:value="0.180705">
                <text:p>0.180705</text:p>
              </table:table-cell>
              <table:table-cell office:value-type="float" office:value="0.182764">
                <text:p>0.182764</text:p>
              </table:table-cell>
              <table:table-cell office:value-type="float" office:value="0.161957">
                <text:p>0.1619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6091">
                <text:p>0.136091</text:p>
              </table:table-cell>
              <table:table-cell office:value-type="float" office:value="0.161694">
                <text:p>0.161694</text:p>
              </table:table-cell>
              <table:table-cell office:value-type="float" office:value="0.15959">
                <text:p>0.15959</text:p>
              </table:table-cell>
              <table:table-cell office:value-type="float" office:value="0.160265">
                <text:p>0.160265</text:p>
              </table:table-cell>
              <table:table-cell office:value-type="float" office:value="0.163044">
                <text:p>0.163044</text:p>
              </table:table-cell>
              <table:table-cell office:value-type="float" office:value="0.148971">
                <text:p>0.148971</text:p>
              </table:table-cell>
              <table:table-cell office:value-type="float" office:value="0.146428">
                <text:p>0.146428</text:p>
              </table:table-cell>
              <table:table-cell office:value-type="float" office:value="0.136222">
                <text:p>0.1362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6087">
                <text:p>0.136087</text:p>
              </table:table-cell>
              <table:table-cell office:value-type="float" office:value="0.176926">
                <text:p>0.176926</text:p>
              </table:table-cell>
              <table:table-cell office:value-type="float" office:value="0.177316">
                <text:p>0.177316</text:p>
              </table:table-cell>
              <table:table-cell office:value-type="float" office:value="0.174595">
                <text:p>0.174595</text:p>
              </table:table-cell>
              <table:table-cell office:value-type="float" office:value="0.166783">
                <text:p>0.166783</text:p>
              </table:table-cell>
              <table:table-cell office:value-type="float" office:value="0.152473">
                <text:p>0.152473</text:p>
              </table:table-cell>
              <table:table-cell office:value-type="float" office:value="0.150765">
                <text:p>0.150765</text:p>
              </table:table-cell>
              <table:table-cell office:value-type="float" office:value="0.13607">
                <text:p>0.136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5813">
                <text:p>0.135813</text:p>
              </table:table-cell>
              <table:table-cell office:value-type="float" office:value="0.137884">
                <text:p>0.137884</text:p>
              </table:table-cell>
              <table:table-cell office:value-type="float" office:value="0.137039">
                <text:p>0.137039</text:p>
              </table:table-cell>
              <table:table-cell office:value-type="float" office:value="0.141442">
                <text:p>0.141442</text:p>
              </table:table-cell>
              <table:table-cell office:value-type="float" office:value="0.152933">
                <text:p>0.152933</text:p>
              </table:table-cell>
              <table:table-cell office:value-type="float" office:value="0.161032">
                <text:p>0.161032</text:p>
              </table:table-cell>
              <table:table-cell office:value-type="float" office:value="0.157696">
                <text:p>0.157696</text:p>
              </table:table-cell>
              <table:table-cell office:value-type="float" office:value="0.136424">
                <text:p>0.1364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38976">
                <text:p>0.138976</text:p>
              </table:table-cell>
              <table:table-cell office:value-type="float" office:value="0.13715">
                <text:p>0.13715</text:p>
              </table:table-cell>
              <table:table-cell office:value-type="float" office:value="0.137783">
                <text:p>0.137783</text:p>
              </table:table-cell>
              <table:table-cell office:value-type="float" office:value="0.136197">
                <text:p>0.136197</text:p>
              </table:table-cell>
              <table:table-cell office:value-type="float" office:value="0.140111">
                <text:p>0.140111</text:p>
              </table:table-cell>
              <table:table-cell office:value-type="float" office:value="0.141833">
                <text:p>0.141833</text:p>
              </table:table-cell>
              <table:table-cell office:value-type="float" office:value="0.150374">
                <text:p>0.150374</text:p>
              </table:table-cell>
              <table:table-cell office:value-type="float" office:value="0.136257">
                <text:p>0.1362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5257">
                <text:p>0.135257</text:p>
              </table:table-cell>
              <table:table-cell office:value-type="float" office:value="0.183313">
                <text:p>0.183313</text:p>
              </table:table-cell>
              <table:table-cell office:value-type="float" office:value="0.181861">
                <text:p>0.181861</text:p>
              </table:table-cell>
              <table:table-cell office:value-type="float" office:value="0.1792">
                <text:p>0.1792</text:p>
              </table:table-cell>
              <table:table-cell office:value-type="float" office:value="0.173171">
                <text:p>0.173171</text:p>
              </table:table-cell>
              <table:table-cell office:value-type="float" office:value="0.174291">
                <text:p>0.174291</text:p>
              </table:table-cell>
              <table:table-cell office:value-type="float" office:value="0.152547">
                <text:p>0.152547</text:p>
              </table:table-cell>
              <table:table-cell office:value-type="float" office:value="0.144058">
                <text:p>0.1440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5146">
                <text:p>0.135146</text:p>
              </table:table-cell>
              <table:table-cell office:value-type="float" office:value="0.137074">
                <text:p>0.137074</text:p>
              </table:table-cell>
              <table:table-cell office:value-type="float" office:value="0.136392">
                <text:p>0.136392</text:p>
              </table:table-cell>
              <table:table-cell office:value-type="float" office:value="0.136558">
                <text:p>0.136558</text:p>
              </table:table-cell>
              <table:table-cell office:value-type="float" office:value="0.135748">
                <text:p>0.135748</text:p>
              </table:table-cell>
              <table:table-cell office:value-type="float" office:value="0.135699">
                <text:p>0.135699</text:p>
              </table:table-cell>
              <table:table-cell office:value-type="float" office:value="0.137078">
                <text:p>0.137078</text:p>
              </table:table-cell>
              <table:table-cell office:value-type="float" office:value="0.147094">
                <text:p>0.1470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6452">
                <text:p>0.136452</text:p>
              </table:table-cell>
              <table:table-cell office:value-type="float" office:value="0.261341">
                <text:p>0.261341</text:p>
              </table:table-cell>
              <table:table-cell office:value-type="float" office:value="0.225278">
                <text:p>0.225278</text:p>
              </table:table-cell>
              <table:table-cell office:value-type="float" office:value="0.217483">
                <text:p>0.217483</text:p>
              </table:table-cell>
              <table:table-cell office:value-type="float" office:value="0.17621">
                <text:p>0.17621</text:p>
              </table:table-cell>
              <table:table-cell office:value-type="float" office:value="0.170176">
                <text:p>0.170176</text:p>
              </table:table-cell>
              <table:table-cell office:value-type="float" office:value="0.163576">
                <text:p>0.163576</text:p>
              </table:table-cell>
              <table:table-cell office:value-type="float" office:value="0.136783">
                <text:p>0.1367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4899">
                <text:p>0.134899</text:p>
              </table:table-cell>
              <table:table-cell office:value-type="float" office:value="0.149213">
                <text:p>0.149213</text:p>
              </table:table-cell>
              <table:table-cell office:value-type="float" office:value="0.147648">
                <text:p>0.147648</text:p>
              </table:table-cell>
              <table:table-cell office:value-type="float" office:value="0.145413">
                <text:p>0.145413</text:p>
              </table:table-cell>
              <table:table-cell office:value-type="float" office:value="0.141575">
                <text:p>0.141575</text:p>
              </table:table-cell>
              <table:table-cell office:value-type="float" office:value="0.138943">
                <text:p>0.138943</text:p>
              </table:table-cell>
              <table:table-cell office:value-type="float" office:value="0.140127">
                <text:p>0.140127</text:p>
              </table:table-cell>
              <table:table-cell office:value-type="float" office:value="0.135412">
                <text:p>0.1354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4815">
                <text:p>0.134815</text:p>
              </table:table-cell>
              <table:table-cell office:value-type="float" office:value="0.136433">
                <text:p>0.136433</text:p>
              </table:table-cell>
              <table:table-cell office:value-type="float" office:value="0.135799">
                <text:p>0.135799</text:p>
              </table:table-cell>
              <table:table-cell office:value-type="float" office:value="0.137765">
                <text:p>0.137765</text:p>
              </table:table-cell>
              <table:table-cell office:value-type="float" office:value="0.144453">
                <text:p>0.144453</text:p>
              </table:table-cell>
              <table:table-cell office:value-type="float" office:value="0.149284">
                <text:p>0.149284</text:p>
              </table:table-cell>
              <table:table-cell office:value-type="float" office:value="0.143303">
                <text:p>0.143303</text:p>
              </table:table-cell>
              <table:table-cell office:value-type="float" office:value="0.134827">
                <text:p>0.1348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34824">
                <text:p>0.134824</text:p>
              </table:table-cell>
              <table:table-cell office:value-type="float" office:value="0.285052">
                <text:p>0.285052</text:p>
              </table:table-cell>
              <table:table-cell office:value-type="float" office:value="0.257323">
                <text:p>0.257323</text:p>
              </table:table-cell>
              <table:table-cell office:value-type="float" office:value="0.289148">
                <text:p>0.289148</text:p>
              </table:table-cell>
              <table:table-cell office:value-type="float" office:value="0.210689">
                <text:p>0.210689</text:p>
              </table:table-cell>
              <table:table-cell office:value-type="float" office:value="0.2086">
                <text:p>0.2086</text:p>
              </table:table-cell>
              <table:table-cell office:value-type="float" office:value="0.208949">
                <text:p>0.208949</text:p>
              </table:table-cell>
              <table:table-cell office:value-type="float" office:value="0.14494">
                <text:p>0.144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3624">
                <text:p>0.13624</text:p>
              </table:table-cell>
              <table:table-cell office:value-type="float" office:value="0.145469">
                <text:p>0.145469</text:p>
              </table:table-cell>
              <table:table-cell office:value-type="float" office:value="0.146031">
                <text:p>0.146031</text:p>
              </table:table-cell>
              <table:table-cell office:value-type="float" office:value="0.146797">
                <text:p>0.146797</text:p>
              </table:table-cell>
              <table:table-cell office:value-type="float" office:value="0.148368">
                <text:p>0.148368</text:p>
              </table:table-cell>
              <table:table-cell office:value-type="float" office:value="0.142475">
                <text:p>0.142475</text:p>
              </table:table-cell>
              <table:table-cell office:value-type="float" office:value="0.135522">
                <text:p>0.135522</text:p>
              </table:table-cell>
              <table:table-cell office:value-type="float" office:value="0.14272">
                <text:p>0.142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5194">
                <text:p>0.135194</text:p>
              </table:table-cell>
              <table:table-cell office:value-type="float" office:value="0.181179">
                <text:p>0.181179</text:p>
              </table:table-cell>
              <table:table-cell office:value-type="float" office:value="0.181384">
                <text:p>0.181384</text:p>
              </table:table-cell>
              <table:table-cell office:value-type="float" office:value="0.181641">
                <text:p>0.181641</text:p>
              </table:table-cell>
              <table:table-cell office:value-type="float" office:value="0.182166">
                <text:p>0.182166</text:p>
              </table:table-cell>
              <table:table-cell office:value-type="float" office:value="0.18458">
                <text:p>0.18458</text:p>
              </table:table-cell>
              <table:table-cell office:value-type="float" office:value="0.189357">
                <text:p>0.189357</text:p>
              </table:table-cell>
              <table:table-cell office:value-type="float" office:value="0.182623">
                <text:p>0.1826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6162">
                <text:p>0.136162</text:p>
              </table:table-cell>
              <table:table-cell office:value-type="float" office:value="0.268546">
                <text:p>0.268546</text:p>
              </table:table-cell>
              <table:table-cell office:value-type="float" office:value="0.239182">
                <text:p>0.239182</text:p>
              </table:table-cell>
              <table:table-cell office:value-type="float" office:value="0.256936">
                <text:p>0.256936</text:p>
              </table:table-cell>
              <table:table-cell office:value-type="float" office:value="0.225887">
                <text:p>0.225887</text:p>
              </table:table-cell>
              <table:table-cell office:value-type="float" office:value="0.218282">
                <text:p>0.218282</text:p>
              </table:table-cell>
              <table:table-cell office:value-type="float" office:value="0.227064">
                <text:p>0.227064</text:p>
              </table:table-cell>
              <table:table-cell office:value-type="float" office:value="0.165838">
                <text:p>0.1658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34236">
                <text:p>0.134236</text:p>
              </table:table-cell>
              <table:table-cell office:value-type="float" office:value="0.135167">
                <text:p>0.135167</text:p>
              </table:table-cell>
              <table:table-cell office:value-type="float" office:value="0.13503">
                <text:p>0.13503</text:p>
              </table:table-cell>
              <table:table-cell office:value-type="float" office:value="0.135231">
                <text:p>0.135231</text:p>
              </table:table-cell>
              <table:table-cell office:value-type="float" office:value="0.134696">
                <text:p>0.134696</text:p>
              </table:table-cell>
              <table:table-cell office:value-type="float" office:value="0.135165">
                <text:p>0.135165</text:p>
              </table:table-cell>
              <table:table-cell office:value-type="float" office:value="0.137607">
                <text:p>0.137607</text:p>
              </table:table-cell>
              <table:table-cell office:value-type="float" office:value="0.13637">
                <text:p>0.1363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34499">
                <text:p>0.134499</text:p>
              </table:table-cell>
              <table:table-cell office:value-type="float" office:value="0.135285">
                <text:p>0.135285</text:p>
              </table:table-cell>
              <table:table-cell office:value-type="float" office:value="0.135069">
                <text:p>0.135069</text:p>
              </table:table-cell>
              <table:table-cell office:value-type="float" office:value="0.13537">
                <text:p>0.13537</text:p>
              </table:table-cell>
              <table:table-cell office:value-type="float" office:value="0.134742">
                <text:p>0.134742</text:p>
              </table:table-cell>
              <table:table-cell office:value-type="float" office:value="0.135355">
                <text:p>0.135355</text:p>
              </table:table-cell>
              <table:table-cell office:value-type="float" office:value="0.13469">
                <text:p>0.13469</text:p>
              </table:table-cell>
              <table:table-cell office:value-type="float" office:value="0.161762">
                <text:p>0.16176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34996">
                <text:p>0.134996</text:p>
              </table:table-cell>
              <table:table-cell office:value-type="float" office:value="0.518181">
                <text:p>0.518181</text:p>
              </table:table-cell>
              <table:table-cell office:value-type="float" office:value="0.496496">
                <text:p>0.496496</text:p>
              </table:table-cell>
              <table:table-cell office:value-type="float" office:value="0.562378">
                <text:p>0.562378</text:p>
              </table:table-cell>
              <table:table-cell office:value-type="float" office:value="0.35915">
                <text:p>0.35915</text:p>
              </table:table-cell>
              <table:table-cell office:value-type="float" office:value="0.348719">
                <text:p>0.348719</text:p>
              </table:table-cell>
              <table:table-cell office:value-type="float" office:value="0.344063">
                <text:p>0.344063</text:p>
              </table:table-cell>
              <table:table-cell office:value-type="float" office:value="0.16966">
                <text:p>0.1696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3454">
                <text:p>0.13454</text:p>
              </table:table-cell>
              <table:table-cell office:value-type="float" office:value="0.161109">
                <text:p>0.161109</text:p>
              </table:table-cell>
              <table:table-cell office:value-type="float" office:value="0.161661">
                <text:p>0.161661</text:p>
              </table:table-cell>
              <table:table-cell office:value-type="float" office:value="0.159872">
                <text:p>0.159872</text:p>
              </table:table-cell>
              <table:table-cell office:value-type="float" office:value="0.156847">
                <text:p>0.156847</text:p>
              </table:table-cell>
              <table:table-cell office:value-type="float" office:value="0.156521">
                <text:p>0.156521</text:p>
              </table:table-cell>
              <table:table-cell office:value-type="float" office:value="0.138821">
                <text:p>0.138821</text:p>
              </table:table-cell>
              <table:table-cell office:value-type="float" office:value="0.135657">
                <text:p>0.1356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4353">
                <text:p>0.134353</text:p>
              </table:table-cell>
              <table:table-cell office:value-type="float" office:value="0.160121">
                <text:p>0.160121</text:p>
              </table:table-cell>
              <table:table-cell office:value-type="float" office:value="0.160476">
                <text:p>0.160476</text:p>
              </table:table-cell>
              <table:table-cell office:value-type="float" office:value="0.160831">
                <text:p>0.160831</text:p>
              </table:table-cell>
              <table:table-cell office:value-type="float" office:value="0.157568">
                <text:p>0.157568</text:p>
              </table:table-cell>
              <table:table-cell office:value-type="float" office:value="0.157182">
                <text:p>0.157182</text:p>
              </table:table-cell>
              <table:table-cell office:value-type="float" office:value="0.139225">
                <text:p>0.139225</text:p>
              </table:table-cell>
              <table:table-cell office:value-type="float" office:value="0.135436">
                <text:p>0.1354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34088">
                <text:p>0.134088</text:p>
              </table:table-cell>
              <table:table-cell office:value-type="float" office:value="0.137566">
                <text:p>0.137566</text:p>
              </table:table-cell>
              <table:table-cell office:value-type="float" office:value="0.13698">
                <text:p>0.13698</text:p>
              </table:table-cell>
              <table:table-cell office:value-type="float" office:value="0.137154">
                <text:p>0.137154</text:p>
              </table:table-cell>
              <table:table-cell office:value-type="float" office:value="0.134925">
                <text:p>0.134925</text:p>
              </table:table-cell>
              <table:table-cell office:value-type="float" office:value="0.134356">
                <text:p>0.134356</text:p>
              </table:table-cell>
              <table:table-cell office:value-type="float" office:value="0.136162">
                <text:p>0.136162</text:p>
              </table:table-cell>
              <table:table-cell office:value-type="float" office:value="0.136153">
                <text:p>0.1361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3561">
                <text:p>0.13561</text:p>
              </table:table-cell>
              <table:table-cell office:value-type="float" office:value="0.137502">
                <text:p>0.137502</text:p>
              </table:table-cell>
              <table:table-cell office:value-type="float" office:value="0.137824">
                <text:p>0.137824</text:p>
              </table:table-cell>
              <table:table-cell office:value-type="float" office:value="0.13601">
                <text:p>0.13601</text:p>
              </table:table-cell>
              <table:table-cell office:value-type="float" office:value="0.137661">
                <text:p>0.137661</text:p>
              </table:table-cell>
              <table:table-cell office:value-type="float" office:value="0.139701">
                <text:p>0.139701</text:p>
              </table:table-cell>
              <table:table-cell office:value-type="float" office:value="0.145573">
                <text:p>0.145573</text:p>
              </table:table-cell>
              <table:table-cell office:value-type="float" office:value="0.140628">
                <text:p>0.14062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33753">
                <text:p>0.133753</text:p>
              </table:table-cell>
              <table:table-cell office:value-type="float" office:value="0.166351">
                <text:p>0.166351</text:p>
              </table:table-cell>
              <table:table-cell office:value-type="float" office:value="0.165359">
                <text:p>0.165359</text:p>
              </table:table-cell>
              <table:table-cell office:value-type="float" office:value="0.164008">
                <text:p>0.164008</text:p>
              </table:table-cell>
              <table:table-cell office:value-type="float" office:value="0.164486">
                <text:p>0.164486</text:p>
              </table:table-cell>
              <table:table-cell office:value-type="float" office:value="0.160104">
                <text:p>0.160104</text:p>
              </table:table-cell>
              <table:table-cell office:value-type="float" office:value="0.148085">
                <text:p>0.148085</text:p>
              </table:table-cell>
              <table:table-cell office:value-type="float" office:value="0.142012">
                <text:p>0.1420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35339">
                <text:p>0.135339</text:p>
              </table:table-cell>
              <table:table-cell office:value-type="float" office:value="0.157027">
                <text:p>0.157027</text:p>
              </table:table-cell>
              <table:table-cell office:value-type="float" office:value="0.156041">
                <text:p>0.156041</text:p>
              </table:table-cell>
              <table:table-cell office:value-type="float" office:value="0.154806">
                <text:p>0.154806</text:p>
              </table:table-cell>
              <table:table-cell office:value-type="float" office:value="0.156161">
                <text:p>0.156161</text:p>
              </table:table-cell>
              <table:table-cell office:value-type="float" office:value="0.158685">
                <text:p>0.158685</text:p>
              </table:table-cell>
              <table:table-cell office:value-type="float" office:value="0.149617">
                <text:p>0.149617</text:p>
              </table:table-cell>
              <table:table-cell office:value-type="float" office:value="0.139521">
                <text:p>0.1395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3668">
                <text:p>0.133668</text:p>
              </table:table-cell>
              <table:table-cell office:value-type="float" office:value="0.136272">
                <text:p>0.136272</text:p>
              </table:table-cell>
              <table:table-cell office:value-type="float" office:value="0.13682">
                <text:p>0.13682</text:p>
              </table:table-cell>
              <table:table-cell office:value-type="float" office:value="0.136961">
                <text:p>0.136961</text:p>
              </table:table-cell>
              <table:table-cell office:value-type="float" office:value="0.134257">
                <text:p>0.134257</text:p>
              </table:table-cell>
              <table:table-cell office:value-type="float" office:value="0.134589">
                <text:p>0.134589</text:p>
              </table:table-cell>
              <table:table-cell office:value-type="float" office:value="0.135929">
                <text:p>0.135929</text:p>
              </table:table-cell>
              <table:table-cell office:value-type="float" office:value="0.134595">
                <text:p>0.1345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